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Thumbnails/thumbnail.png" manifest:media-type="image/png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543in"/>
    </style:style>
    <style:style style:name="co3" style:family="table-column">
      <style:table-column-properties fo:break-before="auto" style:column-width="1.9618in"/>
    </style:style>
    <style:style style:name="co4" style:family="table-column">
      <style:table-column-properties fo:break-before="auto" style:column-width="1.5654in"/>
    </style:style>
    <style:style style:name="co5" style:family="table-column">
      <style:table-column-properties fo:break-before="auto" style:column-width="1.4043in"/>
    </style:style>
    <style:style style:name="co6" style:family="table-column">
      <style:table-column-properties fo:break-before="auto" style:column-width="1.8547in"/>
    </style:style>
    <style:style style:name="co7" style:family="table-column">
      <style:table-column-properties fo:break-before="auto" style:column-width="1.447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0000" fo:border="none"/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fo:background-color="transparent" fo:border="none"/>
    </style:style>
    <style:style style:name="ce3" style:family="table-cell" style:parent-style-name="Default">
      <style:table-cell-properties fo:background-color="transparent" fo:border="none"/>
    </style:style>
    <style:style style:name="ce4" style:family="table-cell" style:parent-style-name="Default" style:data-style-name="N37">
      <style:table-cell-properties fo:background-color="transparent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 fo:border="none"/>
      <style:text-properties style:font-name="Liberation Sans" style:font-name-asian="Droid Sans Fallback" style:font-name-complex="Lohit Hindi"/>
    </style:style>
    <style:style style:name="ce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  <style:text-properties style:font-name="Liberation Sans" style:font-name-asian="Droid Sans Fallback" style:font-name-complex="Lohit Hindi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ext-properties style:font-name="Liberation Sans" style:font-name-asian="Droid Sans Fallback" style:font-name-complex="Lohit Hindi"/>
    </style:style>
    <style:style style:name="ce12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14" style:family="table-cell" style:parent-style-name="Default" style:data-style-name="N37">
      <style:table-cell-properties fo:background-color="#ffff00" fo:border="0.06pt solid #000000"/>
    </style:style>
    <style:style style:name="ce15" style:family="table-cell" style:parent-style-name="Default">
      <style:table-cell-properties fo:background-color="#ffff00" fo:border="0.06pt solid #000000"/>
    </style:style>
    <style:style style:name="ce16" style:family="table-cell" style:parent-style-name="Default">
      <style:table-cell-properties fo:background-color="#00ffff" fo:border="0.06pt solid #000000"/>
      <style:text-properties fo:font-weight="bold" style:font-weight-asian="bold" style:font-weight-complex="bold"/>
    </style:style>
    <style:style style:name="ce17" style:family="table-cell" style:parent-style-name="Default" style:data-style-name="N37">
      <style:table-cell-properties fo:background-color="#00ffff" fo:border="0.06pt solid #000000"/>
    </style:style>
    <style:style style:name="ce18" style:family="table-cell" style:parent-style-name="Default">
      <style:table-cell-properties fo:background-color="#00ffff" fo:border="0.06pt solid #000000"/>
    </style:style>
    <style:style style:name="ce19" style:family="table-cell" style:parent-style-name="Default">
      <style:table-cell-properties fo:background-color="#00ff00" fo:border="0.06pt solid #000000"/>
      <style:text-properties fo:font-weight="bold" style:font-weight-asian="bold" style:font-weight-complex="bold"/>
    </style:style>
    <style:style style:name="ce20" style:family="table-cell" style:parent-style-name="Default" style:data-style-name="N37">
      <style:table-cell-properties fo:background-color="#00ff00" fo:border="0.06pt solid #000000"/>
    </style:style>
    <style:style style:name="ce21" style:family="table-cell" style:parent-style-name="Default">
      <style:table-cell-properties fo:background-color="#00ff00" fo:border="0.06pt solid #000000"/>
    </style:style>
    <style:style style:name="ce22" style:family="table-cell" style:parent-style-name="Default">
      <style:table-cell-properties fo:background-color="#ff8080" fo:border="0.06pt solid #000000"/>
      <style:text-properties fo:font-weight="bold" style:font-weight-asian="bold" style:font-weight-complex="bold"/>
    </style:style>
    <style:style style:name="ce23" style:family="table-cell" style:parent-style-name="Default" style:data-style-name="N37">
      <style:table-cell-properties fo:background-color="#ff8080" fo:border="0.06pt solid #000000"/>
    </style:style>
    <style:style style:name="ce24" style:family="table-cell" style:parent-style-name="Default">
      <style:table-cell-properties fo:background-color="#ff8080" fo:border="0.06pt solid #000000"/>
    </style:style>
    <style:style style:name="ce25" style:family="table-cell" style:parent-style-name="Default">
      <style:table-cell-properties fo:background-color="#9966cc" fo:border="0.06pt solid #000000"/>
      <style:text-properties fo:font-weight="bold" style:font-weight-asian="bold" style:font-weight-complex="bold"/>
    </style:style>
    <style:style style:name="ce26" style:family="table-cell" style:parent-style-name="Default" style:data-style-name="N37">
      <style:table-cell-properties fo:background-color="#9966cc" fo:border="0.06pt solid #000000"/>
    </style:style>
    <style:style style:name="ce27" style:family="table-cell" style:parent-style-name="Default">
      <style:table-cell-properties fo:background-color="#9966cc" fo:border="0.06pt solid #000000"/>
    </style:style>
    <style:style style:name="ce28" style:family="table-cell" style:parent-style-name="Default">
      <style:table-cell-properties fo:background-color="transparent" fo:border="0.06pt solid #000000"/>
    </style:style>
    <style:style style:name="ce29" style:family="table-cell" style:parent-style-name="Default">
      <style:table-cell-properties fo:background-color="#b3b3b3" fo:border="0.06pt solid #000000"/>
      <style:text-properties fo:font-weight="bold" style:font-weight-asian="bold" style:font-weight-complex="bold"/>
    </style:style>
    <style:style style:name="ce30" style:family="table-cell" style:parent-style-name="Default" style:data-style-name="N37">
      <style:table-cell-properties fo:background-color="#b3b3b3" fo:border="0.06pt solid #000000"/>
    </style:style>
    <style:style style:name="ce31" style:family="table-cell" style:parent-style-name="Default">
      <style:table-cell-properties fo:background-color="#b3b3b3" fo:border="0.06pt solid #000000"/>
    </style:style>
    <style:style style:name="ce32" style:family="table-cell" style:parent-style-name="Default">
      <style:table-cell-properties fo:background-color="#ff950e" fo:border="0.06pt solid #000000"/>
      <style:text-properties fo:font-weight="bold" style:font-weight-asian="bold" style:font-weight-complex="bold"/>
    </style:style>
    <style:style style:name="ce33" style:family="table-cell" style:parent-style-name="Default" style:data-style-name="N37">
      <style:table-cell-properties fo:background-color="#ff950e" fo:border="0.06pt solid #000000"/>
    </style:style>
    <style:style style:name="ce34" style:family="table-cell" style:parent-style-name="Default">
      <style:table-cell-properties fo:background-color="#ff950e" fo:border="0.06pt solid #000000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ff00" fo:border="0.06pt solid #000000"/>
      <style:text-properties style:font-name="Liberation Sans" style:font-name-asian="Droid Sans Fallback" style:font-name-complex="Lohit Hindi"/>
    </style:style>
    <style:style style:name="ce37" style:family="table-cell" style:parent-style-name="Default">
      <style:table-cell-properties fo:background-color="#ffff00" fo:border="0.06pt solid #000000"/>
      <style:text-properties fo:color="#ff420e" fo:font-weight="bold" style:font-weight-asian="bold" style:font-weight-complex="bold"/>
    </style:style>
    <style:style style:name="ce38" style:family="table-cell" style:parent-style-name="Default">
      <style:table-cell-properties fo:background-color="#00ffff" fo:border="0.06pt solid #000000"/>
      <style:text-properties fo:color="#ff420e" fo:font-weight="bold" style:font-weight-asian="bold" style:font-weight-complex="bold"/>
    </style:style>
    <style:style style:name="ce39" style:family="table-cell" style:parent-style-name="Default">
      <style:table-cell-properties fo:background-color="#00ffff" fo:border="0.06pt solid #000000"/>
      <style:text-properties fo:color="#ff0000" fo:font-weight="bold" style:font-weight-asian="bold" style:font-weight-complex="bold"/>
    </style:style>
    <style:style style:name="ce40" style:family="table-cell" style:parent-style-name="Default">
      <style:table-cell-properties fo:background-color="#00ff00" fo:border="0.06pt solid #000000"/>
      <style:text-properties fo:color="#ff0000" fo:font-weight="bold" style:font-weight-asian="bold" style:font-weight-complex="bold"/>
    </style:style>
    <style:style style:name="ce41" style:family="table-cell" style:parent-style-name="Default">
      <style:table-cell-properties fo:background-color="#ff8080" fo:border="0.06pt solid #000000"/>
      <style:text-properties fo:color="#ffff00" fo:font-weight="bold" style:font-weight-asian="bold" style:font-weight-complex="bold"/>
    </style:style>
    <style:style style:name="ce42" style:family="table-cell" style:parent-style-name="Default">
      <style:table-cell-properties fo:background-color="#9966cc" fo:border="0.06pt solid #000000"/>
      <style:text-properties fo:color="#ff0000" fo:font-weight="bold" style:font-weight-asian="bold" style:font-weight-complex="bold"/>
    </style:style>
    <style:style style:name="ce43" style:family="table-cell" style:parent-style-name="Default">
      <style:table-cell-properties fo:background-color="#b3b3b3" fo:border="0.06pt solid #000000"/>
      <style:text-properties fo:color="#ff0000" fo:font-weight="bold" style:font-weight-asian="bold" style:font-weight-complex="bold"/>
    </style:style>
    <style:style style:name="ce44" style:family="table-cell" style:parent-style-name="Default">
      <style:table-cell-properties fo:background-color="#ff950e" fo:border="0.06pt solid #000000"/>
      <style:text-properties fo:color="#ff0000" fo:font-weight="bold" style:font-weight-asian="bold" style:font-weight-complex="bold"/>
    </style:style>
    <style:style style:name="ce45" style:family="table-cell" style:parent-style-name="Default">
      <style:table-cell-properties fo:background-color="#ffff00" fo:border="none"/>
    </style:style>
    <style:style style:name="gr1" style:family="graphic">
      <style:graphic-properties draw:ole-draw-aspect="1"/>
    </style:style>
  </office:automatic-styles>
  <office:body>
    <office:spreadsheet>
      <table:table table:name="Feuille1" table:style-name="ta1">
        <table:shapes>
          <draw:frame draw:z-index="0" draw:style-name="gr1" svg:width="6.2988in" svg:height="3.5429in" svg:x="12.5941in" svg:y="1.3913in">
            <draw:object draw:notify-on-update-of-ranges="Feuille1.I2:Feuille1.I26 Feuille1.G3:Feuille1.G3 Feuille1.J2:Feuille1.J2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6.2988in" svg:height="3.5429in" svg:x="12.626in" svg:y="6.4622in">
            <draw:object draw:notify-on-update-of-ranges="Feuille1.I33:Feuille1.I57 Feuille1.J32:Feuille1.J32 Feuille1.J33:Feuille1.J5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svg:width="6.2988in" svg:height="3.5429in" svg:x="12.6256in" svg:y="11.502in">
            <draw:object draw:notify-on-update-of-ranges="Feuille1.I63:Feuille1.I87 Feuille1.J62:Feuille1.J62 Feuille1.J63:Feuille1.J87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svg:width="6.2988in" svg:height="3.5429in" svg:x="12.6256in" svg:y="16.4161in">
            <draw:object draw:notify-on-update-of-ranges="Feuille1.I92:Feuille1.I116 Feuille1.J91:Feuille1.J91 Feuille1.J92:Feuille1.J116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4" draw:style-name="gr1" svg:width="6.2988in" svg:height="3.5429in" svg:x="12.626in" svg:y="21.7067in">
            <draw:object draw:notify-on-update-of-ranges="Feuille1.I123:Feuille1.I142 Feuille1.J122:Feuille1.J122 Feuille1.J123:Feuille1.J142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5" draw:style-name="gr1" svg:width="6.2988in" svg:height="3.5429in" svg:x="12.6256in" svg:y="26.7228in">
            <draw:object draw:notify-on-update-of-ranges="Feuille1.I154:Feuille1.I173 Feuille1.J153:Feuille1.J153 Feuille1.J154:Feuille1.J173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6" draw:style-name="gr1" svg:width="6.2988in" svg:height="3.5429in" svg:x="12.6256in" svg:y="31.9709in">
            <draw:object draw:notify-on-update-of-ranges="Feuille1.I183:Feuille1.I202 Feuille1.J182:Feuille1.J182 Feuille1.J183:Feuille1.J202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7" draw:style-name="gr1" svg:width="6.2988in" svg:height="3.5429in" svg:x="12.6256in" svg:y="37.0606in">
            <draw:object draw:notify-on-update-of-ranges="Feuille1.I214:Feuille1.I233 Feuille1.J213:Feuille1.J213 Feuille1.J214:Feuille1.J233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8" draw:style-name="gr1" svg:width="6.2988in" svg:height="3.5429in" svg:x="12.6256in" svg:y="42.3091in">
            <draw:object draw:notify-on-update-of-ranges="Feuille1.I243:Feuille1.I267 Feuille1.J242:Feuille1.J242 Feuille1.J243:Feuille1.J267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9" draw:style-name="gr1" svg:width="6.2988in" svg:height="3.5429in" svg:x="12.6256in" svg:y="47.2307in">
            <draw:object draw:notify-on-update-of-ranges="Feuille1.I274:Feuille1.I298 Feuille1.J273:Feuille1.J273 Feuille1.J274:Feuille1.J298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0" draw:style-name="gr1" svg:width="6.2988in" svg:height="3.5429in" svg:x="12.5717in" svg:y="52.3024in">
            <draw:object draw:notify-on-update-of-ranges="Feuille1.I304:Feuille1.I323 Feuille1.J303:Feuille1.J303 Feuille1.J304:Feuille1.J323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1" draw:style-name="gr1" svg:width="6.2988in" svg:height="3.5429in" svg:x="12.6909in" svg:y="57.0551in">
            <draw:object draw:notify-on-update-of-ranges="Feuille1.I333:Feuille1.I352 Feuille1.J332:Feuille1.J332 Feuille1.J333:Feuille1.J352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2" draw:style-name="gr1" svg:width="6.2988in" svg:height="3.5429in" svg:x="12.3661in" svg:y="61.8394in">
            <draw:object draw:notify-on-update-of-ranges="Feuille1.I361:Feuille1.I380 Feuille1.J360:Feuille1.J360 Feuille1.J361:Feuille1.J380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3" draw:style-name="gr1" svg:width="6.2988in" svg:height="3.5429in" svg:x="12.6587in" svg:y="66.561in">
            <draw:object draw:notify-on-update-of-ranges="Feuille1.I389:Feuille1.I408 Feuille1.J388:Feuille1.J388 Feuille1.J389:Feuille1.J408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4" draw:style-name="gr1" svg:width="6.2988in" svg:height="3.5429in" svg:x="12.6909in" svg:y="71.5657in">
            <draw:object draw:notify-on-update-of-ranges="Feuille1.I416:Feuille1.I440 Feuille1.J415:Feuille1.J415 Feuille1.J416:Feuille1.J440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5" draw:style-name="gr1" svg:width="6.2988in" svg:height="3.5429in" svg:x="12.7343in" svg:y="76.7732in">
            <draw:object draw:notify-on-update-of-ranges="Feuille1.I447:Feuille1.I461 Feuille1.J446:Feuille1.J446 Feuille1.J447:Feuille1.J461"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1" table:number-columns-repeated="2" table:default-cell-style-name="ce5"/>
        <table:table-column table:style-name="co2" table:default-cell-style-name="ce5"/>
        <table:table-column table:style-name="co1" table:number-columns-repeated="2" table:default-cell-style-name="ce5"/>
        <table:table-column table:style-name="co3" table:default-cell-style-name="ce5"/>
        <table:table-column table:style-name="co1" table:number-columns-repeated="3" table:default-cell-style-name="ce5"/>
        <table:table-column table:style-name="co1" table:default-cell-style-name="ce9"/>
        <table:table-column table:style-name="co1" table:number-columns-repeated="3" table:default-cell-style-name="ce5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TRIAL</text:p>
          </table:table-cell>
          <table:table-cell table:style-name="ce1" office:value-type="string">
            <text:p>PART</text:p>
          </table:table-cell>
          <table:table-cell table:style-name="ce1" office:value-type="string">
            <text:p>JOINT</text:p>
          </table:table-cell>
          <table:table-cell table:style-name="ce1" office:value-type="string">
            <text:p>RAW NBR</text:p>
          </table:table-cell>
          <table:table-cell table:style-name="ce1" office:value-type="string">
            <text:p>DISTANCE JOINT-MASSE</text:p>
          </table:table-cell>
          <table:table-cell table:style-name="ce8"/>
          <table:table-cell table:style-name="ce1" office:value-type="string">
            <text:p>WEIGHT (g)</text:p>
          </table:table-cell>
          <table:table-cell table:style-name="ce1" office:value-type="string">
            <text:p>Delta V J0</text:p>
          </table:table-cell>
          <table:table-cell table:style-name="ce1" office:value-type="string">
            <text:p>delta tau J0</text:p>
          </table:table-cell>
          <table:table-cell table:style-name="ce1" office:value-type="string">
            <text:p>V0</text:p>
          </table:table-cell>
          <table:table-cell table:style-name="ce1" office:value-type="string">
            <text:p>Tau0</text:p>
          </table:table-cell>
          <table:table-cell table:style-name="ce8"/>
          <table:table-cell table:style-name="ce8" office:value-type="string">
            <text:p>Gain</text:p>
          </table:table-cell>
          <table:table-cell table:style-name="ce10" office:value-type="string">
            <text:p>moyenne quadratique</text:p>
          </table:table-cell>
          <table:table-cell office:value-type="string">
            <text:p>offset</text:p>
          </table:table-cell>
          <table:table-cell table:number-columns-repeated="5"/>
        </table:table-row>
        <table:table-row table:style-name="ro2">
          <table:table-cell table:style-name="ce2" office:value-type="date" office:date-value="2014-07-21">
            <text:p>07/21/14</text:p>
          </table:table-cell>
          <table:table-cell table:style-name="ce3"/>
          <table:table-cell table:style-name="ce3" office:value-type="string">
            <text:p>left arm</text:p>
          </table:table-cell>
          <table:table-cell table:style-name="ce3" office:value-type="string">
            <text:p>J0 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95">
            <text:p>295</text:p>
          </table:table-cell>
          <table:table-cell/>
          <table:table-cell table:style-name="ce6" office:value-type="string">
            <text:p>bag</text:p>
          </table:table-cell>
          <table:table-cell table:style-name="ce3" table:formula="of:=-3.477-[.K2]" office:value-type="float" office:value="0">
            <text:p>0</text:p>
          </table:table-cell>
          <table:table-cell table:style-name="ce3" table:formula="of:=-2.674-[.L2]-0.7" office:value-type="float" office:value="0">
            <text:p>0</text:p>
          </table:table-cell>
          <table:table-cell table:style-name="ce3" office:value-type="float" office:value="-3.477">
            <text:p>-3.477</text:p>
          </table:table-cell>
          <table:table-cell table:style-name="ce3" table:formula="of:=-2.674-0.7" office:value-type="float" office:value="-3.374">
            <text:p>-3.374</text:p>
          </table:table-cell>
          <table:table-cell/>
          <table:table-cell office:value-type="float" office:value="2.4275">
            <text:p>2.4275</text:p>
          </table:table-cell>
          <table:table-cell table:formula="of:=-SQRT(SUMSQ([.P2:.P6])/5)" office:value-type="float" office:value="-4.82263313172314">
            <text:p>-4.8226331317</text:p>
          </table:table-cell>
          <table:table-cell table:formula="of:=-[.L2]+[.N2]*[.K2]" office:value-type="float" office:value="-5.0664175">
            <text:p>-5.0664175</text:p>
          </table:table-cell>
          <table:table-cell table:number-columns-repeated="5"/>
        </table:table-row>
        <table:table-row table:style-name="ro1">
          <table:table-cell table:style-name="ce1" office:value-type="string">
            <text:p>J0</text:p>
          </table:table-cell>
          <table:table-cell table:style-name="ce1" office:value-type="string">
            <text:p>J1</text:p>
          </table:table-cell>
          <table:table-cell table:style-name="ce1" office:value-type="string">
            <text:p>J2</text:p>
          </table:table-cell>
          <table:table-cell table:style-name="ce1" office:value-type="string">
            <text:p>J3</text:p>
          </table:table-cell>
          <table:table-cell table:style-name="ce6" table:number-columns-repeated="2"/>
          <table:table-cell/>
          <table:table-cell table:style-name="ce6" office:value-type="float" office:value="45">
            <text:p>45</text:p>
          </table:table-cell>
          <table:table-cell table:style-name="ce3" table:formula="of:=-3.525-[.K2]" office:value-type="float" office:value="-0.048">
            <text:p>-0.048</text:p>
          </table:table-cell>
          <table:table-cell table:style-name="ce3" table:formula="of:=-295*0.001*9.81*[.H3]*0.001-[.J2]" office:value-type="float" office:value="-0.13022775">
            <text:p>-0.13022775</text:p>
          </table:table-cell>
          <table:table-cell table:number-columns-repeated="5"/>
          <table:table-cell table:formula="of:=-[.L7]+[.N2]*[.K7]" office:value-type="float" office:value="-4.5196125">
            <text:p>-4.5196125</text:p>
          </table:table-cell>
          <table:table-cell table:number-columns-repeated="5"/>
        </table:table-row>
        <table:table-row table:style-name="ro1">
          <table:table-cell table:style-name="ce3" office:value-type="float" office:value="-90">
            <text:p>-90</text:p>
          </table:table-cell>
          <table:table-cell table:style-name="ce3" office:value-type="float" office:value="20">
            <text:p>20</text:p>
          </table:table-cell>
          <table:table-cell table:number-columns-repeated="2" table:style-name="ce3" office:value-type="float" office:value="15">
            <text:p>15</text:p>
          </table:table-cell>
          <table:table-cell table:style-name="ce3" table:number-columns-repeated="2"/>
          <table:table-cell/>
          <table:table-cell office:value-type="float" office:value="99">
            <text:p>99</text:p>
          </table:table-cell>
          <table:table-cell table:style-name="ce3" table:formula="of:=-5.918-[.K2]+2.33" office:value-type="float" office:value="-0.111">
            <text:p>-0.111</text:p>
          </table:table-cell>
          <table:table-cell table:style-name="ce3" table:formula="of:=-295*0.001*9.81*[.H4]*0.001-[.J2]" office:value-type="float" office:value="-0.28650105">
            <text:p>-0.28650105</text:p>
          </table:table-cell>
          <table:table-cell table:number-columns-repeated="5"/>
          <table:table-cell table:formula="of:=-[.L12]+[.N2]*[.K12]" office:value-type="float" office:value="-4.6836875">
            <text:p>-4.6836875</text:p>
          </table:table-cell>
          <table:table-cell table:number-columns-repeated="5"/>
        </table:table-row>
        <table:table-row table:style-name="ro1">
          <table:table-cell table:style-name="ce3" table:number-columns-repeated="6"/>
          <table:table-cell/>
          <table:table-cell office:value-type="float" office:value="160">
            <text:p>160</text:p>
          </table:table-cell>
          <table:table-cell table:style-name="ce3" table:formula="of:=-5.988-[.K2]+2.33" office:value-type="float" office:value="-0.181">
            <text:p>-0.181</text:p>
          </table:table-cell>
          <table:table-cell table:style-name="ce3" table:formula="of:=-295*0.001*9.81*[.H5]*0.001-[.J2]" office:value-type="float" office:value="-0.463032">
            <text:p>-0.463032</text:p>
          </table:table-cell>
          <table:table-cell table:number-columns-repeated="5"/>
          <table:table-cell table:formula="of:=-[.L17]+[.N2]*[.K17]" office:value-type="float" office:value="-4.816675">
            <text:p>-4.816675</text:p>
          </table:table-cell>
          <table:table-cell table:number-columns-repeated="5"/>
        </table:table-row>
        <table:table-row table:style-name="ro1">
          <table:table-cell table:style-name="ce4"/>
          <table:table-cell table:number-columns-repeated="6"/>
          <table:table-cell office:value-type="float" office:value="234">
            <text:p>234</text:p>
          </table:table-cell>
          <table:table-cell table:style-name="ce3" table:formula="of:=-6.075-[.K2]+2.33" office:value-type="float" office:value="-0.268">
            <text:p>-0.268</text:p>
          </table:table-cell>
          <table:table-cell table:style-name="ce3" table:formula="of:=-295*0.001*9.81*[.H6]*0.001-[.J2]" office:value-type="float" office:value="-0.6771843">
            <text:p>-0.6771843</text:p>
          </table:table-cell>
          <table:table-cell table:number-columns-repeated="5"/>
          <table:table-cell table:formula="of:=-[.L22]+[.N2]*[.K22]" office:value-type="float" office:value="-5.005615">
            <text:p>-5.005615</text:p>
          </table:table-cell>
          <table:table-cell table:number-columns-repeated="5"/>
        </table:table-row>
        <table:table-row table:style-name="ro2">
          <table:table-cell office:value-type="float" office:value="-40">
            <text:p>-40</text:p>
          </table:table-cell>
          <table:table-cell office:value-type="float" office:value="20">
            <text:p>20</text:p>
          </table:table-cell>
          <table:table-cell office:value-type="float" office:value="-8">
            <text:p>-8</text:p>
          </table:table-cell>
          <table:table-cell office:value-type="float" office:value="15">
            <text:p>15</text:p>
          </table:table-cell>
          <table:table-cell/>
          <table:table-cell table:style-name="ce3" table:formula="of:=COS(RADIANS(50))*160+COS(RADIANS(35))*140" office:value-type="float" office:value="217.527303750305">
            <text:p>217.5273037503</text:p>
          </table:table-cell>
          <table:table-cell/>
          <table:table-cell table:style-name="ce6" office:value-type="string">
            <text:p>bag</text:p>
          </table:table-cell>
          <table:table-cell table:style-name="ce3" table:formula="of:=-2.895-[.K7]" office:value-type="float" office:value="0">
            <text:p>0</text:p>
          </table:table-cell>
          <table:table-cell table:style-name="ce3" table:formula="of:=-1.808-[.L7]-0.7" office:value-type="float" office:value="0">
            <text:p>0</text:p>
          </table:table-cell>
          <table:table-cell table:style-name="ce3" office:value-type="float" office:value="-2.895">
            <text:p>-2.895</text:p>
          </table:table-cell>
          <table:table-cell table:style-name="ce3" table:formula="of:=-1.808-0.7" office:value-type="float" office:value="-2.508">
            <text:p>-2.508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6" office:value-type="float" office:value="45">
            <text:p>45</text:p>
          </table:table-cell>
          <table:table-cell table:style-name="ce3" table:formula="of:=-5.27-[.K7]+2.33" office:value-type="float" office:value="-0.0449999999999995">
            <text:p>-0.045</text:p>
          </table:table-cell>
          <table:table-cell table:style-name="ce3" table:formula="of:=-[.F7]*0.001*9.81*[.H8]*0.001-[.J7]" office:value-type="float" office:value="-0.0960274282405722">
            <text:p>-0.0960274282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6"/>
          <table:table-cell/>
          <table:table-cell office:value-type="float" office:value="99">
            <text:p>99</text:p>
          </table:table-cell>
          <table:table-cell table:style-name="ce3" table:formula="of:=-5.317-[.K7]+2.33" office:value-type="float" office:value="-0.0920000000000001">
            <text:p>-0.092</text:p>
          </table:table-cell>
          <table:table-cell table:style-name="ce3" table:formula="of:=-[.F7]*0.001*9.81*[.H9]*0.001-[.J7]" office:value-type="float" office:value="-0.211260342129259">
            <text:p>-0.2112603421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>
            <text:p>160</text:p>
          </table:table-cell>
          <table:table-cell table:style-name="ce3" table:formula="of:=-5.376-[.K7]+2.33" office:value-type="float" office:value="-0.151">
            <text:p>-0.151</text:p>
          </table:table-cell>
          <table:table-cell table:style-name="ce3" table:formula="of:=-[.F7]*0.001*9.81*[.H10]*0.001-[.J7]" office:value-type="float" office:value="-0.341430855966479">
            <text:p>-0.341430856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style-name="ce3" table:formula="of:=-5.44-[.K7]+2.33" office:value-type="float" office:value="-0.215">
            <text:p>-0.215</text:p>
          </table:table-cell>
          <table:table-cell table:style-name="ce3" table:formula="of:=-[.F7]*0.001*9.81*[.H11]*0.001-[.J7]" office:value-type="float" office:value="-0.499342626850976">
            <text:p>-0.4993426269</text:p>
          </table:table-cell>
          <table:table-cell table:number-columns-repeated="11"/>
        </table:table-row>
        <table:table-row table:style-name="ro2">
          <table:table-cell office:value-type="float" office:value="-60">
            <text:p>-6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/>
          <table:table-cell table:style-name="ce3" table:formula="of:=COS(RADIANS(30))*160+COS(RADIANS(15))*140" office:value-type="float" office:value="273.79368028598">
            <text:p>273.793680286</text:p>
          </table:table-cell>
          <table:table-cell/>
          <table:table-cell table:style-name="ce6" office:value-type="string">
            <text:p>bag</text:p>
          </table:table-cell>
          <table:table-cell table:formula="of:=-3.225-[.K12]" office:value-type="float" office:value="0">
            <text:p>0</text:p>
          </table:table-cell>
          <table:table-cell table:style-name="ce5" table:formula="of:=-2.445-[.L12]-0.7" office:value-type="float" office:value="0">
            <text:p>0</text:p>
          </table:table-cell>
          <table:table-cell office:value-type="float" office:value="-3.225">
            <text:p>-3.225</text:p>
          </table:table-cell>
          <table:table-cell table:formula="of:=-2.445-0.7" office:value-type="float" office:value="-3.145">
            <text:p>-3.145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6" office:value-type="float" office:value="45">
            <text:p>45</text:p>
          </table:table-cell>
          <table:table-cell table:formula="of:=-5.61-[.K12]+2.33" office:value-type="float" office:value="-0.0550000000000002">
            <text:p>-0.055</text:p>
          </table:table-cell>
          <table:table-cell table:formula="of:=-[.F12]*0.001*9.81*[.H8]*0.001-[.J12]" office:value-type="float" office:value="-0.120866220162246">
            <text:p>-0.1208662202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6"/>
          <table:table-cell/>
          <table:table-cell office:value-type="float" office:value="99">
            <text:p>99</text:p>
          </table:table-cell>
          <table:table-cell table:formula="of:=-5.67-[.K12]+2.33" office:value-type="float" office:value="-0.115">
            <text:p>-0.115</text:p>
          </table:table-cell>
          <table:table-cell table:formula="of:=-[.F12]*0.001*9.81*[.H9]*0.001-[.J12]" office:value-type="float" office:value="-0.265905684356941">
            <text:p>-0.2659056844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>
            <text:p>160</text:p>
          </table:table-cell>
          <table:table-cell table:formula="of:=-5.74-[.K12]+2.33" office:value-type="float" office:value="-0.185">
            <text:p>-0.185</text:p>
          </table:table-cell>
          <table:table-cell table:formula="of:=-[.F12]*0.001*9.81*[.H10]*0.001-[.J12]" office:value-type="float" office:value="-0.429746560576874">
            <text:p>-0.4297465606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formula="of:=-5.82-[.K12]+2.33" office:value-type="float" office:value="-0.265">
            <text:p>-0.265</text:p>
          </table:table-cell>
          <table:table-cell table:formula="of:=-[.F12]*0.001*9.81*[.H11]*0.001-[.J12]" office:value-type="float" office:value="-0.628504344843678">
            <text:p>-0.6285043448</text:p>
          </table:table-cell>
          <table:table-cell table:number-columns-repeated="11"/>
        </table:table-row>
        <table:table-row table:style-name="ro2">
          <table:table-cell office:value-type="float" office:value="-75">
            <text:p>-75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/>
          <table:table-cell table:style-name="ce3" table:formula="of:=COS(RADIANS(15))*160+COS(RADIANS(0))*140" office:value-type="float" office:value="294.548132206251">
            <text:p>294.5481322063</text:p>
          </table:table-cell>
          <table:table-cell/>
          <table:table-cell table:style-name="ce6" office:value-type="string">
            <text:p>bag</text:p>
          </table:table-cell>
          <table:table-cell table:formula="of:=-3.37-[.K17]" office:value-type="float" office:value="0">
            <text:p>0</text:p>
          </table:table-cell>
          <table:table-cell table:style-name="ce5" table:formula="of:=-2.664-[.L17]-0.7" office:value-type="float" office:value="0">
            <text:p>0</text:p>
          </table:table-cell>
          <table:table-cell office:value-type="float" office:value="-3.37">
            <text:p>-3.37</text:p>
          </table:table-cell>
          <table:table-cell table:formula="of:=-2.664-0.7" office:value-type="float" office:value="-3.364">
            <text:p>-3.364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6" office:value-type="float" office:value="45">
            <text:p>45</text:p>
          </table:table-cell>
          <table:table-cell table:formula="of:=-5.755-[.K17]+2.33" office:value-type="float" office:value="-0.0549999999999997">
            <text:p>-0.055</text:p>
          </table:table-cell>
          <table:table-cell table:formula="of:=-[.F17]*0.001*9.81*[.H18]*0.001-[.J17]" office:value-type="float" office:value="-0.130028272962449">
            <text:p>-0.130028273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6"/>
          <table:table-cell/>
          <table:table-cell office:value-type="float" office:value="99">
            <text:p>99</text:p>
          </table:table-cell>
          <table:table-cell table:formula="of:=-5.82-[.K17]+2.33" office:value-type="float" office:value="-0.12">
            <text:p>-0.12</text:p>
          </table:table-cell>
          <table:table-cell table:formula="of:=-[.F17]*0.001*9.81*[.H19]*0.001-[.J17]" office:value-type="float" office:value="-0.286062200517389">
            <text:p>-0.2860622005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>
            <text:p>160</text:p>
          </table:table-cell>
          <table:table-cell table:formula="of:=-5.898-[.K17]+2.33" office:value-type="float" office:value="-0.198">
            <text:p>-0.198</text:p>
          </table:table-cell>
          <table:table-cell table:formula="of:=-[.F17]*0.001*9.81*[.H20]*0.001-[.J17]" office:value-type="float" office:value="-0.462322748310932">
            <text:p>-0.4623227483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formula="of:=-5.977-[.K17]+2.33" office:value-type="float" office:value="-0.277">
            <text:p>-0.277</text:p>
          </table:table-cell>
          <table:table-cell table:formula="of:=-[.F17]*0.001*9.81*[.H21]*0.001-[.J17]" office:value-type="float" office:value="-0.676147019404737">
            <text:p>-0.6761470194</text:p>
          </table:table-cell>
          <table:table-cell table:number-columns-repeated="11"/>
        </table:table-row>
        <table:table-row table:style-name="ro2">
          <table:table-cell office:value-type="float" office:value="-96">
            <text:p>-96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/>
          <table:table-cell table:style-name="ce3" table:formula="of:=COS(RADIANS(6))*160+COS(RADIANS(21))*140" office:value-type="float" office:value="289.824762968532">
            <text:p>289.8247629685</text:p>
          </table:table-cell>
          <table:table-cell/>
          <table:table-cell table:style-name="ce6" office:value-type="string">
            <text:p>bag</text:p>
          </table:table-cell>
          <table:table-cell table:formula="of:=-3.426-[.K22]" office:value-type="float" office:value="0">
            <text:p>0</text:p>
          </table:table-cell>
          <table:table-cell table:style-name="ce5" table:formula="of:=-2.611-[.L22]-0.7" office:value-type="float" office:value="0">
            <text:p>0</text:p>
          </table:table-cell>
          <table:table-cell office:value-type="float" office:value="-3.426">
            <text:p>-3.426</text:p>
          </table:table-cell>
          <table:table-cell table:formula="of:=-2.611-0.7" office:value-type="float" office:value="-3.311">
            <text:p>-3.311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6" office:value-type="float" office:value="45">
            <text:p>45</text:p>
          </table:table-cell>
          <table:table-cell table:formula="of:=-5.813-[.K22]+2.33" office:value-type="float" office:value="-0.0569999999999995">
            <text:p>-0.057</text:p>
          </table:table-cell>
          <table:table-cell table:formula="of:=-[.F22]*0.001*9.81*[.H23]*0.001-[.J22]" office:value-type="float" office:value="-0.127943141612458">
            <text:p>-0.1279431416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6"/>
          <table:table-cell/>
          <table:table-cell office:value-type="float" office:value="99">
            <text:p>99</text:p>
          </table:table-cell>
          <table:table-cell table:formula="of:=-5.878-[.K22]+2.33" office:value-type="float" office:value="-0.122">
            <text:p>-0.122</text:p>
          </table:table-cell>
          <table:table-cell table:formula="of:=-[.F22]*0.001*9.81*[.H24]*0.001-[.J22]" office:value-type="float" office:value="-0.281474911547409">
            <text:p>-0.2814749115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>
            <text:p>160</text:p>
          </table:table-cell>
          <table:table-cell table:formula="of:=-5.945-[.K22]+2.33" office:value-type="float" office:value="-0.189">
            <text:p>-0.189</text:p>
          </table:table-cell>
          <table:table-cell table:formula="of:=-[.F22]*0.001*9.81*[.H25]*0.001-[.J22]" office:value-type="float" office:value="-0.454908947955408">
            <text:p>-0.454908948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formula="of:=-6.03-[.K22]+2.33" office:value-type="float" office:value="-0.274">
            <text:p>-0.274</text:p>
          </table:table-cell>
          <table:table-cell table:formula="of:=-[.F22]*0.001*9.81*[.H26]*0.001-[.J22]" office:value-type="float" office:value="-0.665304336384784">
            <text:p>-0.6653043364</text:p>
          </table:table-cell>
          <table:table-cell table:number-columns-repeated="11"/>
        </table:table-row>
        <table:table-row table:style-name="ro1" table:number-rows-repeated="3">
          <table:table-cell table:style-name="Default" table:number-columns-repeated="13"/>
          <table:table-cell table:number-columns-repeated="8"/>
        </table:table-row>
        <table:table-row table:style-name="ro3">
          <table:table-cell table:style-name="Default" table:number-columns-repeated="13"/>
          <table:table-cell table:number-columns-repeated="8"/>
        </table:table-row>
        <table:table-row table:style-name="ro1">
          <table:table-cell table:style-name="Default" table:number-columns-repeated="13"/>
          <table:table-cell table:number-columns-repeated="8"/>
        </table:table-row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TRIAL</text:p>
          </table:table-cell>
          <table:table-cell table:style-name="ce1" office:value-type="string">
            <text:p>PART</text:p>
          </table:table-cell>
          <table:table-cell table:style-name="ce1" office:value-type="string">
            <text:p>JOINT</text:p>
          </table:table-cell>
          <table:table-cell table:style-name="ce1" office:value-type="string">
            <text:p>RAW NBR</text:p>
          </table:table-cell>
          <table:table-cell table:style-name="ce1" office:value-type="string">
            <text:p>DISTANCE JOINT-MASSE</text:p>
          </table:table-cell>
          <table:table-cell table:style-name="ce8"/>
          <table:table-cell table:style-name="ce1" office:value-type="string">
            <text:p>WEIGHT (g)</text:p>
          </table:table-cell>
          <table:table-cell table:style-name="ce1" office:value-type="string">
            <text:p>Delta V J3</text:p>
          </table:table-cell>
          <table:table-cell table:style-name="ce1" office:value-type="string">
            <text:p>delta tau J3</text:p>
          </table:table-cell>
          <table:table-cell table:style-name="ce1" office:value-type="string">
            <text:p>V0</text:p>
          </table:table-cell>
          <table:table-cell table:style-name="ce1" office:value-type="string">
            <text:p>Tau0</text:p>
          </table:table-cell>
          <table:table-cell table:style-name="ce8"/>
          <table:table-cell table:style-name="ce8" office:value-type="string">
            <text:p>Gain</text:p>
          </table:table-cell>
          <table:table-cell table:style-name="ce10" office:value-type="string">
            <text:p>moyenne quadratique</text:p>
          </table:table-cell>
          <table:table-cell office:value-type="string">
            <text:p>offset</text:p>
          </table:table-cell>
          <table:table-cell table:number-columns-repeated="5"/>
        </table:table-row>
        <table:table-row table:style-name="ro2">
          <table:table-cell table:style-name="ce2" office:value-type="date" office:date-value="2014-07-21">
            <text:p>07/21/14</text:p>
          </table:table-cell>
          <table:table-cell table:style-name="ce3"/>
          <table:table-cell table:style-name="ce3" office:value-type="string">
            <text:p>left arm</text:p>
          </table:table-cell>
          <table:table-cell table:style-name="ce3" office:value-type="string">
            <text:p>J3</text:p>
          </table:table-cell>
          <table:table-cell table:style-name="ce3" office:value-type="float" office:value="3">
            <text:p>3</text:p>
          </table:table-cell>
          <table:table-cell table:style-name="ce3" table:formula="of:=140*COS(RADIANS(15))" office:value-type="float" office:value="135.22961568047">
            <text:p>135.2296156805</text:p>
          </table:table-cell>
          <table:table-cell/>
          <table:table-cell table:style-name="ce6" office:value-type="string">
            <text:p>bag</text:p>
          </table:table-cell>
          <table:table-cell table:style-name="ce3" table:formula="of:=0.984-[.K33]" office:value-type="float" office:value="0">
            <text:p>0</text:p>
          </table:table-cell>
          <table:table-cell table:style-name="ce3" table:formula="of:=0.187-[.L33]" office:value-type="float" office:value="0">
            <text:p>0</text:p>
          </table:table-cell>
          <table:table-cell table:style-name="ce3" office:value-type="float" office:value="0.984">
            <text:p>0.984</text:p>
          </table:table-cell>
          <table:table-cell table:style-name="ce3" office:value-type="float" office:value="0.187">
            <text:p>0.187</text:p>
          </table:table-cell>
          <table:table-cell/>
          <table:table-cell office:value-type="float" office:value="4.0078">
            <text:p>4.0078</text:p>
          </table:table-cell>
          <table:table-cell table:formula="of:=SQRT(SUMSQ([.P33:.P37])/5)" office:value-type="float" office:value="3.75459598496694">
            <text:p>3.754595985</text:p>
          </table:table-cell>
          <table:table-cell table:formula="of:=-[.L33]+[.N33]*[.K33]" office:value-type="float" office:value="3.7566752">
            <text:p>3.7566752</text:p>
          </table:table-cell>
          <table:table-cell table:number-columns-repeated="5"/>
        </table:table-row>
        <table:table-row table:style-name="ro1">
          <table:table-cell table:style-name="ce1" office:value-type="string">
            <text:p>J0</text:p>
          </table:table-cell>
          <table:table-cell table:style-name="ce1" office:value-type="string">
            <text:p>J1</text:p>
          </table:table-cell>
          <table:table-cell table:style-name="ce1" office:value-type="string">
            <text:p>J2</text:p>
          </table:table-cell>
          <table:table-cell table:style-name="ce1" office:value-type="string">
            <text:p>J3</text:p>
          </table:table-cell>
          <table:table-cell table:style-name="ce6" table:number-columns-repeated="2"/>
          <table:table-cell/>
          <table:table-cell table:style-name="ce6" office:value-type="float" office:value="45">
            <text:p>45</text:p>
          </table:table-cell>
          <table:table-cell table:style-name="ce3" table:formula="of:=0.997-[.K33]" office:value-type="float" office:value="0.013">
            <text:p>0.013</text:p>
          </table:table-cell>
          <table:table-cell table:style-name="ce3" table:formula="of:=[.F33]*0.001*9.81*[.H34]*0.001-[.J33]" office:value-type="float" office:value="0.0596971138421433">
            <text:p>0.0596971138</text:p>
          </table:table-cell>
          <table:table-cell table:number-columns-repeated="5"/>
          <table:table-cell table:formula="of:=-[.L38]+[.N33]*[.K38]" office:value-type="float" office:value="3.7272072">
            <text:p>3.7272072</text:p>
          </table:table-cell>
          <table:table-cell table:number-columns-repeated="5"/>
        </table:table-row>
        <table:table-row table:style-name="ro1">
          <table:table-cell table:style-name="ce3" office:value-type="float" office:value="-90">
            <text:p>-90</text:p>
          </table:table-cell>
          <table:table-cell table:style-name="ce3" office:value-type="float" office:value="20">
            <text:p>20</text:p>
          </table:table-cell>
          <table:table-cell table:number-columns-repeated="2" table:style-name="ce3" office:value-type="float" office:value="15">
            <text:p>15</text:p>
          </table:table-cell>
          <table:table-cell table:style-name="ce3" table:number-columns-repeated="2"/>
          <table:table-cell/>
          <table:table-cell office:value-type="float" office:value="99">
            <text:p>99</text:p>
          </table:table-cell>
          <table:table-cell table:style-name="ce3" table:formula="of:=1.016-[.K33]" office:value-type="float" office:value="0.032">
            <text:p>0.032</text:p>
          </table:table-cell>
          <table:table-cell table:style-name="ce3" table:formula="of:=[.F33]*0.001*9.81*[.H35]*0.001-[.J33]" office:value-type="float" office:value="0.131333650452715">
            <text:p>0.1313336505</text:p>
          </table:table-cell>
          <table:table-cell table:number-columns-repeated="5"/>
          <table:table-cell table:formula="of:=-[.L43]+[.N33]*[.K43]" office:value-type="float" office:value="3.7665933">
            <text:p>3.7665933</text:p>
          </table:table-cell>
          <table:table-cell table:number-columns-repeated="5"/>
        </table:table-row>
        <table:table-row table:style-name="ro1">
          <table:table-cell table:style-name="ce3" table:number-columns-repeated="6"/>
          <table:table-cell/>
          <table:table-cell office:value-type="float" office:value="160">
            <text:p>160</text:p>
          </table:table-cell>
          <table:table-cell table:style-name="ce3" table:formula="of:=1.036-[.K33]" office:value-type="float" office:value="0.052">
            <text:p>0.052</text:p>
          </table:table-cell>
          <table:table-cell table:style-name="ce3" table:formula="of:=[.F33]*0.001*9.81*[.H36]*0.001-[.J33]" office:value-type="float" office:value="0.212256404772065">
            <text:p>0.2122564048</text:p>
          </table:table-cell>
          <table:table-cell table:number-columns-repeated="5"/>
          <table:table-cell table:formula="of:=-[.L48]+[.N33]*[.K48]" office:value-type="float" office:value="3.7537142">
            <text:p>3.7537142</text:p>
          </table:table-cell>
          <table:table-cell table:number-columns-repeated="5"/>
        </table:table-row>
        <table:table-row table:style-name="ro1">
          <table:table-cell table:style-name="ce4"/>
          <table:table-cell table:number-columns-repeated="6"/>
          <table:table-cell office:value-type="float" office:value="234">
            <text:p>234</text:p>
          </table:table-cell>
          <table:table-cell table:style-name="ce3" table:formula="of:=1.059-[.K33]" office:value-type="float" office:value="0.075">
            <text:p>0.075</text:p>
          </table:table-cell>
          <table:table-cell table:style-name="ce3" table:formula="of:=[.F33]*0.001*9.81*[.H37]*0.001-[.J33]" office:value-type="float" office:value="0.310424991979145">
            <text:p>0.310424992</text:p>
          </table:table-cell>
          <table:table-cell table:number-columns-repeated="5"/>
          <table:table-cell table:formula="of:=-[.L53]+[.N33]*[.K53]" office:value-type="float" office:value="3.768644">
            <text:p>3.768644</text:p>
          </table:table-cell>
          <table:table-cell table:number-columns-repeated="5"/>
        </table:table-row>
        <table:table-row table:style-name="ro2">
          <table:table-cell office:value-type="float" office:value="-40">
            <text:p>-40</text:p>
          </table:table-cell>
          <table:table-cell office:value-type="float" office:value="20">
            <text:p>20</text:p>
          </table:table-cell>
          <table:table-cell office:value-type="float" office:value="-8">
            <text:p>-8</text:p>
          </table:table-cell>
          <table:table-cell office:value-type="float" office:value="15">
            <text:p>15</text:p>
          </table:table-cell>
          <table:table-cell/>
          <table:table-cell table:style-name="ce3" table:formula="of:=COS(RADIANS(35))*140" office:value-type="float" office:value="114.681286200459">
            <text:p>114.6812862005</text:p>
          </table:table-cell>
          <table:table-cell/>
          <table:table-cell table:style-name="ce6" office:value-type="string">
            <text:p>bag</text:p>
          </table:table-cell>
          <table:table-cell table:style-name="ce3" table:formula="of:=0.924-[.K38]" office:value-type="float" office:value="0">
            <text:p>0</text:p>
          </table:table-cell>
          <table:table-cell table:style-name="ce3" table:formula="of:=-0.024-[.L38]" office:value-type="float" office:value="0">
            <text:p>0</text:p>
          </table:table-cell>
          <table:table-cell table:style-name="ce3" office:value-type="float" office:value="0.924">
            <text:p>0.924</text:p>
          </table:table-cell>
          <table:table-cell table:style-name="ce3" office:value-type="float" office:value="-0.024">
            <text:p>-0.024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6" office:value-type="float" office:value="45">
            <text:p>45</text:p>
          </table:table-cell>
          <table:table-cell table:style-name="ce3" table:formula="of:=0.94-[.K38]" office:value-type="float" office:value="0.016">
            <text:p>0.016</text:p>
          </table:table-cell>
          <table:table-cell table:style-name="ce3" table:formula="of:=[.F38]*0.001*9.81*[.H39]*0.001-[.J38]" office:value-type="float" office:value="0.0506260537931926">
            <text:p>0.0506260538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6"/>
          <table:table-cell/>
          <table:table-cell office:value-type="float" office:value="99">
            <text:p>99</text:p>
          </table:table-cell>
          <table:table-cell table:style-name="ce3" table:formula="of:=0.956-[.K38]" office:value-type="float" office:value="0.032">
            <text:p>0.032</text:p>
          </table:table-cell>
          <table:table-cell table:style-name="ce3" table:formula="of:=[.F38]*0.001*9.81*[.H40]*0.001-[.J38]" office:value-type="float" office:value="0.111377318345024">
            <text:p>0.1113773183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>
            <text:p>160</text:p>
          </table:table-cell>
          <table:table-cell table:style-name="ce3" table:formula="of:=0.9755-[.K38]" office:value-type="float" office:value="0.0515">
            <text:p>0.0515</text:p>
          </table:table-cell>
          <table:table-cell table:style-name="ce3" table:formula="of:=[.F38]*0.001*9.81*[.H41]*0.001-[.J38]" office:value-type="float" office:value="0.18000374682024">
            <text:p>0.1800037468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style-name="ce3" table:formula="of:=0.9945-[.K38]" office:value-type="float" office:value="0.0705">
            <text:p>0.0705</text:p>
          </table:table-cell>
          <table:table-cell table:style-name="ce3" table:formula="of:=[.F38]*0.001*9.81*[.H42]*0.001-[.J38]" office:value-type="float" office:value="0.263255479724601">
            <text:p>0.2632554797</text:p>
          </table:table-cell>
          <table:table-cell table:number-columns-repeated="11"/>
        </table:table-row>
        <table:table-row table:style-name="ro2">
          <table:table-cell office:value-type="float" office:value="-60">
            <text:p>-6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/>
          <table:table-cell table:style-name="ce3" table:formula="of:=COS(RADIANS(15))*140" office:value-type="float" office:value="135.22961568047">
            <text:p>135.2296156805</text:p>
          </table:table-cell>
          <table:table-cell/>
          <table:table-cell table:style-name="ce6" office:value-type="string">
            <text:p>bag</text:p>
          </table:table-cell>
          <table:table-cell table:formula="of:=0.9735-[.K43]" office:value-type="float" office:value="0">
            <text:p>0</text:p>
          </table:table-cell>
          <table:table-cell table:style-name="ce5" table:formula="of:=0.135-[.L43]" office:value-type="float" office:value="0">
            <text:p>0</text:p>
          </table:table-cell>
          <table:table-cell office:value-type="float" office:value="0.9735">
            <text:p>0.9735</text:p>
          </table:table-cell>
          <table:table-cell office:value-type="float" office:value="0.135">
            <text:p>0.135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6" office:value-type="float" office:value="45">
            <text:p>45</text:p>
          </table:table-cell>
          <table:table-cell table:formula="of:=0.9885-[.K43]" office:value-type="float" office:value="0.015">
            <text:p>0.015</text:p>
          </table:table-cell>
          <table:table-cell table:formula="of:=[.F43]*0.001*9.81*[.H39]*0.001-[.J43]" office:value-type="float" office:value="0.0596971138421433">
            <text:p>0.0596971138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6"/>
          <table:table-cell/>
          <table:table-cell office:value-type="float" office:value="99">
            <text:p>99</text:p>
          </table:table-cell>
          <table:table-cell table:formula="of:=1.0045-[.K43]" office:value-type="float" office:value="0.0309999999999999">
            <text:p>0.031</text:p>
          </table:table-cell>
          <table:table-cell table:formula="of:=[.F43]*0.001*9.81*[.H40]*0.001-[.J43]" office:value-type="float" office:value="0.131333650452715">
            <text:p>0.1313336505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>
            <text:p>160</text:p>
          </table:table-cell>
          <table:table-cell table:formula="of:=1.026-[.K43]" office:value-type="float" office:value="0.0525">
            <text:p>0.0525</text:p>
          </table:table-cell>
          <table:table-cell table:formula="of:=[.F43]*0.001*9.81*[.H41]*0.001-[.J43]" office:value-type="float" office:value="0.212256404772065">
            <text:p>0.2122564048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formula="of:=1.049-[.K43]" office:value-type="float" office:value="0.0754999999999999">
            <text:p>0.0755</text:p>
          </table:table-cell>
          <table:table-cell table:formula="of:=[.F43]*0.001*9.81*[.H42]*0.001-[.J43]" office:value-type="float" office:value="0.310424991979145">
            <text:p>0.310424992</text:p>
          </table:table-cell>
          <table:table-cell table:number-columns-repeated="11"/>
        </table:table-row>
        <table:table-row table:style-name="ro2">
          <table:table-cell office:value-type="float" office:value="-75">
            <text:p>-75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/>
          <table:table-cell table:style-name="ce3" table:formula="of:=COS(RADIANS(0))*140" office:value-type="float" office:value="140">
            <text:p>140</text:p>
          </table:table-cell>
          <table:table-cell/>
          <table:table-cell table:style-name="ce6" office:value-type="string">
            <text:p>bag</text:p>
          </table:table-cell>
          <table:table-cell table:formula="of:=0.989-[.K48]" office:value-type="float" office:value="0">
            <text:p>0</text:p>
          </table:table-cell>
          <table:table-cell table:style-name="ce5" table:formula="of:=0.21-[.L48]" office:value-type="float" office:value="0">
            <text:p>0</text:p>
          </table:table-cell>
          <table:table-cell office:value-type="float" office:value="0.989">
            <text:p>0.989</text:p>
          </table:table-cell>
          <table:table-cell office:value-type="float" office:value="0.21">
            <text:p>0.21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6" office:value-type="float" office:value="45">
            <text:p>45</text:p>
          </table:table-cell>
          <table:table-cell table:formula="of:=1.004-[.K48]" office:value-type="float" office:value="0.015">
            <text:p>0.015</text:p>
          </table:table-cell>
          <table:table-cell table:formula="of:=[.F48]*0.001*9.81*[.H49]*0.001-[.J48]" office:value-type="float" office:value="0.061803">
            <text:p>0.061803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6"/>
          <table:table-cell/>
          <table:table-cell office:value-type="float" office:value="99">
            <text:p>99</text:p>
          </table:table-cell>
          <table:table-cell table:formula="of:=1.0225-[.K48]" office:value-type="float" office:value="0.0335">
            <text:p>0.0335</text:p>
          </table:table-cell>
          <table:table-cell table:formula="of:=[.F48]*0.001*9.81*[.H50]*0.001-[.J48]" office:value-type="float" office:value="0.1359666">
            <text:p>0.1359666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>
            <text:p>160</text:p>
          </table:table-cell>
          <table:table-cell table:formula="of:=1.0435-[.K48]" office:value-type="float" office:value="0.0545000000000001">
            <text:p>0.0545</text:p>
          </table:table-cell>
          <table:table-cell table:formula="of:=[.F48]*0.001*9.81*[.H51]*0.001-[.J48]" office:value-type="float" office:value="0.219744">
            <text:p>0.219744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formula="of:=1.0685-[.K48]" office:value-type="float" office:value="0.0795">
            <text:p>0.0795</text:p>
          </table:table-cell>
          <table:table-cell table:formula="of:=[.F48]*0.001*9.81*[.H52]*0.001-[.J48]" office:value-type="float" office:value="0.3213756">
            <text:p>0.3213756</text:p>
          </table:table-cell>
          <table:table-cell table:number-columns-repeated="11"/>
        </table:table-row>
        <table:table-row table:style-name="ro2">
          <table:table-cell office:value-type="float" office:value="-96">
            <text:p>-96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/>
          <table:table-cell table:style-name="ce3" table:formula="of:=COS(RADIANS(21))*140" office:value-type="float" office:value="130.701259709608">
            <text:p>130.7012597096</text:p>
          </table:table-cell>
          <table:table-cell/>
          <table:table-cell table:style-name="ce6" office:value-type="string">
            <text:p>bag</text:p>
          </table:table-cell>
          <table:table-cell table:formula="of:=0.98-[.K53]" office:value-type="float" office:value="0">
            <text:p>0</text:p>
          </table:table-cell>
          <table:table-cell table:style-name="ce5" table:formula="of:=0.159-[.L53]" office:value-type="float" office:value="0">
            <text:p>0</text:p>
          </table:table-cell>
          <table:table-cell office:value-type="float" office:value="0.98">
            <text:p>0.98</text:p>
          </table:table-cell>
          <table:table-cell office:value-type="float" office:value="0.159">
            <text:p>0.159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6" office:value-type="float" office:value="45">
            <text:p>45</text:p>
          </table:table-cell>
          <table:table-cell table:formula="of:=0.992-[.K53]" office:value-type="float" office:value="0.012">
            <text:p>0.012</text:p>
          </table:table-cell>
          <table:table-cell table:formula="of:=[.F53]*0.001*9.81*[.H54]*0.001-[.J53]" office:value-type="float" office:value="0.0576980710988066">
            <text:p>0.0576980711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6"/>
          <table:table-cell/>
          <table:table-cell office:value-type="float" office:value="99">
            <text:p>99</text:p>
          </table:table-cell>
          <table:table-cell table:formula="of:=1.008-[.K53]" office:value-type="float" office:value="0.028">
            <text:p>0.028</text:p>
          </table:table-cell>
          <table:table-cell table:formula="of:=[.F53]*0.001*9.81*[.H55]*0.001-[.J53]" office:value-type="float" office:value="0.126935756417374">
            <text:p>0.1269357564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>
            <text:p>160</text:p>
          </table:table-cell>
          <table:table-cell table:formula="of:=1.029-[.K53]" office:value-type="float" office:value="0.0489999999999999">
            <text:p>0.049</text:p>
          </table:table-cell>
          <table:table-cell table:formula="of:=[.F53]*0.001*9.81*[.H56]*0.001-[.J53]" office:value-type="float" office:value="0.205148697240201">
            <text:p>0.2051486972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formula="of:=1.053-[.K53]" office:value-type="float" office:value="0.073">
            <text:p>0.073</text:p>
          </table:table-cell>
          <table:table-cell table:formula="of:=[.F53]*0.001*9.81*[.H57]*0.001-[.J53]" office:value-type="float" office:value="0.300029969713794">
            <text:p>0.3000299697</text:p>
          </table:table-cell>
          <table:table-cell table:number-columns-repeated="11"/>
        </table:table-row>
        <table:table-row table:style-name="ro3" table:number-rows-repeated="4">
          <table:table-cell table:style-name="Default" table:number-columns-repeated="13"/>
          <table:table-cell table:number-columns-repeated="8"/>
        </table:table-row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TRIAL</text:p>
          </table:table-cell>
          <table:table-cell table:style-name="ce1" office:value-type="string">
            <text:p>PART</text:p>
          </table:table-cell>
          <table:table-cell table:style-name="ce1" office:value-type="string">
            <text:p>JOINT</text:p>
          </table:table-cell>
          <table:table-cell table:style-name="ce1" office:value-type="string">
            <text:p>RAW NBR</text:p>
          </table:table-cell>
          <table:table-cell table:style-name="ce1" office:value-type="string">
            <text:p>DISTANCE JOINT-MASSE</text:p>
          </table:table-cell>
          <table:table-cell table:style-name="ce8"/>
          <table:table-cell table:style-name="ce1" office:value-type="string">
            <text:p>WEIGHT (g)</text:p>
          </table:table-cell>
          <table:table-cell table:style-name="ce1" office:value-type="string">
            <text:p>Delta V J1</text:p>
          </table:table-cell>
          <table:table-cell table:style-name="ce1" office:value-type="string">
            <text:p>delta tau J1</text:p>
          </table:table-cell>
          <table:table-cell table:style-name="ce1" office:value-type="string">
            <text:p>V0</text:p>
          </table:table-cell>
          <table:table-cell table:style-name="ce1" office:value-type="string">
            <text:p>Tau0</text:p>
          </table:table-cell>
          <table:table-cell table:style-name="ce8"/>
          <table:table-cell table:style-name="ce8" office:value-type="string">
            <text:p>Gain</text:p>
          </table:table-cell>
          <table:table-cell table:style-name="ce10" office:value-type="string">
            <text:p>moyenne quadratique</text:p>
          </table:table-cell>
          <table:table-cell office:value-type="string">
            <text:p>offset</text:p>
          </table:table-cell>
          <table:table-cell table:number-columns-repeated="5"/>
        </table:table-row>
        <table:table-row table:style-name="ro2">
          <table:table-cell table:style-name="ce2" office:value-type="date" office:date-value="2014-07-21">
            <text:p>07/21/14</text:p>
          </table:table-cell>
          <table:table-cell table:style-name="ce3"/>
          <table:table-cell table:style-name="ce3" office:value-type="string">
            <text:p>left arm</text:p>
          </table:table-cell>
          <table:table-cell table:style-name="ce3" office:value-type="string">
            <text:p>J1</text:p>
          </table:table-cell>
          <table:table-cell table:style-name="ce3" office:value-type="float" office:value="2">
            <text:p>2</text:p>
          </table:table-cell>
          <table:table-cell table:style-name="ce3" table:formula="of:=300*COS(RADIANS(0))" office:value-type="float" office:value="300">
            <text:p>300</text:p>
          </table:table-cell>
          <table:table-cell/>
          <table:table-cell table:style-name="ce6" office:value-type="string">
            <text:p>bag</text:p>
          </table:table-cell>
          <table:table-cell table:style-name="ce3" table:formula="of:=3.025-[.K63]-0.7" office:value-type="float" office:value="0">
            <text:p>0</text:p>
          </table:table-cell>
          <table:table-cell table:style-name="ce3" table:formula="of:=3.291-[.L63]" office:value-type="float" office:value="0">
            <text:p>0</text:p>
          </table:table-cell>
          <table:table-cell table:style-name="ce3" office:value-type="float" office:value="2.325">
            <text:p>2.325</text:p>
          </table:table-cell>
          <table:table-cell table:style-name="ce3" office:value-type="float" office:value="3.291">
            <text:p>3.291</text:p>
          </table:table-cell>
          <table:table-cell/>
          <table:table-cell office:value-type="float" office:value="2.4823">
            <text:p>2.4823</text:p>
          </table:table-cell>
          <table:table-cell table:formula="of:=SQRT(SUMSQ([.P63:.P67])/5)" office:value-type="float" office:value="2.43183759737938">
            <text:p>2.4318375974</text:p>
          </table:table-cell>
          <table:table-cell table:formula="of:=-[.L63]+[.N63]*[.K63]" office:value-type="float" office:value="2.4803475">
            <text:p>2.4803475</text:p>
          </table:table-cell>
          <table:table-cell table:number-columns-repeated="5"/>
        </table:table-row>
        <table:table-row table:style-name="ro1">
          <table:table-cell table:style-name="ce1" office:value-type="string">
            <text:p>J0</text:p>
          </table:table-cell>
          <table:table-cell table:style-name="ce1" office:value-type="string">
            <text:p>J1</text:p>
          </table:table-cell>
          <table:table-cell table:style-name="ce1" office:value-type="string">
            <text:p>J2</text:p>
          </table:table-cell>
          <table:table-cell table:style-name="ce1" office:value-type="string">
            <text:p>J3</text:p>
          </table:table-cell>
          <table:table-cell table:style-name="ce6" table:number-columns-repeated="2"/>
          <table:table-cell/>
          <table:table-cell table:style-name="ce6" office:value-type="float" office:value="45">
            <text:p>45</text:p>
          </table:table-cell>
          <table:table-cell table:style-name="ce3" table:formula="of:=3.079-[.K63]-0.7" office:value-type="float" office:value="0.0539999999999999">
            <text:p>0.054</text:p>
          </table:table-cell>
          <table:table-cell table:style-name="ce3" table:formula="of:=[.F63]*0.001*9.81*[.H64]*0.001-[.J63]" office:value-type="float" office:value="0.132435">
            <text:p>0.132435</text:p>
          </table:table-cell>
          <table:table-cell table:number-columns-repeated="5"/>
          <table:table-cell table:formula="of:=-[.L68]+[.N63]*[.K68]" office:value-type="float" office:value="2.2018656">
            <text:p>2.2018656</text:p>
          </table:table-cell>
          <table:table-cell table:number-columns-repeated="5"/>
        </table:table-row>
        <table:table-row table:style-name="ro1">
          <table:table-cell table:style-name="ce3" office:value-type="float" office:value="0">
            <text:p>0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table:number-columns-repeated="2"/>
          <table:table-cell/>
          <table:table-cell office:value-type="float" office:value="99">
            <text:p>99</text:p>
          </table:table-cell>
          <table:table-cell table:style-name="ce3" table:formula="of:=3.145-[.K63]-0.7" office:value-type="float" office:value="0.12">
            <text:p>0.12</text:p>
          </table:table-cell>
          <table:table-cell table:style-name="ce3" table:formula="of:=[.F63]*0.001*9.81*[.H65]*0.001-[.J63]" office:value-type="float" office:value="0.291357">
            <text:p>0.291357</text:p>
          </table:table-cell>
          <table:table-cell table:number-columns-repeated="5"/>
          <table:table-cell table:formula="of:=-[.L73]+[.N63]*[.K73]" office:value-type="float" office:value="2.4043609">
            <text:p>2.4043609</text:p>
          </table:table-cell>
          <table:table-cell table:number-columns-repeated="5"/>
        </table:table-row>
        <table:table-row table:style-name="ro1">
          <table:table-cell table:style-name="ce3" table:number-columns-repeated="6"/>
          <table:table-cell/>
          <table:table-cell office:value-type="float" office:value="160">
            <text:p>160</text:p>
          </table:table-cell>
          <table:table-cell table:style-name="ce3" table:formula="of:=3.218-[.K63]-0.7" office:value-type="float" office:value="0.193">
            <text:p>0.193</text:p>
          </table:table-cell>
          <table:table-cell table:style-name="ce3" table:formula="of:=[.F63]*0.001*9.81*[.H66]*0.001-[.J63]" office:value-type="float" office:value="0.47088">
            <text:p>0.47088</text:p>
          </table:table-cell>
          <table:table-cell table:number-columns-repeated="5"/>
          <table:table-cell table:formula="of:=-[.L78]+[.N63]*[.K78]" office:value-type="float" office:value="2.5647148">
            <text:p>2.5647148</text:p>
          </table:table-cell>
          <table:table-cell table:number-columns-repeated="5"/>
        </table:table-row>
        <table:table-row table:style-name="ro1">
          <table:table-cell table:style-name="ce4"/>
          <table:table-cell table:number-columns-repeated="6"/>
          <table:table-cell office:value-type="float" office:value="234">
            <text:p>234</text:p>
          </table:table-cell>
          <table:table-cell table:style-name="ce3" table:formula="of:=3.302-[.K63]-0.7" office:value-type="float" office:value="0.277">
            <text:p>0.277</text:p>
          </table:table-cell>
          <table:table-cell table:style-name="ce3" table:formula="of:=[.F63]*0.001*9.81*[.H67]*0.001-[.J63]" office:value-type="float" office:value="0.688662">
            <text:p>0.688662</text:p>
          </table:table-cell>
          <table:table-cell table:number-columns-repeated="5"/>
          <table:table-cell table:formula="of:=-[.L83]+[.N63]*[.K83]" office:value-type="float" office:value="2.4920115">
            <text:p>2.4920115</text:p>
          </table:table-cell>
          <table:table-cell table:number-columns-repeated="5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/>
          <table:table-cell table:style-name="ce3" table:formula="of:=COS(RADIANS(40))*300" office:value-type="float" office:value="229.813332935693">
            <text:p>229.8133329357</text:p>
          </table:table-cell>
          <table:table-cell/>
          <table:table-cell table:style-name="ce6" office:value-type="string">
            <text:p>bag</text:p>
          </table:table-cell>
          <table:table-cell table:style-name="ce3" table:formula="of:=2.572-[.K68]-0.7" office:value-type="float" office:value="0">
            <text:p>0</text:p>
          </table:table-cell>
          <table:table-cell table:style-name="ce3" table:formula="of:=2.445-[.L68]" office:value-type="float" office:value="0">
            <text:p>0</text:p>
          </table:table-cell>
          <table:table-cell table:style-name="ce3" office:value-type="float" office:value="1.872">
            <text:p>1.872</text:p>
          </table:table-cell>
          <table:table-cell table:style-name="ce3" office:value-type="float" office:value="2.445">
            <text:p>2.445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6" office:value-type="float" office:value="45">
            <text:p>45</text:p>
          </table:table-cell>
          <table:table-cell table:style-name="ce3" table:formula="of:=2.614-[.K68]-0.7" office:value-type="float" office:value="0.0419999999999999">
            <text:p>0.042</text:p>
          </table:table-cell>
          <table:table-cell table:style-name="ce3" table:formula="of:=[.F68]*0.001*9.81*[.H69]*0.001-[.J68]" office:value-type="float" office:value="0.101451095824462">
            <text:p>0.1014510958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6"/>
          <table:table-cell/>
          <table:table-cell office:value-type="float" office:value="99">
            <text:p>99</text:p>
          </table:table-cell>
          <table:table-cell table:style-name="ce3" table:formula="of:=2.665-[.K68]-0.7" office:value-type="float" office:value="0.0930000000000001">
            <text:p>0.093</text:p>
          </table:table-cell>
          <table:table-cell table:style-name="ce3" table:formula="of:=[.F68]*0.001*9.81*[.H70]*0.001-[.J68]" office:value-type="float" office:value="0.223192410813816">
            <text:p>0.2231924108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>
            <text:p>160</text:p>
          </table:table-cell>
          <table:table-cell table:style-name="ce3" table:formula="of:=2.72-[.K68]-0.7" office:value-type="float" office:value="0.148">
            <text:p>0.148</text:p>
          </table:table-cell>
          <table:table-cell table:style-name="ce3" table:formula="of:=[.F68]*0.001*9.81*[.H71]*0.001-[.J68]" office:value-type="float" office:value="0.360715007375864">
            <text:p>0.3607150074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style-name="ce3" table:formula="of:=2.789-[.K68]-0.7" office:value-type="float" office:value="0.217">
            <text:p>0.217</text:p>
          </table:table-cell>
          <table:table-cell table:style-name="ce3" table:formula="of:=[.F68]*0.001*9.81*[.H72]*0.001-[.J68]" office:value-type="float" office:value="0.527545698287202">
            <text:p>0.5275456983</text:p>
          </table:table-cell>
          <table:table-cell table:number-columns-repeated="11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/>
          <table:table-cell table:style-name="ce3" table:formula="of:=COS(RADIANS(20))*300" office:value-type="float" office:value="281.907786235772">
            <text:p>281.9077862358</text:p>
          </table:table-cell>
          <table:table-cell/>
          <table:table-cell table:style-name="ce6" office:value-type="string">
            <text:p>bag</text:p>
          </table:table-cell>
          <table:table-cell table:formula="of:=2.883-[.K73]-0.7" office:value-type="float" office:value="0">
            <text:p>0</text:p>
          </table:table-cell>
          <table:table-cell table:style-name="ce5" table:formula="of:=3.0145-[.L73]" office:value-type="float" office:value="0">
            <text:p>0</text:p>
          </table:table-cell>
          <table:table-cell office:value-type="float" office:value="2.183">
            <text:p>2.183</text:p>
          </table:table-cell>
          <table:table-cell office:value-type="float" office:value="3.0145">
            <text:p>3.0145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6" office:value-type="float" office:value="45">
            <text:p>45</text:p>
          </table:table-cell>
          <table:table-cell table:formula="of:=2.933-[.K73]-0.7" office:value-type="float" office:value="0.0499999999999999">
            <text:p>0.05</text:p>
          </table:table-cell>
          <table:table-cell table:formula="of:=[.F73]*0.001*9.81*[.H69]*0.001-[.J73]" office:value-type="float" office:value="0.124448192233782">
            <text:p>0.1244481922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6"/>
          <table:table-cell/>
          <table:table-cell office:value-type="float" office:value="99">
            <text:p>99</text:p>
          </table:table-cell>
          <table:table-cell table:formula="of:=2.993-[.K73]-0.7" office:value-type="float" office:value="0.11">
            <text:p>0.11</text:p>
          </table:table-cell>
          <table:table-cell table:formula="of:=[.F73]*0.001*9.81*[.H70]*0.001-[.J73]" office:value-type="float" office:value="0.27378602291432">
            <text:p>0.2737860229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>
            <text:p>160</text:p>
          </table:table-cell>
          <table:table-cell table:formula="of:=3.062-[.K73]-0.7" office:value-type="float" office:value="0.179">
            <text:p>0.179</text:p>
          </table:table-cell>
          <table:table-cell table:formula="of:=[.F73]*0.001*9.81*[.H71]*0.001-[.J73]" office:value-type="float" office:value="0.442482461275669">
            <text:p>0.4424824613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formula="of:=3.142-[.K73]-0.7" office:value-type="float" office:value="0.259">
            <text:p>0.259</text:p>
          </table:table-cell>
          <table:table-cell table:formula="of:=[.F73]*0.001*9.81*[.H72]*0.001-[.J73]" office:value-type="float" office:value="0.647130599615665">
            <text:p>0.6471305996</text:p>
          </table:table-cell>
          <table:table-cell table:number-columns-repeated="11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/>
          <table:table-cell table:style-name="ce3" table:formula="of:=COS(RADIANS(20))*300" office:value-type="float" office:value="281.907786235772">
            <text:p>281.9077862358</text:p>
          </table:table-cell>
          <table:table-cell/>
          <table:table-cell table:style-name="ce6" office:value-type="string">
            <text:p>bag</text:p>
          </table:table-cell>
          <table:table-cell table:formula="of:=2.976-[.K78]-0.7" office:value-type="float" office:value="0">
            <text:p>0</text:p>
          </table:table-cell>
          <table:table-cell table:style-name="ce5" table:formula="of:=3.085-[.L78]" office:value-type="float" office:value="0">
            <text:p>0</text:p>
          </table:table-cell>
          <table:table-cell office:value-type="float" office:value="2.276">
            <text:p>2.276</text:p>
          </table:table-cell>
          <table:table-cell office:value-type="float" office:value="3.085">
            <text:p>3.085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6" office:value-type="float" office:value="45">
            <text:p>45</text:p>
          </table:table-cell>
          <table:table-cell table:formula="of:=3.025-[.K78]-0.7" office:value-type="float" office:value="0.049">
            <text:p>0.049</text:p>
          </table:table-cell>
          <table:table-cell table:formula="of:=[.F78]*0.001*9.81*[.H79]*0.001-[.J78]" office:value-type="float" office:value="0.124448192233782">
            <text:p>0.1244481922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6"/>
          <table:table-cell/>
          <table:table-cell office:value-type="float" office:value="99">
            <text:p>99</text:p>
          </table:table-cell>
          <table:table-cell table:formula="of:=3.089-[.K78]-0.7" office:value-type="float" office:value="0.113">
            <text:p>0.113</text:p>
          </table:table-cell>
          <table:table-cell table:formula="of:=[.F78]*0.001*9.81*[.H80]*0.001-[.J78]" office:value-type="float" office:value="0.27378602291432">
            <text:p>0.2737860229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>
            <text:p>160</text:p>
          </table:table-cell>
          <table:table-cell table:formula="of:=3.154-[.K78]-0.7" office:value-type="float" office:value="0.178">
            <text:p>0.178</text:p>
          </table:table-cell>
          <table:table-cell table:formula="of:=[.F78]*0.001*9.81*[.H81]*0.001-[.J78]" office:value-type="float" office:value="0.442482461275669">
            <text:p>0.4424824613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formula="of:=3.234-[.K78]-0.7" office:value-type="float" office:value="0.258">
            <text:p>0.258</text:p>
          </table:table-cell>
          <table:table-cell table:formula="of:=[.F78]*0.001*9.81*[.H82]*0.001-[.J78]" office:value-type="float" office:value="0.647130599615665">
            <text:p>0.6471305996</text:p>
          </table:table-cell>
          <table:table-cell table:number-columns-repeated="11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/>
          <table:table-cell table:style-name="ce3" table:formula="of:=COS(RADIANS(40))*300" office:value-type="float" office:value="229.813332935693">
            <text:p>229.8133329357</text:p>
          </table:table-cell>
          <table:table-cell/>
          <table:table-cell table:style-name="ce6" office:value-type="string">
            <text:p>bag</text:p>
          </table:table-cell>
          <table:table-cell table:formula="of:=2.705-[.K83]-0.7" office:value-type="float" office:value="0">
            <text:p>0</text:p>
          </table:table-cell>
          <table:table-cell table:style-name="ce5" table:formula="of:=2.485-[.L83]" office:value-type="float" office:value="0">
            <text:p>0</text:p>
          </table:table-cell>
          <table:table-cell office:value-type="float" office:value="2.005">
            <text:p>2.005</text:p>
          </table:table-cell>
          <table:table-cell office:value-type="float" office:value="2.485">
            <text:p>2.485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6" office:value-type="float" office:value="45">
            <text:p>45</text:p>
          </table:table-cell>
          <table:table-cell table:formula="of:=2.743-[.K83]-0.7" office:value-type="float" office:value="0.0379999999999999">
            <text:p>0.038</text:p>
          </table:table-cell>
          <table:table-cell table:formula="of:=[.F83]*0.001*9.81*[.H84]*0.001-[.J83]" office:value-type="float" office:value="0.101451095824462">
            <text:p>0.1014510958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6"/>
          <table:table-cell/>
          <table:table-cell office:value-type="float" office:value="99">
            <text:p>99</text:p>
          </table:table-cell>
          <table:table-cell table:formula="of:=2.791-[.K83]-0.7" office:value-type="float" office:value="0.086">
            <text:p>0.086</text:p>
          </table:table-cell>
          <table:table-cell table:formula="of:=[.F83]*0.001*9.81*[.H85]*0.001-[.J83]" office:value-type="float" office:value="0.223192410813816">
            <text:p>0.2231924108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>
            <text:p>160</text:p>
          </table:table-cell>
          <table:table-cell table:formula="of:=2.845-[.K83]-0.7" office:value-type="float" office:value="0.14">
            <text:p>0.14</text:p>
          </table:table-cell>
          <table:table-cell table:formula="of:=[.F83]*0.001*9.81*[.H86]*0.001-[.J83]" office:value-type="float" office:value="0.360715007375864">
            <text:p>0.3607150074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formula="of:=2.915-[.K83]-0.7" office:value-type="float" office:value="0.21">
            <text:p>0.21</text:p>
          </table:table-cell>
          <table:table-cell table:formula="of:=[.F83]*0.001*9.81*[.H87]*0.001-[.J83]" office:value-type="float" office:value="0.527545698287202">
            <text:p>0.5275456983</text:p>
          </table:table-cell>
          <table:table-cell table:number-columns-repeated="11"/>
        </table:table-row>
        <table:table-row table:style-name="ro3" table:number-rows-repeated="3">
          <table:table-cell table:style-name="Default" table:number-columns-repeated="13"/>
          <table:table-cell table:number-columns-repeated="8"/>
        </table:table-row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TRIAL</text:p>
          </table:table-cell>
          <table:table-cell table:style-name="ce1" office:value-type="string">
            <text:p>PART</text:p>
          </table:table-cell>
          <table:table-cell table:style-name="ce1" office:value-type="string">
            <text:p>JOINT</text:p>
          </table:table-cell>
          <table:table-cell table:style-name="ce1" office:value-type="string">
            <text:p>RAW NBR</text:p>
          </table:table-cell>
          <table:table-cell table:style-name="ce1" office:value-type="string">
            <text:p>DISTANCE JOINT-MASSE</text:p>
          </table:table-cell>
          <table:table-cell table:style-name="ce8"/>
          <table:table-cell table:style-name="ce1" office:value-type="string">
            <text:p>WEIGHT (g)</text:p>
          </table:table-cell>
          <table:table-cell table:style-name="ce1" office:value-type="string">
            <text:p>Delta V J1</text:p>
          </table:table-cell>
          <table:table-cell table:style-name="ce1" office:value-type="string">
            <text:p>delta tau J1</text:p>
          </table:table-cell>
          <table:table-cell table:style-name="ce1" office:value-type="string">
            <text:p>V0</text:p>
          </table:table-cell>
          <table:table-cell table:style-name="ce1" office:value-type="string">
            <text:p>Tau0</text:p>
          </table:table-cell>
          <table:table-cell table:style-name="ce8"/>
          <table:table-cell table:style-name="ce8" office:value-type="string">
            <text:p>Gain</text:p>
          </table:table-cell>
          <table:table-cell table:style-name="ce10" office:value-type="string">
            <text:p>moyenne quadratique</text:p>
          </table:table-cell>
          <table:table-cell office:value-type="string">
            <text:p>offset</text:p>
          </table:table-cell>
          <table:table-cell table:number-columns-repeated="5"/>
        </table:table-row>
        <table:table-row table:style-name="ro2">
          <table:table-cell table:style-name="ce2" office:value-type="date" office:date-value="2014-07-21">
            <text:p>07/21/14</text:p>
          </table:table-cell>
          <table:table-cell table:style-name="ce3"/>
          <table:table-cell table:style-name="ce3" office:value-type="string">
            <text:p>right arm</text:p>
          </table:table-cell>
          <table:table-cell table:style-name="ce3" office:value-type="string">
            <text:p>J1</text:p>
          </table:table-cell>
          <table:table-cell table:style-name="ce3" office:value-type="float" office:value="2">
            <text:p>2</text:p>
          </table:table-cell>
          <table:table-cell table:style-name="ce3" table:formula="of:=300*COS(RADIANS(0))" office:value-type="float" office:value="300">
            <text:p>300</text:p>
          </table:table-cell>
          <table:table-cell/>
          <table:table-cell table:style-name="ce6" office:value-type="string">
            <text:p>bag</text:p>
          </table:table-cell>
          <table:table-cell table:style-name="ce3" table:formula="of:=1.586-[.K92]" office:value-type="float" office:value="0">
            <text:p>0</text:p>
          </table:table-cell>
          <table:table-cell table:style-name="ce3" table:formula="of:=3.46-[.L92]" office:value-type="float" office:value="0">
            <text:p>0</text:p>
          </table:table-cell>
          <table:table-cell table:style-name="ce3" office:value-type="float" office:value="1.586">
            <text:p>1.586</text:p>
          </table:table-cell>
          <table:table-cell table:style-name="ce3" office:value-type="float" office:value="3.46">
            <text:p>3.46</text:p>
          </table:table-cell>
          <table:table-cell/>
          <table:table-cell office:value-type="float" office:value="2.5792">
            <text:p>2.5792</text:p>
          </table:table-cell>
          <table:table-cell table:formula="of:=SQRT(SUMSQ([.P92:.P96])/5)" office:value-type="float" office:value="0.60391614774641">
            <text:p>0.6039161477</text:p>
          </table:table-cell>
          <table:table-cell table:formula="of:=-[.L92]+[.N92]*[.K92]" office:value-type="float" office:value="0.6306112">
            <text:p>0.6306112</text:p>
          </table:table-cell>
          <table:table-cell table:number-columns-repeated="5"/>
        </table:table-row>
        <table:table-row table:style-name="ro1">
          <table:table-cell table:style-name="ce1" office:value-type="string">
            <text:p>J0</text:p>
          </table:table-cell>
          <table:table-cell table:style-name="ce1" office:value-type="string">
            <text:p>J1</text:p>
          </table:table-cell>
          <table:table-cell table:style-name="ce1" office:value-type="string">
            <text:p>J2</text:p>
          </table:table-cell>
          <table:table-cell table:style-name="ce1" office:value-type="string">
            <text:p>J3</text:p>
          </table:table-cell>
          <table:table-cell table:style-name="ce6" table:number-columns-repeated="2"/>
          <table:table-cell/>
          <table:table-cell table:style-name="ce6" office:value-type="float" office:value="45">
            <text:p>45</text:p>
          </table:table-cell>
          <table:table-cell table:style-name="ce3" table:formula="of:=1.637-[.K92]" office:value-type="float" office:value="0.0510000000000002">
            <text:p>0.051</text:p>
          </table:table-cell>
          <table:table-cell table:style-name="ce3" table:formula="of:=[.F92]*0.001*9.81*[.H93]*0.001-[.J92]" office:value-type="float" office:value="0.132435">
            <text:p>0.132435</text:p>
          </table:table-cell>
          <table:table-cell table:number-columns-repeated="5"/>
          <table:table-cell table:formula="of:=-[.L97]+[.N92]*[.K97]" office:value-type="float" office:value="0.470832">
            <text:p>0.470832</text:p>
          </table:table-cell>
          <table:table-cell table:number-columns-repeated="5"/>
        </table:table-row>
        <table:table-row table:style-name="ro1">
          <table:table-cell table:style-name="ce3" office:value-type="float" office:value="0">
            <text:p>0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table:number-columns-repeated="2"/>
          <table:table-cell/>
          <table:table-cell office:value-type="float" office:value="99">
            <text:p>99</text:p>
          </table:table-cell>
          <table:table-cell table:style-name="ce3" table:formula="of:=1.701-[.K92]" office:value-type="float" office:value="0.115">
            <text:p>0.115</text:p>
          </table:table-cell>
          <table:table-cell table:style-name="ce3" table:formula="of:=[.F92]*0.001*9.81*[.H94]*0.001-[.J92]" office:value-type="float" office:value="0.291357">
            <text:p>0.291357</text:p>
          </table:table-cell>
          <table:table-cell table:number-columns-repeated="5"/>
          <table:table-cell table:formula="of:=-[.L102]+[.N92]*[.K102]" office:value-type="float" office:value="0.6052752">
            <text:p>0.6052752</text:p>
          </table:table-cell>
          <table:table-cell table:number-columns-repeated="5"/>
        </table:table-row>
        <table:table-row table:style-name="ro1">
          <table:table-cell table:style-name="ce3" table:number-columns-repeated="6"/>
          <table:table-cell/>
          <table:table-cell office:value-type="float" office:value="160">
            <text:p>160</text:p>
          </table:table-cell>
          <table:table-cell table:style-name="ce3" table:formula="of:=1.769-[.K92]" office:value-type="float" office:value="0.183">
            <text:p>0.183</text:p>
          </table:table-cell>
          <table:table-cell table:style-name="ce3" table:formula="of:=[.F92]*0.001*9.81*[.H95]*0.001-[.J92]" office:value-type="float" office:value="0.47088">
            <text:p>0.47088</text:p>
          </table:table-cell>
          <table:table-cell table:number-columns-repeated="5"/>
          <table:table-cell table:formula="of:=-[.L107]+[.N92]*[.K107]" office:value-type="float" office:value="0.6730128">
            <text:p>0.6730128</text:p>
          </table:table-cell>
          <table:table-cell table:number-columns-repeated="5"/>
        </table:table-row>
        <table:table-row table:style-name="ro1">
          <table:table-cell table:style-name="ce4"/>
          <table:table-cell table:number-columns-repeated="6"/>
          <table:table-cell office:value-type="float" office:value="234">
            <text:p>234</text:p>
          </table:table-cell>
          <table:table-cell table:style-name="ce3" table:formula="of:=1.856-[.K92]" office:value-type="float" office:value="0.27">
            <text:p>0.27</text:p>
          </table:table-cell>
          <table:table-cell table:style-name="ce3" table:formula="of:=[.F92]*0.001*9.81*[.H96]*0.001-[.J92]" office:value-type="float" office:value="0.688662">
            <text:p>0.688662</text:p>
          </table:table-cell>
          <table:table-cell table:number-columns-repeated="5"/>
          <table:table-cell table:formula="of:=-[.L112]+[.N92]*[.K112]" office:value-type="float" office:value="0.620416">
            <text:p>0.620416</text:p>
          </table:table-cell>
          <table:table-cell table:number-columns-repeated="5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/>
          <table:table-cell table:style-name="ce3" table:formula="of:=COS(RADIANS(40))*300" office:value-type="float" office:value="229.813332935693">
            <text:p>229.8133329357</text:p>
          </table:table-cell>
          <table:table-cell/>
          <table:table-cell table:style-name="ce6" office:value-type="string">
            <text:p>bag</text:p>
          </table:table-cell>
          <table:table-cell table:style-name="ce3" table:formula="of:=1.21-[.K97]" office:value-type="float" office:value="0">
            <text:p>0</text:p>
          </table:table-cell>
          <table:table-cell table:style-name="ce3" table:formula="of:=2.65-[.L97]" office:value-type="float" office:value="0">
            <text:p>0</text:p>
          </table:table-cell>
          <table:table-cell table:style-name="ce3" office:value-type="float" office:value="1.21">
            <text:p>1.21</text:p>
          </table:table-cell>
          <table:table-cell table:style-name="ce3" office:value-type="float" office:value="2.65">
            <text:p>2.65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6" office:value-type="float" office:value="45">
            <text:p>45</text:p>
          </table:table-cell>
          <table:table-cell table:style-name="ce3" table:formula="of:=1.256-[.K97]" office:value-type="float" office:value="0.046">
            <text:p>0.046</text:p>
          </table:table-cell>
          <table:table-cell table:style-name="ce3" table:formula="of:=[.F97]*0.001*9.81*[.H98]*0.001-[.J97]" office:value-type="float" office:value="0.101451095824462">
            <text:p>0.1014510958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6"/>
          <table:table-cell/>
          <table:table-cell office:value-type="float" office:value="99">
            <text:p>99</text:p>
          </table:table-cell>
          <table:table-cell table:style-name="ce3" table:formula="of:=1.306-[.K97]" office:value-type="float" office:value="0.0960000000000001">
            <text:p>0.096</text:p>
          </table:table-cell>
          <table:table-cell table:style-name="ce3" table:formula="of:=[.F97]*0.001*9.81*[.H99]*0.001-[.J97]" office:value-type="float" office:value="0.223192410813816">
            <text:p>0.2231924108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>
            <text:p>160</text:p>
          </table:table-cell>
          <table:table-cell table:style-name="ce3" table:formula="of:=1.359-[.K97]" office:value-type="float" office:value="0.149">
            <text:p>0.149</text:p>
          </table:table-cell>
          <table:table-cell table:style-name="ce3" table:formula="of:=[.F97]*0.001*9.81*[.H100]*0.001-[.J97]" office:value-type="float" office:value="0.360715007375864">
            <text:p>0.3607150074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style-name="ce3" table:formula="of:=1.427-[.K97]" office:value-type="float" office:value="0.217">
            <text:p>0.217</text:p>
          </table:table-cell>
          <table:table-cell table:style-name="ce3" table:formula="of:=[.F97]*0.001*9.81*[.H101]*0.001-[.J97]" office:value-type="float" office:value="0.527545698287202">
            <text:p>0.5275456983</text:p>
          </table:table-cell>
          <table:table-cell table:number-columns-repeated="11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/>
          <table:table-cell table:style-name="ce3" table:formula="of:=COS(RADIANS(20))*300" office:value-type="float" office:value="281.907786235772">
            <text:p>281.9077862358</text:p>
          </table:table-cell>
          <table:table-cell/>
          <table:table-cell table:style-name="ce6" office:value-type="string">
            <text:p>bag</text:p>
          </table:table-cell>
          <table:table-cell table:formula="of:=1.506-[.K102]" office:value-type="float" office:value="0">
            <text:p>0</text:p>
          </table:table-cell>
          <table:table-cell table:style-name="ce5" table:formula="of:=3.279-[.L102]" office:value-type="float" office:value="0">
            <text:p>0</text:p>
          </table:table-cell>
          <table:table-cell office:value-type="float" office:value="1.506">
            <text:p>1.506</text:p>
          </table:table-cell>
          <table:table-cell office:value-type="float" office:value="3.279">
            <text:p>3.279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6" office:value-type="float" office:value="45">
            <text:p>45</text:p>
          </table:table-cell>
          <table:table-cell table:formula="of:=1.55-[.K102]" office:value-type="float" office:value="0.044">
            <text:p>0.044</text:p>
          </table:table-cell>
          <table:table-cell table:formula="of:=[.F102]*0.001*9.81*[.H98]*0.001-[.J102]" office:value-type="float" office:value="0.124448192233782">
            <text:p>0.1244481922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6"/>
          <table:table-cell/>
          <table:table-cell office:value-type="float" office:value="99">
            <text:p>99</text:p>
          </table:table-cell>
          <table:table-cell table:formula="of:=1.608-[.K102]" office:value-type="float" office:value="0.102">
            <text:p>0.102</text:p>
          </table:table-cell>
          <table:table-cell table:formula="of:=[.F102]*0.001*9.81*[.H99]*0.001-[.J102]" office:value-type="float" office:value="0.27378602291432">
            <text:p>0.2737860229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>
            <text:p>160</text:p>
          </table:table-cell>
          <table:table-cell table:formula="of:=1.676-[.K102]" office:value-type="float" office:value="0.17">
            <text:p>0.17</text:p>
          </table:table-cell>
          <table:table-cell table:formula="of:=[.F102]*0.001*9.81*[.H100]*0.001-[.J102]" office:value-type="float" office:value="0.442482461275669">
            <text:p>0.4424824613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formula="of:=1.755-[.K102]" office:value-type="float" office:value="0.249">
            <text:p>0.249</text:p>
          </table:table-cell>
          <table:table-cell table:formula="of:=[.F102]*0.001*9.81*[.H101]*0.001-[.J102]" office:value-type="float" office:value="0.647130599615665">
            <text:p>0.6471305996</text:p>
          </table:table-cell>
          <table:table-cell table:number-columns-repeated="11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/>
          <table:table-cell table:style-name="ce3" table:formula="of:=COS(RADIANS(20))*300" office:value-type="float" office:value="281.907786235772">
            <text:p>281.9077862358</text:p>
          </table:table-cell>
          <table:table-cell/>
          <table:table-cell table:style-name="ce6" office:value-type="string">
            <text:p>bag</text:p>
          </table:table-cell>
          <table:table-cell table:formula="of:=1.509-[.K107]" office:value-type="float" office:value="0">
            <text:p>0</text:p>
          </table:table-cell>
          <table:table-cell table:style-name="ce5" table:formula="of:=3.219-[.L107]" office:value-type="float" office:value="0">
            <text:p>0</text:p>
          </table:table-cell>
          <table:table-cell office:value-type="float" office:value="1.509">
            <text:p>1.509</text:p>
          </table:table-cell>
          <table:table-cell office:value-type="float" office:value="3.219">
            <text:p>3.219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6" office:value-type="float" office:value="45">
            <text:p>45</text:p>
          </table:table-cell>
          <table:table-cell table:formula="of:=1.558-[.K107]" office:value-type="float" office:value="0.0490000000000002">
            <text:p>0.049</text:p>
          </table:table-cell>
          <table:table-cell table:formula="of:=[.F107]*0.001*9.81*[.H108]*0.001-[.J107]" office:value-type="float" office:value="0.124448192233782">
            <text:p>0.1244481922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6"/>
          <table:table-cell/>
          <table:table-cell office:value-type="float" office:value="99">
            <text:p>99</text:p>
          </table:table-cell>
          <table:table-cell table:formula="of:=1.613-[.K107]" office:value-type="float" office:value="0.104">
            <text:p>0.104</text:p>
          </table:table-cell>
          <table:table-cell table:formula="of:=[.F107]*0.001*9.81*[.H109]*0.001-[.J107]" office:value-type="float" office:value="0.27378602291432">
            <text:p>0.2737860229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>
            <text:p>160</text:p>
          </table:table-cell>
          <table:table-cell table:formula="of:=1.676-[.K107]" office:value-type="float" office:value="0.167">
            <text:p>0.167</text:p>
          </table:table-cell>
          <table:table-cell table:formula="of:=[.F107]*0.001*9.81*[.H110]*0.001-[.J107]" office:value-type="float" office:value="0.442482461275669">
            <text:p>0.4424824613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formula="of:=1.7525-[.K107]" office:value-type="float" office:value="0.2435">
            <text:p>0.2435</text:p>
          </table:table-cell>
          <table:table-cell table:formula="of:=[.F107]*0.001*9.81*[.H111]*0.001-[.J107]" office:value-type="float" office:value="0.647130599615665">
            <text:p>0.6471305996</text:p>
          </table:table-cell>
          <table:table-cell table:number-columns-repeated="11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/>
          <table:table-cell table:style-name="ce3" table:formula="of:=COS(RADIANS(40))*300" office:value-type="float" office:value="229.813332935693">
            <text:p>229.8133329357</text:p>
          </table:table-cell>
          <table:table-cell/>
          <table:table-cell table:style-name="ce6" office:value-type="string">
            <text:p>bag</text:p>
          </table:table-cell>
          <table:table-cell table:formula="of:=1.23-[.K112]" office:value-type="float" office:value="0">
            <text:p>0</text:p>
          </table:table-cell>
          <table:table-cell table:style-name="ce5" table:formula="of:=2.552-[.L112]" office:value-type="float" office:value="0">
            <text:p>0</text:p>
          </table:table-cell>
          <table:table-cell office:value-type="float" office:value="1.23">
            <text:p>1.23</text:p>
          </table:table-cell>
          <table:table-cell office:value-type="float" office:value="2.552">
            <text:p>2.552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6" office:value-type="float" office:value="45">
            <text:p>45</text:p>
          </table:table-cell>
          <table:table-cell table:formula="of:=1.267-[.K112]" office:value-type="float" office:value="0.0369999999999999">
            <text:p>0.037</text:p>
          </table:table-cell>
          <table:table-cell table:formula="of:=[.F112]*0.001*9.81*[.H113]*0.001-[.J112]" office:value-type="float" office:value="0.101451095824462">
            <text:p>0.1014510958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6"/>
          <table:table-cell/>
          <table:table-cell office:value-type="float" office:value="99">
            <text:p>99</text:p>
          </table:table-cell>
          <table:table-cell table:formula="of:=1.313-[.K112]" office:value-type="float" office:value="0.083">
            <text:p>0.083</text:p>
          </table:table-cell>
          <table:table-cell table:formula="of:=[.F112]*0.001*9.81*[.H114]*0.001-[.J112]" office:value-type="float" office:value="0.223192410813816">
            <text:p>0.2231924108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>
            <text:p>160</text:p>
          </table:table-cell>
          <table:table-cell table:formula="of:=1.365-[.K112]" office:value-type="float" office:value="0.135">
            <text:p>0.135</text:p>
          </table:table-cell>
          <table:table-cell table:formula="of:=[.F112]*0.001*9.81*[.H115]*0.001-[.J112]" office:value-type="float" office:value="0.360715007375864">
            <text:p>0.3607150074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formula="of:=1.429-[.K112]" office:value-type="float" office:value="0.199">
            <text:p>0.199</text:p>
          </table:table-cell>
          <table:table-cell table:formula="of:=[.F112]*0.001*9.81*[.H116]*0.001-[.J112]" office:value-type="float" office:value="0.527545698287202">
            <text:p>0.5275456983</text:p>
          </table:table-cell>
          <table:table-cell table:number-columns-repeated="11"/>
        </table:table-row>
        <table:table-row table:style-name="ro3" table:number-rows-repeated="5">
          <table:table-cell table:style-name="Default" table:number-columns-repeated="13"/>
          <table:table-cell table:number-columns-repeated="8"/>
        </table:table-row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TRIAL</text:p>
          </table:table-cell>
          <table:table-cell table:style-name="ce1" office:value-type="string">
            <text:p>PART</text:p>
          </table:table-cell>
          <table:table-cell table:style-name="ce1" office:value-type="string">
            <text:p>JOINT</text:p>
          </table:table-cell>
          <table:table-cell table:style-name="ce1" office:value-type="string">
            <text:p>RAW NBR</text:p>
          </table:table-cell>
          <table:table-cell table:style-name="ce1" office:value-type="string">
            <text:p>DISTANCE JOINT-MASSE</text:p>
          </table:table-cell>
          <table:table-cell table:style-name="ce8"/>
          <table:table-cell table:style-name="ce1" office:value-type="string">
            <text:p>WEIGHT (g)</text:p>
          </table:table-cell>
          <table:table-cell table:style-name="ce1" office:value-type="string">
            <text:p>Delta V J3</text:p>
          </table:table-cell>
          <table:table-cell table:style-name="ce1" office:value-type="string">
            <text:p>delta tau J3</text:p>
          </table:table-cell>
          <table:table-cell table:style-name="ce1" office:value-type="string">
            <text:p>V0</text:p>
          </table:table-cell>
          <table:table-cell table:style-name="ce1" office:value-type="string">
            <text:p>Tau0</text:p>
          </table:table-cell>
          <table:table-cell table:style-name="ce8"/>
          <table:table-cell table:style-name="ce8" office:value-type="string">
            <text:p>Gain</text:p>
          </table:table-cell>
          <table:table-cell table:style-name="ce10" office:value-type="string">
            <text:p>moyenne quadratique</text:p>
          </table:table-cell>
          <table:table-cell office:value-type="string">
            <text:p>offset</text:p>
          </table:table-cell>
          <table:table-cell table:number-columns-repeated="5"/>
        </table:table-row>
        <table:table-row table:style-name="ro2">
          <table:table-cell table:style-name="ce2" office:value-type="date" office:date-value="2014-07-21">
            <text:p>07/21/14</text:p>
          </table:table-cell>
          <table:table-cell table:style-name="ce3"/>
          <table:table-cell table:style-name="ce3" office:value-type="string">
            <text:p>right arm</text:p>
          </table:table-cell>
          <table:table-cell table:style-name="ce3" office:value-type="string">
            <text:p>J3</text:p>
          </table:table-cell>
          <table:table-cell table:style-name="ce3" office:value-type="float" office:value="3">
            <text:p>3</text:p>
          </table:table-cell>
          <table:table-cell table:style-name="ce3" table:formula="of:=140*COS(RADIANS(40))" office:value-type="float" office:value="107.246222036657">
            <text:p>107.2462220367</text:p>
          </table:table-cell>
          <table:table-cell/>
          <table:table-cell table:style-name="ce6" office:value-type="string">
            <text:p>bag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3" office:value-type="float" office:value="1.501">
            <text:p>1.501</text:p>
          </table:table-cell>
          <table:table-cell table:style-name="Default" office:value-type="float" office:value="-0.6885">
            <text:p>-0.6885</text:p>
          </table:table-cell>
          <table:table-cell/>
          <table:table-cell office:value-type="float" office:value="3.4608">
            <text:p>3.4608</text:p>
          </table:table-cell>
          <table:table-cell table:formula="of:=SQRT(SUMSQ([.P123:.P126])/4)" office:value-type="float" office:value="5.94805295911596">
            <text:p>5.9480529591</text:p>
          </table:table-cell>
          <table:table-cell table:formula="of:=-[.L123]+[.N123]*[.K123]" office:value-type="float" office:value="5.8831608">
            <text:p>5.8831608</text:p>
          </table:table-cell>
          <table:table-cell table:number-columns-repeated="5"/>
        </table:table-row>
        <table:table-row table:style-name="ro1">
          <table:table-cell table:style-name="ce1" office:value-type="string">
            <text:p>J0</text:p>
          </table:table-cell>
          <table:table-cell table:style-name="ce1" office:value-type="string">
            <text:p>J1</text:p>
          </table:table-cell>
          <table:table-cell table:style-name="ce1" office:value-type="string">
            <text:p>J2</text:p>
          </table:table-cell>
          <table:table-cell table:style-name="ce1" office:value-type="string">
            <text:p>J3</text:p>
          </table:table-cell>
          <table:table-cell table:style-name="ce6" table:number-columns-repeated="2"/>
          <table:table-cell/>
          <table:table-cell table:style-name="ce6" office:value-type="float" office:value="45">
            <text:p>45</text:p>
          </table:table-cell>
          <table:table-cell table:style-name="Default" table:formula="of:=1.517-1.501" office:value-type="float" office:value="0.016">
            <text:p>0.016</text:p>
          </table:table-cell>
          <table:table-cell table:style-name="Default" table:formula="of:=0.766*0.14*9.81*0.045" office:value-type="float" office:value="0.047341098">
            <text:p>0.047341098</text:p>
          </table:table-cell>
          <table:table-cell table:number-columns-repeated="5"/>
          <table:table-cell table:formula="of:=-[.L128]+[.N123]*[.K128]" office:value-type="float" office:value="5.952936">
            <text:p>5.952936</text:p>
          </table:table-cell>
          <table:table-cell table:number-columns-repeated="4"/>
          <table:table-cell office:value-type="float" office:value="-0.6885">
            <text:p>-0.6885</text:p>
          </table:table-cell>
        </table:table-row>
        <table:table-row table:style-name="ro1">
          <table:table-cell table:style-name="ce3" office:value-type="float" office:value="-35">
            <text:p>-35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-24">
            <text:p>-24</text:p>
          </table:table-cell>
          <table:table-cell table:style-name="ce3" office:value-type="float" office:value="15">
            <text:p>15</text:p>
          </table:table-cell>
          <table:table-cell table:style-name="ce3" table:number-columns-repeated="2"/>
          <table:table-cell/>
          <table:table-cell office:value-type="float" office:value="99">
            <text:p>99</text:p>
          </table:table-cell>
          <table:table-cell table:style-name="Default" table:formula="of:=1.536-1.501" office:value-type="float" office:value="0.0350000000000001">
            <text:p>0.035</text:p>
          </table:table-cell>
          <table:table-cell table:style-name="Default" table:formula="of:=0.766*0.14*9.81*0.099" office:value-type="float" office:value="0.1041504156">
            <text:p>0.1041504156</text:p>
          </table:table-cell>
          <table:table-cell table:number-columns-repeated="5"/>
          <table:table-cell table:formula="of:=-[.L133]+[.N123]*[.K133]" office:value-type="float" office:value="5.981456">
            <text:p>5.981456</text:p>
          </table:table-cell>
          <table:table-cell table:number-columns-repeated="4"/>
          <table:table-cell office:value-type="float" office:value="-0.606">
            <text:p>-0.606</text:p>
          </table:table-cell>
        </table:table-row>
        <table:table-row table:style-name="ro1">
          <table:table-cell table:style-name="ce3" table:number-columns-repeated="6"/>
          <table:table-cell/>
          <table:table-cell office:value-type="float" office:value="160">
            <text:p>160</text:p>
          </table:table-cell>
          <table:table-cell table:style-name="Default" table:formula="of:=1.557-1.501" office:value-type="float" office:value="0.0560000000000001">
            <text:p>0.056</text:p>
          </table:table-cell>
          <table:table-cell table:style-name="Default" table:formula="of:=0.766*0.14*9.81*0.16" office:value-type="float" office:value="0.168323904">
            <text:p>0.168323904</text:p>
          </table:table-cell>
          <table:table-cell table:number-columns-repeated="5"/>
          <table:table-cell table:formula="of:=-[.L138]+[.N123]*[.K138]" office:value-type="float" office:value="5.974152">
            <text:p>5.974152</text:p>
          </table:table-cell>
          <table:table-cell table:number-columns-repeated="4"/>
          <table:table-cell office:value-type="float" office:value="-0.548">
            <text:p>-0.548</text:p>
          </table:table-cell>
        </table:table-row>
        <table:table-row table:style-name="ro1">
          <table:table-cell table:style-name="ce4"/>
          <table:table-cell table:number-columns-repeated="6"/>
          <table:table-cell office:value-type="float" office:value="234">
            <text:p>234</text:p>
          </table:table-cell>
          <table:table-cell table:style-name="Default" table:formula="of:=1.585-1.501" office:value-type="float" office:value="0.0840000000000001">
            <text:p>0.084</text:p>
          </table:table-cell>
          <table:table-cell table:style-name="Default" table:formula="of:=0.766*0.14*9.81*0.234" office:value-type="float" office:value="0.2461737096">
            <text:p>0.2461737096</text:p>
          </table:table-cell>
          <table:table-cell table:number-columns-repeated="10"/>
          <table:table-cell office:value-type="float" office:value="-0.558">
            <text:p>-0.558</text:p>
          </table:table-cell>
        </table:table-row>
        <table:table-row table:style-name="ro2">
          <table:table-cell office:value-type="float" office:value="-55">
            <text:p>-55</text:p>
          </table:table-cell>
          <table:table-cell office:value-type="float" office:value="30">
            <text:p>30</text:p>
          </table:table-cell>
          <table:table-cell office:value-type="float" office:value="-5">
            <text:p>-5</text:p>
          </table:table-cell>
          <table:table-cell office:value-type="float" office:value="15">
            <text:p>15</text:p>
          </table:table-cell>
          <table:table-cell/>
          <table:table-cell table:style-name="ce3" table:formula="of:=COS(RADIANS(20))*140" office:value-type="float" office:value="131.556966910027">
            <text:p>131.55696691</text:p>
          </table:table-cell>
          <table:table-cell/>
          <table:table-cell table:style-name="ce6" office:value-type="string">
            <text:p>bag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3" office:value-type="float" office:value="1.545">
            <text:p>1.545</text:p>
          </table:table-cell>
          <table:table-cell table:style-name="Default" office:value-type="float" office:value="-0.606">
            <text:p>-0.606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6" office:value-type="float" office:value="45">
            <text:p>45</text:p>
          </table:table-cell>
          <table:table-cell table:style-name="Default" table:formula="of:=1.563-1.545" office:value-type="float" office:value="0.0180000000000002">
            <text:p>0.018</text:p>
          </table:table-cell>
          <table:table-cell table:style-name="Default" table:formula="of:=0.9397*0.14*9.81*0.045" office:value-type="float" office:value="0.0580762791">
            <text:p>0.0580762791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6"/>
          <table:table-cell/>
          <table:table-cell office:value-type="float" office:value="99">
            <text:p>99</text:p>
          </table:table-cell>
          <table:table-cell table:style-name="Default" table:formula="of:=1.581-1.545" office:value-type="float" office:value="0.036">
            <text:p>0.036</text:p>
          </table:table-cell>
          <table:table-cell table:style-name="Default" table:formula="of:=0.9397*0.14*9.81*0.099" office:value-type="float" office:value="0.12776781402">
            <text:p>0.127767814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>
            <text:p>160</text:p>
          </table:table-cell>
          <table:table-cell table:style-name="Default" table:formula="of:=1.602-1.545" office:value-type="float" office:value="0.0569999999999999">
            <text:p>0.057</text:p>
          </table:table-cell>
          <table:table-cell table:style-name="Default" table:formula="of:=0.9397*0.14*9.81*0.16" office:value-type="float" office:value="0.2064934368">
            <text:p>0.2064934368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style-name="Default" table:formula="of:=1.633-1.545" office:value-type="float" office:value="0.0880000000000001">
            <text:p>0.088</text:p>
          </table:table-cell>
          <table:table-cell table:style-name="Default" table:formula="of:=0.9397*0.14*9.81*0.234" office:value-type="float" office:value="0.30199665132">
            <text:p>0.3019966513</text:p>
          </table:table-cell>
          <table:table-cell table:number-columns-repeated="11"/>
        </table:table-row>
        <table:table-row table:style-name="ro2">
          <table:table-cell office:value-type="float" office:value="-75">
            <text:p>-75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  <table:table-cell table:style-name="ce3" table:formula="of:=COS(RADIANS(0))*140" office:value-type="float" office:value="140">
            <text:p>140</text:p>
          </table:table-cell>
          <table:table-cell/>
          <table:table-cell table:style-name="ce6" office:value-type="string">
            <text:p>bag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1.57">
            <text:p>1.57</text:p>
          </table:table-cell>
          <table:table-cell table:style-name="Default" office:value-type="float" office:value="-0.548">
            <text:p>-0.548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6" office:value-type="float" office:value="45">
            <text:p>45</text:p>
          </table:table-cell>
          <table:table-cell table:style-name="Default" table:formula="of:=1.587-1.57" office:value-type="float" office:value="0.0169999999999999">
            <text:p>0.017</text:p>
          </table:table-cell>
          <table:table-cell table:style-name="Default" table:formula="of:=0.14*9.81*0.045" office:value-type="float" office:value="0.061803">
            <text:p>0.061803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6"/>
          <table:table-cell/>
          <table:table-cell office:value-type="float" office:value="99">
            <text:p>99</text:p>
          </table:table-cell>
          <table:table-cell table:style-name="Default" table:formula="of:=1.606-1.57" office:value-type="float" office:value="0.0359999999999998">
            <text:p>0.036</text:p>
          </table:table-cell>
          <table:table-cell table:style-name="Default" table:formula="of:=0.14*9.81*0.099" office:value-type="float" office:value="0.1359666">
            <text:p>0.1359666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>
            <text:p>160</text:p>
          </table:table-cell>
          <table:table-cell table:style-name="Default" table:formula="of:=1.63-1.57" office:value-type="float" office:value="0.0599999999999998">
            <text:p>0.06</text:p>
          </table:table-cell>
          <table:table-cell table:style-name="Default" table:formula="of:=0.14*9.81*0.16" office:value-type="float" office:value="0.219744">
            <text:p>0.219744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style-name="Default" table:formula="of:=1.659-1.57" office:value-type="float" office:value="0.089">
            <text:p>0.089</text:p>
          </table:table-cell>
          <table:table-cell table:style-name="Default" table:formula="of:=0.14*9.81*0.234" office:value-type="float" office:value="0.3213756">
            <text:p>0.3213756</text:p>
          </table:table-cell>
          <table:table-cell table:number-columns-repeated="11"/>
        </table:table-row>
        <table:table-row table:style-name="ro2">
          <table:table-cell office:value-type="float" office:value="-96">
            <text:p>-96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/>
          <table:table-cell table:style-name="ce3" table:formula="of:=COS(RADIANS(21))*140" office:value-type="float" office:value="130.701259709608">
            <text:p>130.7012597096</text:p>
          </table:table-cell>
          <table:table-cell/>
          <table:table-cell table:style-name="ce6" office:value-type="string">
            <text:p>bag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1.565">
            <text:p>1.565</text:p>
          </table:table-cell>
          <table:table-cell table:style-name="Default" office:value-type="float" office:value="-0.558">
            <text:p>-0.558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6" office:value-type="float" office:value="45">
            <text:p>45</text:p>
          </table:table-cell>
          <table:table-cell table:style-name="Default" table:formula="of:=1.581-1.565" office:value-type="float" office:value="0.016">
            <text:p>0.016</text:p>
          </table:table-cell>
          <table:table-cell table:style-name="Default" table:formula="of:=0.9336*0.14*9.81*0.045" office:value-type="float" office:value="0.0576992808">
            <text:p>0.0576992808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6"/>
          <table:table-cell/>
          <table:table-cell office:value-type="float" office:value="99">
            <text:p>99</text:p>
          </table:table-cell>
          <table:table-cell table:style-name="Default" table:formula="of:=1.599-1.565" office:value-type="float" office:value="0.034">
            <text:p>0.034</text:p>
          </table:table-cell>
          <table:table-cell table:style-name="Default" table:formula="of:=0.9336*0.14*9.81*0.099" office:value-type="float" office:value="0.12693841776">
            <text:p>0.1269384178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>
            <text:p>160</text:p>
          </table:table-cell>
          <table:table-cell table:style-name="Default" table:formula="of:=1.619-1.565" office:value-type="float" office:value="0.0540000000000001">
            <text:p>0.054</text:p>
          </table:table-cell>
          <table:table-cell table:style-name="Default" table:formula="of:=0.9336*0.14*9.81*0.16" office:value-type="float" office:value="0.2051529984">
            <text:p>0.2051529984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style-name="Default" table:formula="of:=1.644-1.565" office:value-type="float" office:value="0.0790000000000002">
            <text:p>0.079</text:p>
          </table:table-cell>
          <table:table-cell table:style-name="Default" table:formula="of:=0.9336*0.14*9.81*0.234" office:value-type="float" office:value="0.30003626016">
            <text:p>0.3000362602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3"/>
          <table:table-cell/>
          <table:table-cell table:style-name="ce6"/>
          <table:table-cell/>
          <table:table-cell table:style-name="ce5"/>
          <table:table-cell table:number-columns-repeated="11"/>
        </table:table-row>
        <table:table-row table:style-name="ro1">
          <table:table-cell table:number-columns-repeated="5"/>
          <table:table-cell table:style-name="Default"/>
          <table:table-cell/>
          <table:table-cell table:style-name="ce6"/>
          <table:table-cell table:number-columns-repeated="13"/>
        </table:table-row>
        <table:table-row table:style-name="ro1">
          <table:table-cell table:number-columns-repeated="5"/>
          <table:table-cell table:style-name="ce6"/>
          <table:table-cell table:number-columns-repeated="15"/>
        </table:table-row>
        <table:table-row table:style-name="ro1" table:number-rows-repeated="2">
          <table:table-cell table:number-columns-repeated="21"/>
        </table:table-row>
        <table:table-row table:style-name="ro1" table:number-rows-repeated="5">
          <table:table-cell table:style-name="Default" table:number-columns-repeated="13"/>
          <table:table-cell table:number-columns-repeated="8"/>
        </table:table-row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TRIAL</text:p>
          </table:table-cell>
          <table:table-cell table:style-name="ce1" office:value-type="string">
            <text:p>PART</text:p>
          </table:table-cell>
          <table:table-cell table:style-name="ce1" office:value-type="string">
            <text:p>JOINT</text:p>
          </table:table-cell>
          <table:table-cell table:style-name="ce1" office:value-type="string">
            <text:p>RAW NBR</text:p>
          </table:table-cell>
          <table:table-cell table:style-name="ce1" office:value-type="string">
            <text:p>DISTANCE JOINT-MASSE</text:p>
          </table:table-cell>
          <table:table-cell table:style-name="ce8"/>
          <table:table-cell table:style-name="ce1" office:value-type="string">
            <text:p>WEIGHT (g)</text:p>
          </table:table-cell>
          <table:table-cell table:style-name="ce1" office:value-type="string">
            <text:p>Delta V J0</text:p>
          </table:table-cell>
          <table:table-cell table:style-name="ce1" office:value-type="string">
            <text:p>delta tau J0</text:p>
          </table:table-cell>
          <table:table-cell table:style-name="ce1" office:value-type="string">
            <text:p>V0</text:p>
          </table:table-cell>
          <table:table-cell table:style-name="ce1" office:value-type="string">
            <text:p>Tau0</text:p>
          </table:table-cell>
          <table:table-cell table:style-name="ce8"/>
          <table:table-cell table:style-name="ce8" office:value-type="string">
            <text:p>Gain</text:p>
          </table:table-cell>
          <table:table-cell table:style-name="ce10" office:value-type="string">
            <text:p>moyenne quadratique</text:p>
          </table:table-cell>
          <table:table-cell office:value-type="string">
            <text:p>offset</text:p>
          </table:table-cell>
          <table:table-cell table:number-columns-repeated="5"/>
        </table:table-row>
        <table:table-row table:style-name="ro2">
          <table:table-cell table:style-name="ce2" office:value-type="date" office:date-value="2014-07-21">
            <text:p>07/21/14</text:p>
          </table:table-cell>
          <table:table-cell table:style-name="ce3"/>
          <table:table-cell table:style-name="ce3" office:value-type="string">
            <text:p>right arm</text:p>
          </table:table-cell>
          <table:table-cell table:style-name="ce3" office:value-type="string">
            <text:p>J0 </text:p>
          </table:table-cell>
          <table:table-cell table:style-name="ce3" office:value-type="float" office:value="1">
            <text:p>1</text:p>
          </table:table-cell>
          <table:table-cell table:style-name="ce3" table:formula="of:=160*COS(RADIANS(55))+140*COS(RADIANS(40))" office:value-type="float" office:value="199.018451852824">
            <text:p>199.0184518528</text:p>
          </table:table-cell>
          <table:table-cell/>
          <table:table-cell table:style-name="ce6" office:value-type="string">
            <text:p>bag</text:p>
          </table:table-cell>
          <table:table-cell table:style-name="ce3" table:formula="of:=-1.908-[.K154]+2.33" office:value-type="float" office:value="0">
            <text:p>0</text:p>
          </table:table-cell>
          <table:table-cell table:style-name="ce3" table:formula="of:=-2.4118-[.L154]" office:value-type="float" office:value="0">
            <text:p>0</text:p>
          </table:table-cell>
          <table:table-cell table:style-name="ce3" table:formula="of:=-1.908+2.33" office:value-type="float" office:value="0.422">
            <text:p>0.422</text:p>
          </table:table-cell>
          <table:table-cell table:style-name="ce3" office:value-type="float" office:value="-2.4118">
            <text:p>-2.4118</text:p>
          </table:table-cell>
          <table:table-cell/>
          <table:table-cell office:value-type="float" office:value="2.7579">
            <text:p>2.7579</text:p>
          </table:table-cell>
          <table:table-cell table:formula="of:=SQRT(SUMSQ([.P154:.P157])/4)" office:value-type="float" office:value="3.18694112152662">
            <text:p>3.1869411215</text:p>
          </table:table-cell>
          <table:table-cell table:formula="of:=-[.L154]+[.N154]*[.K154]" office:value-type="float" office:value="3.5756338">
            <text:p>3.5756338</text:p>
          </table:table-cell>
          <table:table-cell table:number-columns-repeated="5"/>
        </table:table-row>
        <table:table-row table:style-name="ro1">
          <table:table-cell table:style-name="ce1" office:value-type="string">
            <text:p>J0</text:p>
          </table:table-cell>
          <table:table-cell table:style-name="ce1" office:value-type="string">
            <text:p>J1</text:p>
          </table:table-cell>
          <table:table-cell table:style-name="ce1" office:value-type="string">
            <text:p>J2</text:p>
          </table:table-cell>
          <table:table-cell table:style-name="ce1" office:value-type="string">
            <text:p>J3</text:p>
          </table:table-cell>
          <table:table-cell table:style-name="ce6" table:number-columns-repeated="2"/>
          <table:table-cell/>
          <table:table-cell table:style-name="ce6" office:value-type="float" office:value="45">
            <text:p>45</text:p>
          </table:table-cell>
          <table:table-cell table:style-name="ce3" table:formula="of:=-1.934-[.K154]+2.33" office:value-type="float" office:value="-0.0260000000000002">
            <text:p>-0.026</text:p>
          </table:table-cell>
          <table:table-cell table:style-name="ce3" table:formula="of:=-[.F154]*0.001*9.81*[.H155]*0.001-[.J154]" office:value-type="float" office:value="-0.0878566955704293">
            <text:p>-0.0878566956</text:p>
          </table:table-cell>
          <table:table-cell table:number-columns-repeated="5"/>
          <table:table-cell table:formula="of:=-[.L159]+[.N154]*[.K159]" office:value-type="float" office:value="3.24251075">
            <text:p>3.24251075</text:p>
          </table:table-cell>
          <table:table-cell table:number-columns-repeated="5"/>
        </table:table-row>
        <table:table-row table:style-name="ro1">
          <table:table-cell table:style-name="ce3" office:value-type="float" office:value="-35">
            <text:p>-35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-24">
            <text:p>-24</text:p>
          </table:table-cell>
          <table:table-cell table:style-name="ce3" office:value-type="float" office:value="15">
            <text:p>15</text:p>
          </table:table-cell>
          <table:table-cell table:style-name="ce3" table:number-columns-repeated="2"/>
          <table:table-cell/>
          <table:table-cell office:value-type="float" office:value="99">
            <text:p>99</text:p>
          </table:table-cell>
          <table:table-cell table:style-name="ce3" table:formula="of:=-1.975-[.K154]+2.33" office:value-type="float" office:value="-0.0670000000000002">
            <text:p>-0.067</text:p>
          </table:table-cell>
          <table:table-cell table:style-name="ce3" table:formula="of:=-[.F154]*0.001*9.81*[.H156]*0.001-[.J154]" office:value-type="float" office:value="-0.193284730254944">
            <text:p>-0.1932847303</text:p>
          </table:table-cell>
          <table:table-cell table:number-columns-repeated="5"/>
          <table:table-cell table:formula="of:=-[.L164]+[.N154]*[.K164]" office:value-type="float" office:value="3.0750781">
            <text:p>3.0750781</text:p>
          </table:table-cell>
          <table:table-cell table:number-columns-repeated="5"/>
        </table:table-row>
        <table:table-row table:style-name="ro1">
          <table:table-cell table:style-name="ce3" table:number-columns-repeated="6"/>
          <table:table-cell/>
          <table:table-cell office:value-type="float" office:value="160">
            <text:p>160</text:p>
          </table:table-cell>
          <table:table-cell table:style-name="ce3" table:formula="of:=-2.02-[.K154]+2.33" office:value-type="float" office:value="-0.112">
            <text:p>-0.112</text:p>
          </table:table-cell>
          <table:table-cell table:style-name="ce3" table:formula="of:=-[.F154]*0.001*9.81*[.H157]*0.001-[.J154]" office:value-type="float" office:value="-0.312379362028193">
            <text:p>-0.312379362</text:p>
          </table:table-cell>
          <table:table-cell table:number-columns-repeated="5"/>
          <table:table-cell table:formula="of:=-[.L169]+[.N154]*[.K169]" office:value-type="float" office:value="2.8055724">
            <text:p>2.8055724</text:p>
          </table:table-cell>
          <table:table-cell table:number-columns-repeated="5"/>
        </table:table-row>
        <table:table-row table:style-name="ro1">
          <table:table-cell table:style-name="ce4"/>
          <table:table-cell table:number-columns-repeated="6"/>
          <table:table-cell office:value-type="float" office:value="234">
            <text:p>234</text:p>
          </table:table-cell>
          <table:table-cell table:style-name="ce3" table:formula="of:=-2.067-[.K154]+2.33" office:value-type="float" office:value="-0.159">
            <text:p>-0.159</text:p>
          </table:table-cell>
          <table:table-cell table:style-name="ce3" table:formula="of:=-[.F154]*0.001*9.81*[.H158]*0.001-[.J154]" office:value-type="float" office:value="-0.456854816966232">
            <text:p>-0.456854817</text:p>
          </table:table-cell>
          <table:table-cell table:number-columns-repeated="11"/>
        </table:table-row>
        <table:table-row table:style-name="ro2">
          <table:table-cell office:value-type="float" office:value="-55">
            <text:p>-55</text:p>
          </table:table-cell>
          <table:table-cell office:value-type="float" office:value="30">
            <text:p>30</text:p>
          </table:table-cell>
          <table:table-cell office:value-type="float" office:value="-5">
            <text:p>-5</text:p>
          </table:table-cell>
          <table:table-cell office:value-type="float" office:value="15">
            <text:p>15</text:p>
          </table:table-cell>
          <table:table-cell/>
          <table:table-cell table:style-name="ce7" table:formula="of:=160*COS(RADIANS(35))+140*COS(RADIANS(20))" office:value-type="float" office:value="262.621293996266">
            <text:p>262.6212939963</text:p>
          </table:table-cell>
          <table:table-cell/>
          <table:table-cell table:style-name="ce6" office:value-type="string">
            <text:p>bag</text:p>
          </table:table-cell>
          <table:table-cell table:style-name="ce3" table:formula="of:=-2.2875-[.K159]+2.33" office:value-type="float" office:value="0">
            <text:p>0</text:p>
          </table:table-cell>
          <table:table-cell table:style-name="ce3" table:formula="of:=-3.1253-[.L159]" office:value-type="float" office:value="0">
            <text:p>0</text:p>
          </table:table-cell>
          <table:table-cell table:style-name="ce3" table:formula="of:=-2.2875+2.33" office:value-type="float" office:value="0.0425">
            <text:p>0.0425</text:p>
          </table:table-cell>
          <table:table-cell table:style-name="ce3" office:value-type="float" office:value="-3.1253">
            <text:p>-3.1253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6" office:value-type="float" office:value="45">
            <text:p>45</text:p>
          </table:table-cell>
          <table:table-cell table:style-name="ce3" table:formula="of:=-2.327-[.K159]+2.33" office:value-type="float" office:value="-0.0394999999999999">
            <text:p>-0.0395</text:p>
          </table:table-cell>
          <table:table-cell table:style-name="ce3" table:formula="of:=-[.F159]*0.001*9.81*[.H160]*0.001-[.J159]" office:value-type="float" office:value="-0.115934170234652">
            <text:p>-0.1159341702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6"/>
          <table:table-cell/>
          <table:table-cell office:value-type="float" office:value="99">
            <text:p>99</text:p>
          </table:table-cell>
          <table:table-cell table:style-name="ce3" table:formula="of:=-2.371-[.K159]+2.33" office:value-type="float" office:value="-0.0834999999999999">
            <text:p>-0.0835</text:p>
          </table:table-cell>
          <table:table-cell table:style-name="ce3" table:formula="of:=-[.F159]*0.001*9.81*[.H161]*0.001-[.J159]" office:value-type="float" office:value="-0.255055174516233">
            <text:p>-0.2550551745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>
            <text:p>160</text:p>
          </table:table-cell>
          <table:table-cell table:style-name="ce3" table:formula="of:=-2.4225-[.K159]+2.33" office:value-type="float" office:value="-0.135">
            <text:p>-0.135</text:p>
          </table:table-cell>
          <table:table-cell table:style-name="ce3" table:formula="of:=-[.F159]*0.001*9.81*[.H162]*0.001-[.J159]" office:value-type="float" office:value="-0.412210383056539">
            <text:p>-0.4122103831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style-name="ce3" table:formula="of:=-2.4925-[.K159]+2.33" office:value-type="float" office:value="-0.205">
            <text:p>-0.205</text:p>
          </table:table-cell>
          <table:table-cell table:style-name="ce3" table:formula="of:=-[.F159]*0.001*9.81*[.H163]*0.001-[.J159]" office:value-type="float" office:value="-0.602857685220188">
            <text:p>-0.6028576852</text:p>
          </table:table-cell>
          <table:table-cell table:number-columns-repeated="11"/>
        </table:table-row>
        <table:table-row table:style-name="ro2">
          <table:table-cell office:value-type="float" office:value="-75">
            <text:p>-75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  <table:table-cell table:style-name="ce7" table:formula="of:=160*COS(RADIANS(15))+140*COS(RADIANS(0))" office:value-type="float" office:value="294.548132206251">
            <text:p>294.5481322063</text:p>
          </table:table-cell>
          <table:table-cell/>
          <table:table-cell table:style-name="ce6" office:value-type="string">
            <text:p>bag</text:p>
          </table:table-cell>
          <table:table-cell table:formula="of:=-2.491-[.K164]+2.33" office:value-type="float" office:value="0">
            <text:p>0</text:p>
          </table:table-cell>
          <table:table-cell table:style-name="ce5" table:formula="of:=-3.5191-[.L164]" office:value-type="float" office:value="0">
            <text:p>0</text:p>
          </table:table-cell>
          <table:table-cell table:formula="of:=-2.491+2.33" office:value-type="float" office:value="-0.161">
            <text:p>-0.161</text:p>
          </table:table-cell>
          <table:table-cell office:value-type="float" office:value="-3.5191">
            <text:p>-3.5191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6" office:value-type="float" office:value="45">
            <text:p>45</text:p>
          </table:table-cell>
          <table:table-cell table:formula="of:=-2.541-[.K164]+2.33" office:value-type="float" office:value="-0.0499999999999998">
            <text:p>-0.05</text:p>
          </table:table-cell>
          <table:table-cell table:formula="of:=-[.F164]*0.001*9.81*[.H160]*0.001-[.J164]" office:value-type="float" office:value="-0.130028272962449">
            <text:p>-0.130028273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6"/>
          <table:table-cell/>
          <table:table-cell office:value-type="float" office:value="99">
            <text:p>99</text:p>
          </table:table-cell>
          <table:table-cell table:formula="of:=-2.5925-[.K164]+2.33" office:value-type="float" office:value="-0.1015">
            <text:p>-0.1015</text:p>
          </table:table-cell>
          <table:table-cell table:formula="of:=-[.F164]*0.001*9.81*[.H161]*0.001-[.J164]" office:value-type="float" office:value="-0.286062200517389">
            <text:p>-0.2860622005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>
            <text:p>160</text:p>
          </table:table-cell>
          <table:table-cell table:formula="of:=-2.657-[.K164]+2.33" office:value-type="float" office:value="-0.166">
            <text:p>-0.166</text:p>
          </table:table-cell>
          <table:table-cell table:formula="of:=-[.F164]*0.001*9.81*[.H162]*0.001-[.J164]" office:value-type="float" office:value="-0.462322748310932">
            <text:p>-0.4623227483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formula="of:=-2.7325-[.K164]+2.33" office:value-type="float" office:value="-0.2415">
            <text:p>-0.2415</text:p>
          </table:table-cell>
          <table:table-cell table:formula="of:=-[.F164]*0.001*9.81*[.H163]*0.001-[.J164]" office:value-type="float" office:value="-0.676147019404737">
            <text:p>-0.6761470194</text:p>
          </table:table-cell>
          <table:table-cell table:number-columns-repeated="11"/>
        </table:table-row>
        <table:table-row table:style-name="ro2">
          <table:table-cell office:value-type="float" office:value="-96">
            <text:p>-96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/>
          <table:table-cell table:style-name="ce7" table:formula="of:=160*COS(RADIANS(6))+140*COS(RADIANS(21))" office:value-type="float" office:value="289.824762968532">
            <text:p>289.8247629685</text:p>
          </table:table-cell>
          <table:table-cell/>
          <table:table-cell table:style-name="ce6" office:value-type="string">
            <text:p>bag</text:p>
          </table:table-cell>
          <table:table-cell table:formula="of:=-2.574-[.K169]+2.33" office:value-type="float" office:value="0">
            <text:p>0</text:p>
          </table:table-cell>
          <table:table-cell table:style-name="ce5" table:formula="of:=-3.4785-[.L169]" office:value-type="float" office:value="0">
            <text:p>0</text:p>
          </table:table-cell>
          <table:table-cell table:formula="of:=-2.574+2.33" office:value-type="float" office:value="-0.244">
            <text:p>-0.244</text:p>
          </table:table-cell>
          <table:table-cell office:value-type="float" office:value="-3.4785">
            <text:p>-3.4785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6" office:value-type="float" office:value="45">
            <text:p>45</text:p>
          </table:table-cell>
          <table:table-cell table:formula="of:=-2.623-[.K169]+2.33" office:value-type="float" office:value="-0.0490000000000004">
            <text:p>-0.049</text:p>
          </table:table-cell>
          <table:table-cell table:formula="of:=-[.F169]*0.001*9.81*[.H170]*0.001-[.J169]" office:value-type="float" office:value="-0.127943141612458">
            <text:p>-0.1279431416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6"/>
          <table:table-cell/>
          <table:table-cell office:value-type="float" office:value="99">
            <text:p>99</text:p>
          </table:table-cell>
          <table:table-cell table:formula="of:=-2.687-[.K169]+2.33" office:value-type="float" office:value="-0.113">
            <text:p>-0.113</text:p>
          </table:table-cell>
          <table:table-cell table:formula="of:=-[.F169]*0.001*9.81*[.H171]*0.001-[.J169]" office:value-type="float" office:value="-0.281474911547409">
            <text:p>-0.2814749115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>
            <text:p>160</text:p>
          </table:table-cell>
          <table:table-cell table:formula="of:=-2.748-[.K169]+2.33" office:value-type="float" office:value="-0.174">
            <text:p>-0.174</text:p>
          </table:table-cell>
          <table:table-cell table:formula="of:=-[.F169]*0.001*9.81*[.H172]*0.001-[.J169]" office:value-type="float" office:value="-0.454908947955408">
            <text:p>-0.454908948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formula="of:=-2.826-[.K169]+2.33" office:value-type="float" office:value="-0.252">
            <text:p>-0.252</text:p>
          </table:table-cell>
          <table:table-cell table:formula="of:=-[.F169]*0.001*9.81*[.H173]*0.001-[.J169]" office:value-type="float" office:value="-0.665304336384784">
            <text:p>-0.6653043364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3"/>
          <table:table-cell/>
          <table:table-cell table:style-name="ce6"/>
          <table:table-cell/>
          <table:table-cell table:style-name="ce5"/>
          <table:table-cell table:number-columns-repeated="11"/>
        </table:table-row>
        <table:table-row table:style-name="ro1">
          <table:table-cell table:number-columns-repeated="5"/>
          <table:table-cell table:style-name="Default"/>
          <table:table-cell/>
          <table:table-cell table:style-name="ce6"/>
          <table:table-cell table:number-columns-repeated="13"/>
        </table:table-row>
        <table:table-row table:style-name="ro1">
          <table:table-cell table:number-columns-repeated="5"/>
          <table:table-cell table:style-name="ce6"/>
          <table:table-cell table:number-columns-repeated="15"/>
        </table:table-row>
        <table:table-row table:style-name="ro1" table:number-rows-repeated="2">
          <table:table-cell table:number-columns-repeated="21"/>
        </table:table-row>
        <table:table-row table:style-name="ro3" table:number-rows-repeated="3">
          <table:table-cell table:style-name="Default" table:number-columns-repeated="13"/>
          <table:table-cell table:number-columns-repeated="8"/>
        </table:table-row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TRIAL</text:p>
          </table:table-cell>
          <table:table-cell table:style-name="ce1" office:value-type="string">
            <text:p>PART</text:p>
          </table:table-cell>
          <table:table-cell table:style-name="ce1" office:value-type="string">
            <text:p>JOINT</text:p>
          </table:table-cell>
          <table:table-cell table:style-name="ce1" office:value-type="string">
            <text:p>RAW NBR</text:p>
          </table:table-cell>
          <table:table-cell table:style-name="ce1" office:value-type="string">
            <text:p>DISTANCE JOINT-MASSE</text:p>
          </table:table-cell>
          <table:table-cell table:style-name="ce8"/>
          <table:table-cell table:style-name="ce1" office:value-type="string">
            <text:p>WEIGHT (g)</text:p>
          </table:table-cell>
          <table:table-cell table:style-name="ce1" office:value-type="string">
            <text:p>Delta V J0</text:p>
          </table:table-cell>
          <table:table-cell table:style-name="ce1" office:value-type="string">
            <text:p>delta tau J0</text:p>
          </table:table-cell>
          <table:table-cell table:style-name="ce1" office:value-type="string">
            <text:p>V0</text:p>
          </table:table-cell>
          <table:table-cell table:style-name="ce1" office:value-type="string">
            <text:p>Tau0</text:p>
          </table:table-cell>
          <table:table-cell table:style-name="ce8"/>
          <table:table-cell table:style-name="ce8" office:value-type="string">
            <text:p>Gain</text:p>
          </table:table-cell>
          <table:table-cell table:style-name="ce10" office:value-type="string">
            <text:p>moyenne quadratique</text:p>
          </table:table-cell>
          <table:table-cell office:value-type="string">
            <text:p>offset</text:p>
          </table:table-cell>
          <table:table-cell office:value-type="string">
            <text:p>Offset</text:p>
          </table:table-cell>
          <table:table-cell table:number-columns-repeated="4"/>
        </table:table-row>
        <table:table-row table:style-name="ro2">
          <table:table-cell table:style-name="ce2" office:value-type="date" office:date-value="2014-07-23">
            <text:p>07/23/14</text:p>
          </table:table-cell>
          <table:table-cell table:style-name="ce3"/>
          <table:table-cell table:style-name="ce3" office:value-type="string">
            <text:p>left upper leg</text:p>
          </table:table-cell>
          <table:table-cell table:style-name="ce3" office:value-type="string">
            <text:p>J0 </text:p>
          </table:table-cell>
          <table:table-cell table:style-name="ce3" office:value-type="float" office:value="1">
            <text:p>1</text:p>
          </table:table-cell>
          <table:table-cell table:style-name="ce3" table:formula="of:=405*COS(RADIANS(0))" office:value-type="float" office:value="405">
            <text:p>405</text:p>
          </table:table-cell>
          <table:table-cell/>
          <table:table-cell table:style-name="ce6" office:value-type="string">
            <text:p>bag</text:p>
          </table:table-cell>
          <table:table-cell table:style-name="ce3" table:formula="of:=0.008-[.K183]+2.33" office:value-type="float" office:value="0">
            <text:p>0</text:p>
          </table:table-cell>
          <table:table-cell table:style-name="ce3" table:formula="of:=11.528-[.L183]" office:value-type="float" office:value="0">
            <text:p>0</text:p>
          </table:table-cell>
          <table:table-cell table:style-name="ce3" office:value-type="float" office:value="2.338">
            <text:p>2.338</text:p>
          </table:table-cell>
          <table:table-cell table:style-name="ce3" office:value-type="float" office:value="11.528">
            <text:p>11.528</text:p>
          </table:table-cell>
          <table:table-cell/>
          <table:table-cell office:value-type="float" office:value="1.5003">
            <text:p>1.5003</text:p>
          </table:table-cell>
          <table:table-cell table:formula="of:=-SQRT(SUMSQ([.P183:.P186])/4)" office:value-type="float" office:value="-8.17974280619698">
            <text:p>-8.1797428062</text:p>
          </table:table-cell>
          <table:table-cell table:formula="of:=-[.L183]+[.N183]*[.K183]" office:value-type="float" office:value="-8.0202986">
            <text:p>-8.0202986</text:p>
          </table:table-cell>
          <table:table-cell table:formula="of:=-[.O183]" office:value-type="float" office:value="8.17974280619698">
            <text:p>8.1797428062</text:p>
          </table:table-cell>
          <table:table-cell table:number-columns-repeated="4"/>
        </table:table-row>
        <table:table-row table:style-name="ro1">
          <table:table-cell table:style-name="ce1" office:value-type="string">
            <text:p>J0</text:p>
          </table:table-cell>
          <table:table-cell table:style-name="ce1" office:value-type="string">
            <text:p>J1</text:p>
          </table:table-cell>
          <table:table-cell table:style-name="ce1" office:value-type="string">
            <text:p>J2</text:p>
          </table:table-cell>
          <table:table-cell table:style-name="ce1" office:value-type="string">
            <text:p>J3</text:p>
          </table:table-cell>
          <table:table-cell table:style-name="ce6" table:number-columns-repeated="2"/>
          <table:table-cell/>
          <table:table-cell table:style-name="ce6" office:value-type="float" office:value="45">
            <text:p>45</text:p>
          </table:table-cell>
          <table:table-cell table:style-name="ce3" table:formula="of:=0.085-[.K183]+2.33" office:value-type="float" office:value="0.077">
            <text:p>0.077</text:p>
          </table:table-cell>
          <table:table-cell table:style-name="ce3" table:formula="of:=[.F183]*0.001*9.81*[.H184]*0.001-[.J183]" office:value-type="float" office:value="0.17878725">
            <text:p>0.17878725</text:p>
          </table:table-cell>
          <table:table-cell table:number-columns-repeated="5"/>
          <table:table-cell table:formula="of:=-[.L188]+[.N183]*[.K188]" office:value-type="float" office:value="-8.2928967">
            <text:p>-8.2928967</text:p>
          </table:table-cell>
          <table:table-cell table:number-columns-repeated="5"/>
        </table:table-row>
        <table:table-row table:style-name="ro1">
          <table:table-cell table:style-name="ce3" office:value-type="float" office:value="90">
            <text:p>90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table:number-columns-repeated="2"/>
          <table:table-cell/>
          <table:table-cell office:value-type="float" office:value="99">
            <text:p>99</text:p>
          </table:table-cell>
          <table:table-cell table:style-name="ce3" table:formula="of:=0.226-[.K183]+2.33" office:value-type="float" office:value="0.218">
            <text:p>0.218</text:p>
          </table:table-cell>
          <table:table-cell table:style-name="ce3" table:formula="of:=[.F183]*0.001*9.81*[.H185]*0.001-[.J183]" office:value-type="float" office:value="0.39333195">
            <text:p>0.39333195</text:p>
          </table:table-cell>
          <table:table-cell table:number-columns-repeated="5"/>
          <table:table-cell table:formula="of:=-[.L193]+[.N183]*[.K193]" office:value-type="float" office:value="-8.18421735">
            <text:p>-8.18421735</text:p>
          </table:table-cell>
          <table:table-cell table:number-columns-repeated="5"/>
        </table:table-row>
        <table:table-row table:style-name="ro1">
          <table:table-cell table:style-name="ce3" table:number-columns-repeated="6"/>
          <table:table-cell/>
          <table:table-cell office:value-type="float" office:value="160">
            <text:p>160</text:p>
          </table:table-cell>
          <table:table-cell table:style-name="ce3" table:formula="of:=0.4858-[.K183]+2.33" office:value-type="float" office:value="0.4778">
            <text:p>0.4778</text:p>
          </table:table-cell>
          <table:table-cell table:style-name="ce3" table:formula="of:=[.F183]*0.001*9.81*[.H186]*0.001-[.J183]" office:value-type="float" office:value="0.635688">
            <text:p>0.635688</text:p>
          </table:table-cell>
          <table:table-cell table:number-columns-repeated="5"/>
          <table:table-cell table:formula="of:=-[.L198]+[.N183]*[.K198]" office:value-type="float" office:value="-8.2191259">
            <text:p>-8.2191259</text:p>
          </table:table-cell>
          <table:table-cell table:number-columns-repeated="5"/>
        </table:table-row>
        <table:table-row table:style-name="ro1">
          <table:table-cell table:style-name="ce4"/>
          <table:table-cell table:number-columns-repeated="6"/>
          <table:table-cell office:value-type="float" office:value="234">
            <text:p>234</text:p>
          </table:table-cell>
          <table:table-cell table:style-name="ce3" table:formula="of:=0.662-[.K183]+2.33" office:value-type="float" office:value="0.654">
            <text:p>0.654</text:p>
          </table:table-cell>
          <table:table-cell table:style-name="ce3" table:formula="of:=[.F183]*0.001*9.81*[.H187]*0.001-[.J183]" office:value-type="float" office:value="0.9296937">
            <text:p>0.9296937</text:p>
          </table:table-cell>
          <table:table-cell table:number-columns-repeated="11"/>
        </table:table-row>
        <table:table-row table:style-name="ro2">
          <table:table-cell office:value-type="float" office:value="80">
            <text:p>8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3" table:formula="of:=COS(RADIANS(10))*405" office:value-type="float" office:value="398.847139969944">
            <text:p>398.8471399699</text:p>
          </table:table-cell>
          <table:table-cell/>
          <table:table-cell table:style-name="ce6" office:value-type="string">
            <text:p>bag</text:p>
          </table:table-cell>
          <table:table-cell table:style-name="ce3" table:formula="of:=-0.319-[.K188]+2.33" office:value-type="float" office:value="0">
            <text:p>0</text:p>
          </table:table-cell>
          <table:table-cell table:style-name="ce3" table:formula="of:=11.31-[.L188]" office:value-type="float" office:value="0">
            <text:p>0</text:p>
          </table:table-cell>
          <table:table-cell table:style-name="ce3" table:formula="of:=-0.319+2.33" office:value-type="float" office:value="2.011">
            <text:p>2.011</text:p>
          </table:table-cell>
          <table:table-cell table:style-name="ce3" office:value-type="float" office:value="11.31">
            <text:p>11.31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6" office:value-type="float" office:value="45">
            <text:p>45</text:p>
          </table:table-cell>
          <table:table-cell table:style-name="ce3" table:formula="of:=-0.219-[.K188]+2.33" office:value-type="float" office:value="0.1">
            <text:p>0.1</text:p>
          </table:table-cell>
          <table:table-cell table:style-name="ce3" table:formula="of:=[.F188]*0.001*9.81*[.H189]*0.001-[.J188]" office:value-type="float" office:value="0.176071069939732">
            <text:p>0.1760710699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6"/>
          <table:table-cell/>
          <table:table-cell office:value-type="float" office:value="99">
            <text:p>99</text:p>
          </table:table-cell>
          <table:table-cell table:style-name="ce3" table:formula="of:=-0.045-[.K188]+2.33" office:value-type="float" office:value="0.274">
            <text:p>0.274</text:p>
          </table:table-cell>
          <table:table-cell table:style-name="ce3" table:formula="of:=[.F188]*0.001*9.81*[.H190]*0.001-[.J188]" office:value-type="float" office:value="0.38735635386741">
            <text:p>0.3873563539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>
            <text:p>160</text:p>
          </table:table-cell>
          <table:table-cell table:style-name="ce3" table:formula="of:=0.122-[.K188]+2.33" office:value-type="float" office:value="0.441">
            <text:p>0.441</text:p>
          </table:table-cell>
          <table:table-cell table:style-name="ce3" table:formula="of:=[.F188]*0.001*9.81*[.H191]*0.001-[.J188]" office:value-type="float" office:value="0.626030470896825">
            <text:p>0.6260304709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style-name="ce3" table:formula="of:=0.2925-[.K188]+2.33" office:value-type="float" office:value="0.6115">
            <text:p>0.6115</text:p>
          </table:table-cell>
          <table:table-cell table:style-name="ce3" table:formula="of:=[.F188]*0.001*9.81*[.H192]*0.001-[.J188]" office:value-type="float" office:value="0.915569563686606">
            <text:p>0.9155695637</text:p>
          </table:table-cell>
          <table:table-cell table:number-columns-repeated="11"/>
        </table:table-row>
        <table:table-row table:style-name="ro2">
          <table:table-cell office:value-type="float" office:value="70">
            <text:p>7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3" table:formula="of:=COS(RADIANS(20))*405" office:value-type="float" office:value="380.575511418293">
            <text:p>380.5755114183</text:p>
          </table:table-cell>
          <table:table-cell/>
          <table:table-cell table:style-name="ce6" office:value-type="string">
            <text:p>bag</text:p>
          </table:table-cell>
          <table:table-cell table:formula="of:=-0.5545-[.K193]+2.33" office:value-type="float" office:value="0">
            <text:p>0</text:p>
          </table:table-cell>
          <table:table-cell table:style-name="ce5" table:formula="of:=10.848-[.L193]" office:value-type="float" office:value="0">
            <text:p>0</text:p>
          </table:table-cell>
          <table:table-cell table:formula="of:=-0.5545+2.33" office:value-type="float" office:value="1.7755">
            <text:p>1.7755</text:p>
          </table:table-cell>
          <table:table-cell office:value-type="float" office:value="10.848">
            <text:p>10.848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6" office:value-type="float" office:value="45">
            <text:p>45</text:p>
          </table:table-cell>
          <table:table-cell table:formula="of:=-0.465-[.K193]+2.33" office:value-type="float" office:value="0.0895000000000001">
            <text:p>0.0895</text:p>
          </table:table-cell>
          <table:table-cell table:formula="of:=[.F193]*0.001*9.81*[.H189]*0.001-[.J193]" office:value-type="float" office:value="0.168005059515605">
            <text:p>0.1680050595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6"/>
          <table:table-cell/>
          <table:table-cell office:value-type="float" office:value="99">
            <text:p>99</text:p>
          </table:table-cell>
          <table:table-cell table:formula="of:=-0.328-[.K193]+2.33" office:value-type="float" office:value="0.2265">
            <text:p>0.2265</text:p>
          </table:table-cell>
          <table:table-cell table:formula="of:=[.F193]*0.001*9.81*[.H190]*0.001-[.J193]" office:value-type="float" office:value="0.369611130934332">
            <text:p>0.3696111309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>
            <text:p>160</text:p>
          </table:table-cell>
          <table:table-cell table:formula="of:=-0.23-[.K193]+2.33" office:value-type="float" office:value="0.3245">
            <text:p>0.3245</text:p>
          </table:table-cell>
          <table:table-cell table:formula="of:=[.F193]*0.001*9.81*[.H191]*0.001-[.J193]" office:value-type="float" office:value="0.597351322722153">
            <text:p>0.5973513227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formula="of:=-0.128-[.K193]+2.33" office:value-type="float" office:value="0.4265">
            <text:p>0.4265</text:p>
          </table:table-cell>
          <table:table-cell table:formula="of:=[.F193]*0.001*9.81*[.H192]*0.001-[.J193]" office:value-type="float" office:value="0.873626309481148">
            <text:p>0.8736263095</text:p>
          </table:table-cell>
          <table:table-cell table:number-columns-repeated="11"/>
        </table:table-row>
        <table:table-row table:style-name="ro2">
          <table:table-cell office:value-type="float" office:value="60">
            <text:p>6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3" table:formula="of:=COS(RADIANS(30))*405" office:value-type="float" office:value="350.740288532698">
            <text:p>350.7402885327</text:p>
          </table:table-cell>
          <table:table-cell/>
          <table:table-cell table:style-name="ce6" office:value-type="string">
            <text:p>bag</text:p>
          </table:table-cell>
          <table:table-cell table:formula="of:=-1.083-[.K198]+2.33" office:value-type="float" office:value="0">
            <text:p>0</text:p>
          </table:table-cell>
          <table:table-cell table:style-name="ce5" table:formula="of:=10.09-[.L198]" office:value-type="float" office:value="0">
            <text:p>0</text:p>
          </table:table-cell>
          <table:table-cell table:formula="of:=-1.083+2.33" office:value-type="float" office:value="1.247">
            <text:p>1.247</text:p>
          </table:table-cell>
          <table:table-cell office:value-type="float" office:value="10.09">
            <text:p>10.09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6" office:value-type="float" office:value="45">
            <text:p>45</text:p>
          </table:table-cell>
          <table:table-cell table:formula="of:=-0.983-[.K198]+2.33" office:value-type="float" office:value="0.1">
            <text:p>0.1</text:p>
          </table:table-cell>
          <table:table-cell table:formula="of:=[.F198]*0.001*9.81*[.H199]*0.001-[.J198]" office:value-type="float" office:value="0.154834300372759">
            <text:p>0.1548343004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6"/>
          <table:table-cell/>
          <table:table-cell office:value-type="float" office:value="99">
            <text:p>99</text:p>
          </table:table-cell>
          <table:table-cell table:formula="of:=-0.868-[.K198]+2.33" office:value-type="float" office:value="0.215">
            <text:p>0.215</text:p>
          </table:table-cell>
          <table:table-cell table:formula="of:=[.F198]*0.001*9.81*[.H200]*0.001-[.J198]" office:value-type="float" office:value="0.340635460820071">
            <text:p>0.3406354608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>
            <text:p>160</text:p>
          </table:table-cell>
          <table:table-cell table:formula="of:=-0.7475-[.K198]+2.33" office:value-type="float" office:value="0.3355">
            <text:p>0.3355</text:p>
          </table:table-cell>
          <table:table-cell table:formula="of:=[.F198]*0.001*9.81*[.H201]*0.001-[.J198]" office:value-type="float" office:value="0.550521956880922">
            <text:p>0.5505219569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formula="of:=-0.603-[.K198]+2.33" office:value-type="float" office:value="0.48">
            <text:p>0.48</text:p>
          </table:table-cell>
          <table:table-cell table:formula="of:=[.F198]*0.001*9.81*[.H202]*0.001-[.J198]" office:value-type="float" office:value="0.805138361938349">
            <text:p>0.8051383619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3"/>
          <table:table-cell/>
          <table:table-cell table:style-name="ce6"/>
          <table:table-cell/>
          <table:table-cell table:style-name="ce5"/>
          <table:table-cell table:number-columns-repeated="11"/>
        </table:table-row>
        <table:table-row table:style-name="ro1">
          <table:table-cell table:number-columns-repeated="7"/>
          <table:table-cell table:style-name="ce6"/>
          <table:table-cell table:number-columns-repeated="13"/>
        </table:table-row>
        <table:table-row table:style-name="ro1">
          <table:table-cell table:number-columns-repeated="5"/>
          <table:table-cell table:style-name="ce6"/>
          <table:table-cell table:number-columns-repeated="15"/>
        </table:table-row>
        <table:table-row table:style-name="ro1" table:number-rows-repeated="2">
          <table:table-cell table:number-columns-repeated="21"/>
        </table:table-row>
        <table:table-row table:style-name="ro3" table:number-rows-repeated="4">
          <table:table-cell table:style-name="Default" table:number-columns-repeated="13"/>
          <table:table-cell table:number-columns-repeated="8"/>
        </table:table-row>
        <table:table-row table:style-name="ro1">
          <table:table-cell table:style-name="Default" table:number-columns-repeated="13"/>
          <table:table-cell table:number-columns-repeated="8"/>
        </table:table-row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TRIAL</text:p>
          </table:table-cell>
          <table:table-cell table:style-name="ce1" office:value-type="string">
            <text:p>PART</text:p>
          </table:table-cell>
          <table:table-cell table:style-name="ce1" office:value-type="string">
            <text:p>JOINT</text:p>
          </table:table-cell>
          <table:table-cell table:style-name="ce1" office:value-type="string">
            <text:p>RAW NBR</text:p>
          </table:table-cell>
          <table:table-cell table:style-name="ce1" office:value-type="string">
            <text:p>DISTANCE JOINT-MASSE</text:p>
          </table:table-cell>
          <table:table-cell table:style-name="ce8"/>
          <table:table-cell table:style-name="ce1" office:value-type="string">
            <text:p>WEIGHT (g)</text:p>
          </table:table-cell>
          <table:table-cell table:style-name="ce1" office:value-type="string">
            <text:p>Delta V J3</text:p>
          </table:table-cell>
          <table:table-cell table:style-name="ce1" office:value-type="string">
            <text:p>delta tau J3</text:p>
          </table:table-cell>
          <table:table-cell table:style-name="ce1" office:value-type="string">
            <text:p>V0</text:p>
          </table:table-cell>
          <table:table-cell table:style-name="ce1" office:value-type="string">
            <text:p>Tau0</text:p>
          </table:table-cell>
          <table:table-cell table:style-name="ce8"/>
          <table:table-cell table:style-name="ce8" office:value-type="string">
            <text:p>Gain</text:p>
          </table:table-cell>
          <table:table-cell table:style-name="ce10" office:value-type="string">
            <text:p>moyenne quadratique</text:p>
          </table:table-cell>
          <table:table-cell office:value-type="string">
            <text:p>offset</text:p>
          </table:table-cell>
          <table:table-cell table:number-columns-repeated="5"/>
        </table:table-row>
        <table:table-row table:style-name="ro2">
          <table:table-cell table:style-name="ce2" office:value-type="date" office:date-value="2014-07-23">
            <text:p>07/23/14</text:p>
          </table:table-cell>
          <table:table-cell table:style-name="ce3"/>
          <table:table-cell table:style-name="ce3" office:value-type="string">
            <text:p>left lower leg</text:p>
          </table:table-cell>
          <table:table-cell table:style-name="ce3" office:value-type="string">
            <text:p>J3</text:p>
          </table:table-cell>
          <table:table-cell table:style-name="ce3" office:value-type="float" office:value="1">
            <text:p>1</text:p>
          </table:table-cell>
          <table:table-cell table:style-name="ce3" table:formula="of:=190*COS(RADIANS(0))" office:value-type="float" office:value="190">
            <text:p>190</text:p>
          </table:table-cell>
          <table:table-cell/>
          <table:table-cell table:style-name="ce6" office:value-type="string">
            <text:p>bag</text:p>
          </table:table-cell>
          <table:table-cell table:style-name="ce3" table:formula="of:=4.279-[.K214]" office:value-type="float" office:value="0">
            <text:p>0</text:p>
          </table:table-cell>
          <table:table-cell table:style-name="ce3" table:formula="of:=1.72-[.L214]" office:value-type="float" office:value="0">
            <text:p>0</text:p>
          </table:table-cell>
          <table:table-cell table:style-name="ce3" office:value-type="float" office:value="4.279">
            <text:p>4.279</text:p>
          </table:table-cell>
          <table:table-cell table:style-name="ce3" office:value-type="float" office:value="1.72">
            <text:p>1.72</text:p>
          </table:table-cell>
          <table:table-cell/>
          <table:table-cell office:value-type="float" office:value="1.1698">
            <text:p>1.1698</text:p>
          </table:table-cell>
          <table:table-cell table:formula="of:=SQRT(SUMSQ([.P214:.P217])/4)" office:value-type="float" office:value="3.40982654417925">
            <text:p>3.4098265442</text:p>
          </table:table-cell>
          <table:table-cell table:formula="of:=-[.L214]+[.N214]*[.K214]" office:value-type="float" office:value="3.2855742">
            <text:p>3.2855742</text:p>
          </table:table-cell>
          <table:table-cell table:number-columns-repeated="5"/>
        </table:table-row>
        <table:table-row table:style-name="ro1">
          <table:table-cell table:style-name="ce1" office:value-type="string">
            <text:p>J0</text:p>
          </table:table-cell>
          <table:table-cell table:style-name="ce1" office:value-type="string">
            <text:p>J1</text:p>
          </table:table-cell>
          <table:table-cell table:style-name="ce1" office:value-type="string">
            <text:p>J2</text:p>
          </table:table-cell>
          <table:table-cell table:style-name="ce1" office:value-type="string">
            <text:p>J3</text:p>
          </table:table-cell>
          <table:table-cell table:style-name="ce6" table:number-columns-repeated="2"/>
          <table:table-cell/>
          <table:table-cell table:style-name="ce6" office:value-type="float" office:value="45">
            <text:p>45</text:p>
          </table:table-cell>
          <table:table-cell table:style-name="ce3" table:formula="of:=4.349-[.K214]" office:value-type="float" office:value="0.0700000000000003">
            <text:p>0.07</text:p>
          </table:table-cell>
          <table:table-cell table:style-name="ce3" table:formula="of:=[.F214]*0.001*9.81*[.H215]*0.001-[.J214]" office:value-type="float" office:value="0.0838755">
            <text:p>0.0838755</text:p>
          </table:table-cell>
          <table:table-cell table:number-columns-repeated="5"/>
          <table:table-cell table:formula="of:=-[.L219]+[.N214]*[.K219]" office:value-type="float" office:value="3.492546">
            <text:p>3.492546</text:p>
          </table:table-cell>
          <table:table-cell table:number-columns-repeated="5"/>
        </table:table-row>
        <table:table-row table:style-name="ro1">
          <table:table-cell table:style-name="ce3" office:value-type="float" office:value="90">
            <text:p>90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table:number-columns-repeated="2"/>
          <table:table-cell/>
          <table:table-cell office:value-type="float" office:value="99">
            <text:p>99</text:p>
          </table:table-cell>
          <table:table-cell table:style-name="ce3" table:formula="of:=4.434-[.K214]" office:value-type="float" office:value="0.155">
            <text:p>0.155</text:p>
          </table:table-cell>
          <table:table-cell table:style-name="ce3" table:formula="of:=[.F214]*0.001*9.81*[.H216]*0.001-[.J214]" office:value-type="float" office:value="0.1845261">
            <text:p>0.1845261</text:p>
          </table:table-cell>
          <table:table-cell table:number-columns-repeated="5"/>
          <table:table-cell table:formula="of:=-[.L224]+[.N214]*[.K224]" office:value-type="float" office:value="3.4577452">
            <text:p>3.4577452</text:p>
          </table:table-cell>
          <table:table-cell table:number-columns-repeated="5"/>
        </table:table-row>
        <table:table-row table:style-name="ro1">
          <table:table-cell table:style-name="ce3" table:number-columns-repeated="6"/>
          <table:table-cell/>
          <table:table-cell office:value-type="float" office:value="160">
            <text:p>160</text:p>
          </table:table-cell>
          <table:table-cell table:style-name="ce3" table:formula="of:=4.526-[.K214]" office:value-type="float" office:value="0.247">
            <text:p>0.247</text:p>
          </table:table-cell>
          <table:table-cell table:style-name="ce3" table:formula="of:=[.F214]*0.001*9.81*[.H217]*0.001-[.J214]" office:value-type="float" office:value="0.298224">
            <text:p>0.298224</text:p>
          </table:table-cell>
          <table:table-cell table:number-columns-repeated="5"/>
          <table:table-cell table:formula="of:=-[.L229]+[.N214]*[.K229]" office:value-type="float" office:value="3.3998222">
            <text:p>3.3998222</text:p>
          </table:table-cell>
          <table:table-cell table:number-columns-repeated="5"/>
        </table:table-row>
        <table:table-row table:style-name="ro1">
          <table:table-cell table:style-name="ce4"/>
          <table:table-cell table:number-columns-repeated="2"/>
          <table:table-cell table:style-name="ce4"/>
          <table:table-cell table:number-columns-repeated="3"/>
          <table:table-cell office:value-type="float" office:value="234">
            <text:p>234</text:p>
          </table:table-cell>
          <table:table-cell table:style-name="ce3" table:formula="of:=4.642-[.K214]" office:value-type="float" office:value="0.363">
            <text:p>0.363</text:p>
          </table:table-cell>
          <table:table-cell table:style-name="ce3" table:formula="of:=[.F214]*0.001*9.81*[.H218]*0.001-[.J214]" office:value-type="float" office:value="0.4361526">
            <text:p>0.4361526</text:p>
          </table:table-cell>
          <table:table-cell table:number-columns-repeated="5"/>
          <table:table-cell table:style-name="ce11" table:formula="of:=-[.L234]+[.N214]*[.K234]" office:value-type="float" office:value="3.2815044">
            <text:p>3.2815044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3" table:formula="of:=COS(RADIANS(10))*190" office:value-type="float" office:value="187.11347307232">
            <text:p>187.1134730723</text:p>
          </table:table-cell>
          <table:table-cell/>
          <table:table-cell table:style-name="ce6" office:value-type="string">
            <text:p>bag</text:p>
          </table:table-cell>
          <table:table-cell table:style-name="ce3" table:formula="of:=4.27-[.K219]" office:value-type="float" office:value="0">
            <text:p>0</text:p>
          </table:table-cell>
          <table:table-cell table:style-name="ce3" table:formula="of:=1.5025-[.L219]" office:value-type="float" office:value="0">
            <text:p>0</text:p>
          </table:table-cell>
          <table:table-cell table:style-name="ce3" office:value-type="float" office:value="4.27">
            <text:p>4.27</text:p>
          </table:table-cell>
          <table:table-cell table:style-name="ce3" office:value-type="float" office:value="1.5025">
            <text:p>1.5025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6" office:value-type="float" office:value="45">
            <text:p>45</text:p>
          </table:table-cell>
          <table:table-cell table:style-name="ce3" table:formula="of:=4.337-[.K219]" office:value-type="float" office:value="0.0670000000000002">
            <text:p>0.067</text:p>
          </table:table-cell>
          <table:table-cell table:style-name="ce3" table:formula="of:=[.F219]*0.001*9.81*[.H220]*0.001-[.J219]" office:value-type="float" office:value="0.0826012426877755">
            <text:p>0.0826012427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6"/>
          <table:table-cell/>
          <table:table-cell office:value-type="float" office:value="99">
            <text:p>99</text:p>
          </table:table-cell>
          <table:table-cell table:style-name="ce3" table:formula="of:=4.423-[.K219]" office:value-type="float" office:value="0.153">
            <text:p>0.153</text:p>
          </table:table-cell>
          <table:table-cell table:style-name="ce3" table:formula="of:=[.F219]*0.001*9.81*[.H221]*0.001-[.J219]" office:value-type="float" office:value="0.181722733913106">
            <text:p>0.1817227339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>
            <text:p>160</text:p>
          </table:table-cell>
          <table:table-cell table:style-name="ce3" table:formula="of:=4.515-[.K219]" office:value-type="float" office:value="0.245">
            <text:p>0.245</text:p>
          </table:table-cell>
          <table:table-cell table:style-name="ce3" table:formula="of:=[.F219]*0.001*9.81*[.H222]*0.001-[.J219]" office:value-type="float" office:value="0.293693307334313">
            <text:p>0.2936933073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style-name="ce3" table:formula="of:=4.634-[.K219]" office:value-type="float" office:value="0.364000000000001">
            <text:p>0.364</text:p>
          </table:table-cell>
          <table:table-cell table:style-name="ce3" table:formula="of:=[.F219]*0.001*9.81*[.H223]*0.001-[.J219]" office:value-type="float" office:value="0.429526461976432">
            <text:p>0.429526462</text:p>
          </table:table-cell>
          <table:table-cell table:number-columns-repeated="11"/>
        </table:table-row>
        <table:table-row table:style-name="ro2">
          <table:table-cell office:value-type="float" office:value="70">
            <text:p>7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3" table:formula="of:=COS(RADIANS(20))*190" office:value-type="float" office:value="178.541597949323">
            <text:p>178.5415979493</text:p>
          </table:table-cell>
          <table:table-cell/>
          <table:table-cell table:style-name="ce6" office:value-type="string">
            <text:p>bag</text:p>
          </table:table-cell>
          <table:table-cell table:formula="of:=4.174-[.K224]" office:value-type="float" office:value="0">
            <text:p>0</text:p>
          </table:table-cell>
          <table:table-cell table:style-name="ce5" table:formula="of:=1.425-[.L224]" office:value-type="float" office:value="0">
            <text:p>0</text:p>
          </table:table-cell>
          <table:table-cell office:value-type="float" office:value="4.174">
            <text:p>4.174</text:p>
          </table:table-cell>
          <table:table-cell office:value-type="float" office:value="1.425">
            <text:p>1.425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6" office:value-type="float" office:value="45">
            <text:p>45</text:p>
          </table:table-cell>
          <table:table-cell table:formula="of:=4.2445-[.K224]" office:value-type="float" office:value="0.0705">
            <text:p>0.0705</text:p>
          </table:table-cell>
          <table:table-cell table:formula="of:=[.F224]*0.001*9.81*[.H220]*0.001-[.J224]" office:value-type="float" office:value="0.0788171884147285">
            <text:p>0.0788171884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6"/>
          <table:table-cell/>
          <table:table-cell office:value-type="float" office:value="99">
            <text:p>99</text:p>
          </table:table-cell>
          <table:table-cell table:formula="of:=4.327-[.K224]" office:value-type="float" office:value="0.153">
            <text:p>0.153</text:p>
          </table:table-cell>
          <table:table-cell table:formula="of:=[.F224]*0.001*9.81*[.H221]*0.001-[.J224]" office:value-type="float" office:value="0.173397814512403">
            <text:p>0.1733978145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>
            <text:p>160</text:p>
          </table:table-cell>
          <table:table-cell table:formula="of:=4.419-[.K224]" office:value-type="float" office:value="0.244999999999999">
            <text:p>0.245</text:p>
          </table:table-cell>
          <table:table-cell table:formula="of:=[.F224]*0.001*9.81*[.H222]*0.001-[.J224]" office:value-type="float" office:value="0.280238892141257">
            <text:p>0.2802388921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formula="of:=4.532-[.K224]" office:value-type="float" office:value="0.358">
            <text:p>0.358</text:p>
          </table:table-cell>
          <table:table-cell table:formula="of:=[.F224]*0.001*9.81*[.H223]*0.001-[.J224]" office:value-type="float" office:value="0.409849379756588">
            <text:p>0.4098493798</text:p>
          </table:table-cell>
          <table:table-cell table:number-columns-repeated="11"/>
        </table:table-row>
        <table:table-row table:style-name="ro2">
          <table:table-cell office:value-type="float" office:value="60">
            <text:p>6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3" table:formula="of:=COS(RADIANS(30))*190" office:value-type="float" office:value="164.544826719043">
            <text:p>164.544826719</text:p>
          </table:table-cell>
          <table:table-cell/>
          <table:table-cell table:style-name="ce6" office:value-type="string">
            <text:p>bag</text:p>
          </table:table-cell>
          <table:table-cell table:formula="of:=4.039-[.K229]" office:value-type="float" office:value="0">
            <text:p>0</text:p>
          </table:table-cell>
          <table:table-cell table:style-name="ce5" table:formula="of:=1.325-[.L229]" office:value-type="float" office:value="0">
            <text:p>0</text:p>
          </table:table-cell>
          <table:table-cell office:value-type="float" office:value="4.039">
            <text:p>4.039</text:p>
          </table:table-cell>
          <table:table-cell office:value-type="float" office:value="1.325">
            <text:p>1.325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6" office:value-type="float" office:value="45">
            <text:p>45</text:p>
          </table:table-cell>
          <table:table-cell table:formula="of:=4.1015-[.K229]" office:value-type="float" office:value="0.0625">
            <text:p>0.0625</text:p>
          </table:table-cell>
          <table:table-cell table:formula="of:=[.F229]*0.001*9.81*[.H230]*0.001-[.J229]" office:value-type="float" office:value="0.0726383137551217">
            <text:p>0.0726383138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6"/>
          <table:table-cell/>
          <table:table-cell office:value-type="float" office:value="99">
            <text:p>99</text:p>
          </table:table-cell>
          <table:table-cell table:formula="of:=4.177-[.K229]" office:value-type="float" office:value="0.138">
            <text:p>0.138</text:p>
          </table:table-cell>
          <table:table-cell table:formula="of:=[.F229]*0.001*9.81*[.H231]*0.001-[.J229]" office:value-type="float" office:value="0.159804290261268">
            <text:p>0.1598042903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>
            <text:p>160</text:p>
          </table:table-cell>
          <table:table-cell table:formula="of:=4.265-[.K229]" office:value-type="float" office:value="0.226">
            <text:p>0.226</text:p>
          </table:table-cell>
          <table:table-cell table:formula="of:=[.F229]*0.001*9.81*[.H232]*0.001-[.J229]" office:value-type="float" office:value="0.25826956001821">
            <text:p>0.25826956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formula="of:=4.37-[.K229]" office:value-type="float" office:value="0.331">
            <text:p>0.331</text:p>
          </table:table-cell>
          <table:table-cell table:formula="of:=[.F229]*0.001*9.81*[.H233]*0.001-[.J229]" office:value-type="float" office:value="0.377719231526633">
            <text:p>0.3777192315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3" table:formula="of:=COS(RADIANS(40))*190" office:value-type="float" office:value="145.548444192606">
            <text:p>145.5484441926</text:p>
          </table:table-cell>
          <table:table-cell/>
          <table:table-cell table:style-name="ce6" office:value-type="string">
            <text:p>bag</text:p>
          </table:table-cell>
          <table:table-cell table:formula="of:=3.778-[.K234]" office:value-type="float" office:value="0">
            <text:p>0</text:p>
          </table:table-cell>
          <table:table-cell table:style-name="ce5" table:formula="of:=1.138-[.L234]" office:value-type="float" office:value="0">
            <text:p>0</text:p>
          </table:table-cell>
          <table:table-cell office:value-type="float" office:value="3.778">
            <text:p>3.778</text:p>
          </table:table-cell>
          <table:table-cell office:value-type="float" office:value="1.138">
            <text:p>1.138</text:p>
          </table:table-cell>
          <table:table-cell table:number-columns-repeated="9"/>
        </table:table-row>
        <table:table-row table:style-name="ro1">
          <table:table-cell table:number-columns-repeated="7"/>
          <table:table-cell table:style-name="ce6" office:value-type="float" office:value="45">
            <text:p>45</text:p>
          </table:table-cell>
          <table:table-cell table:formula="of:=3.834-[.K234]" office:value-type="float" office:value="0.0560000000000001">
            <text:p>0.056</text:p>
          </table:table-cell>
          <table:table-cell table:formula="of:=[.F234]*0.001*9.81*[.H235]*0.001-[.J234]" office:value-type="float" office:value="0.0642523606888259">
            <text:p>0.0642523607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6"/>
          <table:table-cell/>
          <table:table-cell office:value-type="float" office:value="99">
            <text:p>99</text:p>
          </table:table-cell>
          <table:table-cell table:formula="of:=3.903-[.K234]" office:value-type="float" office:value="0.125">
            <text:p>0.125</text:p>
          </table:table-cell>
          <table:table-cell table:formula="of:=[.F234]*0.001*9.81*[.H236]*0.001-[.J234]" office:value-type="float" office:value="0.141355193515417">
            <text:p>0.1413551935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>
            <text:p>160</text:p>
          </table:table-cell>
          <table:table-cell table:formula="of:=3.953-[.K234]" office:value-type="float" office:value="0.175">
            <text:p>0.175</text:p>
          </table:table-cell>
          <table:table-cell table:formula="of:=[.F234]*0.001*9.81*[.H237]*0.001-[.J234]" office:value-type="float" office:value="0.228452838004714">
            <text:p>0.228452838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formula="of:=4.025-[.K234]" office:value-type="float" office:value="0.247">
            <text:p>0.247</text:p>
          </table:table-cell>
          <table:table-cell table:formula="of:=[.F234]*0.001*9.81*[.H238]*0.001-[.J234]" office:value-type="float" office:value="0.334112275581894">
            <text:p>0.3341122756</text:p>
          </table:table-cell>
          <table:table-cell table:number-columns-repeated="11"/>
        </table:table-row>
        <table:table-row table:style-name="ro3" table:number-rows-repeated="2">
          <table:table-cell table:style-name="Default" table:number-columns-repeated="13"/>
          <table:table-cell table:number-columns-repeated="8"/>
        </table:table-row>
        <table:table-row table:style-name="ro1">
          <table:table-cell table:style-name="Default" table:number-columns-repeated="13"/>
          <table:table-cell table:number-columns-repeated="8"/>
        </table:table-row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TRIAL</text:p>
          </table:table-cell>
          <table:table-cell table:style-name="ce1" office:value-type="string">
            <text:p>PART</text:p>
          </table:table-cell>
          <table:table-cell table:style-name="ce1" office:value-type="string">
            <text:p>JOINT</text:p>
          </table:table-cell>
          <table:table-cell table:style-name="ce1" office:value-type="string">
            <text:p>RAW NBR</text:p>
          </table:table-cell>
          <table:table-cell table:style-name="ce1" office:value-type="string">
            <text:p>DISTANCE JOINT-MASSE</text:p>
          </table:table-cell>
          <table:table-cell table:style-name="ce8"/>
          <table:table-cell table:style-name="ce1" office:value-type="string">
            <text:p>WEIGHT (g)</text:p>
          </table:table-cell>
          <table:table-cell table:style-name="ce1" office:value-type="string">
            <text:p>Delta V J3</text:p>
          </table:table-cell>
          <table:table-cell table:style-name="ce1" office:value-type="string">
            <text:p>delta tau J3</text:p>
          </table:table-cell>
          <table:table-cell table:style-name="ce1" office:value-type="string">
            <text:p>V0</text:p>
          </table:table-cell>
          <table:table-cell table:style-name="ce1" office:value-type="string">
            <text:p>Tau0</text:p>
          </table:table-cell>
          <table:table-cell table:style-name="ce8"/>
          <table:table-cell table:style-name="ce8" office:value-type="string">
            <text:p>Gain</text:p>
          </table:table-cell>
          <table:table-cell table:style-name="ce10" office:value-type="string">
            <text:p>moyenne quadratique</text:p>
          </table:table-cell>
          <table:table-cell office:value-type="string">
            <text:p>offset</text:p>
          </table:table-cell>
          <table:table-cell table:number-columns-repeated="5"/>
        </table:table-row>
        <table:table-row table:style-name="ro2">
          <table:table-cell table:style-name="ce2" office:value-type="date" office:date-value="2014-07-23">
            <text:p>07/23/14</text:p>
          </table:table-cell>
          <table:table-cell table:style-name="ce3"/>
          <table:table-cell table:style-name="ce3" office:value-type="string">
            <text:p>right lower leg</text:p>
          </table:table-cell>
          <table:table-cell table:style-name="ce3" office:value-type="string">
            <text:p>J3</text:p>
          </table:table-cell>
          <table:table-cell table:style-name="ce3" office:value-type="float" office:value="1">
            <text:p>1</text:p>
          </table:table-cell>
          <table:table-cell table:style-name="ce3" table:formula="of:=190*COS(RADIANS(0))" office:value-type="float" office:value="190">
            <text:p>190</text:p>
          </table:table-cell>
          <table:table-cell/>
          <table:table-cell table:style-name="ce6" office:value-type="string">
            <text:p>bag</text:p>
          </table:table-cell>
          <table:table-cell table:style-name="ce3" table:formula="of:=-1.18-[.K243]" office:value-type="float" office:value="0">
            <text:p>0</text:p>
          </table:table-cell>
          <table:table-cell table:style-name="ce3" table:formula="of:=0.504-[.L243]" office:value-type="float" office:value="0">
            <text:p>0</text:p>
          </table:table-cell>
          <table:table-cell table:style-name="ce3" office:value-type="float" office:value="-1.18">
            <text:p>-1.18</text:p>
          </table:table-cell>
          <table:table-cell table:style-name="ce3" office:value-type="float" office:value="0.504">
            <text:p>0.504</text:p>
          </table:table-cell>
          <table:table-cell/>
          <table:table-cell office:value-type="float" office:value="1.2707">
            <text:p>1.2707</text:p>
          </table:table-cell>
          <table:table-cell table:formula="of:=-SQRT(SUMSQ([.P243:.P247])/5)" office:value-type="float" office:value="-2.39878872943732">
            <text:p>-2.3987887294</text:p>
          </table:table-cell>
          <table:table-cell table:formula="of:=-[.L243]+[.N243]*[.K243]" office:value-type="float" office:value="-2.003426">
            <text:p>-2.003426</text:p>
          </table:table-cell>
          <table:table-cell table:number-columns-repeated="5"/>
        </table:table-row>
        <table:table-row table:style-name="ro1">
          <table:table-cell table:style-name="ce1" office:value-type="string">
            <text:p>J0</text:p>
          </table:table-cell>
          <table:table-cell table:style-name="ce1" office:value-type="string">
            <text:p>J1</text:p>
          </table:table-cell>
          <table:table-cell table:style-name="ce1" office:value-type="string">
            <text:p>J2</text:p>
          </table:table-cell>
          <table:table-cell table:style-name="ce1" office:value-type="string">
            <text:p>J3</text:p>
          </table:table-cell>
          <table:table-cell table:style-name="ce6" table:number-columns-repeated="2"/>
          <table:table-cell/>
          <table:table-cell table:style-name="ce6" office:value-type="float" office:value="45">
            <text:p>45</text:p>
          </table:table-cell>
          <table:table-cell table:style-name="ce3" table:formula="of:=-1.1225-[.K243]" office:value-type="float" office:value="0.0574999999999999">
            <text:p>0.0575</text:p>
          </table:table-cell>
          <table:table-cell table:style-name="ce3" table:formula="of:=[.F243]*0.001*9.81*[.H244]*0.001-[.J243]" office:value-type="float" office:value="0.0838755">
            <text:p>0.0838755</text:p>
          </table:table-cell>
          <table:table-cell table:number-columns-repeated="5"/>
          <table:table-cell table:formula="of:=-[.L248]+[.N243]*[.K248]" office:value-type="float" office:value="-2.0171553">
            <text:p>-2.0171553</text:p>
          </table:table-cell>
          <table:table-cell table:number-columns-repeated="5"/>
        </table:table-row>
        <table:table-row table:style-name="ro1">
          <table:table-cell table:style-name="ce3" office:value-type="float" office:value="90">
            <text:p>90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table:number-columns-repeated="2"/>
          <table:table-cell/>
          <table:table-cell office:value-type="float" office:value="99">
            <text:p>99</text:p>
          </table:table-cell>
          <table:table-cell table:style-name="ce3" table:formula="of:=-1.027-[.K243]" office:value-type="float" office:value="0.153">
            <text:p>0.153</text:p>
          </table:table-cell>
          <table:table-cell table:style-name="ce3" table:formula="of:=[.F243]*0.001*9.81*[.H245]*0.001-[.J243]" office:value-type="float" office:value="0.1845261">
            <text:p>0.1845261</text:p>
          </table:table-cell>
          <table:table-cell table:number-columns-repeated="5"/>
          <table:table-cell table:formula="of:=-[.L253]+[.N243]*[.K253]" office:value-type="float" office:value="-2.1941202">
            <text:p>-2.1941202</text:p>
          </table:table-cell>
          <table:table-cell table:number-columns-repeated="5"/>
        </table:table-row>
        <table:table-row table:style-name="ro1">
          <table:table-cell table:style-name="ce3" table:number-columns-repeated="6"/>
          <table:table-cell/>
          <table:table-cell office:value-type="float" office:value="160">
            <text:p>160</text:p>
          </table:table-cell>
          <table:table-cell table:style-name="ce3" table:formula="of:=-0.955-[.K243]" office:value-type="float" office:value="0.225">
            <text:p>0.225</text:p>
          </table:table-cell>
          <table:table-cell table:style-name="ce3" table:formula="of:=[.F243]*0.001*9.81*[.H246]*0.001-[.J243]" office:value-type="float" office:value="0.298224">
            <text:p>0.298224</text:p>
          </table:table-cell>
          <table:table-cell table:number-columns-repeated="5"/>
          <table:table-cell table:formula="of:=-[.L258]+[.N243]*[.K258]" office:value-type="float" office:value="-2.570222">
            <text:p>-2.570222</text:p>
          </table:table-cell>
          <table:table-cell table:number-columns-repeated="5"/>
        </table:table-row>
        <table:table-row table:style-name="ro1">
          <table:table-cell table:style-name="ce4"/>
          <table:table-cell table:number-columns-repeated="2"/>
          <table:table-cell table:style-name="ce4"/>
          <table:table-cell table:number-columns-repeated="3"/>
          <table:table-cell office:value-type="float" office:value="234">
            <text:p>234</text:p>
          </table:table-cell>
          <table:table-cell table:style-name="ce3" table:formula="of:=-0.835-[.K243]" office:value-type="float" office:value="0.345">
            <text:p>0.345</text:p>
          </table:table-cell>
          <table:table-cell table:style-name="ce3" table:formula="of:=[.F243]*0.001*9.81*[.H247]*0.001-[.J243]" office:value-type="float" office:value="0.4361526">
            <text:p>0.4361526</text:p>
          </table:table-cell>
          <table:table-cell table:number-columns-repeated="5"/>
          <table:table-cell table:style-name="ce11" table:formula="of:=-[.L263]+[.N243]*[.K263]" office:value-type="float" office:value="-3.0443556">
            <text:p>-3.0443556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3" table:formula="of:=COS(RADIANS(10))*190" office:value-type="float" office:value="187.11347307232">
            <text:p>187.1134730723</text:p>
          </table:table-cell>
          <table:table-cell/>
          <table:table-cell table:style-name="ce6" office:value-type="string">
            <text:p>bag</text:p>
          </table:table-cell>
          <table:table-cell table:style-name="ce3" table:formula="of:=-1.179-[.K248]" office:value-type="float" office:value="0">
            <text:p>0</text:p>
          </table:table-cell>
          <table:table-cell table:style-name="ce3" table:formula="of:=0.519-[.L248]" office:value-type="float" office:value="0">
            <text:p>0</text:p>
          </table:table-cell>
          <table:table-cell table:style-name="ce3" office:value-type="float" office:value="-1.179">
            <text:p>-1.179</text:p>
          </table:table-cell>
          <table:table-cell table:style-name="ce3" office:value-type="float" office:value="0.519">
            <text:p>0.519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6" office:value-type="float" office:value="45">
            <text:p>45</text:p>
          </table:table-cell>
          <table:table-cell table:style-name="ce3" table:formula="of:=-1.128-[.K248]" office:value-type="float" office:value="0.0509999999999999">
            <text:p>0.051</text:p>
          </table:table-cell>
          <table:table-cell table:style-name="ce3" table:formula="of:=[.F248]*0.001*9.81*[.H249]*0.001-[.J248]" office:value-type="float" office:value="0.0826012426877755">
            <text:p>0.0826012427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6"/>
          <table:table-cell/>
          <table:table-cell office:value-type="float" office:value="99">
            <text:p>99</text:p>
          </table:table-cell>
          <table:table-cell table:style-name="ce3" table:formula="of:=-1.043-[.K248]" office:value-type="float" office:value="0.136">
            <text:p>0.136</text:p>
          </table:table-cell>
          <table:table-cell table:style-name="ce3" table:formula="of:=[.F248]*0.001*9.81*[.H250]*0.001-[.J248]" office:value-type="float" office:value="0.181722733913106">
            <text:p>0.1817227339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>
            <text:p>160</text:p>
          </table:table-cell>
          <table:table-cell table:style-name="ce3" table:formula="of:=-0.964-[.K248]" office:value-type="float" office:value="0.215">
            <text:p>0.215</text:p>
          </table:table-cell>
          <table:table-cell table:style-name="ce3" table:formula="of:=[.F248]*0.001*9.81*[.H251]*0.001-[.J248]" office:value-type="float" office:value="0.293693307334313">
            <text:p>0.2936933073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style-name="ce3" table:formula="of:=-0.854-[.K248]" office:value-type="float" office:value="0.325">
            <text:p>0.325</text:p>
          </table:table-cell>
          <table:table-cell table:style-name="ce3" table:formula="of:=[.F248]*0.001*9.81*[.H252]*0.001-[.J248]" office:value-type="float" office:value="0.429526461976432">
            <text:p>0.429526462</text:p>
          </table:table-cell>
          <table:table-cell table:number-columns-repeated="11"/>
        </table:table-row>
        <table:table-row table:style-name="ro2">
          <table:table-cell office:value-type="float" office:value="70">
            <text:p>7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3" table:formula="of:=COS(RADIANS(20))*190" office:value-type="float" office:value="178.541597949323">
            <text:p>178.5415979493</text:p>
          </table:table-cell>
          <table:table-cell/>
          <table:table-cell table:style-name="ce6" office:value-type="string">
            <text:p>bag</text:p>
          </table:table-cell>
          <table:table-cell table:formula="of:=-1.286-[.K253]" office:value-type="float" office:value="0">
            <text:p>0</text:p>
          </table:table-cell>
          <table:table-cell table:style-name="ce5" table:formula="of:=0.56-[.L253]" office:value-type="float" office:value="0">
            <text:p>0</text:p>
          </table:table-cell>
          <table:table-cell office:value-type="float" office:value="-1.286">
            <text:p>-1.286</text:p>
          </table:table-cell>
          <table:table-cell office:value-type="float" office:value="0.56">
            <text:p>0.56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6" office:value-type="float" office:value="45">
            <text:p>45</text:p>
          </table:table-cell>
          <table:table-cell table:formula="of:=-1.221-[.K253]" office:value-type="float" office:value="0.065">
            <text:p>0.065</text:p>
          </table:table-cell>
          <table:table-cell table:formula="of:=[.F253]*0.001*9.81*[.H249]*0.001-[.J253]" office:value-type="float" office:value="0.0788171884147285">
            <text:p>0.0788171884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6"/>
          <table:table-cell/>
          <table:table-cell office:value-type="float" office:value="99">
            <text:p>99</text:p>
          </table:table-cell>
          <table:table-cell table:formula="of:=-1.149-[.K253]" office:value-type="float" office:value="0.137">
            <text:p>0.137</text:p>
          </table:table-cell>
          <table:table-cell table:formula="of:=[.F253]*0.001*9.81*[.H250]*0.001-[.J253]" office:value-type="float" office:value="0.173397814512403">
            <text:p>0.1733978145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>
            <text:p>160</text:p>
          </table:table-cell>
          <table:table-cell table:formula="of:=-1.073-[.K253]" office:value-type="float" office:value="0.213">
            <text:p>0.213</text:p>
          </table:table-cell>
          <table:table-cell table:formula="of:=[.F253]*0.001*9.81*[.H251]*0.001-[.J253]" office:value-type="float" office:value="0.280238892141257">
            <text:p>0.2802388921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formula="of:=-0.956-[.K253]" office:value-type="float" office:value="0.33">
            <text:p>0.33</text:p>
          </table:table-cell>
          <table:table-cell table:formula="of:=[.F253]*0.001*9.81*[.H252]*0.001-[.J253]" office:value-type="float" office:value="0.409849379756588">
            <text:p>0.4098493798</text:p>
          </table:table-cell>
          <table:table-cell table:number-columns-repeated="11"/>
        </table:table-row>
        <table:table-row table:style-name="ro2">
          <table:table-cell office:value-type="float" office:value="60">
            <text:p>6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3" table:formula="of:=COS(RADIANS(30))*190" office:value-type="float" office:value="164.544826719043">
            <text:p>164.544826719</text:p>
          </table:table-cell>
          <table:table-cell/>
          <table:table-cell table:style-name="ce6" office:value-type="string">
            <text:p>bag</text:p>
          </table:table-cell>
          <table:table-cell table:formula="of:=-1.46-[.K258]" office:value-type="float" office:value="0">
            <text:p>0</text:p>
          </table:table-cell>
          <table:table-cell table:style-name="ce5" table:formula="of:=0.715-[.L258]" office:value-type="float" office:value="0">
            <text:p>0</text:p>
          </table:table-cell>
          <table:table-cell office:value-type="float" office:value="-1.46">
            <text:p>-1.46</text:p>
          </table:table-cell>
          <table:table-cell office:value-type="float" office:value="0.715">
            <text:p>0.715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6" office:value-type="float" office:value="45">
            <text:p>45</text:p>
          </table:table-cell>
          <table:table-cell table:formula="of:=-1.405-[.K258]" office:value-type="float" office:value="0.0549999999999999">
            <text:p>0.055</text:p>
          </table:table-cell>
          <table:table-cell table:formula="of:=[.F258]*0.001*9.81*[.H259]*0.001-[.J258]" office:value-type="float" office:value="0.0726383137551217">
            <text:p>0.0726383138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6"/>
          <table:table-cell/>
          <table:table-cell office:value-type="float" office:value="99">
            <text:p>99</text:p>
          </table:table-cell>
          <table:table-cell table:formula="of:=-1.328-[.K258]" office:value-type="float" office:value="0.132">
            <text:p>0.132</text:p>
          </table:table-cell>
          <table:table-cell table:formula="of:=[.F258]*0.001*9.81*[.H260]*0.001-[.J258]" office:value-type="float" office:value="0.159804290261268">
            <text:p>0.1598042903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>
            <text:p>160</text:p>
          </table:table-cell>
          <table:table-cell table:formula="of:=-1.252-[.K258]" office:value-type="float" office:value="0.208">
            <text:p>0.208</text:p>
          </table:table-cell>
          <table:table-cell table:formula="of:=[.F258]*0.001*9.81*[.H261]*0.001-[.J258]" office:value-type="float" office:value="0.25826956001821">
            <text:p>0.25826956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formula="of:=-1.162-[.K258]" office:value-type="float" office:value="0.298">
            <text:p>0.298</text:p>
          </table:table-cell>
          <table:table-cell table:formula="of:=[.F258]*0.001*9.81*[.H262]*0.001-[.J258]" office:value-type="float" office:value="0.377719231526633">
            <text:p>0.3777192315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3" table:formula="of:=COS(RADIANS(40))*190" office:value-type="float" office:value="145.548444192606">
            <text:p>145.5484441926</text:p>
          </table:table-cell>
          <table:table-cell/>
          <table:table-cell table:style-name="ce6" office:value-type="string">
            <text:p>bag</text:p>
          </table:table-cell>
          <table:table-cell table:formula="of:=-1.708-[.K263]" office:value-type="float" office:value="0">
            <text:p>0</text:p>
          </table:table-cell>
          <table:table-cell table:style-name="ce5" table:formula="of:=0.874-[.L263]" office:value-type="float" office:value="0">
            <text:p>0</text:p>
          </table:table-cell>
          <table:table-cell office:value-type="float" office:value="-1.708">
            <text:p>-1.708</text:p>
          </table:table-cell>
          <table:table-cell office:value-type="float" office:value="0.874">
            <text:p>0.874</text:p>
          </table:table-cell>
          <table:table-cell table:number-columns-repeated="9"/>
        </table:table-row>
        <table:table-row table:style-name="ro1">
          <table:table-cell table:number-columns-repeated="7"/>
          <table:table-cell table:style-name="ce6" office:value-type="float" office:value="45">
            <text:p>45</text:p>
          </table:table-cell>
          <table:table-cell table:formula="of:=-1.645-[.K263]" office:value-type="float" office:value="0.0629999999999999">
            <text:p>0.063</text:p>
          </table:table-cell>
          <table:table-cell table:formula="of:=[.F263]*0.001*9.81*[.H264]*0.001-[.J263]" office:value-type="float" office:value="0.0642523606888259">
            <text:p>0.0642523607</text:p>
          </table:table-cell>
          <table:table-cell office:value-type="string">
            <text:p>?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6"/>
          <table:table-cell/>
          <table:table-cell office:value-type="float" office:value="99">
            <text:p>99</text:p>
          </table:table-cell>
          <table:table-cell table:formula="of:=-1.59-[.K263]" office:value-type="float" office:value="0.118">
            <text:p>0.118</text:p>
          </table:table-cell>
          <table:table-cell table:formula="of:=[.F263]*0.001*9.81*[.H265]*0.001-[.J263]" office:value-type="float" office:value="0.141355193515417">
            <text:p>0.1413551935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>
            <text:p>160</text:p>
          </table:table-cell>
          <table:table-cell table:formula="of:=-1.52-[.K263]" office:value-type="float" office:value="0.188">
            <text:p>0.188</text:p>
          </table:table-cell>
          <table:table-cell table:formula="of:=[.F263]*0.001*9.81*[.H266]*0.001-[.J263]" office:value-type="float" office:value="0.228452838004714">
            <text:p>0.228452838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formula="of:=-1.434-[.K263]" office:value-type="float" office:value="0.274">
            <text:p>0.274</text:p>
          </table:table-cell>
          <table:table-cell table:formula="of:=[.F263]*0.001*9.81*[.H267]*0.001-[.J263]" office:value-type="float" office:value="0.334112275581894">
            <text:p>0.3341122756</text:p>
          </table:table-cell>
          <table:table-cell table:number-columns-repeated="11"/>
        </table:table-row>
        <table:table-row table:style-name="ro1">
          <table:table-cell table:style-name="Default" table:number-columns-repeated="13"/>
          <table:table-cell table:number-columns-repeated="8"/>
        </table:table-row>
        <table:table-row table:style-name="ro3" table:number-rows-repeated="4">
          <table:table-cell table:style-name="Default" table:number-columns-repeated="13"/>
          <table:table-cell table:number-columns-repeated="8"/>
        </table:table-row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TRIAL</text:p>
          </table:table-cell>
          <table:table-cell table:style-name="ce1" office:value-type="string">
            <text:p>PART</text:p>
          </table:table-cell>
          <table:table-cell table:style-name="ce1" office:value-type="string">
            <text:p>JOINT</text:p>
          </table:table-cell>
          <table:table-cell table:style-name="ce1" office:value-type="string">
            <text:p>RAW NBR</text:p>
          </table:table-cell>
          <table:table-cell table:style-name="ce1" office:value-type="string">
            <text:p>DISTANCE JOINT-MASSE</text:p>
          </table:table-cell>
          <table:table-cell table:style-name="ce8"/>
          <table:table-cell table:style-name="ce1" office:value-type="string">
            <text:p>WEIGHT (g)</text:p>
          </table:table-cell>
          <table:table-cell table:style-name="ce1" office:value-type="string">
            <text:p>Delta V J0</text:p>
          </table:table-cell>
          <table:table-cell table:style-name="ce1" office:value-type="string">
            <text:p>delta tau J0</text:p>
          </table:table-cell>
          <table:table-cell table:style-name="ce1" office:value-type="string">
            <text:p>V0</text:p>
          </table:table-cell>
          <table:table-cell table:style-name="ce1" office:value-type="string">
            <text:p>Tau0</text:p>
          </table:table-cell>
          <table:table-cell table:style-name="ce8"/>
          <table:table-cell table:style-name="ce8" office:value-type="string">
            <text:p>Gain</text:p>
          </table:table-cell>
          <table:table-cell table:style-name="ce10" office:value-type="string">
            <text:p>moyenne quadratique</text:p>
          </table:table-cell>
          <table:table-cell office:value-type="string">
            <text:p>offset</text:p>
          </table:table-cell>
          <table:table-cell table:number-columns-repeated="5"/>
        </table:table-row>
        <table:table-row table:style-name="ro2">
          <table:table-cell table:style-name="ce2" office:value-type="date" office:date-value="2014-07-23">
            <text:p>07/23/14</text:p>
          </table:table-cell>
          <table:table-cell table:style-name="ce3"/>
          <table:table-cell table:style-name="ce3" office:value-type="string">
            <text:p>right upper leg</text:p>
          </table:table-cell>
          <table:table-cell table:style-name="ce3" office:value-type="string">
            <text:p>J0 </text:p>
          </table:table-cell>
          <table:table-cell table:style-name="ce3" office:value-type="float" office:value="1">
            <text:p>1</text:p>
          </table:table-cell>
          <table:table-cell table:style-name="ce3" table:formula="of:=405*COS(RADIANS(0))" office:value-type="float" office:value="405">
            <text:p>405</text:p>
          </table:table-cell>
          <table:table-cell/>
          <table:table-cell table:style-name="ce6" office:value-type="string">
            <text:p>bag</text:p>
          </table:table-cell>
          <table:table-cell table:style-name="ce3" table:formula="of:=10.722-[.K274]" office:value-type="float" office:value="0">
            <text:p>0</text:p>
          </table:table-cell>
          <table:table-cell table:style-name="ce3" table:formula="of:=11.804-[.L274]" office:value-type="float" office:value="0">
            <text:p>0</text:p>
          </table:table-cell>
          <table:table-cell table:style-name="ce3" office:value-type="float" office:value="10.722">
            <text:p>10.722</text:p>
          </table:table-cell>
          <table:table-cell table:style-name="ce3" office:value-type="float" office:value="11.804">
            <text:p>11.804</text:p>
          </table:table-cell>
          <table:table-cell/>
          <table:table-cell office:value-type="float" office:value="1.5311">
            <text:p>1.5311</text:p>
          </table:table-cell>
          <table:table-cell table:formula="of:=SQRT(SUMSQ([.P274:.P278])/5)" office:value-type="float" office:value="4.57599524668947">
            <text:p>4.5759952467</text:p>
          </table:table-cell>
          <table:table-cell table:formula="of:=-[.L274]+[.N274]*[.K274]" office:value-type="float" office:value="4.6124542">
            <text:p>4.6124542</text:p>
          </table:table-cell>
          <table:table-cell table:number-columns-repeated="5"/>
        </table:table-row>
        <table:table-row table:style-name="ro1">
          <table:table-cell table:style-name="ce1" office:value-type="string">
            <text:p>J0</text:p>
          </table:table-cell>
          <table:table-cell table:style-name="ce1" office:value-type="string">
            <text:p>J1</text:p>
          </table:table-cell>
          <table:table-cell table:style-name="ce1" office:value-type="string">
            <text:p>J2</text:p>
          </table:table-cell>
          <table:table-cell table:style-name="ce1" office:value-type="string">
            <text:p>J3</text:p>
          </table:table-cell>
          <table:table-cell table:style-name="ce6" table:number-columns-repeated="2"/>
          <table:table-cell/>
          <table:table-cell table:style-name="ce6" office:value-type="float" office:value="45">
            <text:p>45</text:p>
          </table:table-cell>
          <table:table-cell table:style-name="ce3" table:formula="of:=10.854-[.K274]" office:value-type="float" office:value="0.132">
            <text:p>0.132</text:p>
          </table:table-cell>
          <table:table-cell table:style-name="ce3" table:formula="of:=[.F274]*0.001*9.81*[.H275]*0.001-[.J274]" office:value-type="float" office:value="0.17878725">
            <text:p>0.17878725</text:p>
          </table:table-cell>
          <table:table-cell table:number-columns-repeated="5"/>
          <table:table-cell table:formula="of:=-[.L279]+[.N274]*[.K279]" office:value-type="float" office:value="4.5750715">
            <text:p>4.5750715</text:p>
          </table:table-cell>
          <table:table-cell table:number-columns-repeated="5"/>
        </table:table-row>
        <table:table-row table:style-name="ro1">
          <table:table-cell table:style-name="ce3" office:value-type="float" office:value="90">
            <text:p>90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table:number-columns-repeated="2"/>
          <table:table-cell/>
          <table:table-cell office:value-type="float" office:value="99">
            <text:p>99</text:p>
          </table:table-cell>
          <table:table-cell table:style-name="ce3" table:formula="of:=10.897-[.K274]" office:value-type="float" office:value="0.175000000000001">
            <text:p>0.175</text:p>
          </table:table-cell>
          <table:table-cell table:style-name="ce3" table:formula="of:=[.F274]*0.001*9.81*[.H276]*0.001-[.J274]" office:value-type="float" office:value="0.39333195">
            <text:p>0.39333195</text:p>
          </table:table-cell>
          <table:table-cell table:number-columns-repeated="5"/>
          <table:table-cell table:formula="of:=-[.L284]+[.N274]*[.K284]" office:value-type="float" office:value="4.4968731">
            <text:p>4.4968731</text:p>
          </table:table-cell>
          <table:table-cell table:number-columns-repeated="5"/>
        </table:table-row>
        <table:table-row table:style-name="ro1">
          <table:table-cell table:style-name="ce3" table:number-columns-repeated="6"/>
          <table:table-cell/>
          <table:table-cell office:value-type="float" office:value="160">
            <text:p>160</text:p>
          </table:table-cell>
          <table:table-cell table:style-name="ce3" table:formula="of:=11.035-[.K274]" office:value-type="float" office:value="0.313000000000001">
            <text:p>0.313</text:p>
          </table:table-cell>
          <table:table-cell table:style-name="ce3" table:formula="of:=[.F274]*0.001*9.81*[.H277]*0.001-[.J274]" office:value-type="float" office:value="0.635688">
            <text:p>0.635688</text:p>
          </table:table-cell>
          <table:table-cell table:number-columns-repeated="5"/>
          <table:table-cell table:formula="of:=-[.L289]+[.N274]*[.K289]" office:value-type="float" office:value="4.4991102">
            <text:p>4.4991102</text:p>
          </table:table-cell>
          <table:table-cell table:number-columns-repeated="5"/>
        </table:table-row>
        <table:table-row table:style-name="ro1">
          <table:table-cell table:style-name="ce4"/>
          <table:table-cell table:number-columns-repeated="6"/>
          <table:table-cell office:value-type="float" office:value="234">
            <text:p>234</text:p>
          </table:table-cell>
          <table:table-cell table:style-name="ce3" table:formula="of:=11.342-[.K274]" office:value-type="float" office:value="0.620000000000001">
            <text:p>0.62</text:p>
          </table:table-cell>
          <table:table-cell table:style-name="ce3" table:formula="of:=[.F274]*0.001*9.81*[.H278]*0.001-[.J274]" office:value-type="float" office:value="0.9296937">
            <text:p>0.9296937</text:p>
          </table:table-cell>
          <table:table-cell table:number-columns-repeated="5"/>
          <table:table-cell table:style-name="ce11" table:formula="of:=-[.L294]+[.N274]*[.K294]" office:value-type="float" office:value="4.6934837">
            <text:p>4.6934837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3" table:formula="of:=COS(RADIANS(10))*405" office:value-type="float" office:value="398.847139969944">
            <text:p>398.8471399699</text:p>
          </table:table-cell>
          <table:table-cell/>
          <table:table-cell table:style-name="ce6" office:value-type="string">
            <text:p>bag</text:p>
          </table:table-cell>
          <table:table-cell table:style-name="ce3" table:formula="of:=10.565-[.K279]" office:value-type="float" office:value="0">
            <text:p>0</text:p>
          </table:table-cell>
          <table:table-cell table:style-name="ce3" table:formula="of:=11.601-[.L279]" office:value-type="float" office:value="0">
            <text:p>0</text:p>
          </table:table-cell>
          <table:table-cell table:style-name="ce3" office:value-type="float" office:value="10.565">
            <text:p>10.565</text:p>
          </table:table-cell>
          <table:table-cell table:style-name="ce3" office:value-type="float" office:value="11.601">
            <text:p>11.601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6" office:value-type="float" office:value="45">
            <text:p>45</text:p>
          </table:table-cell>
          <table:table-cell table:style-name="ce3" table:formula="of:=10.676-[.K279]" office:value-type="float" office:value="0.111000000000001">
            <text:p>0.111</text:p>
          </table:table-cell>
          <table:table-cell table:style-name="ce3" table:formula="of:=[.F279]*0.001*9.81*[.H280]*0.001-[.J279]" office:value-type="float" office:value="0.176071069939732">
            <text:p>0.1760710699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6"/>
          <table:table-cell/>
          <table:table-cell office:value-type="float" office:value="99">
            <text:p>99</text:p>
          </table:table-cell>
          <table:table-cell table:style-name="ce3" table:formula="of:=10.809-[.K279]" office:value-type="float" office:value="0.244">
            <text:p>0.244</text:p>
          </table:table-cell>
          <table:table-cell table:style-name="ce3" table:formula="of:=[.F279]*0.001*9.81*[.H281]*0.001-[.J279]" office:value-type="float" office:value="0.38735635386741">
            <text:p>0.3873563539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>
            <text:p>160</text:p>
          </table:table-cell>
          <table:table-cell table:style-name="ce3" table:formula="of:=10.947-[.K279]" office:value-type="float" office:value="0.382">
            <text:p>0.382</text:p>
          </table:table-cell>
          <table:table-cell table:style-name="ce3" table:formula="of:=[.F279]*0.001*9.81*[.H282]*0.001-[.J279]" office:value-type="float" office:value="0.626030470896825">
            <text:p>0.6260304709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style-name="ce3" table:formula="of:=11.138-[.K279]" office:value-type="float" office:value="0.573">
            <text:p>0.573</text:p>
          </table:table-cell>
          <table:table-cell table:style-name="ce3" table:formula="of:=[.F279]*0.001*9.81*[.H283]*0.001-[.J279]" office:value-type="float" office:value="0.915569563686606">
            <text:p>0.9155695637</text:p>
          </table:table-cell>
          <table:table-cell table:number-columns-repeated="11"/>
        </table:table-row>
        <table:table-row table:style-name="ro2">
          <table:table-cell office:value-type="float" office:value="70">
            <text:p>7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3" table:formula="of:=COS(RADIANS(20))*405" office:value-type="float" office:value="380.575511418293">
            <text:p>380.5755114183</text:p>
          </table:table-cell>
          <table:table-cell/>
          <table:table-cell table:style-name="ce6" office:value-type="string">
            <text:p>bag</text:p>
          </table:table-cell>
          <table:table-cell table:formula="of:=10.221-[.K284]" office:value-type="float" office:value="0">
            <text:p>0</text:p>
          </table:table-cell>
          <table:table-cell table:style-name="ce5" table:formula="of:=11.1525-[.L284]" office:value-type="float" office:value="0">
            <text:p>0</text:p>
          </table:table-cell>
          <table:table-cell office:value-type="float" office:value="10.221">
            <text:p>10.221</text:p>
          </table:table-cell>
          <table:table-cell office:value-type="float" office:value="11.1525">
            <text:p>11.1525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6" office:value-type="float" office:value="45">
            <text:p>45</text:p>
          </table:table-cell>
          <table:table-cell table:formula="of:=10.321-[.K284]" office:value-type="float" office:value="0.0999999999999996">
            <text:p>0.1</text:p>
          </table:table-cell>
          <table:table-cell table:formula="of:=[.F284]*0.001*9.81*[.H280]*0.001-[.J284]" office:value-type="float" office:value="0.168005059515605">
            <text:p>0.1680050595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6"/>
          <table:table-cell/>
          <table:table-cell office:value-type="float" office:value="99">
            <text:p>99</text:p>
          </table:table-cell>
          <table:table-cell table:formula="of:=10.44-[.K284]" office:value-type="float" office:value="0.218999999999999">
            <text:p>0.219</text:p>
          </table:table-cell>
          <table:table-cell table:formula="of:=[.F284]*0.001*9.81*[.H281]*0.001-[.J284]" office:value-type="float" office:value="0.369611130934332">
            <text:p>0.3696111309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>
            <text:p>160</text:p>
          </table:table-cell>
          <table:table-cell table:formula="of:=10.624-[.K284]" office:value-type="float" office:value="0.403000000000001">
            <text:p>0.403</text:p>
          </table:table-cell>
          <table:table-cell table:formula="of:=[.F284]*0.001*9.81*[.H282]*0.001-[.J284]" office:value-type="float" office:value="0.597351322722153">
            <text:p>0.5973513227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formula="of:=10.776-[.K284]" office:value-type="float" office:value="0.555">
            <text:p>0.555</text:p>
          </table:table-cell>
          <table:table-cell table:formula="of:=[.F284]*0.001*9.81*[.H283]*0.001-[.J284]" office:value-type="float" office:value="0.873626309481148">
            <text:p>0.8736263095</text:p>
          </table:table-cell>
          <table:table-cell table:number-columns-repeated="11"/>
        </table:table-row>
        <table:table-row table:style-name="ro2">
          <table:table-cell office:value-type="float" office:value="60">
            <text:p>6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3" table:formula="of:=COS(RADIANS(30))*405" office:value-type="float" office:value="350.740288532698">
            <text:p>350.7402885327</text:p>
          </table:table-cell>
          <table:table-cell/>
          <table:table-cell table:style-name="ce6" office:value-type="string">
            <text:p>bag</text:p>
          </table:table-cell>
          <table:table-cell table:formula="of:=9.682-[.K289]" office:value-type="float" office:value="0">
            <text:p>0</text:p>
          </table:table-cell>
          <table:table-cell table:style-name="ce5" table:formula="of:=10.325-[.L289]" office:value-type="float" office:value="0">
            <text:p>0</text:p>
          </table:table-cell>
          <table:table-cell office:value-type="float" office:value="9.682">
            <text:p>9.682</text:p>
          </table:table-cell>
          <table:table-cell office:value-type="float" office:value="10.325">
            <text:p>10.325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6" office:value-type="float" office:value="45">
            <text:p>45</text:p>
          </table:table-cell>
          <table:table-cell table:formula="of:=9.768-[.K289]" office:value-type="float" office:value="0.0860000000000003">
            <text:p>0.086</text:p>
          </table:table-cell>
          <table:table-cell table:formula="of:=[.F289]*0.001*9.81*[.H290]*0.001-[.J289]" office:value-type="float" office:value="0.154834300372759">
            <text:p>0.1548343004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6"/>
          <table:table-cell/>
          <table:table-cell office:value-type="float" office:value="99">
            <text:p>99</text:p>
          </table:table-cell>
          <table:table-cell table:formula="of:=9.914-[.K289]" office:value-type="float" office:value="0.231999999999999">
            <text:p>0.232</text:p>
          </table:table-cell>
          <table:table-cell table:formula="of:=[.F289]*0.001*9.81*[.H291]*0.001-[.J289]" office:value-type="float" office:value="0.340635460820071">
            <text:p>0.3406354608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>
            <text:p>160</text:p>
          </table:table-cell>
          <table:table-cell table:formula="of:=10.085-[.K289]" office:value-type="float" office:value="0.403000000000001">
            <text:p>0.403</text:p>
          </table:table-cell>
          <table:table-cell table:formula="of:=[.F289]*0.001*9.81*[.H292]*0.001-[.J289]" office:value-type="float" office:value="0.550521956880922">
            <text:p>0.5505219569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formula="of:=10.226-[.K289]" office:value-type="float" office:value="0.544000000000001">
            <text:p>0.544</text:p>
          </table:table-cell>
          <table:table-cell table:formula="of:=[.F289]*0.001*9.81*[.H293]*0.001-[.J289]" office:value-type="float" office:value="0.805138361938349">
            <text:p>0.8051383619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3" table:formula="of:=COS(RADIANS(40))*405" office:value-type="float" office:value="310.247999463186">
            <text:p>310.2479994632</text:p>
          </table:table-cell>
          <table:table-cell/>
          <table:table-cell table:style-name="ce6" office:value-type="string">
            <text:p>bag</text:p>
          </table:table-cell>
          <table:table-cell table:formula="of:=9.067-[.K294]" office:value-type="float" office:value="0">
            <text:p>0</text:p>
          </table:table-cell>
          <table:table-cell table:style-name="ce5" table:formula="of:=9.189-[.L294]" office:value-type="float" office:value="0">
            <text:p>0</text:p>
          </table:table-cell>
          <table:table-cell office:value-type="float" office:value="9.067">
            <text:p>9.067</text:p>
          </table:table-cell>
          <table:table-cell office:value-type="float" office:value="9.189">
            <text:p>9.189</text:p>
          </table:table-cell>
          <table:table-cell table:number-columns-repeated="9"/>
        </table:table-row>
        <table:table-row table:style-name="ro1">
          <table:table-cell table:number-columns-repeated="7"/>
          <table:table-cell table:style-name="ce6" office:value-type="float" office:value="45">
            <text:p>45</text:p>
          </table:table-cell>
          <table:table-cell table:formula="of:=9.134-[.K294]" office:value-type="float" office:value="0.0670000000000002">
            <text:p>0.067</text:p>
          </table:table-cell>
          <table:table-cell table:formula="of:=[.F294]*0.001*9.81*[.H295]*0.001-[.J294]" office:value-type="float" office:value="0.136958979363024">
            <text:p>0.1369589794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6"/>
          <table:table-cell/>
          <table:table-cell office:value-type="float" office:value="99">
            <text:p>99</text:p>
          </table:table-cell>
          <table:table-cell table:formula="of:=9.237-[.K294]" office:value-type="float" office:value="0.17">
            <text:p>0.17</text:p>
          </table:table-cell>
          <table:table-cell table:formula="of:=[.F294]*0.001*9.81*[.H296]*0.001-[.J294]" office:value-type="float" office:value="0.301309754598652">
            <text:p>0.3013097546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>
            <text:p>160</text:p>
          </table:table-cell>
          <table:table-cell table:formula="of:=9.35-[.K294]" office:value-type="float" office:value="0.282999999999999">
            <text:p>0.283</text:p>
          </table:table-cell>
          <table:table-cell table:formula="of:=[.F294]*0.001*9.81*[.H297]*0.001-[.J294]" office:value-type="float" office:value="0.486965259957417">
            <text:p>0.48696526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formula="of:=9.488-[.K294]" office:value-type="float" office:value="0.420999999999999">
            <text:p>0.421</text:p>
          </table:table-cell>
          <table:table-cell table:formula="of:=[.F294]*0.001*9.81*[.H298]*0.001-[.J294]" office:value-type="float" office:value="0.712186692687722">
            <text:p>0.7121866927</text:p>
          </table:table-cell>
          <table:table-cell table:number-columns-repeated="11"/>
        </table:table-row>
        <table:table-row table:style-name="ro3" table:number-rows-repeated="3">
          <table:table-cell table:style-name="Default" table:number-columns-repeated="13"/>
          <table:table-cell table:number-columns-repeated="8"/>
        </table:table-row>
        <table:table-row table:style-name="ro1">
          <table:table-cell table:style-name="Default" table:number-columns-repeated="13"/>
          <table:table-cell table:number-columns-repeated="8"/>
        </table:table-row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TRIAL</text:p>
          </table:table-cell>
          <table:table-cell table:style-name="ce1" office:value-type="string">
            <text:p>PART</text:p>
          </table:table-cell>
          <table:table-cell table:style-name="ce1" office:value-type="string">
            <text:p>JOINT</text:p>
          </table:table-cell>
          <table:table-cell table:style-name="ce1" office:value-type="string">
            <text:p>RAW NBR</text:p>
          </table:table-cell>
          <table:table-cell table:style-name="ce1" office:value-type="string">
            <text:p>DISTANCE JOINT-MASSE</text:p>
          </table:table-cell>
          <table:table-cell table:style-name="ce8"/>
          <table:table-cell table:style-name="ce1" office:value-type="string">
            <text:p>WEIGHT (g)</text:p>
          </table:table-cell>
          <table:table-cell table:style-name="ce1" office:value-type="string">
            <text:p>Delta V J1</text:p>
          </table:table-cell>
          <table:table-cell table:style-name="ce1" office:value-type="string">
            <text:p>delta tau J1</text:p>
          </table:table-cell>
          <table:table-cell table:style-name="ce1" office:value-type="string">
            <text:p>V0</text:p>
          </table:table-cell>
          <table:table-cell table:style-name="ce1" office:value-type="string">
            <text:p>Tau0</text:p>
          </table:table-cell>
          <table:table-cell table:style-name="ce8"/>
          <table:table-cell table:style-name="ce8" office:value-type="string">
            <text:p>Gain</text:p>
          </table:table-cell>
          <table:table-cell table:style-name="ce10" office:value-type="string">
            <text:p>moyenne quadratique</text:p>
          </table:table-cell>
          <table:table-cell office:value-type="string">
            <text:p>offset</text:p>
          </table:table-cell>
          <table:table-cell table:number-columns-repeated="5"/>
        </table:table-row>
        <table:table-row table:style-name="ro2">
          <table:table-cell table:style-name="ce2" office:value-type="date" office:date-value="2014-07-23">
            <text:p>07/23/14</text:p>
          </table:table-cell>
          <table:table-cell table:style-name="ce3"/>
          <table:table-cell table:style-name="ce3" office:value-type="string">
            <text:p>left upper leg</text:p>
          </table:table-cell>
          <table:table-cell table:style-name="ce3" office:value-type="string">
            <text:p>J1</text:p>
          </table:table-cell>
          <table:table-cell table:style-name="ce3" office:value-type="float" office:value="2">
            <text:p>2</text:p>
          </table:table-cell>
          <table:table-cell table:style-name="ce3" table:formula="of:=405*COS(RADIANS(0))" office:value-type="float" office:value="405">
            <text:p>405</text:p>
          </table:table-cell>
          <table:table-cell/>
          <table:table-cell table:style-name="ce6" office:value-type="string">
            <text:p>bag</text:p>
          </table:table-cell>
          <table:table-cell table:style-name="ce3" table:formula="of:=9.228-[.K304]" office:value-type="float" office:value="0">
            <text:p>0</text:p>
          </table:table-cell>
          <table:table-cell table:style-name="ce3" table:formula="of:=12.5275-[.L304]" office:value-type="float" office:value="0">
            <text:p>0</text:p>
          </table:table-cell>
          <table:table-cell table:style-name="ce3" office:value-type="float" office:value="9.228">
            <text:p>9.228</text:p>
          </table:table-cell>
          <table:table-cell table:style-name="ce3" office:value-type="float" office:value="12.5275">
            <text:p>12.5275</text:p>
          </table:table-cell>
          <table:table-cell/>
          <table:table-cell office:value-type="float" office:value="1.1871">
            <text:p>1.1871</text:p>
          </table:table-cell>
          <table:table-cell table:formula="of:=-SQRT(SUMSQ([.P304:.P307])/4)" office:value-type="float" office:value="-1.72671106085464">
            <text:p>-1.7267110609</text:p>
          </table:table-cell>
          <table:table-cell table:formula="of:=-[.L304]+[.N304]*[.K304]" office:value-type="float" office:value="-1.5729412">
            <text:p>-1.5729412</text:p>
          </table:table-cell>
          <table:table-cell table:number-columns-repeated="5"/>
        </table:table-row>
        <table:table-row table:style-name="ro1">
          <table:table-cell table:style-name="ce1" office:value-type="string">
            <text:p>J0</text:p>
          </table:table-cell>
          <table:table-cell table:style-name="ce1" office:value-type="string">
            <text:p>J1</text:p>
          </table:table-cell>
          <table:table-cell table:style-name="ce1" office:value-type="string">
            <text:p>J2</text:p>
          </table:table-cell>
          <table:table-cell table:style-name="ce1" office:value-type="string">
            <text:p>J3</text:p>
          </table:table-cell>
          <table:table-cell table:style-name="ce6" table:number-columns-repeated="2"/>
          <table:table-cell/>
          <table:table-cell table:style-name="ce6" office:value-type="float" office:value="45">
            <text:p>45</text:p>
          </table:table-cell>
          <table:table-cell table:style-name="ce3" table:formula="of:=9.381-[.K304]" office:value-type="float" office:value="0.153">
            <text:p>0.153</text:p>
          </table:table-cell>
          <table:table-cell table:style-name="ce3" table:formula="of:=[.F304]*0.001*9.81*[.H305]*0.001-[.J304]" office:value-type="float" office:value="0.17878725">
            <text:p>0.17878725</text:p>
          </table:table-cell>
          <table:table-cell table:number-columns-repeated="5"/>
          <table:table-cell table:formula="of:=-[.L309]+[.N304]*[.K309]" office:value-type="float" office:value="-1.7595013">
            <text:p>-1.7595013</text:p>
          </table:table-cell>
          <table:table-cell table:number-columns-repeated="5"/>
        </table:table-row>
        <table:table-row table:style-name="ro1">
          <table:table-cell table:style-name="ce3" office:value-type="float" office:value="0">
            <text:p>0</text:p>
          </table:table-cell>
          <table:table-cell table:style-name="ce3" office:value-type="float" office:value="90">
            <text:p>9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table:number-columns-repeated="2"/>
          <table:table-cell/>
          <table:table-cell office:value-type="float" office:value="99">
            <text:p>99</text:p>
          </table:table-cell>
          <table:table-cell table:style-name="ce3" table:formula="of:=9.557-[.K304]" office:value-type="float" office:value="0.329000000000001">
            <text:p>0.329</text:p>
          </table:table-cell>
          <table:table-cell table:style-name="ce3" table:formula="of:=[.F304]*0.001*9.81*[.H306]*0.001-[.J304]" office:value-type="float" office:value="0.39333195">
            <text:p>0.39333195</text:p>
          </table:table-cell>
          <table:table-cell table:number-columns-repeated="5"/>
          <table:table-cell table:formula="of:=-[.L314]+[.N304]*[.K314]" office:value-type="float" office:value="-1.7874063">
            <text:p>-1.7874063</text:p>
          </table:table-cell>
          <table:table-cell table:number-columns-repeated="5"/>
        </table:table-row>
        <table:table-row table:style-name="ro1">
          <table:table-cell table:style-name="ce3" table:number-columns-repeated="6"/>
          <table:table-cell/>
          <table:table-cell office:value-type="float" office:value="160">
            <text:p>160</text:p>
          </table:table-cell>
          <table:table-cell table:style-name="ce3" table:formula="of:=9.755-[.K304]" office:value-type="float" office:value="0.527000000000001">
            <text:p>0.527</text:p>
          </table:table-cell>
          <table:table-cell table:style-name="ce3" table:formula="of:=[.F304]*0.001*9.81*[.H307]*0.001-[.J304]" office:value-type="float" office:value="0.635688">
            <text:p>0.635688</text:p>
          </table:table-cell>
          <table:table-cell table:number-columns-repeated="5"/>
          <table:table-cell table:formula="of:=-[.L319]+[.N304]*[.K319]" office:value-type="float" office:value="-1.7780085">
            <text:p>-1.7780085</text:p>
          </table:table-cell>
          <table:table-cell table:number-columns-repeated="5"/>
        </table:table-row>
        <table:table-row table:style-name="ro1">
          <table:table-cell/>
          <table:table-cell table:style-name="ce4"/>
          <table:table-cell table:number-columns-repeated="5"/>
          <table:table-cell office:value-type="float" office:value="234">
            <text:p>234</text:p>
          </table:table-cell>
          <table:table-cell table:style-name="ce3" table:formula="of:=9.994-[.K304]" office:value-type="float" office:value="0.766">
            <text:p>0.766</text:p>
          </table:table-cell>
          <table:table-cell table:style-name="ce3" table:formula="of:=[.F304]*0.001*9.81*[.H308]*0.001-[.J304]" office:value-type="float" office:value="0.9296937">
            <text:p>0.9296937</text:p>
          </table:table-cell>
          <table:table-cell table:number-columns-repeated="5"/>
          <table:table-cell table:style-name="ce11"/>
          <table:table-cell table:number-columns-repeated="5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3" table:formula="of:=COS(RADIANS(10))*405" office:value-type="float" office:value="398.847139969944">
            <text:p>398.8471399699</text:p>
          </table:table-cell>
          <table:table-cell/>
          <table:table-cell table:style-name="ce6" office:value-type="string">
            <text:p>bag</text:p>
          </table:table-cell>
          <table:table-cell table:style-name="ce3" table:formula="of:=8.597-[.K309]" office:value-type="float" office:value="0">
            <text:p>0</text:p>
          </table:table-cell>
          <table:table-cell table:style-name="ce3" table:formula="of:=11.965-[.L309]" office:value-type="float" office:value="0">
            <text:p>0</text:p>
          </table:table-cell>
          <table:table-cell table:style-name="ce3" office:value-type="float" office:value="8.597">
            <text:p>8.597</text:p>
          </table:table-cell>
          <table:table-cell table:style-name="ce3" office:value-type="float" office:value="11.965">
            <text:p>11.965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6" office:value-type="float" office:value="45">
            <text:p>45</text:p>
          </table:table-cell>
          <table:table-cell table:style-name="ce3" table:formula="of:=8.748-[.K309]" office:value-type="float" office:value="0.151">
            <text:p>0.151</text:p>
          </table:table-cell>
          <table:table-cell table:style-name="ce3" table:formula="of:=[.F309]*0.001*9.81*[.H310]*0.001-[.J309]" office:value-type="float" office:value="0.176071069939732">
            <text:p>0.1760710699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6"/>
          <table:table-cell/>
          <table:table-cell office:value-type="float" office:value="99">
            <text:p>99</text:p>
          </table:table-cell>
          <table:table-cell table:style-name="ce3" table:formula="of:=8.928-[.K309]" office:value-type="float" office:value="0.331000000000001">
            <text:p>0.331</text:p>
          </table:table-cell>
          <table:table-cell table:style-name="ce3" table:formula="of:=[.F309]*0.001*9.81*[.H311]*0.001-[.J309]" office:value-type="float" office:value="0.38735635386741">
            <text:p>0.3873563539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>
            <text:p>160</text:p>
          </table:table-cell>
          <table:table-cell table:style-name="ce3" table:formula="of:=9.12-[.K309]" office:value-type="float" office:value="0.523">
            <text:p>0.523</text:p>
          </table:table-cell>
          <table:table-cell table:style-name="ce3" table:formula="of:=[.F309]*0.001*9.81*[.H312]*0.001-[.J309]" office:value-type="float" office:value="0.626030470896825">
            <text:p>0.6260304709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style-name="ce3" table:formula="of:=9.35-[.K309]" office:value-type="float" office:value="0.753">
            <text:p>0.753</text:p>
          </table:table-cell>
          <table:table-cell table:style-name="ce3" table:formula="of:=[.F309]*0.001*9.81*[.H313]*0.001-[.J309]" office:value-type="float" office:value="0.915569563686606">
            <text:p>0.9155695637</text:p>
          </table:table-cell>
          <table:table-cell table:number-columns-repeated="11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3" table:formula="of:=COS(RADIANS(20))*405" office:value-type="float" office:value="380.575511418293">
            <text:p>380.5755114183</text:p>
          </table:table-cell>
          <table:table-cell/>
          <table:table-cell table:style-name="ce6" office:value-type="string">
            <text:p>bag</text:p>
          </table:table-cell>
          <table:table-cell table:formula="of:=8.047-[.K314]" office:value-type="float" office:value="0">
            <text:p>0</text:p>
          </table:table-cell>
          <table:table-cell table:style-name="ce5" table:formula="of:=11.34-[.L314]" office:value-type="float" office:value="0">
            <text:p>0</text:p>
          </table:table-cell>
          <table:table-cell office:value-type="float" office:value="8.047">
            <text:p>8.047</text:p>
          </table:table-cell>
          <table:table-cell office:value-type="float" office:value="11.34">
            <text:p>11.34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6" office:value-type="float" office:value="45">
            <text:p>45</text:p>
          </table:table-cell>
          <table:table-cell table:formula="of:=8.197-[.K314]" office:value-type="float" office:value="0.149999999999999">
            <text:p>0.15</text:p>
          </table:table-cell>
          <table:table-cell table:formula="of:=[.F314]*0.001*9.81*[.H310]*0.001-[.J314]" office:value-type="float" office:value="0.168005059515605">
            <text:p>0.1680050595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6"/>
          <table:table-cell/>
          <table:table-cell office:value-type="float" office:value="99">
            <text:p>99</text:p>
          </table:table-cell>
          <table:table-cell table:formula="of:=8.369-[.K314]" office:value-type="float" office:value="0.321999999999999">
            <text:p>0.322</text:p>
          </table:table-cell>
          <table:table-cell table:formula="of:=[.F314]*0.001*9.81*[.H311]*0.001-[.J314]" office:value-type="float" office:value="0.369611130934332">
            <text:p>0.3696111309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>
            <text:p>160</text:p>
          </table:table-cell>
          <table:table-cell table:formula="of:=8.558-[.K314]" office:value-type="float" office:value="0.510999999999999">
            <text:p>0.511</text:p>
          </table:table-cell>
          <table:table-cell table:formula="of:=[.F314]*0.001*9.81*[.H312]*0.001-[.J314]" office:value-type="float" office:value="0.597351322722153">
            <text:p>0.5973513227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formula="of:=8.8-[.K314]" office:value-type="float" office:value="0.753">
            <text:p>0.753</text:p>
          </table:table-cell>
          <table:table-cell table:formula="of:=[.F314]*0.001*9.81*[.H313]*0.001-[.J314]" office:value-type="float" office:value="0.873626309481148">
            <text:p>0.8736263095</text:p>
          </table:table-cell>
          <table:table-cell table:number-columns-repeated="11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3" table:formula="of:=COS(RADIANS(30))*405" office:value-type="float" office:value="350.740288532698">
            <text:p>350.7402885327</text:p>
          </table:table-cell>
          <table:table-cell/>
          <table:table-cell table:style-name="ce6" office:value-type="string">
            <text:p>bag</text:p>
          </table:table-cell>
          <table:table-cell table:formula="of:=7.365-[.K319]" office:value-type="float" office:value="0">
            <text:p>0</text:p>
          </table:table-cell>
          <table:table-cell table:style-name="ce5" table:formula="of:=10.521-[.L319]" office:value-type="float" office:value="0">
            <text:p>0</text:p>
          </table:table-cell>
          <table:table-cell office:value-type="float" office:value="7.365">
            <text:p>7.365</text:p>
          </table:table-cell>
          <table:table-cell office:value-type="float" office:value="10.521">
            <text:p>10.521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6" office:value-type="float" office:value="45">
            <text:p>45</text:p>
          </table:table-cell>
          <table:table-cell table:formula="of:=7.506-[.K319]" office:value-type="float" office:value="0.141">
            <text:p>0.141</text:p>
          </table:table-cell>
          <table:table-cell table:formula="of:=[.F319]*0.001*9.81*[.H320]*0.001-[.J319]" office:value-type="float" office:value="0.154834300372759">
            <text:p>0.1548343004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6"/>
          <table:table-cell/>
          <table:table-cell office:value-type="float" office:value="99">
            <text:p>99</text:p>
          </table:table-cell>
          <table:table-cell table:formula="of:=7.668-[.K319]" office:value-type="float" office:value="0.303">
            <text:p>0.303</text:p>
          </table:table-cell>
          <table:table-cell table:formula="of:=[.F319]*0.001*9.81*[.H321]*0.001-[.J319]" office:value-type="float" office:value="0.340635460820071">
            <text:p>0.3406354608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>
            <text:p>160</text:p>
          </table:table-cell>
          <table:table-cell table:formula="of:=7.85-[.K319]" office:value-type="float" office:value="0.484999999999999">
            <text:p>0.485</text:p>
          </table:table-cell>
          <table:table-cell table:formula="of:=[.F319]*0.001*9.81*[.H322]*0.001-[.J319]" office:value-type="float" office:value="0.550521956880922">
            <text:p>0.5505219569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formula="of:=8.075-[.K319]" office:value-type="float" office:value="0.709999999999999">
            <text:p>0.71</text:p>
          </table:table-cell>
          <table:table-cell table:formula="of:=[.F319]*0.001*9.81*[.H323]*0.001-[.J319]" office:value-type="float" office:value="0.805138361938349">
            <text:p>0.8051383619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3"/>
          <table:table-cell/>
          <table:table-cell table:style-name="ce6"/>
          <table:table-cell/>
          <table:table-cell table:style-name="ce5"/>
          <table:table-cell table:number-columns-repeated="11"/>
        </table:table-row>
        <table:table-row table:style-name="ro1">
          <table:table-cell table:number-columns-repeated="7"/>
          <table:table-cell table:style-name="ce6"/>
          <table:table-cell table:number-columns-repeated="13"/>
        </table:table-row>
        <table:table-row table:style-name="ro1">
          <table:table-cell table:number-columns-repeated="5"/>
          <table:table-cell table:style-name="ce6"/>
          <table:table-cell table:number-columns-repeated="15"/>
        </table:table-row>
        <table:table-row table:style-name="ro1" table:number-rows-repeated="2">
          <table:table-cell table:number-columns-repeated="21"/>
        </table:table-row>
        <table:table-row table:style-name="ro3" table:number-rows-repeated="3">
          <table:table-cell table:style-name="Default" table:number-columns-repeated="13"/>
          <table:table-cell table:number-columns-repeated="8"/>
        </table:table-row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TRIAL</text:p>
          </table:table-cell>
          <table:table-cell table:style-name="ce1" office:value-type="string">
            <text:p>PART</text:p>
          </table:table-cell>
          <table:table-cell table:style-name="ce1" office:value-type="string">
            <text:p>JOINT</text:p>
          </table:table-cell>
          <table:table-cell table:style-name="ce1" office:value-type="string">
            <text:p>RAW NBR</text:p>
          </table:table-cell>
          <table:table-cell table:style-name="ce1" office:value-type="string">
            <text:p>DISTANCE JOINT-MASSE</text:p>
          </table:table-cell>
          <table:table-cell table:style-name="ce8"/>
          <table:table-cell table:style-name="ce1" office:value-type="string">
            <text:p>WEIGHT (g)</text:p>
          </table:table-cell>
          <table:table-cell table:style-name="ce1" office:value-type="string">
            <text:p>Delta V J1</text:p>
          </table:table-cell>
          <table:table-cell table:style-name="ce1" office:value-type="string">
            <text:p>delta tau J1</text:p>
          </table:table-cell>
          <table:table-cell table:style-name="ce1" office:value-type="string">
            <text:p>V0</text:p>
          </table:table-cell>
          <table:table-cell table:style-name="ce1" office:value-type="string">
            <text:p>Tau0</text:p>
          </table:table-cell>
          <table:table-cell table:style-name="ce8"/>
          <table:table-cell table:style-name="ce8" office:value-type="string">
            <text:p>Gain</text:p>
          </table:table-cell>
          <table:table-cell table:style-name="ce10" office:value-type="string">
            <text:p>moyenne quadratique</text:p>
          </table:table-cell>
          <table:table-cell office:value-type="string">
            <text:p>offset</text:p>
          </table:table-cell>
          <table:table-cell table:number-columns-repeated="5"/>
        </table:table-row>
        <table:table-row table:style-name="ro2">
          <table:table-cell table:style-name="ce2" office:value-type="date" office:date-value="2014-07-23">
            <text:p>07/23/14</text:p>
          </table:table-cell>
          <table:table-cell table:style-name="ce3"/>
          <table:table-cell table:style-name="ce3" office:value-type="string">
            <text:p>right upper leg</text:p>
          </table:table-cell>
          <table:table-cell table:style-name="ce3" office:value-type="string">
            <text:p>J1</text:p>
          </table:table-cell>
          <table:table-cell table:style-name="ce3" office:value-type="float" office:value="2">
            <text:p>2</text:p>
          </table:table-cell>
          <table:table-cell table:style-name="ce3" table:formula="of:=405*COS(RADIANS(0))" office:value-type="float" office:value="405">
            <text:p>405</text:p>
          </table:table-cell>
          <table:table-cell/>
          <table:table-cell table:style-name="ce6" office:value-type="string">
            <text:p>bag</text:p>
          </table:table-cell>
          <table:table-cell table:style-name="ce3" table:formula="of:=10.287-[.K333]" office:value-type="float" office:value="0">
            <text:p>0</text:p>
          </table:table-cell>
          <table:table-cell table:style-name="ce3" table:formula="of:=11.675-[.L333]" office:value-type="float" office:value="0">
            <text:p>0</text:p>
          </table:table-cell>
          <table:table-cell table:style-name="ce3" office:value-type="float" office:value="10.287">
            <text:p>10.287</text:p>
          </table:table-cell>
          <table:table-cell table:style-name="ce3" office:value-type="float" office:value="11.675">
            <text:p>11.675</text:p>
          </table:table-cell>
          <table:table-cell/>
          <table:table-cell office:value-type="float" office:value="1.1806">
            <text:p>1.1806</text:p>
          </table:table-cell>
          <table:table-cell table:formula="of:=SQRT(SUMSQ([.P333:.P336])/4)" office:value-type="float" office:value="0.368380860577406">
            <text:p>0.3683808606</text:p>
          </table:table-cell>
          <table:table-cell table:formula="of:=-[.L333]+[.N333]*[.K333]" office:value-type="float" office:value="0.469832200000001">
            <text:p>0.4698322</text:p>
          </table:table-cell>
          <table:table-cell table:number-columns-repeated="5"/>
        </table:table-row>
        <table:table-row table:style-name="ro1">
          <table:table-cell table:style-name="ce1" office:value-type="string">
            <text:p>J0</text:p>
          </table:table-cell>
          <table:table-cell table:style-name="ce1" office:value-type="string">
            <text:p>J1</text:p>
          </table:table-cell>
          <table:table-cell table:style-name="ce1" office:value-type="string">
            <text:p>J2</text:p>
          </table:table-cell>
          <table:table-cell table:style-name="ce1" office:value-type="string">
            <text:p>J3</text:p>
          </table:table-cell>
          <table:table-cell table:style-name="ce6" table:number-columns-repeated="2"/>
          <table:table-cell/>
          <table:table-cell table:style-name="ce6" office:value-type="float" office:value="45">
            <text:p>45</text:p>
          </table:table-cell>
          <table:table-cell table:style-name="ce3" table:formula="of:=10.437-[.K333]" office:value-type="float" office:value="0.149999999999999">
            <text:p>0.15</text:p>
          </table:table-cell>
          <table:table-cell table:style-name="ce3" table:formula="of:=[.F333]*0.001*9.81*[.H334]*0.001-[.J333]" office:value-type="float" office:value="0.17878725">
            <text:p>0.17878725</text:p>
          </table:table-cell>
          <table:table-cell table:number-columns-repeated="5"/>
          <table:table-cell table:formula="of:=-[.L338]+[.N333]*[.K338]" office:value-type="float" office:value="0.325582000000001">
            <text:p>0.325582</text:p>
          </table:table-cell>
          <table:table-cell table:number-columns-repeated="5"/>
        </table:table-row>
        <table:table-row table:style-name="ro1">
          <table:table-cell table:style-name="ce3" office:value-type="float" office:value="0">
            <text:p>0</text:p>
          </table:table-cell>
          <table:table-cell table:style-name="ce3" office:value-type="float" office:value="90">
            <text:p>9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table:number-columns-repeated="2"/>
          <table:table-cell/>
          <table:table-cell office:value-type="float" office:value="99">
            <text:p>99</text:p>
          </table:table-cell>
          <table:table-cell table:style-name="ce3" table:formula="of:=10.611-[.K333]" office:value-type="float" office:value="0.324">
            <text:p>0.324</text:p>
          </table:table-cell>
          <table:table-cell table:style-name="ce3" table:formula="of:=[.F333]*0.001*9.81*[.H335]*0.001-[.J333]" office:value-type="float" office:value="0.39333195">
            <text:p>0.39333195</text:p>
          </table:table-cell>
          <table:table-cell table:number-columns-repeated="5"/>
          <table:table-cell table:formula="of:=-[.L343]+[.N333]*[.K343]" office:value-type="float" office:value="0.337134599999999">
            <text:p>0.3371346</text:p>
          </table:table-cell>
          <table:table-cell table:number-columns-repeated="5"/>
        </table:table-row>
        <table:table-row table:style-name="ro1">
          <table:table-cell table:style-name="ce3" table:number-columns-repeated="6"/>
          <table:table-cell/>
          <table:table-cell office:value-type="float" office:value="160">
            <text:p>160</text:p>
          </table:table-cell>
          <table:table-cell table:style-name="ce3" table:formula="of:=10.808-[.K333]" office:value-type="float" office:value="0.520999999999999">
            <text:p>0.521</text:p>
          </table:table-cell>
          <table:table-cell table:style-name="ce3" table:formula="of:=[.F333]*0.001*9.81*[.H336]*0.001-[.J333]" office:value-type="float" office:value="0.635688">
            <text:p>0.635688</text:p>
          </table:table-cell>
          <table:table-cell table:number-columns-repeated="5"/>
          <table:table-cell table:formula="of:=-[.L348]+[.N333]*[.K348]" office:value-type="float" office:value="0.320019">
            <text:p>0.320019</text:p>
          </table:table-cell>
          <table:table-cell table:number-columns-repeated="5"/>
        </table:table-row>
        <table:table-row table:style-name="ro1">
          <table:table-cell/>
          <table:table-cell table:style-name="ce4"/>
          <table:table-cell table:number-columns-repeated="5"/>
          <table:table-cell office:value-type="float" office:value="234">
            <text:p>234</text:p>
          </table:table-cell>
          <table:table-cell table:style-name="ce3" table:formula="of:=11.053-[.K333]" office:value-type="float" office:value="0.766">
            <text:p>0.766</text:p>
          </table:table-cell>
          <table:table-cell table:style-name="ce3" table:formula="of:=[.F333]*0.001*9.81*[.H337]*0.001-[.J333]" office:value-type="float" office:value="0.9296937">
            <text:p>0.9296937</text:p>
          </table:table-cell>
          <table:table-cell table:number-columns-repeated="5"/>
          <table:table-cell table:style-name="ce11"/>
          <table:table-cell table:number-columns-repeated="5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3" table:formula="of:=COS(RADIANS(10))*405" office:value-type="float" office:value="398.847139969944">
            <text:p>398.8471399699</text:p>
          </table:table-cell>
          <table:table-cell/>
          <table:table-cell table:style-name="ce6" office:value-type="string">
            <text:p>bag</text:p>
          </table:table-cell>
          <table:table-cell table:style-name="ce3" table:formula="of:=9.97-[.K338]" office:value-type="float" office:value="0">
            <text:p>0</text:p>
          </table:table-cell>
          <table:table-cell table:style-name="ce3" table:formula="of:=11.445-[.L338]" office:value-type="float" office:value="0">
            <text:p>0</text:p>
          </table:table-cell>
          <table:table-cell table:style-name="ce3" office:value-type="float" office:value="9.97">
            <text:p>9.97</text:p>
          </table:table-cell>
          <table:table-cell table:style-name="ce3" office:value-type="float" office:value="11.445">
            <text:p>11.445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6" office:value-type="float" office:value="45">
            <text:p>45</text:p>
          </table:table-cell>
          <table:table-cell table:style-name="ce3" table:formula="of:=10.123-[.K338]" office:value-type="float" office:value="0.152999999999999">
            <text:p>0.153</text:p>
          </table:table-cell>
          <table:table-cell table:style-name="ce3" table:formula="of:=[.F338]*0.001*9.81*[.H339]*0.001-[.J338]" office:value-type="float" office:value="0.176071069939732">
            <text:p>0.1760710699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6"/>
          <table:table-cell/>
          <table:table-cell office:value-type="float" office:value="99">
            <text:p>99</text:p>
          </table:table-cell>
          <table:table-cell table:style-name="ce3" table:formula="of:=10.302-[.K338]" office:value-type="float" office:value="0.331999999999999">
            <text:p>0.332</text:p>
          </table:table-cell>
          <table:table-cell table:style-name="ce3" table:formula="of:=[.F338]*0.001*9.81*[.H340]*0.001-[.J338]" office:value-type="float" office:value="0.38735635386741">
            <text:p>0.3873563539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>
            <text:p>160</text:p>
          </table:table-cell>
          <table:table-cell table:style-name="ce3" table:formula="of:=10.504-[.K338]" office:value-type="float" office:value="0.533999999999999">
            <text:p>0.534</text:p>
          </table:table-cell>
          <table:table-cell table:style-name="ce3" table:formula="of:=[.F338]*0.001*9.81*[.H341]*0.001-[.J338]" office:value-type="float" office:value="0.626030470896825">
            <text:p>0.6260304709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style-name="ce3" table:formula="of:=10.755-[.K338]" office:value-type="float" office:value="0.785">
            <text:p>0.785</text:p>
          </table:table-cell>
          <table:table-cell table:style-name="ce3" table:formula="of:=[.F338]*0.001*9.81*[.H342]*0.001-[.J338]" office:value-type="float" office:value="0.915569563686606">
            <text:p>0.9155695637</text:p>
          </table:table-cell>
          <table:table-cell table:number-columns-repeated="11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3" table:formula="of:=COS(RADIANS(20))*405" office:value-type="float" office:value="380.575511418293">
            <text:p>380.5755114183</text:p>
          </table:table-cell>
          <table:table-cell/>
          <table:table-cell table:style-name="ce6" office:value-type="string">
            <text:p>bag</text:p>
          </table:table-cell>
          <table:table-cell table:formula="of:=9.591-[.K343]" office:value-type="float" office:value="0">
            <text:p>0</text:p>
          </table:table-cell>
          <table:table-cell table:style-name="ce5" table:formula="of:=10.986-[.L343]" office:value-type="float" office:value="0">
            <text:p>0</text:p>
          </table:table-cell>
          <table:table-cell office:value-type="float" office:value="9.591">
            <text:p>9.591</text:p>
          </table:table-cell>
          <table:table-cell office:value-type="float" office:value="10.986">
            <text:p>10.986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6" office:value-type="float" office:value="45">
            <text:p>45</text:p>
          </table:table-cell>
          <table:table-cell table:formula="of:=9.72-[.K343]" office:value-type="float" office:value="0.129000000000001">
            <text:p>0.129</text:p>
          </table:table-cell>
          <table:table-cell table:formula="of:=[.F343]*0.001*9.81*[.H339]*0.001-[.J343]" office:value-type="float" office:value="0.168005059515605">
            <text:p>0.1680050595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6"/>
          <table:table-cell/>
          <table:table-cell office:value-type="float" office:value="99">
            <text:p>99</text:p>
          </table:table-cell>
          <table:table-cell table:formula="of:=9.891-[.K343]" office:value-type="float" office:value="0.300000000000001">
            <text:p>0.3</text:p>
          </table:table-cell>
          <table:table-cell table:formula="of:=[.F343]*0.001*9.81*[.H340]*0.001-[.J343]" office:value-type="float" office:value="0.369611130934332">
            <text:p>0.3696111309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>
            <text:p>160</text:p>
          </table:table-cell>
          <table:table-cell table:formula="of:=10.093-[.K343]" office:value-type="float" office:value="0.502000000000001">
            <text:p>0.502</text:p>
          </table:table-cell>
          <table:table-cell table:formula="of:=[.F343]*0.001*9.81*[.H341]*0.001-[.J343]" office:value-type="float" office:value="0.597351322722153">
            <text:p>0.5973513227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formula="of:=10.33-[.K343]" office:value-type="float" office:value="0.739000000000001">
            <text:p>0.739</text:p>
          </table:table-cell>
          <table:table-cell table:formula="of:=[.F343]*0.001*9.81*[.H342]*0.001-[.J343]" office:value-type="float" office:value="0.873626309481148">
            <text:p>0.8736263095</text:p>
          </table:table-cell>
          <table:table-cell table:number-columns-repeated="11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3" table:formula="of:=COS(RADIANS(30))*405" office:value-type="float" office:value="350.740288532698">
            <text:p>350.7402885327</text:p>
          </table:table-cell>
          <table:table-cell/>
          <table:table-cell table:style-name="ce6" office:value-type="string">
            <text:p>bag</text:p>
          </table:table-cell>
          <table:table-cell table:formula="of:=8.865-[.K348]" office:value-type="float" office:value="0">
            <text:p>0</text:p>
          </table:table-cell>
          <table:table-cell table:style-name="ce5" table:formula="of:=10.146-[.L348]" office:value-type="float" office:value="0">
            <text:p>0</text:p>
          </table:table-cell>
          <table:table-cell office:value-type="float" office:value="8.865">
            <text:p>8.865</text:p>
          </table:table-cell>
          <table:table-cell office:value-type="float" office:value="10.146">
            <text:p>10.146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6" office:value-type="float" office:value="45">
            <text:p>45</text:p>
          </table:table-cell>
          <table:table-cell table:formula="of:=8.993-[.K348]" office:value-type="float" office:value="0.128">
            <text:p>0.128</text:p>
          </table:table-cell>
          <table:table-cell table:formula="of:=[.F348]*0.001*9.81*[.H349]*0.001-[.J348]" office:value-type="float" office:value="0.154834300372759">
            <text:p>0.1548343004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6"/>
          <table:table-cell/>
          <table:table-cell office:value-type="float" office:value="99">
            <text:p>99</text:p>
          </table:table-cell>
          <table:table-cell table:formula="of:=9.158-[.K348]" office:value-type="float" office:value="0.292999999999999">
            <text:p>0.293</text:p>
          </table:table-cell>
          <table:table-cell table:formula="of:=[.F348]*0.001*9.81*[.H350]*0.001-[.J348]" office:value-type="float" office:value="0.340635460820071">
            <text:p>0.3406354608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>
            <text:p>160</text:p>
          </table:table-cell>
          <table:table-cell table:formula="of:=9.336-[.K348]" office:value-type="float" office:value="0.471">
            <text:p>0.471</text:p>
          </table:table-cell>
          <table:table-cell table:formula="of:=[.F348]*0.001*9.81*[.H351]*0.001-[.J348]" office:value-type="float" office:value="0.550521956880922">
            <text:p>0.5505219569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formula="of:=9.559-[.K348]" office:value-type="float" office:value="0.693999999999999">
            <text:p>0.694</text:p>
          </table:table-cell>
          <table:table-cell table:formula="of:=[.F348]*0.001*9.81*[.H352]*0.001-[.J348]" office:value-type="float" office:value="0.805138361938349">
            <text:p>0.8051383619</text:p>
          </table:table-cell>
          <table:table-cell table:number-columns-repeated="11"/>
        </table:table-row>
        <table:table-row table:style-name="ro3" table:number-rows-repeated="7">
          <table:table-cell table:style-name="Default" table:number-columns-repeated="13"/>
          <table:table-cell table:number-columns-repeated="8"/>
        </table:table-row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TRIAL</text:p>
          </table:table-cell>
          <table:table-cell table:style-name="ce1" office:value-type="string">
            <text:p>PART</text:p>
          </table:table-cell>
          <table:table-cell table:style-name="ce1" office:value-type="string">
            <text:p>JOINT</text:p>
          </table:table-cell>
          <table:table-cell table:style-name="ce1" office:value-type="string">
            <text:p>RAW NBR</text:p>
          </table:table-cell>
          <table:table-cell table:style-name="ce1" office:value-type="string">
            <text:p>DISTANCE JOINT-MASSE</text:p>
          </table:table-cell>
          <table:table-cell table:style-name="ce8"/>
          <table:table-cell table:style-name="ce1" office:value-type="string">
            <text:p>WEIGHT (g)</text:p>
          </table:table-cell>
          <table:table-cell table:style-name="ce1" office:value-type="string">
            <text:p>Delta V J4</text:p>
          </table:table-cell>
          <table:table-cell table:style-name="ce1" office:value-type="string">
            <text:p>delta tau J4</text:p>
          </table:table-cell>
          <table:table-cell table:style-name="ce1" office:value-type="string">
            <text:p>V0</text:p>
          </table:table-cell>
          <table:table-cell table:style-name="ce1" office:value-type="string">
            <text:p>Tau0</text:p>
          </table:table-cell>
          <table:table-cell table:style-name="ce8"/>
          <table:table-cell table:style-name="ce8" office:value-type="string">
            <text:p>Gain</text:p>
          </table:table-cell>
          <table:table-cell table:style-name="ce10" office:value-type="string">
            <text:p>moyenne quadratique</text:p>
          </table:table-cell>
          <table:table-cell office:value-type="string">
            <text:p>offset</text:p>
          </table:table-cell>
          <table:table-cell table:number-columns-repeated="5"/>
        </table:table-row>
        <table:table-row table:style-name="ro2">
          <table:table-cell table:style-name="ce2" office:value-type="date" office:date-value="2014-07-24">
            <text:p>07/24/14</text:p>
          </table:table-cell>
          <table:table-cell table:style-name="ce3"/>
          <table:table-cell table:style-name="ce3" office:value-type="string">
            <text:p>right lower leg</text:p>
          </table:table-cell>
          <table:table-cell table:style-name="ce3" office:value-type="string">
            <text:p>J4</text:p>
          </table:table-cell>
          <table:table-cell table:style-name="ce3" office:value-type="float" office:value="2">
            <text:p>2</text:p>
          </table:table-cell>
          <table:table-cell table:style-name="ce3" table:formula="of:=57*COS(RADIANS(0))" office:value-type="float" office:value="57">
            <text:p>57</text:p>
          </table:table-cell>
          <table:table-cell/>
          <table:table-cell table:style-name="ce6" office:value-type="string">
            <text:p>bag</text:p>
          </table:table-cell>
          <table:table-cell table:style-name="ce3" table:formula="of:=0.189-[.K361]" office:value-type="float" office:value="0">
            <text:p>0</text:p>
          </table:table-cell>
          <table:table-cell table:style-name="ce3" table:formula="of:=2.533-[.L361]" office:value-type="float" office:value="0">
            <text:p>0</text:p>
          </table:table-cell>
          <table:table-cell table:style-name="ce3" office:value-type="float" office:value="0.189">
            <text:p>0.189</text:p>
          </table:table-cell>
          <table:table-cell table:style-name="ce3" office:value-type="float" office:value="2.533">
            <text:p>2.533</text:p>
          </table:table-cell>
          <table:table-cell/>
          <table:table-cell office:value-type="float" office:value="-1.1482">
            <text:p>-1.1482</text:p>
          </table:table-cell>
          <table:table-cell table:formula="of:=-SQRT(SUMSQ([.P361:.P364])/4)" office:value-type="float" office:value="-2.853950226853">
            <text:p>-2.8539502269</text:p>
          </table:table-cell>
          <table:table-cell table:formula="of:=-[.L361]+[.N361]*[.K361]" office:value-type="float" office:value="-2.7500098">
            <text:p>-2.7500098</text:p>
          </table:table-cell>
          <table:table-cell table:number-columns-repeated="5"/>
        </table:table-row>
        <table:table-row table:style-name="ro1">
          <table:table-cell table:style-name="ce1" office:value-type="string">
            <text:p>J0</text:p>
          </table:table-cell>
          <table:table-cell table:style-name="ce1" office:value-type="string">
            <text:p>J1</text:p>
          </table:table-cell>
          <table:table-cell table:style-name="ce1" office:value-type="string">
            <text:p>J2</text:p>
          </table:table-cell>
          <table:table-cell table:style-name="ce1" office:value-type="string">
            <text:p>J3</text:p>
          </table:table-cell>
          <table:table-cell table:style-name="ce1" office:value-type="string">
            <text:p>J4</text:p>
          </table:table-cell>
          <table:table-cell table:style-name="ce6"/>
          <table:table-cell/>
          <table:table-cell table:style-name="ce6" office:value-type="float" office:value="45">
            <text:p>45</text:p>
          </table:table-cell>
          <table:table-cell table:style-name="ce3" table:formula="of:=0.211-[.K361]" office:value-type="float" office:value="0.022">
            <text:p>0.022</text:p>
          </table:table-cell>
          <table:table-cell table:style-name="ce3" table:formula="of:=-[.F361]*0.001*9.81*[.H362]*0.001-[.J361]" office:value-type="float" office:value="-0.02516265">
            <text:p>-0.02516265</text:p>
          </table:table-cell>
          <table:table-cell table:number-columns-repeated="5"/>
          <table:table-cell table:formula="of:=-[.L366]+[.N361]*[.K366]" office:value-type="float" office:value="-2.8170098">
            <text:p>-2.8170098</text:p>
          </table:table-cell>
          <table:table-cell table:number-columns-repeated="5"/>
        </table:table-row>
        <table:table-row table:style-name="ro1">
          <table:table-cell table:style-name="ce3" office:value-type="float" office:value="90">
            <text:p>9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90">
            <text:p>-90</text:p>
          </table:table-cell>
          <table:table-cell table:style-name="ce3" office:value-type="float" office:value="0">
            <text:p>0</text:p>
          </table:table-cell>
          <table:table-cell table:style-name="ce3"/>
          <table:table-cell/>
          <table:table-cell office:value-type="float" office:value="99">
            <text:p>99</text:p>
          </table:table-cell>
          <table:table-cell table:style-name="ce3" table:formula="of:=0.235-[.K361]" office:value-type="float" office:value="0.046">
            <text:p>0.046</text:p>
          </table:table-cell>
          <table:table-cell table:style-name="ce3" table:formula="of:=-[.F361]*0.001*9.81*[.H363]*0.001-[.J361]" office:value-type="float" office:value="-0.05535783">
            <text:p>-0.05535783</text:p>
          </table:table-cell>
          <table:table-cell table:number-columns-repeated="5"/>
          <table:table-cell table:formula="of:=-[.L371]+[.N361]*[.K371]" office:value-type="float" office:value="-2.869453">
            <text:p>-2.869453</text:p>
          </table:table-cell>
          <table:table-cell table:number-columns-repeated="5"/>
        </table:table-row>
        <table:table-row table:style-name="ro1">
          <table:table-cell table:style-name="ce3" table:number-columns-repeated="6"/>
          <table:table-cell/>
          <table:table-cell office:value-type="float" office:value="160">
            <text:p>160</text:p>
          </table:table-cell>
          <table:table-cell table:style-name="ce3" table:formula="of:=0.272-[.K361]" office:value-type="float" office:value="0.083">
            <text:p>0.083</text:p>
          </table:table-cell>
          <table:table-cell table:style-name="ce3" table:formula="of:=-[.F361]*0.001*9.81*[.H364]*0.001-[.J361]" office:value-type="float" office:value="-0.0894672">
            <text:p>-0.0894672</text:p>
          </table:table-cell>
          <table:table-cell table:number-columns-repeated="5"/>
          <table:table-cell table:formula="of:=-[.L376]+[.N361]*[.K376]" office:value-type="float" office:value="-2.974604">
            <text:p>-2.974604</text:p>
          </table:table-cell>
          <table:table-cell table:number-columns-repeated="5"/>
        </table:table-row>
        <table:table-row table:style-name="ro1">
          <table:table-cell table:style-name="ce4"/>
          <table:table-cell table:number-columns-repeated="6"/>
          <table:table-cell office:value-type="float" office:value="234">
            <text:p>234</text:p>
          </table:table-cell>
          <table:table-cell table:style-name="ce3" table:formula="of:=0.305-[.K361]" office:value-type="float" office:value="0.116">
            <text:p>0.116</text:p>
          </table:table-cell>
          <table:table-cell table:style-name="ce3" table:formula="of:=-[.F361]*0.001*9.81*[.H365]*0.001-[.J361]" office:value-type="float" office:value="-0.13084578">
            <text:p>-0.13084578</text:p>
          </table:table-cell>
          <table:table-cell table:number-columns-repeated="5"/>
          <table:table-cell table:style-name="ce11"/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90">
            <text:p>-90</text:p>
          </table:table-cell>
          <table:table-cell office:value-type="float" office:value="10">
            <text:p>10</text:p>
          </table:table-cell>
          <table:table-cell table:style-name="ce3" table:formula="of:=COS(RADIANS(10))*57" office:value-type="float" office:value="56.1340419216959">
            <text:p>56.1340419217</text:p>
          </table:table-cell>
          <table:table-cell/>
          <table:table-cell table:style-name="ce6" office:value-type="string">
            <text:p>bag</text:p>
          </table:table-cell>
          <table:table-cell table:style-name="ce3" table:formula="of:=0.189-[.K366]" office:value-type="float" office:value="0">
            <text:p>0</text:p>
          </table:table-cell>
          <table:table-cell table:style-name="ce3" table:formula="of:=2.6-[.L366]" office:value-type="float" office:value="0">
            <text:p>0</text:p>
          </table:table-cell>
          <table:table-cell table:style-name="ce3" office:value-type="float" office:value="0.189">
            <text:p>0.189</text:p>
          </table:table-cell>
          <table:table-cell table:style-name="ce3" office:value-type="float" office:value="2.6">
            <text:p>2.6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6" office:value-type="float" office:value="45">
            <text:p>45</text:p>
          </table:table-cell>
          <table:table-cell table:style-name="ce3" table:formula="of:=0.21-[.K366]" office:value-type="float" office:value="0.021">
            <text:p>0.021</text:p>
          </table:table-cell>
          <table:table-cell table:style-name="ce3" table:formula="of:=-[.F366]*0.001*9.81*[.H367]*0.001-[.J366]" office:value-type="float" office:value="-0.0247803728063326">
            <text:p>-0.0247803728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6"/>
          <table:table-cell/>
          <table:table-cell office:value-type="float" office:value="99">
            <text:p>99</text:p>
          </table:table-cell>
          <table:table-cell table:style-name="ce3" table:formula="of:=0.235-[.K366]" office:value-type="float" office:value="0.046">
            <text:p>0.046</text:p>
          </table:table-cell>
          <table:table-cell table:style-name="ce3" table:formula="of:=-[.F366]*0.001*9.81*[.H368]*0.001-[.J366]" office:value-type="float" office:value="-0.0545168201739318">
            <text:p>-0.0545168202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>
            <text:p>160</text:p>
          </table:table-cell>
          <table:table-cell table:style-name="ce3" table:formula="of:=0.265-[.K366]" office:value-type="float" office:value="0.076">
            <text:p>0.076</text:p>
          </table:table-cell>
          <table:table-cell table:style-name="ce3" table:formula="of:=-[.F366]*0.001*9.81*[.H369]*0.001-[.J366]" office:value-type="float" office:value="-0.0881079922002938">
            <text:p>-0.0881079922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style-name="ce3" table:formula="of:=0.2945-[.K366]" office:value-type="float" office:value="0.1055">
            <text:p>0.1055</text:p>
          </table:table-cell>
          <table:table-cell table:style-name="ce3" table:formula="of:=-[.F366]*0.001*9.81*[.H370]*0.001-[.J366]" office:value-type="float" office:value="-0.12885793859293">
            <text:p>-0.1288579386</text:p>
          </table:table-cell>
          <table:table-cell table:number-columns-repeated="11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90">
            <text:p>-90</text:p>
          </table:table-cell>
          <table:table-cell office:value-type="float" office:value="20">
            <text:p>20</text:p>
          </table:table-cell>
          <table:table-cell table:style-name="ce3" table:formula="of:=COS(RADIANS(20))*57" office:value-type="float" office:value="53.5624793847968">
            <text:p>53.5624793848</text:p>
          </table:table-cell>
          <table:table-cell/>
          <table:table-cell table:style-name="ce6" office:value-type="string">
            <text:p>bag</text:p>
          </table:table-cell>
          <table:table-cell table:formula="of:=0.165-[.K371]" office:value-type="float" office:value="0">
            <text:p>0</text:p>
          </table:table-cell>
          <table:table-cell table:style-name="ce5" table:formula="of:=2.68-[.L371]" office:value-type="float" office:value="0">
            <text:p>0</text:p>
          </table:table-cell>
          <table:table-cell office:value-type="float" office:value="0.165">
            <text:p>0.165</text:p>
          </table:table-cell>
          <table:table-cell office:value-type="float" office:value="2.68">
            <text:p>2.68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6" office:value-type="float" office:value="45">
            <text:p>45</text:p>
          </table:table-cell>
          <table:table-cell table:formula="of:=0.184-[.K371]" office:value-type="float" office:value="0.019">
            <text:p>0.019</text:p>
          </table:table-cell>
          <table:table-cell table:formula="of:=-[.F371]*0.001*9.81*[.H367]*0.001-[.J371]" office:value-type="float" office:value="-0.0236451565244185">
            <text:p>-0.0236451565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6"/>
          <table:table-cell/>
          <table:table-cell office:value-type="float" office:value="99">
            <text:p>99</text:p>
          </table:table-cell>
          <table:table-cell table:formula="of:=0.206-[.K371]" office:value-type="float" office:value="0.041">
            <text:p>0.041</text:p>
          </table:table-cell>
          <table:table-cell table:formula="of:=-[.F371]*0.001*9.81*[.H368]*0.001-[.J371]" office:value-type="float" office:value="-0.0520193443537208">
            <text:p>-0.0520193444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>
            <text:p>160</text:p>
          </table:table-cell>
          <table:table-cell table:formula="of:=0.2355-[.K371]" office:value-type="float" office:value="0.0705">
            <text:p>0.0705</text:p>
          </table:table-cell>
          <table:table-cell table:formula="of:=-[.F371]*0.001*9.81*[.H369]*0.001-[.J371]" office:value-type="float" office:value="-0.084071667642377">
            <text:p>-0.0840716676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formula="of:=0.2695-[.K371]" office:value-type="float" office:value="0.1045">
            <text:p>0.1045</text:p>
          </table:table-cell>
          <table:table-cell table:formula="of:=-[.F371]*0.001*9.81*[.H370]*0.001-[.J371]" office:value-type="float" office:value="-0.122954813926976">
            <text:p>-0.1229548139</text:p>
          </table:table-cell>
          <table:table-cell table:number-columns-repeated="11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90">
            <text:p>-90</text:p>
          </table:table-cell>
          <table:table-cell office:value-type="float" office:value="-10">
            <text:p>-10</text:p>
          </table:table-cell>
          <table:table-cell table:style-name="ce3" table:formula="of:=COS(RADIANS(10))*57" office:value-type="float" office:value="56.1340419216959">
            <text:p>56.1340419217</text:p>
          </table:table-cell>
          <table:table-cell/>
          <table:table-cell table:style-name="ce6" office:value-type="string">
            <text:p>bag</text:p>
          </table:table-cell>
          <table:table-cell table:formula="of:=0.22-[.K376]" office:value-type="float" office:value="0">
            <text:p>0</text:p>
          </table:table-cell>
          <table:table-cell table:style-name="ce5" table:formula="of:=2.722-[.L376]" office:value-type="float" office:value="0">
            <text:p>0</text:p>
          </table:table-cell>
          <table:table-cell office:value-type="float" office:value="0.22">
            <text:p>0.22</text:p>
          </table:table-cell>
          <table:table-cell office:value-type="float" office:value="2.722">
            <text:p>2.722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6" office:value-type="float" office:value="45">
            <text:p>45</text:p>
          </table:table-cell>
          <table:table-cell table:formula="of:=0.241-[.K376]" office:value-type="float" office:value="0.021">
            <text:p>0.021</text:p>
          </table:table-cell>
          <table:table-cell table:formula="of:=-[.F376]*0.001*9.81*[.H377]*0.001-[.J376]" office:value-type="float" office:value="-0.0247803728063326">
            <text:p>-0.0247803728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6"/>
          <table:table-cell/>
          <table:table-cell office:value-type="float" office:value="99">
            <text:p>99</text:p>
          </table:table-cell>
          <table:table-cell table:formula="of:=0.269-[.K376]" office:value-type="float" office:value="0.049">
            <text:p>0.049</text:p>
          </table:table-cell>
          <table:table-cell table:formula="of:=-[.F376]*0.001*9.81*[.H378]*0.001-[.J376]" office:value-type="float" office:value="-0.0545168201739318">
            <text:p>-0.0545168202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>
            <text:p>160</text:p>
          </table:table-cell>
          <table:table-cell table:formula="of:=0.3-[.K376]" office:value-type="float" office:value="0.08">
            <text:p>0.08</text:p>
          </table:table-cell>
          <table:table-cell table:formula="of:=-[.F376]*0.001*9.81*[.H379]*0.001-[.J376]" office:value-type="float" office:value="-0.0881079922002938">
            <text:p>-0.0881079922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formula="of:=0.333-[.K376]" office:value-type="float" office:value="0.113">
            <text:p>0.113</text:p>
          </table:table-cell>
          <table:table-cell table:formula="of:=-[.F376]*0.001*9.81*[.H380]*0.001-[.J376]" office:value-type="float" office:value="-0.12885793859293">
            <text:p>-0.1288579386</text:p>
          </table:table-cell>
          <table:table-cell table:number-columns-repeated="11"/>
        </table:table-row>
        <table:table-row table:style-name="ro3" table:number-rows-repeated="7">
          <table:table-cell table:style-name="Default" table:number-columns-repeated="13"/>
          <table:table-cell table:number-columns-repeated="8"/>
        </table:table-row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TRIAL</text:p>
          </table:table-cell>
          <table:table-cell table:style-name="ce1" office:value-type="string">
            <text:p>PART</text:p>
          </table:table-cell>
          <table:table-cell table:style-name="ce1" office:value-type="string">
            <text:p>JOINT</text:p>
          </table:table-cell>
          <table:table-cell table:style-name="ce1" office:value-type="string">
            <text:p>RAW NBR</text:p>
          </table:table-cell>
          <table:table-cell table:style-name="ce1" office:value-type="string">
            <text:p>DISTANCE JOINT-MASSE</text:p>
          </table:table-cell>
          <table:table-cell table:style-name="ce8"/>
          <table:table-cell table:style-name="ce1" office:value-type="string">
            <text:p>WEIGHT (g)</text:p>
          </table:table-cell>
          <table:table-cell table:style-name="ce1" office:value-type="string">
            <text:p>Delta V J4</text:p>
          </table:table-cell>
          <table:table-cell table:style-name="ce1" office:value-type="string">
            <text:p>delta tau J4</text:p>
          </table:table-cell>
          <table:table-cell table:style-name="ce1" office:value-type="string">
            <text:p>V0</text:p>
          </table:table-cell>
          <table:table-cell table:style-name="ce1" office:value-type="string">
            <text:p>Tau0</text:p>
          </table:table-cell>
          <table:table-cell table:style-name="ce8"/>
          <table:table-cell table:style-name="ce8" office:value-type="string">
            <text:p>Gain</text:p>
          </table:table-cell>
          <table:table-cell table:style-name="ce10" office:value-type="string">
            <text:p>moyenne quadratique</text:p>
          </table:table-cell>
          <table:table-cell office:value-type="string">
            <text:p>offset</text:p>
          </table:table-cell>
          <table:table-cell table:number-columns-repeated="5"/>
        </table:table-row>
        <table:table-row table:style-name="ro2">
          <table:table-cell table:style-name="ce2" office:value-type="date" office:date-value="2014-07-24">
            <text:p>07/24/14</text:p>
          </table:table-cell>
          <table:table-cell table:style-name="ce3"/>
          <table:table-cell table:style-name="ce3" office:value-type="string">
            <text:p>left lower leg</text:p>
          </table:table-cell>
          <table:table-cell table:style-name="ce3" office:value-type="string">
            <text:p>J4</text:p>
          </table:table-cell>
          <table:table-cell table:style-name="ce3" office:value-type="float" office:value="2">
            <text:p>2</text:p>
          </table:table-cell>
          <table:table-cell table:style-name="ce3" table:formula="of:=57*COS(RADIANS(0))" office:value-type="float" office:value="57">
            <text:p>57</text:p>
          </table:table-cell>
          <table:table-cell/>
          <table:table-cell table:style-name="ce6" office:value-type="string">
            <text:p>bag</text:p>
          </table:table-cell>
          <table:table-cell table:style-name="ce3" table:formula="of:=0.281-[.K389]" office:value-type="float" office:value="0">
            <text:p>0</text:p>
          </table:table-cell>
          <table:table-cell table:style-name="ce3" table:formula="of:=0.377-[.L389]" office:value-type="float" office:value="0">
            <text:p>0</text:p>
          </table:table-cell>
          <table:table-cell table:style-name="ce3" office:value-type="float" office:value="0.281">
            <text:p>0.281</text:p>
          </table:table-cell>
          <table:table-cell table:style-name="ce3" office:value-type="float" office:value="0.377">
            <text:p>0.377</text:p>
          </table:table-cell>
          <table:table-cell/>
          <table:table-cell office:value-type="float" office:value="1.0637">
            <text:p>1.0637</text:p>
          </table:table-cell>
          <table:table-cell table:formula="of:=-SQRT(SUMSQ([.P389:.P392])/4)" office:value-type="float" office:value="-0.33811629960247">
            <text:p>-0.3381162996</text:p>
          </table:table-cell>
          <table:table-cell table:formula="of:=-[.L389]+[.N389]*[.K389]" office:value-type="float" office:value="-0.0781003">
            <text:p>-0.0781003</text:p>
          </table:table-cell>
          <table:table-cell table:number-columns-repeated="5"/>
        </table:table-row>
        <table:table-row table:style-name="ro1">
          <table:table-cell table:style-name="ce1" office:value-type="string">
            <text:p>J0</text:p>
          </table:table-cell>
          <table:table-cell table:style-name="ce1" office:value-type="string">
            <text:p>J1</text:p>
          </table:table-cell>
          <table:table-cell table:style-name="ce1" office:value-type="string">
            <text:p>J2</text:p>
          </table:table-cell>
          <table:table-cell table:style-name="ce1" office:value-type="string">
            <text:p>J3</text:p>
          </table:table-cell>
          <table:table-cell table:style-name="ce1" office:value-type="string">
            <text:p>J4</text:p>
          </table:table-cell>
          <table:table-cell table:style-name="ce6"/>
          <table:table-cell/>
          <table:table-cell table:style-name="ce6" office:value-type="float" office:value="45">
            <text:p>45</text:p>
          </table:table-cell>
          <table:table-cell table:style-name="ce3" table:formula="of:=0.257-[.K389]" office:value-type="float" office:value="-0.024">
            <text:p>-0.024</text:p>
          </table:table-cell>
          <table:table-cell table:style-name="ce3" table:formula="of:=-[.F389]*0.001*9.81*[.H390]*0.001-[.J389]" office:value-type="float" office:value="-0.02516265">
            <text:p>-0.02516265</text:p>
          </table:table-cell>
          <table:table-cell table:number-columns-repeated="5"/>
          <table:table-cell table:formula="of:=-[.L394]+[.N389]*[.K394]" office:value-type="float" office:value="-0.2064249">
            <text:p>-0.2064249</text:p>
          </table:table-cell>
          <table:table-cell table:number-columns-repeated="5"/>
        </table:table-row>
        <table:table-row table:style-name="ro1">
          <table:table-cell table:style-name="ce3" office:value-type="float" office:value="90">
            <text:p>9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-90">
            <text:p>-90</text:p>
          </table:table-cell>
          <table:table-cell table:style-name="ce3" office:value-type="float" office:value="0">
            <text:p>0</text:p>
          </table:table-cell>
          <table:table-cell table:style-name="ce3"/>
          <table:table-cell/>
          <table:table-cell office:value-type="float" office:value="99">
            <text:p>99</text:p>
          </table:table-cell>
          <table:table-cell table:style-name="ce3" table:formula="of:=0.23-[.K389]" office:value-type="float" office:value="-0.051">
            <text:p>-0.051</text:p>
          </table:table-cell>
          <table:table-cell table:style-name="ce3" table:formula="of:=-[.F389]*0.001*9.81*[.H391]*0.001-[.J389]" office:value-type="float" office:value="-0.05535783">
            <text:p>-0.05535783</text:p>
          </table:table-cell>
          <table:table-cell table:number-columns-repeated="5"/>
          <table:table-cell table:formula="of:=-[.L399]+[.N389]*[.K399]" office:value-type="float" office:value="-0.3198324">
            <text:p>-0.3198324</text:p>
          </table:table-cell>
          <table:table-cell table:number-columns-repeated="5"/>
        </table:table-row>
        <table:table-row table:style-name="ro1">
          <table:table-cell table:style-name="ce3" table:number-columns-repeated="6"/>
          <table:table-cell/>
          <table:table-cell office:value-type="float" office:value="160">
            <text:p>160</text:p>
          </table:table-cell>
          <table:table-cell table:style-name="ce3" table:formula="of:=0.195-[.K389]" office:value-type="float" office:value="-0.086">
            <text:p>-0.086</text:p>
          </table:table-cell>
          <table:table-cell table:style-name="ce3" table:formula="of:=-[.F389]*0.001*9.81*[.H392]*0.001-[.J389]" office:value-type="float" office:value="-0.0894672">
            <text:p>-0.0894672</text:p>
          </table:table-cell>
          <table:table-cell table:number-columns-repeated="5"/>
          <table:table-cell table:formula="of:=-[.L404]+[.N389]*[.K404]" office:value-type="float" office:value="-0.5534319">
            <text:p>-0.5534319</text:p>
          </table:table-cell>
          <table:table-cell table:number-columns-repeated="5"/>
        </table:table-row>
        <table:table-row table:style-name="ro1">
          <table:table-cell table:style-name="ce4"/>
          <table:table-cell table:number-columns-repeated="6"/>
          <table:table-cell office:value-type="float" office:value="234">
            <text:p>234</text:p>
          </table:table-cell>
          <table:table-cell table:style-name="ce3" table:formula="of:=0.167-[.K389]" office:value-type="float" office:value="-0.114">
            <text:p>-0.114</text:p>
          </table:table-cell>
          <table:table-cell table:style-name="ce3" table:formula="of:=-[.F389]*0.001*9.81*[.H393]*0.001-[.J389]" office:value-type="float" office:value="-0.13084578">
            <text:p>-0.13084578</text:p>
          </table:table-cell>
          <table:table-cell table:number-columns-repeated="5"/>
          <table:table-cell table:style-name="ce11"/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90">
            <text:p>-90</text:p>
          </table:table-cell>
          <table:table-cell office:value-type="float" office:value="10">
            <text:p>10</text:p>
          </table:table-cell>
          <table:table-cell table:style-name="ce3" table:formula="of:=COS(RADIANS(10))*57" office:value-type="float" office:value="56.1340419216959">
            <text:p>56.1340419217</text:p>
          </table:table-cell>
          <table:table-cell/>
          <table:table-cell table:style-name="ce6" office:value-type="string">
            <text:p>bag</text:p>
          </table:table-cell>
          <table:table-cell table:style-name="ce3" table:formula="of:=0.323-[.K394]" office:value-type="float" office:value="0">
            <text:p>0</text:p>
          </table:table-cell>
          <table:table-cell table:style-name="ce3" table:formula="of:=0.55-[.L394]" office:value-type="float" office:value="0">
            <text:p>0</text:p>
          </table:table-cell>
          <table:table-cell table:style-name="ce3" office:value-type="float" office:value="0.323">
            <text:p>0.323</text:p>
          </table:table-cell>
          <table:table-cell table:style-name="ce3" office:value-type="float" office:value="0.55">
            <text:p>0.55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6" office:value-type="float" office:value="45">
            <text:p>45</text:p>
          </table:table-cell>
          <table:table-cell table:style-name="ce3" table:formula="of:=0.296-[.K394]" office:value-type="float" office:value="-0.027">
            <text:p>-0.027</text:p>
          </table:table-cell>
          <table:table-cell table:style-name="ce3" table:formula="of:=-[.F394]*0.001*9.81*[.H395]*0.001-[.J394]" office:value-type="float" office:value="-0.0247803728063326">
            <text:p>-0.0247803728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6"/>
          <table:table-cell/>
          <table:table-cell office:value-type="float" office:value="99">
            <text:p>99</text:p>
          </table:table-cell>
          <table:table-cell table:style-name="ce3" table:formula="of:=0.263-[.K394]" office:value-type="float" office:value="-0.06">
            <text:p>-0.06</text:p>
          </table:table-cell>
          <table:table-cell table:style-name="ce3" table:formula="of:=-[.F394]*0.001*9.81*[.H396]*0.001-[.J394]" office:value-type="float" office:value="-0.0545168201739318">
            <text:p>-0.0545168202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>
            <text:p>160</text:p>
          </table:table-cell>
          <table:table-cell table:style-name="ce3" table:formula="of:=0.2275-[.K394]" office:value-type="float" office:value="-0.0955">
            <text:p>-0.0955</text:p>
          </table:table-cell>
          <table:table-cell table:style-name="ce3" table:formula="of:=-[.F394]*0.001*9.81*[.H397]*0.001-[.J394]" office:value-type="float" office:value="-0.0881079922002938">
            <text:p>-0.0881079922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style-name="ce3" table:formula="of:=0.194-[.K394]" office:value-type="float" office:value="-0.129">
            <text:p>-0.129</text:p>
          </table:table-cell>
          <table:table-cell table:style-name="ce3" table:formula="of:=-[.F394]*0.001*9.81*[.H398]*0.001-[.J394]" office:value-type="float" office:value="-0.12885793859293">
            <text:p>-0.1288579386</text:p>
          </table:table-cell>
          <table:table-cell table:number-columns-repeated="11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90">
            <text:p>-90</text:p>
          </table:table-cell>
          <table:table-cell office:value-type="float" office:value="20">
            <text:p>20</text:p>
          </table:table-cell>
          <table:table-cell table:style-name="ce3" table:formula="of:=COS(RADIANS(20))*57" office:value-type="float" office:value="53.5624793847968">
            <text:p>53.5624793848</text:p>
          </table:table-cell>
          <table:table-cell/>
          <table:table-cell table:style-name="ce6" office:value-type="string">
            <text:p>bag</text:p>
          </table:table-cell>
          <table:table-cell table:formula="of:=0.348-[.K399]" office:value-type="float" office:value="0">
            <text:p>0</text:p>
          </table:table-cell>
          <table:table-cell table:style-name="ce5" table:formula="of:=0.69-[.L399]" office:value-type="float" office:value="0">
            <text:p>0</text:p>
          </table:table-cell>
          <table:table-cell office:value-type="float" office:value="0.348">
            <text:p>0.348</text:p>
          </table:table-cell>
          <table:table-cell office:value-type="float" office:value="0.69">
            <text:p>0.69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6" office:value-type="float" office:value="45">
            <text:p>45</text:p>
          </table:table-cell>
          <table:table-cell table:formula="of:=0.323-[.K399]" office:value-type="float" office:value="-0.025">
            <text:p>-0.025</text:p>
          </table:table-cell>
          <table:table-cell table:formula="of:=-[.F399]*0.001*9.81*[.H395]*0.001-[.J399]" office:value-type="float" office:value="-0.0236451565244185">
            <text:p>-0.0236451565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6"/>
          <table:table-cell/>
          <table:table-cell office:value-type="float" office:value="99">
            <text:p>99</text:p>
          </table:table-cell>
          <table:table-cell table:formula="of:=0.301-[.K399]" office:value-type="float" office:value="-0.047">
            <text:p>-0.047</text:p>
          </table:table-cell>
          <table:table-cell table:formula="of:=-[.F399]*0.001*9.81*[.H396]*0.001-[.J399]" office:value-type="float" office:value="-0.0520193443537208">
            <text:p>-0.0520193444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>
            <text:p>160</text:p>
          </table:table-cell>
          <table:table-cell table:formula="of:=0.2685-[.K399]" office:value-type="float" office:value="-0.0795">
            <text:p>-0.0795</text:p>
          </table:table-cell>
          <table:table-cell table:formula="of:=-[.F399]*0.001*9.81*[.H397]*0.001-[.J399]" office:value-type="float" office:value="-0.084071667642377">
            <text:p>-0.0840716676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formula="of:=0.235-[.K399]" office:value-type="float" office:value="-0.113">
            <text:p>-0.113</text:p>
          </table:table-cell>
          <table:table-cell table:formula="of:=-[.F399]*0.001*9.81*[.H398]*0.001-[.J399]" office:value-type="float" office:value="-0.122954813926976">
            <text:p>-0.1229548139</text:p>
          </table:table-cell>
          <table:table-cell table:number-columns-repeated="11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90">
            <text:p>-90</text:p>
          </table:table-cell>
          <table:table-cell office:value-type="float" office:value="-10">
            <text:p>-10</text:p>
          </table:table-cell>
          <table:table-cell table:style-name="ce3" table:formula="of:=COS(RADIANS(10))*57" office:value-type="float" office:value="56.1340419216959">
            <text:p>56.1340419217</text:p>
          </table:table-cell>
          <table:table-cell/>
          <table:table-cell table:style-name="ce6" office:value-type="string">
            <text:p>bag</text:p>
          </table:table-cell>
          <table:table-cell table:formula="of:=0.213-[.K404]" office:value-type="float" office:value="0">
            <text:p>0</text:p>
          </table:table-cell>
          <table:table-cell table:style-name="ce5" table:formula="of:=0.78-[.L404]" office:value-type="float" office:value="0">
            <text:p>0</text:p>
          </table:table-cell>
          <table:table-cell office:value-type="float" office:value="0.213">
            <text:p>0.213</text:p>
          </table:table-cell>
          <table:table-cell office:value-type="float" office:value="0.78">
            <text:p>0.78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6" office:value-type="float" office:value="45">
            <text:p>45</text:p>
          </table:table-cell>
          <table:table-cell table:formula="of:=0.189-[.K404]" office:value-type="float" office:value="-0.024">
            <text:p>-0.024</text:p>
          </table:table-cell>
          <table:table-cell table:formula="of:=-[.F404]*0.001*9.81*[.H405]*0.001-[.J404]" office:value-type="float" office:value="-0.0247803728063326">
            <text:p>-0.0247803728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6"/>
          <table:table-cell/>
          <table:table-cell office:value-type="float" office:value="99">
            <text:p>99</text:p>
          </table:table-cell>
          <table:table-cell table:formula="of:=0.1605-[.K404]" office:value-type="float" office:value="-0.0525">
            <text:p>-0.0525</text:p>
          </table:table-cell>
          <table:table-cell table:formula="of:=-[.F404]*0.001*9.81*[.H406]*0.001-[.J404]" office:value-type="float" office:value="-0.0545168201739318">
            <text:p>-0.0545168202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>
            <text:p>160</text:p>
          </table:table-cell>
          <table:table-cell table:formula="of:=0.133-[.K404]" office:value-type="float" office:value="-0.08">
            <text:p>-0.08</text:p>
          </table:table-cell>
          <table:table-cell table:formula="of:=-[.F404]*0.001*9.81*[.H407]*0.001-[.J404]" office:value-type="float" office:value="-0.0881079922002938">
            <text:p>-0.0881079922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formula="of:=0.0955-[.K404]" office:value-type="float" office:value="-0.1175">
            <text:p>-0.1175</text:p>
          </table:table-cell>
          <table:table-cell table:formula="of:=-[.F404]*0.001*9.81*[.H408]*0.001-[.J404]" office:value-type="float" office:value="-0.12885793859293">
            <text:p>-0.1288579386</text:p>
          </table:table-cell>
          <table:table-cell table:number-columns-repeated="11"/>
        </table:table-row>
        <table:table-row table:style-name="ro3" table:number-rows-repeated="6">
          <table:table-cell table:style-name="Default" table:number-columns-repeated="13"/>
          <table:table-cell table:number-columns-repeated="8"/>
        </table:table-row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TRIAL</text:p>
          </table:table-cell>
          <table:table-cell table:style-name="ce1" office:value-type="string">
            <text:p>PART</text:p>
          </table:table-cell>
          <table:table-cell table:style-name="ce1" office:value-type="string">
            <text:p>JOINT</text:p>
          </table:table-cell>
          <table:table-cell table:style-name="ce1" office:value-type="string">
            <text:p>RAW NBR</text:p>
          </table:table-cell>
          <table:table-cell table:style-name="ce1" office:value-type="string">
            <text:p>DISTANCE JOINT-MASSE</text:p>
          </table:table-cell>
          <table:table-cell table:style-name="ce8"/>
          <table:table-cell table:style-name="ce1" office:value-type="string">
            <text:p>WEIGHT (g)</text:p>
          </table:table-cell>
          <table:table-cell table:style-name="ce1" office:value-type="string">
            <text:p>Delta V J1</text:p>
          </table:table-cell>
          <table:table-cell table:style-name="ce1" office:value-type="string">
            <text:p>delta tau J1</text:p>
          </table:table-cell>
          <table:table-cell table:style-name="ce1" office:value-type="string">
            <text:p>V0</text:p>
          </table:table-cell>
          <table:table-cell table:style-name="ce1" office:value-type="string">
            <text:p>Tau0</text:p>
          </table:table-cell>
          <table:table-cell table:style-name="ce8"/>
          <table:table-cell table:style-name="ce8" office:value-type="string">
            <text:p>Gain</text:p>
          </table:table-cell>
          <table:table-cell table:style-name="ce10" office:value-type="string">
            <text:p>moyenne quadratique</text:p>
          </table:table-cell>
          <table:table-cell office:value-type="string">
            <text:p>offset</text:p>
          </table:table-cell>
          <table:table-cell table:number-columns-repeated="5"/>
        </table:table-row>
        <table:table-row table:style-name="ro2">
          <table:table-cell table:style-name="ce2" office:value-type="date" office:date-value="2014-07-24">
            <text:p>07/24/14</text:p>
          </table:table-cell>
          <table:table-cell table:style-name="ce3"/>
          <table:table-cell table:style-name="ce3" office:value-type="string">
            <text:p>torso</text:p>
          </table:table-cell>
          <table:table-cell table:style-name="ce3" office:value-type="string">
            <text:p>J1</text:p>
          </table:table-cell>
          <table:table-cell table:style-name="ce3" office:value-type="float" office:value="2">
            <text:p>2</text:p>
          </table:table-cell>
          <table:table-cell table:style-name="ce3" table:formula="of:=145*COS(RADIANS(90))+400*COS(RADIANS(0))" office:value-type="float" office:value="400">
            <text:p>400</text:p>
          </table:table-cell>
          <table:table-cell/>
          <table:table-cell table:style-name="ce6" office:value-type="string">
            <text:p>bag</text:p>
          </table:table-cell>
          <table:table-cell table:style-name="ce3" table:formula="of:=1.598-[.K416]" office:value-type="float" office:value="0">
            <text:p>0</text:p>
          </table:table-cell>
          <table:table-cell table:style-name="ce3" table:formula="of:=1.355-[.L416]" office:value-type="float" office:value="0">
            <text:p>0</text:p>
          </table:table-cell>
          <table:table-cell table:style-name="ce3" office:value-type="float" office:value="1.598">
            <text:p>1.598</text:p>
          </table:table-cell>
          <table:table-cell table:style-name="ce3" office:value-type="float" office:value="1.355">
            <text:p>1.355</text:p>
          </table:table-cell>
          <table:table-cell/>
          <table:table-cell office:value-type="float" office:value="3.5609">
            <text:p>3.5609</text:p>
          </table:table-cell>
          <table:table-cell table:formula="of:=AVERAGE([.P416:.P420])" office:value-type="float" office:value="2.87290792">
            <text:p>2.87290792</text:p>
          </table:table-cell>
          <table:table-cell table:formula="of:=-[.L416]+[.N416]*[.K416]" office:value-type="float" office:value="4.3353182">
            <text:p>4.3353182</text:p>
          </table:table-cell>
          <table:table-cell table:number-columns-repeated="5"/>
        </table:table-row>
        <table:table-row table:style-name="ro1">
          <table:table-cell table:style-name="ce1" office:value-type="string">
            <text:p>J0</text:p>
          </table:table-cell>
          <table:table-cell table:style-name="ce1" office:value-type="string">
            <text:p>J1</text:p>
          </table:table-cell>
          <table:table-cell table:style-name="ce1" office:value-type="string">
            <text:p>J2</text:p>
          </table:table-cell>
          <table:table-cell table:style-name="ce1" office:value-type="string">
            <text:p>J3</text:p>
          </table:table-cell>
          <table:table-cell table:style-name="ce1" office:value-type="string">
            <text:p>J4</text:p>
          </table:table-cell>
          <table:table-cell table:style-name="ce6"/>
          <table:table-cell/>
          <table:table-cell table:style-name="ce6" office:value-type="float" office:value="45">
            <text:p>45</text:p>
          </table:table-cell>
          <table:table-cell table:style-name="ce3" table:formula="of:=1.682-[.K416]" office:value-type="float" office:value="0.0840000000000001">
            <text:p>0.084</text:p>
          </table:table-cell>
          <table:table-cell table:style-name="ce3" table:formula="of:=[.F416]*0.001*9.81*[.H417]*0.001-[.J416]" office:value-type="float" office:value="0.17658">
            <text:p>0.17658</text:p>
          </table:table-cell>
          <table:table-cell table:number-columns-repeated="5"/>
          <table:table-cell table:formula="of:=-[.L421]+[.N416]*[.K421]" office:value-type="float" office:value="6.1296511">
            <text:p>6.1296511</text:p>
          </table:table-cell>
          <table:table-cell table:number-columns-repeated="5"/>
        </table:table-row>
        <table:table-row table:style-name="ro1">
          <table:table-cell table:number-columns-repeated="3" table:style-name="ce3" office:value-type="float" office:value="0">
            <text:p>0</text:p>
          </table:table-cell>
          <table:table-cell table:style-name="ce3" table:number-columns-repeated="3"/>
          <table:table-cell/>
          <table:table-cell office:value-type="float" office:value="99">
            <text:p>99</text:p>
          </table:table-cell>
          <table:table-cell table:style-name="ce3" table:formula="of:=1.74-[.K416]" office:value-type="float" office:value="0.142">
            <text:p>0.142</text:p>
          </table:table-cell>
          <table:table-cell table:style-name="ce3" table:formula="of:=[.F416]*0.001*9.81*[.H418]*0.001-[.J416]" office:value-type="float" office:value="0.388476">
            <text:p>0.388476</text:p>
          </table:table-cell>
          <table:table-cell table:number-columns-repeated="5"/>
          <table:table-cell table:formula="of:=-[.L426]+[.N416]*[.K426]" office:value-type="float" office:value="8.0670321">
            <text:p>8.0670321</text:p>
          </table:table-cell>
          <table:table-cell table:number-columns-repeated="5"/>
        </table:table-row>
        <table:table-row table:style-name="ro1">
          <table:table-cell table:style-name="ce3" table:number-columns-repeated="6"/>
          <table:table-cell/>
          <table:table-cell office:value-type="float" office:value="160">
            <text:p>160</text:p>
          </table:table-cell>
          <table:table-cell table:style-name="ce3" table:formula="of:=1.803-[.K416]" office:value-type="float" office:value="0.205">
            <text:p>0.205</text:p>
          </table:table-cell>
          <table:table-cell table:style-name="ce3" table:formula="of:=[.F416]*0.001*9.81*[.H419]*0.001-[.J416]" office:value-type="float" office:value="0.62784">
            <text:p>0.62784</text:p>
          </table:table-cell>
          <table:table-cell table:number-columns-repeated="5"/>
          <table:table-cell table:formula="of:=-[.L431]+[.N416]*[.K431]" office:value-type="float" office:value="-1.100412">
            <text:p>-1.100412</text:p>
          </table:table-cell>
          <table:table-cell table:number-columns-repeated="5"/>
        </table:table-row>
        <table:table-row table:style-name="ro1">
          <table:table-cell table:style-name="ce4"/>
          <table:table-cell table:number-columns-repeated="6"/>
          <table:table-cell office:value-type="float" office:value="234">
            <text:p>234</text:p>
          </table:table-cell>
          <table:table-cell table:style-name="ce3" table:formula="of:=1.87-[.K416]" office:value-type="float" office:value="0.272">
            <text:p>0.272</text:p>
          </table:table-cell>
          <table:table-cell table:style-name="ce3" table:formula="of:=[.F416]*0.001*9.81*[.H420]*0.001-[.J416]" office:value-type="float" office:value="0.918216">
            <text:p>0.918216</text:p>
          </table:table-cell>
          <table:table-cell table:number-columns-repeated="5"/>
          <table:table-cell table:style-name="ce11" table:formula="of:=-[.L436]+[.N416]*[.K436]" office:value-type="float" office:value="-3.0670498">
            <text:p>-3.0670498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-10">
            <text:p>-10</text:p>
          </table:table-cell>
          <table:table-cell table:number-columns-repeated="2"/>
          <table:table-cell table:style-name="ce7" table:formula="of:=145*COS(RADIANS(80))+400*COS(RADIANS(10))" office:value-type="float" office:value="419.102086966588">
            <text:p>419.1020869666</text:p>
          </table:table-cell>
          <table:table-cell/>
          <table:table-cell table:style-name="ce6" office:value-type="string">
            <text:p>bag</text:p>
          </table:table-cell>
          <table:table-cell table:style-name="ce3" table:formula="of:=2.679-[.K421]" office:value-type="float" office:value="0">
            <text:p>0</text:p>
          </table:table-cell>
          <table:table-cell table:style-name="ce3" table:formula="of:=3.41-[.L421]" office:value-type="float" office:value="0">
            <text:p>0</text:p>
          </table:table-cell>
          <table:table-cell table:style-name="ce3" office:value-type="float" office:value="2.679">
            <text:p>2.679</text:p>
          </table:table-cell>
          <table:table-cell table:style-name="ce3" office:value-type="float" office:value="3.41">
            <text:p>3.41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6" office:value-type="float" office:value="45">
            <text:p>45</text:p>
          </table:table-cell>
          <table:table-cell table:style-name="ce3" table:formula="of:=2.737-[.K421]" office:value-type="float" office:value="0.0579999999999998">
            <text:p>0.058</text:p>
          </table:table-cell>
          <table:table-cell table:style-name="ce3" table:formula="of:=[.F421]*0.001*9.81*[.H422]*0.001-[.J421]" office:value-type="float" office:value="0.1850126162914">
            <text:p>0.1850126163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6"/>
          <table:table-cell/>
          <table:table-cell office:value-type="float" office:value="99">
            <text:p>99</text:p>
          </table:table-cell>
          <table:table-cell table:style-name="ce3" table:formula="of:=2.803-[.K421]" office:value-type="float" office:value="0.124">
            <text:p>0.124</text:p>
          </table:table-cell>
          <table:table-cell table:style-name="ce3" table:formula="of:=[.F421]*0.001*9.81*[.H423]*0.001-[.J421]" office:value-type="float" office:value="0.407027755841081">
            <text:p>0.4070277558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>
            <text:p>160</text:p>
          </table:table-cell>
          <table:table-cell table:style-name="ce3" table:formula="of:=2.865-[.K421]" office:value-type="float" office:value="0.186">
            <text:p>0.186</text:p>
          </table:table-cell>
          <table:table-cell table:style-name="ce3" table:formula="of:=[.F421]*0.001*9.81*[.H424]*0.001-[.J421]" office:value-type="float" office:value="0.657822635702757">
            <text:p>0.6578226357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style-name="ce3" table:formula="of:=2.926-[.K421]" office:value-type="float" office:value="0.247">
            <text:p>0.247</text:p>
          </table:table-cell>
          <table:table-cell table:style-name="ce3" table:formula="of:=[.F421]*0.001*9.81*[.H425]*0.001-[.J421]" office:value-type="float" office:value="0.962065604715282">
            <text:p>0.9620656047</text:p>
          </table:table-cell>
          <table:table-cell table:number-columns-repeated="11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-20">
            <text:p>-20</text:p>
          </table:table-cell>
          <table:table-cell table:number-columns-repeated="2"/>
          <table:table-cell table:style-name="ce7" table:formula="of:=145*COS(RADIANS(70))+400*COS(RADIANS(20))" office:value-type="float" office:value="425.469969096585">
            <text:p>425.4699690966</text:p>
          </table:table-cell>
          <table:table-cell/>
          <table:table-cell table:style-name="ce6" office:value-type="string">
            <text:p>bag</text:p>
          </table:table-cell>
          <table:table-cell table:formula="of:=3.769-[.K426]" office:value-type="float" office:value="0">
            <text:p>0</text:p>
          </table:table-cell>
          <table:table-cell table:style-name="ce5" table:formula="of:=5.354-[.L426]" office:value-type="float" office:value="0">
            <text:p>0</text:p>
          </table:table-cell>
          <table:table-cell office:value-type="float" office:value="3.769">
            <text:p>3.769</text:p>
          </table:table-cell>
          <table:table-cell office:value-type="float" office:value="5.354">
            <text:p>5.354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6" office:value-type="float" office:value="45">
            <text:p>45</text:p>
          </table:table-cell>
          <table:table-cell table:formula="of:=3.815-[.K426]" office:value-type="float" office:value="0.0459999999999998">
            <text:p>0.046</text:p>
          </table:table-cell>
          <table:table-cell table:formula="of:=[.F426]*0.001*9.81*[.H422]*0.001-[.J426]" office:value-type="float" office:value="0.187823717857688">
            <text:p>0.1878237179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6"/>
          <table:table-cell/>
          <table:table-cell office:value-type="float" office:value="99">
            <text:p>99</text:p>
          </table:table-cell>
          <table:table-cell table:formula="of:=3.875-[.K426]" office:value-type="float" office:value="0.106">
            <text:p>0.106</text:p>
          </table:table-cell>
          <table:table-cell table:formula="of:=[.F426]*0.001*9.81*[.H423]*0.001-[.J426]" office:value-type="float" office:value="0.413212179286913">
            <text:p>0.4132121793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>
            <text:p>160</text:p>
          </table:table-cell>
          <table:table-cell table:formula="of:=3.93-[.K426]" office:value-type="float" office:value="0.161">
            <text:p>0.161</text:p>
          </table:table-cell>
          <table:table-cell table:formula="of:=[.F426]*0.001*9.81*[.H424]*0.001-[.J426]" office:value-type="float" office:value="0.667817663494001">
            <text:p>0.6678176635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formula="of:=4.057-[.K426]" office:value-type="float" office:value="0.288">
            <text:p>0.288</text:p>
          </table:table-cell>
          <table:table-cell table:formula="of:=[.F426]*0.001*9.81*[.H425]*0.001-[.J426]" office:value-type="float" office:value="0.976683332859976">
            <text:p>0.9766833329</text:p>
          </table:table-cell>
          <table:table-cell table:number-columns-repeated="11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/>
          <table:table-cell table:style-name="ce7" table:formula="of:=145*COS(RADIANS(100))+400*COS(RADIANS(10))" office:value-type="float" office:value="368.744115443178">
            <text:p>368.7441154432</text:p>
          </table:table-cell>
          <table:table-cell/>
          <table:table-cell table:style-name="ce6" office:value-type="string">
            <text:p>bag</text:p>
          </table:table-cell>
          <table:table-cell table:formula="of:=-0.68-[.K431]" office:value-type="float" office:value="0">
            <text:p>0</text:p>
          </table:table-cell>
          <table:table-cell table:style-name="ce5" table:formula="of:=-1.321-[.L431]" office:value-type="float" office:value="0">
            <text:p>0</text:p>
          </table:table-cell>
          <table:table-cell office:value-type="float" office:value="-0.68">
            <text:p>-0.68</text:p>
          </table:table-cell>
          <table:table-cell office:value-type="float" office:value="-1.321">
            <text:p>-1.321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6" office:value-type="float" office:value="45">
            <text:p>45</text:p>
          </table:table-cell>
          <table:table-cell table:formula="of:=-0.64-[.K431]" office:value-type="float" office:value="0.04">
            <text:p>0.04</text:p>
          </table:table-cell>
          <table:table-cell table:formula="of:=[.F431]*0.001*9.81*[.H432]*0.001-[.J431]" office:value-type="float" office:value="0.162782089762391">
            <text:p>0.1627820898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6"/>
          <table:table-cell/>
          <table:table-cell office:value-type="float" office:value="99">
            <text:p>99</text:p>
          </table:table-cell>
          <table:table-cell table:formula="of:=-0.596-[.K431]" office:value-type="float" office:value="0.0840000000000001">
            <text:p>0.084</text:p>
          </table:table-cell>
          <table:table-cell table:formula="of:=[.F431]*0.001*9.81*[.H433]*0.001-[.J431]" office:value-type="float" office:value="0.35812059747726">
            <text:p>0.3581205975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>
            <text:p>160</text:p>
          </table:table-cell>
          <table:table-cell table:formula="of:=-0.537-[.K431]" office:value-type="float" office:value="0.143">
            <text:p>0.143</text:p>
          </table:table-cell>
          <table:table-cell table:formula="of:=[.F431]*0.001*9.81*[.H434]*0.001-[.J431]" office:value-type="float" office:value="0.578780763599613">
            <text:p>0.5787807636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formula="of:=-0.478-[.K431]" office:value-type="float" office:value="0.202">
            <text:p>0.202</text:p>
          </table:table-cell>
          <table:table-cell table:formula="of:=[.F431]*0.001*9.81*[.H435]*0.001-[.J431]" office:value-type="float" office:value="0.846466866764434">
            <text:p>0.8464668668</text:p>
          </table:table-cell>
          <table:table-cell table:number-columns-repeated="11"/>
        </table:table-row>
        <table:table-row table:style-name="ro2"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20">
            <text:p>20</text:p>
          </table:table-cell>
          <table:table-cell table:style-name="Default" table:number-columns-repeated="2"/>
          <table:table-cell table:style-name="ce7" table:formula="of:=145*COS(RADIANS(110))+400*COS(RADIANS(20))" office:value-type="float" office:value="326.284127532141">
            <text:p>326.2841275321</text:p>
          </table:table-cell>
          <table:table-cell/>
          <table:table-cell table:style-name="ce6" office:value-type="string">
            <text:p>bag</text:p>
          </table:table-cell>
          <table:table-cell table:formula="of:=-1.922-[.K436]" office:value-type="float" office:value="0">
            <text:p>0</text:p>
          </table:table-cell>
          <table:table-cell table:style-name="ce5" table:formula="of:=-3.777-[.L436]" office:value-type="float" office:value="0">
            <text:p>0</text:p>
          </table:table-cell>
          <table:table-cell office:value-type="float" office:value="-1.922">
            <text:p>-1.922</text:p>
          </table:table-cell>
          <table:table-cell office:value-type="float" office:value="-3.777">
            <text:p>-3.777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ce6" office:value-type="float" office:value="45">
            <text:p>45</text:p>
          </table:table-cell>
          <table:table-cell table:formula="of:=-1.887-[.K436]" office:value-type="float" office:value="0.0350000000000001">
            <text:p>0.035</text:p>
          </table:table-cell>
          <table:table-cell table:formula="of:=[.F436]*0.001*9.81*[.H437]*0.001-[.J436]" office:value-type="float" office:value="0.144038128099064">
            <text:p>0.1440381281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 table:number-columns-repeated="5"/>
          <table:table-cell table:style-name="ce6"/>
          <table:table-cell/>
          <table:table-cell office:value-type="float" office:value="99">
            <text:p>99</text:p>
          </table:table-cell>
          <table:table-cell table:formula="of:=-1.832-[.K436]" office:value-type="float" office:value="0.0900000000000001">
            <text:p>0.09</text:p>
          </table:table-cell>
          <table:table-cell table:formula="of:=[.F436]*0.001*9.81*[.H438]*0.001-[.J436]" office:value-type="float" office:value="0.31688388181794">
            <text:p>0.3168838818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 table:number-columns-repeated="5"/>
          <table:table-cell table:number-columns-repeated="2"/>
          <table:table-cell office:value-type="float" office:value="160">
            <text:p>160</text:p>
          </table:table-cell>
          <table:table-cell table:formula="of:=-1.795-[.K436]" office:value-type="float" office:value="0.127">
            <text:p>0.127</text:p>
          </table:table-cell>
          <table:table-cell table:formula="of:=[.F436]*0.001*9.81*[.H439]*0.001-[.J436]" office:value-type="float" office:value="0.512135566574449">
            <text:p>0.5121355666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 table:number-columns-repeated="5"/>
          <table:table-cell table:number-columns-repeated="2"/>
          <table:table-cell office:value-type="float" office:value="234">
            <text:p>234</text:p>
          </table:table-cell>
          <table:table-cell table:formula="of:=-1.718-[.K436]" office:value-type="float" office:value="0.204">
            <text:p>0.204</text:p>
          </table:table-cell>
          <table:table-cell table:formula="of:=[.F436]*0.001*9.81*[.H440]*0.001-[.J436]" office:value-type="float" office:value="0.748998266115132">
            <text:p>0.7489982661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3">
          <table:table-cell table:style-name="Default" table:number-columns-repeated="13"/>
          <table:table-cell table:number-columns-repeated="8"/>
        </table:table-row>
        <table:table-row table:style-name="ro2">
          <table:table-cell table:style-name="Default" office:value-type="string">
            <text:p>right arm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90">
            <text:p>-90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5">
            <text:p>15</text:p>
          </table:table-cell>
          <table:table-cell table:style-name="Default" table:number-columns-repeated="8"/>
          <table:table-cell table:number-columns-repeated="8"/>
        </table:table-row>
        <table:table-row table:style-name="ro3" table:number-rows-repeated="3">
          <table:table-cell table:style-name="Default" table:number-columns-repeated="13"/>
          <table:table-cell table:number-columns-repeated="8"/>
        </table:table-row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TRIAL</text:p>
          </table:table-cell>
          <table:table-cell table:style-name="ce1" office:value-type="string">
            <text:p>PART</text:p>
          </table:table-cell>
          <table:table-cell table:style-name="ce1" office:value-type="string">
            <text:p>JOINT</text:p>
          </table:table-cell>
          <table:table-cell table:style-name="ce1" office:value-type="string">
            <text:p>RAW NBR</text:p>
          </table:table-cell>
          <table:table-cell table:style-name="ce1" office:value-type="string">
            <text:p>DISTANCE JOINT-MASSE</text:p>
          </table:table-cell>
          <table:table-cell table:style-name="ce8"/>
          <table:table-cell table:style-name="ce1" office:value-type="string">
            <text:p>WEIGHT (g)</text:p>
          </table:table-cell>
          <table:table-cell table:style-name="ce1" office:value-type="string">
            <text:p>Delta V J2</text:p>
          </table:table-cell>
          <table:table-cell table:style-name="ce1" office:value-type="string">
            <text:p>delta tau J2</text:p>
          </table:table-cell>
          <table:table-cell table:style-name="ce1" office:value-type="string">
            <text:p>V0</text:p>
          </table:table-cell>
          <table:table-cell table:style-name="ce1" office:value-type="string">
            <text:p>Tau0</text:p>
          </table:table-cell>
          <table:table-cell table:style-name="ce8"/>
          <table:table-cell table:style-name="ce8" office:value-type="string">
            <text:p>Gain</text:p>
          </table:table-cell>
          <table:table-cell table:style-name="ce10" office:value-type="string">
            <text:p>moyenne quadratique</text:p>
          </table:table-cell>
          <table:table-cell office:value-type="string">
            <text:p>offset</text:p>
          </table:table-cell>
          <table:table-cell table:number-columns-repeated="5"/>
        </table:table-row>
        <table:table-row table:style-name="ro1">
          <table:table-cell table:style-name="ce2" office:value-type="date" office:date-value="2014-07-24">
            <text:p>07/24/14</text:p>
          </table:table-cell>
          <table:table-cell table:style-name="ce3"/>
          <table:table-cell table:style-name="ce3" office:value-type="string">
            <text:p>torso</text:p>
          </table:table-cell>
          <table:table-cell table:style-name="ce3" office:value-type="string">
            <text:p>J2</text:p>
          </table:table-cell>
          <table:table-cell table:style-name="ce3" office:value-type="float" office:value="1">
            <text:p>1</text:p>
          </table:table-cell>
          <table:table-cell table:style-name="ce3" table:formula="of:=265*COS(RADIANS(20))" office:value-type="float" office:value="249.018544508266">
            <text:p>249.0185445083</text:p>
          </table:table-cell>
          <table:table-cell/>
          <table:table-cell table:style-name="ce6" office:value-type="string">
            <text:p>bag</text:p>
          </table:table-cell>
          <table:table-cell table:style-name="ce3" table:formula="of:=12.528-[.K447]" office:value-type="float" office:value="0">
            <text:p>0</text:p>
          </table:table-cell>
          <table:table-cell table:style-name="ce3" table:formula="of:=-13.69-[.L447]" office:value-type="float" office:value="0">
            <text:p>0</text:p>
          </table:table-cell>
          <table:table-cell table:style-name="ce3" office:value-type="float" office:value="12.528">
            <text:p>12.528</text:p>
          </table:table-cell>
          <table:table-cell table:style-name="ce3" office:value-type="float" office:value="-13.69">
            <text:p>-13.69</text:p>
          </table:table-cell>
          <table:table-cell/>
          <table:table-cell office:value-type="float" office:value="-1.2903">
            <text:p>-1.2903</text:p>
          </table:table-cell>
          <table:table-cell table:formula="of:=-SQRT(SUMSQ([.P447:.P449])/3)" office:value-type="float" office:value="-2.12875482459666">
            <text:p>-2.1287548246</text:p>
          </table:table-cell>
          <table:table-cell table:formula="of:=-[.L447]+[.N447]*[.K447]" office:value-type="float" office:value="-2.4748784">
            <text:p>-2.4748784</text:p>
          </table:table-cell>
          <table:table-cell table:number-columns-repeated="5"/>
        </table:table-row>
        <table:table-row table:style-name="ro1">
          <table:table-cell table:style-name="ce1" office:value-type="string">
            <text:p>J0</text:p>
          </table:table-cell>
          <table:table-cell table:style-name="ce1" office:value-type="string">
            <text:p>J1</text:p>
          </table:table-cell>
          <table:table-cell table:style-name="ce1" office:value-type="string">
            <text:p>J2</text:p>
          </table:table-cell>
          <table:table-cell table:style-name="ce1" office:value-type="string">
            <text:p>J3</text:p>
          </table:table-cell>
          <table:table-cell table:style-name="ce1" office:value-type="string">
            <text:p>J4</text:p>
          </table:table-cell>
          <table:table-cell table:style-name="ce6"/>
          <table:table-cell/>
          <table:table-cell table:style-name="ce6" office:value-type="float" office:value="45">
            <text:p>45</text:p>
          </table:table-cell>
          <table:table-cell table:style-name="ce3" table:formula="of:=12.619-[.K447]" office:value-type="float" office:value="0.0909999999999993">
            <text:p>0.091</text:p>
          </table:table-cell>
          <table:table-cell table:style-name="ce3" table:formula="of:=-[.F447]*0.001*9.81*[.H448]*0.001-[.J447]" office:value-type="float" office:value="-0.109929236473174">
            <text:p>-0.1099292365</text:p>
          </table:table-cell>
          <table:table-cell table:number-columns-repeated="5"/>
          <table:table-cell table:formula="of:=-[.L452]+[.N447]*[.K452]" office:value-type="float" office:value="-2.1964716">
            <text:p>-2.1964716</text:p>
          </table:table-cell>
          <table:table-cell table:number-columns-repeated="5"/>
        </table:table-row>
        <table:table-row table:style-name="ro1"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70">
            <text:p>70</text:p>
          </table:table-cell>
          <table:table-cell table:style-name="ce3" table:number-columns-repeated="3"/>
          <table:table-cell/>
          <table:table-cell office:value-type="float" office:value="99">
            <text:p>99</text:p>
          </table:table-cell>
          <table:table-cell table:style-name="ce3" table:formula="of:=12.717-[.K447]" office:value-type="float" office:value="0.189">
            <text:p>0.189</text:p>
          </table:table-cell>
          <table:table-cell table:style-name="ce3" table:formula="of:=-[.F447]*0.001*9.81*[.H449]*0.001-[.J447]" office:value-type="float" office:value="-0.241844320240983">
            <text:p>-0.2418443202</text:p>
          </table:table-cell>
          <table:table-cell table:number-columns-repeated="5"/>
          <table:table-cell table:formula="of:=-[.L457]+[.N447]*[.K457]" office:value-type="float" office:value="-1.6264319">
            <text:p>-1.6264319</text:p>
          </table:table-cell>
          <table:table-cell table:number-columns-repeated="5"/>
        </table:table-row>
        <table:table-row table:style-name="ro1">
          <table:table-cell table:style-name="ce3" table:number-columns-repeated="6"/>
          <table:table-cell/>
          <table:table-cell office:value-type="float" office:value="160">
            <text:p>160</text:p>
          </table:table-cell>
          <table:table-cell table:style-name="ce3" table:formula="of:=12.827-[.K447]" office:value-type="float" office:value="0.298999999999999">
            <text:p>0.299</text:p>
          </table:table-cell>
          <table:table-cell table:style-name="ce3" table:formula="of:=-[.F447]*0.001*9.81*[.H450]*0.001-[.J447]" office:value-type="float" office:value="-0.390859507460174">
            <text:p>-0.3908595075</text:p>
          </table:table-cell>
          <table:table-cell table:number-columns-repeated="11"/>
        </table:table-row>
        <table:table-row table:style-name="ro1">
          <table:table-cell table:style-name="ce4"/>
          <table:table-cell table:number-columns-repeated="6"/>
          <table:table-cell office:value-type="float" office:value="234">
            <text:p>234</text:p>
          </table:table-cell>
          <table:table-cell table:style-name="ce3" table:formula="of:=12.967-[.K447]" office:value-type="float" office:value="0.439">
            <text:p>0.439</text:p>
          </table:table-cell>
          <table:table-cell table:style-name="ce3" table:formula="of:=-[.F447]*0.001*9.81*[.H451]*0.001-[.J447]" office:value-type="float" office:value="-0.571632029660504">
            <text:p>-0.5716320297</text:p>
          </table:table-cell>
          <table:table-cell table:number-columns-repeated="5"/>
          <table:table-cell table:style-name="ce11"/>
          <table:table-cell table:number-columns-repeated="5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/>
          <table:table-cell table:style-name="ce7" table:formula="of:=265*COS(RADIANS(30))" office:value-type="float" office:value="229.496732002876">
            <text:p>229.4967320029</text:p>
          </table:table-cell>
          <table:table-cell/>
          <table:table-cell table:style-name="ce6" office:value-type="string">
            <text:p>bag</text:p>
          </table:table-cell>
          <table:table-cell table:style-name="ce3" table:formula="of:=11.972-[.K452]" office:value-type="float" office:value="0">
            <text:p>0</text:p>
          </table:table-cell>
          <table:table-cell table:style-name="ce3" table:formula="of:=-13.251-[.L452]" office:value-type="float" office:value="0">
            <text:p>0</text:p>
          </table:table-cell>
          <table:table-cell table:style-name="ce3" office:value-type="float" office:value="11.972">
            <text:p>11.972</text:p>
          </table:table-cell>
          <table:table-cell table:style-name="ce3" office:value-type="float" office:value="-13.251">
            <text:p>-13.251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6" office:value-type="float" office:value="45">
            <text:p>45</text:p>
          </table:table-cell>
          <table:table-cell table:style-name="ce3" table:formula="of:=12.057-[.K452]" office:value-type="float" office:value="0.0850000000000009">
            <text:p>0.085</text:p>
          </table:table-cell>
          <table:table-cell table:style-name="ce3" table:formula="of:=-[.F452]*0.001*9.81*[.H453]*0.001-[.J452]" office:value-type="float" office:value="-0.10131133234267">
            <text:p>-0.1013113323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6"/>
          <table:table-cell/>
          <table:table-cell office:value-type="float" office:value="99">
            <text:p>99</text:p>
          </table:table-cell>
          <table:table-cell table:style-name="ce3" table:formula="of:=12.148-[.K452]" office:value-type="float" office:value="0.176">
            <text:p>0.176</text:p>
          </table:table-cell>
          <table:table-cell table:style-name="ce3" table:formula="of:=-[.F452]*0.001*9.81*[.H454]*0.001-[.J452]" office:value-type="float" office:value="-0.222884931153873">
            <text:p>-0.2228849312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>
            <text:p>160</text:p>
          </table:table-cell>
          <table:table-cell table:style-name="ce3" table:formula="of:=12.253-[.K452]" office:value-type="float" office:value="0.281000000000001">
            <text:p>0.281</text:p>
          </table:table-cell>
          <table:table-cell table:style-name="ce3" table:formula="of:=-[.F452]*0.001*9.81*[.H455]*0.001-[.J452]" office:value-type="float" office:value="-0.360218070551715">
            <text:p>-0.3602180706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style-name="ce3" table:formula="of:=12.385-[.K452]" office:value-type="float" office:value="0.413">
            <text:p>0.413</text:p>
          </table:table-cell>
          <table:table-cell table:style-name="ce3" table:formula="of:=-[.F452]*0.001*9.81*[.H456]*0.001-[.J452]" office:value-type="float" office:value="-0.526818928181883">
            <text:p>-0.526818928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/>
          <table:table-cell table:style-name="ce7" table:formula="of:=265*COS(RADIANS(40))" office:value-type="float" office:value="203.001777426529">
            <text:p>203.0017774265</text:p>
          </table:table-cell>
          <table:table-cell/>
          <table:table-cell table:style-name="ce6" office:value-type="string">
            <text:p>bag</text:p>
          </table:table-cell>
          <table:table-cell table:formula="of:=10.873-[.K457]" office:value-type="float" office:value="0">
            <text:p>0</text:p>
          </table:table-cell>
          <table:table-cell table:style-name="ce5" table:formula="of:=-12.403-[.L457]" office:value-type="float" office:value="0">
            <text:p>0</text:p>
          </table:table-cell>
          <table:table-cell office:value-type="float" office:value="10.873">
            <text:p>10.873</text:p>
          </table:table-cell>
          <table:table-cell office:value-type="float" office:value="-12.403">
            <text:p>-12.403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6" office:value-type="float" office:value="45">
            <text:p>45</text:p>
          </table:table-cell>
          <table:table-cell table:formula="of:=10.95-[.K457]" office:value-type="float" office:value="0.077">
            <text:p>0.077</text:p>
          </table:table-cell>
          <table:table-cell table:formula="of:=-[.F457]*0.001*9.81*[.H453]*0.001-[.J457]" office:value-type="float" office:value="-0.0896151346449413">
            <text:p>-0.0896151346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6"/>
          <table:table-cell/>
          <table:table-cell office:value-type="float" office:value="99">
            <text:p>99</text:p>
          </table:table-cell>
          <table:table-cell table:formula="of:=11.029-[.K457]" office:value-type="float" office:value="0.156000000000001">
            <text:p>0.156</text:p>
          </table:table-cell>
          <table:table-cell table:formula="of:=-[.F457]*0.001*9.81*[.H454]*0.001-[.J457]" office:value-type="float" office:value="-0.197153296218871">
            <text:p>-0.1971532962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>
            <text:p>160</text:p>
          </table:table-cell>
          <table:table-cell table:formula="of:=11.124-[.K457]" office:value-type="float" office:value="0.251000000000001">
            <text:p>0.251</text:p>
          </table:table-cell>
          <table:table-cell table:formula="of:=-[.F457]*0.001*9.81*[.H455]*0.001-[.J457]" office:value-type="float" office:value="-0.31863158984868">
            <text:p>-0.3186315898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formula="of:=11.246-[.K457]" office:value-type="float" office:value="0.373000000000001">
            <text:p>0.373</text:p>
          </table:table-cell>
          <table:table-cell table:formula="of:=-[.F457]*0.001*9.81*[.H456]*0.001-[.J457]" office:value-type="float" office:value="-0.465998700153695">
            <text:p>-0.4659987002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7"/>
          <table:table-cell/>
          <table:table-cell table:style-name="ce6"/>
          <table:table-cell/>
          <table:table-cell table:style-name="ce5"/>
          <table:table-cell table:number-columns-repeated="11"/>
        </table:table-row>
        <table:table-row table:style-name="ro1">
          <table:table-cell table:number-columns-repeated="5"/>
          <table:table-cell table:style-name="Default"/>
          <table:table-cell/>
          <table:table-cell table:style-name="ce6"/>
          <table:table-cell table:number-columns-repeated="13"/>
        </table:table-row>
        <table:table-row table:style-name="ro1">
          <table:table-cell table:number-columns-repeated="5"/>
          <table:table-cell table:style-name="ce6"/>
          <table:table-cell table:number-columns-repeated="15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style-name="Default" table:number-columns-repeated="5"/>
          <table:table-cell table:style-name="ce7"/>
          <table:table-cell/>
          <table:table-cell table:style-name="ce6"/>
          <table:table-cell/>
          <table:table-cell table:style-name="ce5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ce6"/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Default" table:number-columns-repeated="5"/>
          <table:table-cell table:style-name="ce6"/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table:style-name="Default" table:number-columns-repeated="5"/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 table:style-name="Default" table:number-columns-repeated="5"/>
          <table:table-cell table:number-columns-repeated="7"/>
          <table:table-cell table:style-name="Default"/>
          <table:table-cell table:number-columns-repeated="8"/>
        </table:table-row>
      </table:table>
      <table:table table:name="Feuille2" table:style-name="ta1">
        <table:shapes>
          <draw:frame draw:z-index="0" draw:style-name="gr1" svg:width="11.2213in" svg:height="5.9476in" svg:x="7.6634in" svg:y="20.1854in">
            <draw:object draw:notify-on-update-of-ranges="Feuille2.G147:Feuille2.G151 Feuille2.F125:Feuille2.F130 Feuille2.G124:Feuille2.G124 Feuille2.G125:Feuille2.G130 Feuille2.F132:Feuille2.F137 Feuille2.F131:Feuille2.F131 Feuille2.G132:Feuille2.G137 Feuille2.F140:Feuille2.F144 Feuille2.F138:Feuille2.F138 Feuille2.G140:Feuille2.G144 Feuille2.F147:Feuille2.F151 Feuille2.F145:Feuille2.F145 Feuille2.G147:Feuille2.G15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9.0055in" svg:y="27.0232in">
            <draw:object draw:notify-on-update-of-ranges="Feuille2.F164:Feuille2.F189 Feuille2.F164:Feuille2.F189 Feuille2.G162:Feuille2.G163 Feuille2.G164:Feuille2.G18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6" table:default-cell-style-name="Default"/>
        <table:table-column table:style-name="co1" table:number-columns-repeated="11" table:default-cell-style-name="Default"/>
        <table:table-column table:style-name="co7" table:default-cell-style-name="Default"/>
        <table:table-column table:style-name="co1" table:number-columns-repeated="1006" table:default-cell-style-name="Default"/>
        <table:table-row table:style-name="ro1">
          <table:table-cell table:style-name="ce12" office:value-type="string">
            <text:p>PRELIMINARY TESTS … EXPLOITABLES TESTS ARE ON “FEUILLE1” (sheet 1)</text:p>
          </table:table-cell>
          <table:table-cell table:style-name="ce12" table:number-columns-repeated="19"/>
          <table:table-cell table:style-name="ce5"/>
          <table:table-cell table:number-columns-repeated="1003"/>
        </table:table-row>
        <table:table-row table:style-name="ro1" table:number-rows-repeated="2">
          <table:table-cell table:style-name="ce12" table:number-columns-repeated="20"/>
          <table:table-cell table:style-name="ce5"/>
          <table:table-cell table:number-columns-repeated="1003"/>
        </table:table-row>
        <table:table-row table:style-name="ro1">
          <table:table-cell table:style-name="ce13" office:value-type="string">
            <text:p>DATE</text:p>
          </table:table-cell>
          <table:table-cell table:style-name="ce13" office:value-type="string">
            <text:p>TRIAL</text:p>
          </table:table-cell>
          <table:table-cell table:style-name="ce13" office:value-type="string">
            <text:p>PART</text:p>
          </table:table-cell>
          <table:table-cell table:style-name="ce13" office:value-type="string">
            <text:p>JOINT</text:p>
          </table:table-cell>
          <table:table-cell table:style-name="ce13" office:value-type="string">
            <text:p>RAW NBR</text:p>
          </table:table-cell>
          <table:table-cell table:style-name="ce13" office:value-type="string">
            <text:p>DISTANCE JOINT-MASSE</text:p>
          </table:table-cell>
          <table:table-cell table:style-name="ce13" office:value-type="string">
            <text:p>WEIGHT (g)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96">
            <text:p>96</text:p>
          </table:table-cell>
          <table:table-cell table:style-name="ce13" office:value-type="float" office:value="141">
            <text:p>141</text:p>
          </table:table-cell>
          <table:table-cell table:style-name="ce13" office:value-type="float" office:value="195">
            <text:p>195</text:p>
          </table:table-cell>
          <table:table-cell table:style-name="ce13" office:value-type="float" office:value="256">
            <text:p>256</text:p>
          </table:table-cell>
          <table:table-cell table:style-name="ce13" office:value-type="float" office:value="330">
            <text:p>330</text:p>
          </table:table-cell>
          <table:table-cell table:style-name="ce13"/>
          <table:table-cell table:style-name="ce13" office:value-type="string">
            <text:p>GAIN</text:p>
          </table:table-cell>
          <table:table-cell table:style-name="ce13" office:value-type="string">
            <text:p>OFFSET</text:p>
          </table:table-cell>
          <table:table-cell table:style-name="ce13" office:value-type="string">
            <text:p>VARIANCE</text:p>
          </table:table-cell>
          <table:table-cell table:style-name="ce13" office:value-type="string">
            <text:p>ECART-TYPE</text:p>
          </table:table-cell>
          <table:table-cell table:style-name="ce13" office:value-type="string">
            <text:p>g</text:p>
          </table:table-cell>
          <table:table-cell table:style-name="ce13" office:value-type="string">
            <text:p>NOTES</text:p>
          </table:table-cell>
          <table:table-cell table:number-columns-repeated="1004"/>
        </table:table-row>
        <table:table-row table:style-name="ro2">
          <table:table-cell table:style-name="ce14" office:value-type="date" office:date-value="2014-05-21">
            <text:p>05/21/14</text:p>
          </table:table-cell>
          <table:table-cell table:style-name="ce15" office:value-type="float" office:value="4">
            <text:p>4</text:p>
          </table:table-cell>
          <table:table-cell table:style-name="ce15" office:value-type="string">
            <text:p>left arm</text:p>
          </table:table-cell>
          <table:table-cell table:style-name="ce15" office:value-type="string">
            <text:p>J0 – J3</text:p>
          </table:table-cell>
          <table:table-cell table:style-name="ce15" office:value-type="string">
            <text:p>1 &amp; 3</text:p>
          </table:table-cell>
          <table:table-cell table:style-name="ce15" office:value-type="float" office:value="295">
            <text:p>295</text:p>
          </table:table-cell>
          <table:table-cell table:style-name="ce13" office:value-type="string">
            <text:p>READ J0</text:p>
          </table:table-cell>
          <table:table-cell table:style-name="ce15" office:value-type="float" office:value="-3.091">
            <text:p>-3.091</text:p>
          </table:table-cell>
          <table:table-cell table:style-name="ce15" office:value-type="float" office:value="-3.193">
            <text:p>-3.193</text:p>
          </table:table-cell>
          <table:table-cell table:style-name="ce15" office:value-type="float" office:value="-3.243">
            <text:p>-3.243</text:p>
          </table:table-cell>
          <table:table-cell table:style-name="ce15" office:value-type="float" office:value="-3.31">
            <text:p>-3.31</text:p>
          </table:table-cell>
          <table:table-cell table:style-name="ce15" office:value-type="float" office:value="-3.381">
            <text:p>-3.381</text:p>
          </table:table-cell>
          <table:table-cell table:style-name="ce15" office:value-type="float" office:value="-3.467">
            <text:p>-3.467</text:p>
          </table:table-cell>
          <table:table-cell table:style-name="ce15" table:number-columns-repeated="5"/>
          <table:table-cell table:style-name="ce15" office:value-type="float" office:value="9.81">
            <text:p>9.81</text:p>
          </table:table-cell>
          <table:table-cell table:style-name="ce15" office:value-type="string">
            <text:p>weight on wrist</text:p>
          </table:table-cell>
          <table:table-cell table:number-columns-repeated="1004"/>
        </table:table-row>
        <table:table-row table:style-name="ro1">
          <table:table-cell table:style-name="ce13" office:value-type="string">
            <text:p>J0</text:p>
          </table:table-cell>
          <table:table-cell table:style-name="ce13" office:value-type="string">
            <text:p>J1</text:p>
          </table:table-cell>
          <table:table-cell table:style-name="ce13" office:value-type="string">
            <text:p>J2</text:p>
          </table:table-cell>
          <table:table-cell table:style-name="ce13" office:value-type="string">
            <text:p>J3</text:p>
          </table:table-cell>
          <table:table-cell table:style-name="ce13" office:value-type="string">
            <text:p>J4</text:p>
          </table:table-cell>
          <table:table-cell table:style-name="ce13" office:value-type="string">
            <text:p>J5</text:p>
          </table:table-cell>
          <table:table-cell table:style-name="ce13" office:value-type="string">
            <text:p>REAL J0</text:p>
          </table:table-cell>
          <table:table-cell table:style-name="ce15" office:value-type="float" office:value="0">
            <text:p>0</text:p>
          </table:table-cell>
          <table:table-cell table:style-name="ce15" table:formula="of:=295*0.001*9.81*[.I4]*0.001" office:value-type="float" office:value="0.2778192">
            <text:p>0.2778192</text:p>
          </table:table-cell>
          <table:table-cell table:style-name="ce15" table:formula="of:=295*0.001*9.81*[.J4]*0.001" office:value-type="float" office:value="0.40804695">
            <text:p>0.40804695</text:p>
          </table:table-cell>
          <table:table-cell table:style-name="ce15" table:formula="of:=295*0.001*9.81*[.K4]*0.001" office:value-type="float" office:value="0.56432025">
            <text:p>0.56432025</text:p>
          </table:table-cell>
          <table:table-cell table:style-name="ce15" table:formula="of:=295*0.001*9.81*[.L4]*0.001" office:value-type="float" office:value="0.7408512">
            <text:p>0.7408512</text:p>
          </table:table-cell>
          <table:table-cell table:style-name="ce15" table:formula="of:=295*0.001*9.81*[.M4]*0.001" office:value-type="float" office:value="0.9550035">
            <text:p>0.9550035</text:p>
          </table:table-cell>
          <table:table-cell table:style-name="ce15" table:number-columns-repeated="7"/>
          <table:table-cell table:number-columns-repeated="1004"/>
        </table:table-row>
        <table:table-row table:style-name="ro1">
          <table:table-cell table:style-name="ce15" office:value-type="float" office:value="-90">
            <text:p>-90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number-columns-repeated="2" table:style-name="ce15" office:value-type="float" office:value="0">
            <text:p>0</text:p>
          </table:table-cell>
          <table:table-cell table:style-name="ce13" office:value-type="string">
            <text:p>GAIN J0</text:p>
          </table:table-cell>
          <table:table-cell table:style-name="ce15" office:value-type="string">
            <text:p>-</text:p>
          </table:table-cell>
          <table:table-cell table:style-name="ce15" table:formula="of:=[.I6]/([.I5]+3.091)" office:value-type="float" office:value="-2.72371764705883">
            <text:p>-2.7237176471</text:p>
          </table:table-cell>
          <table:table-cell table:style-name="ce15" table:formula="of:=[.J6]/([.J5]+3.091)" office:value-type="float" office:value="-2.68451940789474">
            <text:p>-2.6845194079</text:p>
          </table:table-cell>
          <table:table-cell table:style-name="ce15" table:formula="of:=[.K6]/([.K5]+3.091)" office:value-type="float" office:value="-2.57680479452055">
            <text:p>-2.5768047945</text:p>
          </table:table-cell>
          <table:table-cell table:style-name="ce15" table:formula="of:=[.L6]/([.L5]+3.091)" office:value-type="float" office:value="-2.55465931034483">
            <text:p>-2.5546593103</text:p>
          </table:table-cell>
          <table:table-cell table:style-name="ce15" table:formula="of:=[.M6]/([.M5]+3.091)" office:value-type="float" office:value="-2.53990292553192">
            <text:p>-2.5399029255</text:p>
          </table:table-cell>
          <table:table-cell table:style-name="ce15"/>
          <table:table-cell table:style-name="ce37" table:formula="of:=AVERAGE([.I7:.M7])" office:value-type="float" office:value="-2.61592081707017">
            <text:p>-2.6159208171</text:p>
          </table:table-cell>
          <table:table-cell table:style-name="ce37" table:formula="of:=-[.H5]" office:value-type="float" office:value="3.091">
            <text:p>3.091</text:p>
          </table:table-cell>
          <table:table-cell table:style-name="ce15" table:formula="of:=VAR([.I7];[.J7];[.K7];[.L7];[.M7])" office:value-type="float" office:value="0.006846919619751">
            <text:p>0.0068469196</text:p>
          </table:table-cell>
          <table:table-cell table:style-name="ce15" table:formula="of:=STDEV([.I7:.M7])" office:value-type="float" office:value="0.0827461154360191">
            <text:p>0.0827461154</text:p>
          </table:table-cell>
          <table:table-cell table:style-name="ce15" table:number-columns-repeated="2"/>
          <table:table-cell table:number-columns-repeated="1004"/>
        </table:table-row>
        <table:table-row table:style-name="ro1">
          <table:table-cell table:style-name="ce15" table:number-columns-repeated="20"/>
          <table:table-cell table:number-columns-repeated="1004"/>
        </table:table-row>
        <table:table-row table:style-name="ro1">
          <table:table-cell table:style-name="ce15" table:number-columns-repeated="5"/>
          <table:table-cell table:style-name="ce13" office:value-type="string">
            <text:p>DISTANCE JOINT-MASSE</text:p>
          </table:table-cell>
          <table:table-cell table:style-name="ce13" office:value-type="string">
            <text:p>WEIGHT (g)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96">
            <text:p>96</text:p>
          </table:table-cell>
          <table:table-cell table:style-name="ce13" office:value-type="float" office:value="141">
            <text:p>141</text:p>
          </table:table-cell>
          <table:table-cell table:style-name="ce13" office:value-type="float" office:value="195">
            <text:p>195</text:p>
          </table:table-cell>
          <table:table-cell table:style-name="ce13" office:value-type="float" office:value="256">
            <text:p>256</text:p>
          </table:table-cell>
          <table:table-cell table:style-name="ce13" office:value-type="float" office:value="330">
            <text:p>330</text:p>
          </table:table-cell>
          <table:table-cell table:style-name="ce15" table:number-columns-repeated="7"/>
          <table:table-cell table:number-columns-repeated="1004"/>
        </table:table-row>
        <table:table-row table:style-name="ro1">
          <table:table-cell table:style-name="ce15" table:number-columns-repeated="5"/>
          <table:table-cell table:style-name="ce15" office:value-type="float" office:value="135">
            <text:p>135</text:p>
          </table:table-cell>
          <table:table-cell table:style-name="ce13" office:value-type="string">
            <text:p>READ J3</text:p>
          </table:table-cell>
          <table:table-cell table:style-name="ce15" office:value-type="float" office:value="0.714">
            <text:p>0.714</text:p>
          </table:table-cell>
          <table:table-cell table:style-name="ce15" office:value-type="float" office:value="0.751">
            <text:p>0.751</text:p>
          </table:table-cell>
          <table:table-cell table:style-name="ce15" office:value-type="float" office:value="0.766">
            <text:p>0.766</text:p>
          </table:table-cell>
          <table:table-cell table:style-name="ce15" office:value-type="float" office:value="0.787">
            <text:p>0.787</text:p>
          </table:table-cell>
          <table:table-cell table:style-name="ce15" office:value-type="float" office:value="0.81">
            <text:p>0.81</text:p>
          </table:table-cell>
          <table:table-cell table:style-name="ce15" office:value-type="float" office:value="0.835">
            <text:p>0.835</text:p>
          </table:table-cell>
          <table:table-cell table:style-name="ce15" table:number-columns-repeated="7"/>
          <table:table-cell table:number-columns-repeated="1004"/>
        </table:table-row>
        <table:table-row table:style-name="ro1">
          <table:table-cell table:style-name="ce15" table:number-columns-repeated="6"/>
          <table:table-cell table:style-name="ce13" office:value-type="string">
            <text:p>REAL J3</text:p>
          </table:table-cell>
          <table:table-cell table:style-name="ce15" office:value-type="float" office:value="0">
            <text:p>0</text:p>
          </table:table-cell>
          <table:table-cell table:style-name="ce15" table:formula="of:=135*0.001*9.81*[.I4]*0.001" office:value-type="float" office:value="0.1271376">
            <text:p>0.1271376</text:p>
          </table:table-cell>
          <table:table-cell table:style-name="ce15" table:formula="of:=135*0.001*9.81*[.J4]*0.001" office:value-type="float" office:value="0.18673335">
            <text:p>0.18673335</text:p>
          </table:table-cell>
          <table:table-cell table:style-name="ce15" table:formula="of:=135*0.001*9.81*[.K4]*0.001" office:value-type="float" office:value="0.25824825">
            <text:p>0.25824825</text:p>
          </table:table-cell>
          <table:table-cell table:style-name="ce15" table:formula="of:=135*0.001*9.81*[.L4]*0.001" office:value-type="float" office:value="0.3390336">
            <text:p>0.3390336</text:p>
          </table:table-cell>
          <table:table-cell table:style-name="ce15" table:formula="of:=135*0.001*9.81*[.M4]*0.001" office:value-type="float" office:value="0.4370355">
            <text:p>0.4370355</text:p>
          </table:table-cell>
          <table:table-cell table:style-name="ce15" table:number-columns-repeated="7"/>
          <table:table-cell table:number-columns-repeated="1004"/>
        </table:table-row>
        <table:table-row table:style-name="ro1">
          <table:table-cell table:style-name="ce15" table:number-columns-repeated="6"/>
          <table:table-cell table:style-name="ce13" office:value-type="string">
            <text:p>GAIN J3</text:p>
          </table:table-cell>
          <table:table-cell table:style-name="ce15" office:value-type="string">
            <text:p>-</text:p>
          </table:table-cell>
          <table:table-cell table:style-name="ce36" table:formula="of:=[.I11]/([.I10]-0.714)" office:value-type="float" office:value="3.43615135135135">
            <text:p>3.4361513514</text:p>
          </table:table-cell>
          <table:table-cell table:style-name="ce36" table:formula="of:=[.J11]/([.J10]-0.714)" office:value-type="float" office:value="3.59102596153846">
            <text:p>3.5910259615</text:p>
          </table:table-cell>
          <table:table-cell table:style-name="ce36" table:formula="of:=[.K11]/([.K10]-0.714)" office:value-type="float" office:value="3.53764726027397">
            <text:p>3.5376472603</text:p>
          </table:table-cell>
          <table:table-cell table:style-name="ce36" table:formula="of:=[.L11]/([.L10]-0.714)" office:value-type="float" office:value="3.5316">
            <text:p>3.5316</text:p>
          </table:table-cell>
          <table:table-cell table:style-name="ce36" table:formula="of:=[.M11]/([.M10]-0.714)" office:value-type="float" office:value="3.61186363636364">
            <text:p>3.6118636364</text:p>
          </table:table-cell>
          <table:table-cell table:style-name="ce15"/>
          <table:table-cell table:style-name="ce37" table:formula="of:=AVERAGE([.I12:.M12])" office:value-type="float" office:value="3.54165764190548">
            <text:p>3.5416576419</text:p>
          </table:table-cell>
          <table:table-cell table:style-name="ce37" table:formula="of:=-[.H10]" office:value-type="float" office:value="-0.714">
            <text:p>-0.714</text:p>
          </table:table-cell>
          <table:table-cell table:style-name="ce15" table:formula="of:=VAR([.I12];[.J12];[.K12];[.L12];[.M12])" office:value-type="float" office:value="0.00465373232731619">
            <text:p>0.0046537323</text:p>
          </table:table-cell>
          <table:table-cell table:style-name="ce15" table:formula="of:=STDEV([.I12:.M12])" office:value-type="float" office:value="0.0682182697473059">
            <text:p>0.0682182697</text:p>
          </table:table-cell>
          <table:table-cell table:style-name="ce15" table:number-columns-repeated="2"/>
          <table:table-cell table:number-columns-repeated="1004"/>
        </table:table-row>
        <table:table-row table:style-name="ro1">
          <table:table-cell table:style-name="ce15" table:number-columns-repeated="20"/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1">
          <table:table-cell table:style-name="ce13" office:value-type="string">
            <text:p>DATE</text:p>
          </table:table-cell>
          <table:table-cell table:style-name="ce13" office:value-type="string">
            <text:p>TRIAL</text:p>
          </table:table-cell>
          <table:table-cell table:style-name="ce13" office:value-type="string">
            <text:p>PART</text:p>
          </table:table-cell>
          <table:table-cell table:style-name="ce13" office:value-type="string">
            <text:p>JOINT</text:p>
          </table:table-cell>
          <table:table-cell table:style-name="ce13" office:value-type="string">
            <text:p>RAW NBR</text:p>
          </table:table-cell>
          <table:table-cell table:style-name="ce13" office:value-type="string">
            <text:p>DISTANCE JOINT-MASSE</text:p>
          </table:table-cell>
          <table:table-cell table:style-name="ce13" office:value-type="string">
            <text:p>WEIGHT (g)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96">
            <text:p>96</text:p>
          </table:table-cell>
          <table:table-cell table:style-name="ce13" office:value-type="float" office:value="141">
            <text:p>141</text:p>
          </table:table-cell>
          <table:table-cell table:style-name="ce13" office:value-type="float" office:value="195">
            <text:p>195</text:p>
          </table:table-cell>
          <table:table-cell table:style-name="ce13" office:value-type="float" office:value="256">
            <text:p>256</text:p>
          </table:table-cell>
          <table:table-cell table:style-name="ce13" office:value-type="float" office:value="330">
            <text:p>330</text:p>
          </table:table-cell>
          <table:table-cell table:style-name="ce13"/>
          <table:table-cell table:style-name="ce13" office:value-type="string">
            <text:p>GAIN</text:p>
          </table:table-cell>
          <table:table-cell table:style-name="ce13" office:value-type="string">
            <text:p>OFFSET</text:p>
          </table:table-cell>
          <table:table-cell table:style-name="ce13" office:value-type="string">
            <text:p>VARIANCE</text:p>
          </table:table-cell>
          <table:table-cell table:style-name="ce13" office:value-type="string">
            <text:p>ECART-TYPE</text:p>
          </table:table-cell>
          <table:table-cell table:style-name="ce15"/>
          <table:table-cell table:style-name="ce13" office:value-type="string">
            <text:p>NOTES</text:p>
          </table:table-cell>
          <table:table-cell table:number-columns-repeated="1004"/>
        </table:table-row>
        <table:table-row table:style-name="ro2">
          <table:table-cell table:style-name="ce14" office:value-type="date" office:date-value="2014-05-21">
            <text:p>05/21/14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left arm</text:p>
          </table:table-cell>
          <table:table-cell table:style-name="ce15" office:value-type="string">
            <text:p>J0 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60">
            <text:p>160</text:p>
          </table:table-cell>
          <table:table-cell table:style-name="ce13" office:value-type="string">
            <text:p>READ J0</text:p>
          </table:table-cell>
          <table:table-cell table:style-name="ce15" office:value-type="float" office:value="-3.096">
            <text:p>-3.096</text:p>
          </table:table-cell>
          <table:table-cell table:style-name="ce15" office:value-type="float" office:value="-3.168">
            <text:p>-3.168</text:p>
          </table:table-cell>
          <table:table-cell table:style-name="ce15" office:value-type="float" office:value="-3.195">
            <text:p>-3.195</text:p>
          </table:table-cell>
          <table:table-cell table:style-name="ce15" office:value-type="float" office:value="-3.241">
            <text:p>-3.241</text:p>
          </table:table-cell>
          <table:table-cell table:style-name="ce15" office:value-type="float" office:value="-3.274">
            <text:p>-3.274</text:p>
          </table:table-cell>
          <table:table-cell table:style-name="ce15" office:value-type="float" office:value="-3.331">
            <text:p>-3.331</text:p>
          </table:table-cell>
          <table:table-cell table:style-name="ce15" table:number-columns-repeated="6"/>
          <table:table-cell table:style-name="ce15" office:value-type="string">
            <text:p>weight on elbow</text:p>
          </table:table-cell>
          <table:table-cell table:number-columns-repeated="1004"/>
        </table:table-row>
        <table:table-row table:style-name="ro1">
          <table:table-cell table:style-name="ce13" office:value-type="string">
            <text:p>J0</text:p>
          </table:table-cell>
          <table:table-cell table:style-name="ce13" office:value-type="string">
            <text:p>J1</text:p>
          </table:table-cell>
          <table:table-cell table:style-name="ce13" office:value-type="string">
            <text:p>J2</text:p>
          </table:table-cell>
          <table:table-cell table:style-name="ce13" office:value-type="string">
            <text:p>J3</text:p>
          </table:table-cell>
          <table:table-cell table:style-name="ce13" office:value-type="string">
            <text:p>J4</text:p>
          </table:table-cell>
          <table:table-cell table:style-name="ce13" office:value-type="string">
            <text:p>J5</text:p>
          </table:table-cell>
          <table:table-cell table:style-name="ce13" office:value-type="string">
            <text:p>REAL J0</text:p>
          </table:table-cell>
          <table:table-cell table:style-name="ce15" office:value-type="float" office:value="0">
            <text:p>0</text:p>
          </table:table-cell>
          <table:table-cell table:style-name="ce15" table:formula="of:=160*0.001*9.81*[.I15]*0.001" office:value-type="float" office:value="0.1506816">
            <text:p>0.1506816</text:p>
          </table:table-cell>
          <table:table-cell table:style-name="ce15" table:formula="of:=160*0.001*9.81*[.J15]*0.001" office:value-type="float" office:value="0.2213136">
            <text:p>0.2213136</text:p>
          </table:table-cell>
          <table:table-cell table:style-name="ce15" table:formula="of:=160*0.001*9.81*[.K15]*0.001" office:value-type="float" office:value="0.306072">
            <text:p>0.306072</text:p>
          </table:table-cell>
          <table:table-cell table:style-name="ce15" table:formula="of:=160*0.001*9.81*[.L15]*0.001" office:value-type="float" office:value="0.4018176">
            <text:p>0.4018176</text:p>
          </table:table-cell>
          <table:table-cell table:style-name="ce15" table:formula="of:=160*0.001*9.81*[.M15]*0.001" office:value-type="float" office:value="0.517968">
            <text:p>0.517968</text:p>
          </table:table-cell>
          <table:table-cell table:style-name="ce15" table:number-columns-repeated="7"/>
          <table:table-cell table:number-columns-repeated="1004"/>
        </table:table-row>
        <table:table-row table:style-name="ro1">
          <table:table-cell table:style-name="ce15" office:value-type="float" office:value="-90">
            <text:p>-90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number-columns-repeated="2" table:style-name="ce15" office:value-type="float" office:value="0">
            <text:p>0</text:p>
          </table:table-cell>
          <table:table-cell table:style-name="ce13" office:value-type="string">
            <text:p>GAIN J0</text:p>
          </table:table-cell>
          <table:table-cell table:style-name="ce15" office:value-type="string">
            <text:p>-</text:p>
          </table:table-cell>
          <table:table-cell table:style-name="ce15" table:formula="of:=[.I17]/([.I16]+3.096)" office:value-type="float" office:value="-2.0928">
            <text:p>-2.0928</text:p>
          </table:table-cell>
          <table:table-cell table:style-name="ce15" table:formula="of:=[.J17]/([.J16]+3.096)" office:value-type="float" office:value="-2.23549090909091">
            <text:p>-2.2354909091</text:p>
          </table:table-cell>
          <table:table-cell table:style-name="ce15" table:formula="of:=[.K17]/([.K16]+3.096)" office:value-type="float" office:value="-2.11084137931034">
            <text:p>-2.1108413793</text:p>
          </table:table-cell>
          <table:table-cell table:style-name="ce15" table:formula="of:=[.L17]/([.L16]+3.096)" office:value-type="float" office:value="-2.25740224719101">
            <text:p>-2.2574022472</text:p>
          </table:table-cell>
          <table:table-cell table:style-name="ce15" table:formula="of:=[.M17]/([.M16]+3.096)" office:value-type="float" office:value="-2.20411914893617">
            <text:p>-2.2041191489</text:p>
          </table:table-cell>
          <table:table-cell table:style-name="ce15"/>
          <table:table-cell table:style-name="ce37" table:formula="of:=AVERAGE([.I18:.M18])" office:value-type="float" office:value="-2.18013073690569">
            <text:p>-2.1801307369</text:p>
          </table:table-cell>
          <table:table-cell table:style-name="ce37" table:formula="of:=-[.H16]" office:value-type="float" office:value="3.096">
            <text:p>3.096</text:p>
          </table:table-cell>
          <table:table-cell table:style-name="ce15" table:formula="of:=VAR([.I18];[.J18];[.K18];[.L18];[.M18])" office:value-type="float" office:value="0.00550968789059084">
            <text:p>0.0055096879</text:p>
          </table:table-cell>
          <table:table-cell table:style-name="ce15" table:formula="of:=STDEV([.I18:.M18])" office:value-type="float" office:value="0.0742272718789452">
            <text:p>0.0742272719</text:p>
          </table:table-cell>
          <table:table-cell table:style-name="ce15" table:number-columns-repeated="2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35"/>
          <table:table-cell/>
          <table:table-cell table:style-name="ce35" table:number-columns-repeated="6"/>
          <table:table-cell table:number-columns-repeated="1011"/>
        </table:table-row>
        <table:table-row table:style-name="ro1">
          <table:table-cell table:style-name="ce13" office:value-type="string">
            <text:p>DATE</text:p>
          </table:table-cell>
          <table:table-cell table:style-name="ce13" office:value-type="string">
            <text:p>TRIAL</text:p>
          </table:table-cell>
          <table:table-cell table:style-name="ce13" office:value-type="string">
            <text:p>PART</text:p>
          </table:table-cell>
          <table:table-cell table:style-name="ce13" office:value-type="string">
            <text:p>JOINT</text:p>
          </table:table-cell>
          <table:table-cell table:style-name="ce13" office:value-type="string">
            <text:p>RAW NBR</text:p>
          </table:table-cell>
          <table:table-cell table:style-name="ce13" office:value-type="string">
            <text:p>DISTANCE JOINT-MASSE</text:p>
          </table:table-cell>
          <table:table-cell table:style-name="ce13" office:value-type="string">
            <text:p>WEIGHT (g)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96">
            <text:p>96</text:p>
          </table:table-cell>
          <table:table-cell table:style-name="ce13" office:value-type="float" office:value="141">
            <text:p>141</text:p>
          </table:table-cell>
          <table:table-cell table:style-name="ce13" office:value-type="float" office:value="195">
            <text:p>195</text:p>
          </table:table-cell>
          <table:table-cell table:style-name="ce13" office:value-type="float" office:value="256">
            <text:p>256</text:p>
          </table:table-cell>
          <table:table-cell table:style-name="ce13" office:value-type="float" office:value="330">
            <text:p>330</text:p>
          </table:table-cell>
          <table:table-cell table:style-name="ce13"/>
          <table:table-cell table:style-name="ce13" office:value-type="string">
            <text:p>GAIN</text:p>
          </table:table-cell>
          <table:table-cell table:style-name="ce13" office:value-type="string">
            <text:p>OFFSET</text:p>
          </table:table-cell>
          <table:table-cell table:style-name="ce13" office:value-type="string">
            <text:p>VARIANCE</text:p>
          </table:table-cell>
          <table:table-cell table:style-name="ce13" office:value-type="string">
            <text:p>ECART-TYPE</text:p>
          </table:table-cell>
          <table:table-cell table:style-name="ce15"/>
          <table:table-cell table:style-name="ce13" office:value-type="string">
            <text:p>NOTES</text:p>
          </table:table-cell>
          <table:table-cell table:number-columns-repeated="1004"/>
        </table:table-row>
        <table:table-row table:style-name="ro2">
          <table:table-cell table:style-name="ce14" office:value-type="date" office:date-value="2014-05-21">
            <text:p>05/21/14</text:p>
          </table:table-cell>
          <table:table-cell table:style-name="ce15" office:value-type="float" office:value="6">
            <text:p>6</text:p>
          </table:table-cell>
          <table:table-cell table:style-name="ce15" office:value-type="string">
            <text:p>left arm</text:p>
          </table:table-cell>
          <table:table-cell table:style-name="ce15" office:value-type="string">
            <text:p>J0 – J3</text:p>
          </table:table-cell>
          <table:table-cell table:style-name="ce14" office:value-type="string">
            <text:p>1 &amp; 3</text:p>
          </table:table-cell>
          <table:table-cell table:style-name="ce15" table:formula="of:=COS(RADIANS(15))*160+140" office:value-type="float" office:value="294.548132206251">
            <text:p>294.5481322063</text:p>
          </table:table-cell>
          <table:table-cell table:style-name="ce13" office:value-type="string">
            <text:p>READ J0</text:p>
          </table:table-cell>
          <table:table-cell table:style-name="ce15" office:value-type="float" office:value="-3.014">
            <text:p>-3.014</text:p>
          </table:table-cell>
          <table:table-cell table:style-name="ce15" office:value-type="float" office:value="-3.12">
            <text:p>-3.12</text:p>
          </table:table-cell>
          <table:table-cell table:style-name="ce15" office:value-type="float" office:value="-3.169">
            <text:p>-3.169</text:p>
          </table:table-cell>
          <table:table-cell table:style-name="ce15" office:value-type="float" office:value="-3.229">
            <text:p>-3.229</text:p>
          </table:table-cell>
          <table:table-cell table:style-name="ce15" office:value-type="float" office:value="-3.3">
            <text:p>-3.3</text:p>
          </table:table-cell>
          <table:table-cell table:style-name="ce15" office:value-type="float" office:value="-3.375">
            <text:p>-3.375</text:p>
          </table:table-cell>
          <table:table-cell table:style-name="ce15" table:number-columns-repeated="6"/>
          <table:table-cell table:style-name="ce15" office:value-type="string">
            <text:p>weight on wrist</text:p>
          </table:table-cell>
          <table:table-cell table:number-columns-repeated="1004"/>
        </table:table-row>
        <table:table-row table:style-name="ro1">
          <table:table-cell table:style-name="ce13" office:value-type="string">
            <text:p>J0</text:p>
          </table:table-cell>
          <table:table-cell table:style-name="ce13" office:value-type="string">
            <text:p>J1</text:p>
          </table:table-cell>
          <table:table-cell table:style-name="ce13" office:value-type="string">
            <text:p>J2</text:p>
          </table:table-cell>
          <table:table-cell table:style-name="ce13" office:value-type="string">
            <text:p>J3</text:p>
          </table:table-cell>
          <table:table-cell table:style-name="ce13" office:value-type="string">
            <text:p>J4</text:p>
          </table:table-cell>
          <table:table-cell table:style-name="ce13" office:value-type="string">
            <text:p>J5</text:p>
          </table:table-cell>
          <table:table-cell table:style-name="ce13" office:value-type="string">
            <text:p>REAL J0</text:p>
          </table:table-cell>
          <table:table-cell table:style-name="ce15" office:value-type="float" office:value="0">
            <text:p>0</text:p>
          </table:table-cell>
          <table:table-cell table:style-name="ce15" table:formula="of:=294.55*0.001*9.81*[.I21]*0.001" office:value-type="float" office:value="0.277395408">
            <text:p>0.277395408</text:p>
          </table:table-cell>
          <table:table-cell table:style-name="ce15" table:formula="of:=294.55*0.001*9.81*[.J21]*0.001" office:value-type="float" office:value="0.4074245055">
            <text:p>0.4074245055</text:p>
          </table:table-cell>
          <table:table-cell table:style-name="ce15" table:formula="of:=294.55*0.001*9.81*[.K21]*0.001" office:value-type="float" office:value="0.5634594225">
            <text:p>0.5634594225</text:p>
          </table:table-cell>
          <table:table-cell table:style-name="ce15" table:formula="of:=294.55*0.001*9.81*[.L21]*0.001" office:value-type="float" office:value="0.739721088">
            <text:p>0.739721088</text:p>
          </table:table-cell>
          <table:table-cell table:style-name="ce15" table:formula="of:=294.55*0.001*9.81*[.M21]*0.001" office:value-type="float" office:value="0.953546715">
            <text:p>0.953546715</text:p>
          </table:table-cell>
          <table:table-cell table:style-name="ce15" table:number-columns-repeated="7"/>
          <table:table-cell table:number-columns-repeated="1004"/>
        </table:table-row>
        <table:table-row table:style-name="ro1">
          <table:table-cell table:style-name="ce15" office:value-type="float" office:value="-75">
            <text:p>-75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number-columns-repeated="2" table:style-name="ce15" office:value-type="float" office:value="0">
            <text:p>0</text:p>
          </table:table-cell>
          <table:table-cell table:style-name="ce13" office:value-type="string">
            <text:p>GAIN J0</text:p>
          </table:table-cell>
          <table:table-cell table:style-name="ce15" office:value-type="string">
            <text:p>-</text:p>
          </table:table-cell>
          <table:table-cell table:style-name="ce15" table:formula="of:=[.I23]/([.I22]+3.014)" office:value-type="float" office:value="-2.61693781132075">
            <text:p>-2.6169378113</text:p>
          </table:table-cell>
          <table:table-cell table:style-name="ce15" table:formula="of:=[.J23]/([.J22]+3.014)" office:value-type="float" office:value="-2.62854519677419">
            <text:p>-2.6285451968</text:p>
          </table:table-cell>
          <table:table-cell table:style-name="ce15" table:formula="of:=[.K23]/([.K22]+3.014)" office:value-type="float" office:value="-2.6207415">
            <text:p>-2.6207415</text:p>
          </table:table-cell>
          <table:table-cell table:style-name="ce15" table:formula="of:=[.L23]/([.L22]+3.014)" office:value-type="float" office:value="-2.58643737062937">
            <text:p>-2.5864373706</text:p>
          </table:table-cell>
          <table:table-cell table:style-name="ce15" table:formula="of:=[.M23]/([.M22]+3.014)" office:value-type="float" office:value="-2.64140364265928">
            <text:p>-2.6414036427</text:p>
          </table:table-cell>
          <table:table-cell table:style-name="ce15"/>
          <table:table-cell table:style-name="ce37" table:formula="of:=AVERAGE([.I24:.M24])" office:value-type="float" office:value="-2.61881310427672">
            <text:p>-2.6188131043</text:p>
          </table:table-cell>
          <table:table-cell table:style-name="ce37" table:formula="of:=-[.H22]" office:value-type="float" office:value="3.014">
            <text:p>3.014</text:p>
          </table:table-cell>
          <table:table-cell table:style-name="ce15" table:formula="of:=VAR([.I24];[.J24];[.K24];[.L24];[.M24])" office:value-type="float" office:value="0.000415117402933383">
            <text:p>0.0004151174</text:p>
          </table:table-cell>
          <table:table-cell table:style-name="ce15" table:formula="of:=STDEV([.I24:.M24])" office:value-type="float" office:value="0.0203744301253651">
            <text:p>0.0203744301</text:p>
          </table:table-cell>
          <table:table-cell table:style-name="ce15" table:number-columns-repeated="2"/>
          <table:table-cell table:number-columns-repeated="1004"/>
        </table:table-row>
        <table:table-row table:style-name="ro1">
          <table:table-cell table:style-name="ce15" table:number-columns-repeated="20"/>
          <table:table-cell table:number-columns-repeated="1004"/>
        </table:table-row>
        <table:table-row table:style-name="ro1">
          <table:table-cell table:style-name="ce15" table:number-columns-repeated="5"/>
          <table:table-cell table:style-name="ce13" office:value-type="string">
            <text:p>DISTANCE JOINT-MASSE</text:p>
          </table:table-cell>
          <table:table-cell table:style-name="ce13" office:value-type="string">
            <text:p>WEIGHT (g)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96">
            <text:p>96</text:p>
          </table:table-cell>
          <table:table-cell table:style-name="ce13" office:value-type="float" office:value="141">
            <text:p>141</text:p>
          </table:table-cell>
          <table:table-cell table:style-name="ce13" office:value-type="float" office:value="195">
            <text:p>195</text:p>
          </table:table-cell>
          <table:table-cell table:style-name="ce13" office:value-type="float" office:value="256">
            <text:p>256</text:p>
          </table:table-cell>
          <table:table-cell table:style-name="ce13" office:value-type="float" office:value="330">
            <text:p>330</text:p>
          </table:table-cell>
          <table:table-cell table:style-name="ce15" table:number-columns-repeated="7"/>
          <table:table-cell table:number-columns-repeated="1004"/>
        </table:table-row>
        <table:table-row table:style-name="ro1">
          <table:table-cell table:style-name="ce15" table:number-columns-repeated="5"/>
          <table:table-cell table:style-name="ce15" office:value-type="float" office:value="140">
            <text:p>140</text:p>
          </table:table-cell>
          <table:table-cell table:style-name="ce13" office:value-type="string">
            <text:p>READ J3</text:p>
          </table:table-cell>
          <table:table-cell table:style-name="ce15" office:value-type="float" office:value="0.748">
            <text:p>0.748</text:p>
          </table:table-cell>
          <table:table-cell table:style-name="ce15" office:value-type="float" office:value="0.785">
            <text:p>0.785</text:p>
          </table:table-cell>
          <table:table-cell table:style-name="ce15" office:value-type="float" office:value="0.797">
            <text:p>0.797</text:p>
          </table:table-cell>
          <table:table-cell table:style-name="ce15" office:value-type="float" office:value="0.82">
            <text:p>0.82</text:p>
          </table:table-cell>
          <table:table-cell table:style-name="ce15" office:value-type="float" office:value="0.843">
            <text:p>0.843</text:p>
          </table:table-cell>
          <table:table-cell table:style-name="ce15" office:value-type="float" office:value="0.867">
            <text:p>0.867</text:p>
          </table:table-cell>
          <table:table-cell table:style-name="ce15" table:number-columns-repeated="7"/>
          <table:table-cell table:number-columns-repeated="1004"/>
        </table:table-row>
        <table:table-row table:style-name="ro1">
          <table:table-cell table:style-name="ce15" table:number-columns-repeated="6"/>
          <table:table-cell table:style-name="ce13" office:value-type="string">
            <text:p>REAL J3</text:p>
          </table:table-cell>
          <table:table-cell table:style-name="ce15" office:value-type="float" office:value="0">
            <text:p>0</text:p>
          </table:table-cell>
          <table:table-cell table:style-name="ce15" table:formula="of:=140*0.001*9.81*[.I21]*0.001" office:value-type="float" office:value="0.1318464">
            <text:p>0.1318464</text:p>
          </table:table-cell>
          <table:table-cell table:style-name="ce15" table:formula="of:=140*0.001*9.81*[.J21]*0.001" office:value-type="float" office:value="0.1936494">
            <text:p>0.1936494</text:p>
          </table:table-cell>
          <table:table-cell table:style-name="ce15" table:formula="of:=140*0.001*9.81*[.K21]*0.001" office:value-type="float" office:value="0.267813">
            <text:p>0.267813</text:p>
          </table:table-cell>
          <table:table-cell table:style-name="ce15" table:formula="of:=140*0.001*9.81*[.L21]*0.001" office:value-type="float" office:value="0.3515904">
            <text:p>0.3515904</text:p>
          </table:table-cell>
          <table:table-cell table:style-name="ce15" table:formula="of:=140*0.001*9.81*[.M21]*0.001" office:value-type="float" office:value="0.453222">
            <text:p>0.453222</text:p>
          </table:table-cell>
          <table:table-cell table:style-name="ce15" table:number-columns-repeated="7"/>
          <table:table-cell table:number-columns-repeated="1004"/>
        </table:table-row>
        <table:table-row table:style-name="ro1">
          <table:table-cell table:style-name="ce15" table:number-columns-repeated="6"/>
          <table:table-cell table:style-name="ce13" office:value-type="string">
            <text:p>GAIN J3</text:p>
          </table:table-cell>
          <table:table-cell table:style-name="ce15" office:value-type="string">
            <text:p>-</text:p>
          </table:table-cell>
          <table:table-cell table:style-name="ce36" table:formula="of:=[.I28]/([.I27]-0.748)" office:value-type="float" office:value="3.56341621621621">
            <text:p>3.5634162162</text:p>
          </table:table-cell>
          <table:table-cell table:style-name="ce36" table:formula="of:=[.J28]/([.J27]-0.748)" office:value-type="float" office:value="3.95202857142857">
            <text:p>3.9520285714</text:p>
          </table:table-cell>
          <table:table-cell table:style-name="ce36" table:formula="of:=[.K28]/([.K27]-0.748)" office:value-type="float" office:value="3.719625">
            <text:p>3.719625</text:p>
          </table:table-cell>
          <table:table-cell table:style-name="ce36" table:formula="of:=[.L28]/([.L27]-0.748)" office:value-type="float" office:value="3.70095157894737">
            <text:p>3.7009515789</text:p>
          </table:table-cell>
          <table:table-cell table:style-name="ce36" table:formula="of:=[.M28]/([.M27]-0.748)" office:value-type="float" office:value="3.80858823529412">
            <text:p>3.8085882353</text:p>
          </table:table-cell>
          <table:table-cell table:style-name="ce15"/>
          <table:table-cell table:style-name="ce37" table:formula="of:=AVERAGE([.I29:.M29])" office:value-type="float" office:value="3.74892192037725">
            <text:p>3.7489219204</text:p>
          </table:table-cell>
          <table:table-cell table:style-name="ce37" table:formula="of:=-[.H27]" office:value-type="float" office:value="-0.748">
            <text:p>-0.748</text:p>
          </table:table-cell>
          <table:table-cell table:style-name="ce15" table:formula="of:=VAR([.I29];[.J29];[.K29];[.L29];[.M29])" office:value-type="float" office:value="0.0205960525784533">
            <text:p>0.0205960526</text:p>
          </table:table-cell>
          <table:table-cell table:style-name="ce15" table:formula="of:=STDEV([.I29:.M29])" office:value-type="float" office:value="0.143513248790672">
            <text:p>0.1435132488</text:p>
          </table:table-cell>
          <table:table-cell table:style-name="ce15" table:number-columns-repeated="2"/>
          <table:table-cell table:number-columns-repeated="1004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13" office:value-type="string">
            <text:p>DATE</text:p>
          </table:table-cell>
          <table:table-cell table:style-name="ce13" office:value-type="string">
            <text:p>TRIAL</text:p>
          </table:table-cell>
          <table:table-cell table:style-name="ce13" office:value-type="string">
            <text:p>PART</text:p>
          </table:table-cell>
          <table:table-cell table:style-name="ce13" office:value-type="string">
            <text:p>JOINT</text:p>
          </table:table-cell>
          <table:table-cell table:style-name="ce13" office:value-type="string">
            <text:p>RAW NBR</text:p>
          </table:table-cell>
          <table:table-cell table:style-name="ce13" office:value-type="string">
            <text:p>DISTANCE JOINT-MASSE</text:p>
          </table:table-cell>
          <table:table-cell table:style-name="ce13" office:value-type="string">
            <text:p>WEIGHT (g)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96">
            <text:p>96</text:p>
          </table:table-cell>
          <table:table-cell table:style-name="ce13" office:value-type="float" office:value="141">
            <text:p>141</text:p>
          </table:table-cell>
          <table:table-cell table:style-name="ce13" office:value-type="float" office:value="195">
            <text:p>195</text:p>
          </table:table-cell>
          <table:table-cell table:style-name="ce13" office:value-type="float" office:value="256">
            <text:p>256</text:p>
          </table:table-cell>
          <table:table-cell table:style-name="ce13" office:value-type="float" office:value="330">
            <text:p>330</text:p>
          </table:table-cell>
          <table:table-cell table:style-name="ce13"/>
          <table:table-cell table:style-name="ce13" office:value-type="string">
            <text:p>GAIN</text:p>
          </table:table-cell>
          <table:table-cell table:style-name="ce13" office:value-type="string">
            <text:p>OFFSET</text:p>
          </table:table-cell>
          <table:table-cell table:style-name="ce13" office:value-type="string">
            <text:p>VARIANCE</text:p>
          </table:table-cell>
          <table:table-cell table:style-name="ce13" office:value-type="string">
            <text:p>ECART-TYPE</text:p>
          </table:table-cell>
          <table:table-cell table:style-name="ce15"/>
          <table:table-cell table:style-name="ce13" office:value-type="string">
            <text:p>NOTES</text:p>
          </table:table-cell>
          <table:table-cell table:style-name="ce3" table:number-columns-repeated="33"/>
          <table:table-cell table:style-name="ce45"/>
          <table:table-cell table:style-name="ce15" table:number-columns-repeated="970"/>
        </table:table-row>
        <table:table-row table:style-name="ro1">
          <table:table-cell table:style-name="ce14" office:value-type="date" office:date-value="2014-05-21">
            <text:p>05/21/14</text:p>
          </table:table-cell>
          <table:table-cell table:style-name="ce15" office:value-type="float" office:value="7">
            <text:p>7</text:p>
          </table:table-cell>
          <table:table-cell table:style-name="ce15" office:value-type="string">
            <text:p>left arm</text:p>
          </table:table-cell>
          <table:table-cell table:style-name="ce15" office:value-type="string">
            <text:p>J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160">
            <text:p>160</text:p>
          </table:table-cell>
          <table:table-cell table:style-name="ce13" office:value-type="string">
            <text:p>READ J1</text:p>
          </table:table-cell>
          <table:table-cell table:style-name="ce15" office:value-type="float" office:value="2.122">
            <text:p>2.122</text:p>
          </table:table-cell>
          <table:table-cell table:style-name="ce15" office:value-type="float" office:value="2.181">
            <text:p>2.181</text:p>
          </table:table-cell>
          <table:table-cell table:style-name="ce15" office:value-type="float" office:value="2.204">
            <text:p>2.204</text:p>
          </table:table-cell>
          <table:table-cell table:style-name="ce15" office:value-type="float" office:value="2.24">
            <text:p>2.24</text:p>
          </table:table-cell>
          <table:table-cell table:style-name="ce15" office:value-type="float" office:value="2.267">
            <text:p>2.267</text:p>
          </table:table-cell>
          <table:table-cell table:style-name="ce15" office:value-type="float" office:value="2.315">
            <text:p>2.315</text:p>
          </table:table-cell>
          <table:table-cell table:style-name="ce15" table:number-columns-repeated="6"/>
          <table:table-cell table:style-name="ce15" office:value-type="string">
            <text:p>weight on elbow</text:p>
          </table:table-cell>
          <table:table-cell table:style-name="ce3" table:number-columns-repeated="33"/>
          <table:table-cell table:style-name="ce45"/>
          <table:table-cell table:style-name="ce15" table:number-columns-repeated="970"/>
        </table:table-row>
        <table:table-row table:style-name="ro1">
          <table:table-cell table:style-name="ce13" office:value-type="string">
            <text:p>J0</text:p>
          </table:table-cell>
          <table:table-cell table:style-name="ce13" office:value-type="string">
            <text:p>J1</text:p>
          </table:table-cell>
          <table:table-cell table:style-name="ce13" office:value-type="string">
            <text:p>J2</text:p>
          </table:table-cell>
          <table:table-cell table:style-name="ce13" office:value-type="string">
            <text:p>J3</text:p>
          </table:table-cell>
          <table:table-cell table:style-name="ce13" office:value-type="string">
            <text:p>J4</text:p>
          </table:table-cell>
          <table:table-cell table:style-name="ce13" office:value-type="string">
            <text:p>J5</text:p>
          </table:table-cell>
          <table:table-cell table:style-name="ce13" office:value-type="string">
            <text:p>REAL J1</text:p>
          </table:table-cell>
          <table:table-cell table:style-name="ce15" office:value-type="float" office:value="0">
            <text:p>0</text:p>
          </table:table-cell>
          <table:table-cell table:style-name="ce15" table:formula="of:=160*0.001*9.81*[.I32]*0.001" office:value-type="float" office:value="0.1506816">
            <text:p>0.1506816</text:p>
          </table:table-cell>
          <table:table-cell table:style-name="ce15" table:formula="of:=160*0.001*9.81*[.J32]*0.001" office:value-type="float" office:value="0.2213136">
            <text:p>0.2213136</text:p>
          </table:table-cell>
          <table:table-cell table:style-name="ce15" table:formula="of:=160*0.001*9.81*[.K32]*0.001" office:value-type="float" office:value="0.306072">
            <text:p>0.306072</text:p>
          </table:table-cell>
          <table:table-cell table:style-name="ce15" table:formula="of:=160*0.001*9.81*[.L32]*0.001" office:value-type="float" office:value="0.4018176">
            <text:p>0.4018176</text:p>
          </table:table-cell>
          <table:table-cell table:style-name="ce15" table:formula="of:=160*0.001*9.81*[.M32]*0.001" office:value-type="float" office:value="0.517968">
            <text:p>0.517968</text:p>
          </table:table-cell>
          <table:table-cell table:style-name="ce15" table:number-columns-repeated="7"/>
          <table:table-cell table:style-name="ce3" table:number-columns-repeated="33"/>
          <table:table-cell table:style-name="ce45"/>
          <table:table-cell table:style-name="ce15" table:number-columns-repeated="970"/>
        </table:table-row>
        <table:table-row table:style-name="ro1">
          <table:table-cell table:style-name="ce15" office:value-type="float" office:value="0">
            <text:p>0</text:p>
          </table:table-cell>
          <table:table-cell table:style-name="ce15" office:value-type="float" office:value="90">
            <text:p>90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number-columns-repeated="2" table:style-name="ce15" office:value-type="float" office:value="0">
            <text:p>0</text:p>
          </table:table-cell>
          <table:table-cell table:style-name="ce13" office:value-type="string">
            <text:p>GAIN J1</text:p>
          </table:table-cell>
          <table:table-cell table:style-name="ce15" office:value-type="string">
            <text:p>-</text:p>
          </table:table-cell>
          <table:table-cell table:style-name="ce15" table:formula="of:=[.I34]/([.I33]-2.122)" office:value-type="float" office:value="2.55392542372881">
            <text:p>2.5539254237</text:p>
          </table:table-cell>
          <table:table-cell table:style-name="ce15" table:formula="of:=[.J34]/([.J33]-2.122)" office:value-type="float" office:value="2.6989463414634">
            <text:p>2.6989463415</text:p>
          </table:table-cell>
          <table:table-cell table:style-name="ce15" table:formula="of:=[.K34]/([.K33]-2.122)" office:value-type="float" office:value="2.59383050847457">
            <text:p>2.5938305085</text:p>
          </table:table-cell>
          <table:table-cell table:style-name="ce15" table:formula="of:=[.L34]/([.L33]-2.122)" office:value-type="float" office:value="2.77115586206897">
            <text:p>2.7711558621</text:p>
          </table:table-cell>
          <table:table-cell table:style-name="ce15" table:formula="of:=[.M34]/([.M33]-2.122)" office:value-type="float" office:value="2.68377202072539">
            <text:p>2.6837720207</text:p>
          </table:table-cell>
          <table:table-cell table:style-name="ce15"/>
          <table:table-cell table:style-name="ce37" table:formula="of:=AVERAGE([.I35:.M35])" office:value-type="float" office:value="2.66032603129223">
            <text:p>2.6603260313</text:p>
          </table:table-cell>
          <table:table-cell table:style-name="ce37" table:formula="of:=-[.H33]" office:value-type="float" office:value="-2.122">
            <text:p>-2.122</text:p>
          </table:table-cell>
          <table:table-cell table:style-name="ce15" table:formula="of:=VAR([.I35];[.J35];[.K35];[.L35];[.M35])" office:value-type="float" office:value="0.00751680950321927">
            <text:p>0.0075168095</text:p>
          </table:table-cell>
          <table:table-cell table:style-name="ce15" table:formula="of:=STDEV([.I35:.M35])" office:value-type="float" office:value="0.0866995357728014">
            <text:p>0.0866995358</text:p>
          </table:table-cell>
          <table:table-cell table:style-name="ce15" table:number-columns-repeated="2"/>
          <table:table-cell table:style-name="ce3" table:number-columns-repeated="33"/>
          <table:table-cell table:style-name="ce45"/>
          <table:table-cell table:style-name="ce15" table:number-columns-repeated="97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>
          <table:table-cell table:style-name="ce13" office:value-type="string">
            <text:p>DATE</text:p>
          </table:table-cell>
          <table:table-cell table:style-name="ce13" office:value-type="string">
            <text:p>TRIAL</text:p>
          </table:table-cell>
          <table:table-cell table:style-name="ce13" office:value-type="string">
            <text:p>PART</text:p>
          </table:table-cell>
          <table:table-cell table:style-name="ce13" office:value-type="string">
            <text:p>JOINT</text:p>
          </table:table-cell>
          <table:table-cell table:style-name="ce13" office:value-type="string">
            <text:p>RAW NBR</text:p>
          </table:table-cell>
          <table:table-cell table:style-name="ce13" office:value-type="string">
            <text:p>DISTANCE JOINT-MASSE</text:p>
          </table:table-cell>
          <table:table-cell table:style-name="ce13" office:value-type="string">
            <text:p>WEIGHT (g)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96">
            <text:p>96</text:p>
          </table:table-cell>
          <table:table-cell table:style-name="ce13" office:value-type="float" office:value="141">
            <text:p>141</text:p>
          </table:table-cell>
          <table:table-cell table:style-name="ce13" office:value-type="float" office:value="195">
            <text:p>195</text:p>
          </table:table-cell>
          <table:table-cell table:style-name="ce13" office:value-type="float" office:value="256">
            <text:p>256</text:p>
          </table:table-cell>
          <table:table-cell table:style-name="ce13" office:value-type="float" office:value="330">
            <text:p>330</text:p>
          </table:table-cell>
          <table:table-cell table:style-name="ce13"/>
          <table:table-cell table:style-name="ce13" office:value-type="string">
            <text:p>GAIN</text:p>
          </table:table-cell>
          <table:table-cell table:style-name="ce13" office:value-type="string">
            <text:p>OFFSET</text:p>
          </table:table-cell>
          <table:table-cell table:style-name="ce13" office:value-type="string">
            <text:p>VARIANCE</text:p>
          </table:table-cell>
          <table:table-cell table:style-name="ce13" office:value-type="string">
            <text:p>ECART-TYPE</text:p>
          </table:table-cell>
          <table:table-cell table:style-name="ce15"/>
          <table:table-cell table:style-name="ce13" office:value-type="string">
            <text:p>NOTES</text:p>
          </table:table-cell>
          <table:table-cell table:number-columns-repeated="1004"/>
        </table:table-row>
        <table:table-row table:style-name="ro2">
          <table:table-cell table:style-name="ce14" office:value-type="date" office:date-value="2014-05-21">
            <text:p>05/21/14</text:p>
          </table:table-cell>
          <table:table-cell table:style-name="ce15" office:value-type="float" office:value="8">
            <text:p>8</text:p>
          </table:table-cell>
          <table:table-cell table:style-name="ce15" office:value-type="string">
            <text:p>left arm</text:p>
          </table:table-cell>
          <table:table-cell table:style-name="ce15" office:value-type="string">
            <text:p>J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00">
            <text:p>300</text:p>
          </table:table-cell>
          <table:table-cell table:style-name="ce13" office:value-type="string">
            <text:p>READ J1</text:p>
          </table:table-cell>
          <table:table-cell table:style-name="ce15" office:value-type="float" office:value="2.109">
            <text:p>2.109</text:p>
          </table:table-cell>
          <table:table-cell table:style-name="ce15" office:value-type="float" office:value="2.221">
            <text:p>2.221</text:p>
          </table:table-cell>
          <table:table-cell table:style-name="ce15" office:value-type="float" office:value="2.269">
            <text:p>2.269</text:p>
          </table:table-cell>
          <table:table-cell table:style-name="ce15" office:value-type="float" office:value="2.334">
            <text:p>2.334</text:p>
          </table:table-cell>
          <table:table-cell table:style-name="ce15" office:value-type="float" office:value="2.407">
            <text:p>2.407</text:p>
          </table:table-cell>
          <table:table-cell table:style-name="ce15" office:value-type="float" office:value="2.489">
            <text:p>2.489</text:p>
          </table:table-cell>
          <table:table-cell table:style-name="ce15" table:number-columns-repeated="6"/>
          <table:table-cell table:style-name="ce15" office:value-type="string">
            <text:p>weight on wrist</text:p>
          </table:table-cell>
          <table:table-cell table:number-columns-repeated="1004"/>
        </table:table-row>
        <table:table-row table:style-name="ro1">
          <table:table-cell table:style-name="ce13" office:value-type="string">
            <text:p>J0</text:p>
          </table:table-cell>
          <table:table-cell table:style-name="ce13" office:value-type="string">
            <text:p>J1</text:p>
          </table:table-cell>
          <table:table-cell table:style-name="ce13" office:value-type="string">
            <text:p>J2</text:p>
          </table:table-cell>
          <table:table-cell table:style-name="ce13" office:value-type="string">
            <text:p>J3</text:p>
          </table:table-cell>
          <table:table-cell table:style-name="ce13" office:value-type="string">
            <text:p>J4</text:p>
          </table:table-cell>
          <table:table-cell table:style-name="ce13" office:value-type="string">
            <text:p>J5</text:p>
          </table:table-cell>
          <table:table-cell table:style-name="ce13" office:value-type="string">
            <text:p>REAL J1</text:p>
          </table:table-cell>
          <table:table-cell table:style-name="ce15" office:value-type="float" office:value="0">
            <text:p>0</text:p>
          </table:table-cell>
          <table:table-cell table:style-name="ce15" table:formula="of:=300*0.001*9.81*[.I38]*0.001" office:value-type="float" office:value="0.282528">
            <text:p>0.282528</text:p>
          </table:table-cell>
          <table:table-cell table:style-name="ce15" table:formula="of:=300*0.001*9.81*[.J38]*0.001" office:value-type="float" office:value="0.414963">
            <text:p>0.414963</text:p>
          </table:table-cell>
          <table:table-cell table:style-name="ce15" table:formula="of:=300*0.001*9.81*[.K38]*0.001" office:value-type="float" office:value="0.573885">
            <text:p>0.573885</text:p>
          </table:table-cell>
          <table:table-cell table:style-name="ce15" table:formula="of:=300*0.001*9.81*[.L38]*0.001" office:value-type="float" office:value="0.753408">
            <text:p>0.753408</text:p>
          </table:table-cell>
          <table:table-cell table:style-name="ce15" table:formula="of:=300*0.001*9.81*[.M38]*0.001" office:value-type="float" office:value="0.97119">
            <text:p>0.97119</text:p>
          </table:table-cell>
          <table:table-cell table:style-name="ce15" table:number-columns-repeated="7"/>
          <table:table-cell table:number-columns-repeated="1004"/>
        </table:table-row>
        <table:table-row table:style-name="ro1">
          <table:table-cell table:style-name="ce15" office:value-type="float" office:value="0">
            <text:p>0</text:p>
          </table:table-cell>
          <table:table-cell table:style-name="ce15" office:value-type="float" office:value="90">
            <text:p>90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number-columns-repeated="2" table:style-name="ce15" office:value-type="float" office:value="0">
            <text:p>0</text:p>
          </table:table-cell>
          <table:table-cell table:style-name="ce13" office:value-type="string">
            <text:p>GAIN J1</text:p>
          </table:table-cell>
          <table:table-cell table:style-name="ce15" office:value-type="string">
            <text:p>-</text:p>
          </table:table-cell>
          <table:table-cell table:style-name="ce15" table:formula="of:=[.I40]/([.I39]-2.109)" office:value-type="float" office:value="2.52257142857143">
            <text:p>2.5225714286</text:p>
          </table:table-cell>
          <table:table-cell table:style-name="ce15" table:formula="of:=[.J40]/([.J39]-2.109)" office:value-type="float" office:value="2.59351875">
            <text:p>2.59351875</text:p>
          </table:table-cell>
          <table:table-cell table:style-name="ce15" table:formula="of:=[.K40]/([.K39]-2.109)" office:value-type="float" office:value="2.5506">
            <text:p>2.5506</text:p>
          </table:table-cell>
          <table:table-cell table:style-name="ce15" table:formula="of:=[.L40]/([.L39]-2.109)" office:value-type="float" office:value="2.52821476510067">
            <text:p>2.5282147651</text:p>
          </table:table-cell>
          <table:table-cell table:style-name="ce15" table:formula="of:=[.M40]/([.M39]-2.109)" office:value-type="float" office:value="2.55576315789474">
            <text:p>2.5557631579</text:p>
          </table:table-cell>
          <table:table-cell table:style-name="ce15"/>
          <table:table-cell table:style-name="ce37" table:formula="of:=AVERAGE([.I41:.M41])" office:value-type="float" office:value="2.55013362031337">
            <text:p>2.5501336203</text:p>
          </table:table-cell>
          <table:table-cell table:style-name="ce37" table:formula="of:=-[.H39]" office:value-type="float" office:value="-2.109">
            <text:p>-2.109</text:p>
          </table:table-cell>
          <table:table-cell table:style-name="ce15" table:formula="of:=VAR([.I41];[.J41];[.K41];[.L41];[.M41])" office:value-type="float" office:value="0.000788572327193139">
            <text:p>0.0007885723</text:p>
          </table:table-cell>
          <table:table-cell table:style-name="ce15" table:formula="of:=STDEV([.I41:.M41])" office:value-type="float" office:value="0.0280815300009301">
            <text:p>0.02808153</text:p>
          </table:table-cell>
          <table:table-cell table:style-name="ce15" table:number-columns-repeated="2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>
          <table:table-cell table:style-name="ce16" office:value-type="string">
            <text:p>DATE</text:p>
          </table:table-cell>
          <table:table-cell table:style-name="ce16" office:value-type="string">
            <text:p>TRIAL</text:p>
          </table:table-cell>
          <table:table-cell table:style-name="ce16" office:value-type="string">
            <text:p>PART</text:p>
          </table:table-cell>
          <table:table-cell table:style-name="ce16" office:value-type="string">
            <text:p>JOINT</text:p>
          </table:table-cell>
          <table:table-cell table:style-name="ce16" office:value-type="string">
            <text:p>RAW NBR</text:p>
          </table:table-cell>
          <table:table-cell table:style-name="ce16" office:value-type="string">
            <text:p>DISTANCE JOINT-MASSE</text:p>
          </table:table-cell>
          <table:table-cell table:style-name="ce16" office:value-type="string">
            <text:p>WEIGHT (g)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141">
            <text:p>141</text:p>
          </table:table-cell>
          <table:table-cell table:style-name="ce16" office:value-type="float" office:value="195">
            <text:p>195</text:p>
          </table:table-cell>
          <table:table-cell table:style-name="ce16" office:value-type="float" office:value="256">
            <text:p>256</text:p>
          </table:table-cell>
          <table:table-cell table:style-name="ce16" office:value-type="float" office:value="330">
            <text:p>330</text:p>
          </table:table-cell>
          <table:table-cell table:style-name="ce16"/>
          <table:table-cell table:style-name="ce16" office:value-type="string">
            <text:p>GAIN</text:p>
          </table:table-cell>
          <table:table-cell table:style-name="ce16" office:value-type="string">
            <text:p>OFFSET</text:p>
          </table:table-cell>
          <table:table-cell table:style-name="ce16" office:value-type="string">
            <text:p>VARIANCE</text:p>
          </table:table-cell>
          <table:table-cell table:style-name="ce16" office:value-type="string">
            <text:p>ECART-TYPE</text:p>
          </table:table-cell>
          <table:table-cell table:style-name="ce18"/>
          <table:table-cell table:style-name="ce16" office:value-type="string">
            <text:p>NOTES</text:p>
          </table:table-cell>
          <table:table-cell table:number-columns-repeated="1004"/>
        </table:table-row>
        <table:table-row table:style-name="ro2">
          <table:table-cell table:style-name="ce17" office:value-type="date" office:date-value="2014-05-21">
            <text:p>05/21/14</text:p>
          </table:table-cell>
          <table:table-cell table:style-name="ce18" office:value-type="float" office:value="9">
            <text:p>9</text:p>
          </table:table-cell>
          <table:table-cell table:style-name="ce18" office:value-type="string">
            <text:p>right arm</text:p>
          </table:table-cell>
          <table:table-cell table:style-name="ce18" office:value-type="string">
            <text:p>J0 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295">
            <text:p>295</text:p>
          </table:table-cell>
          <table:table-cell table:style-name="ce16" office:value-type="string">
            <text:p>READ J0</text:p>
          </table:table-cell>
          <table:table-cell table:style-name="ce18" office:value-type="float" office:value="-0.215">
            <text:p>-0.215</text:p>
          </table:table-cell>
          <table:table-cell table:style-name="ce18" office:value-type="float" office:value="-0.318">
            <text:p>-0.318</text:p>
          </table:table-cell>
          <table:table-cell table:style-name="ce18" office:value-type="float" office:value="-0.365">
            <text:p>-0.365</text:p>
          </table:table-cell>
          <table:table-cell table:style-name="ce18" office:value-type="float" office:value="-0.42">
            <text:p>-0.42</text:p>
          </table:table-cell>
          <table:table-cell table:style-name="ce18" office:value-type="float" office:value="-0.483">
            <text:p>-0.483</text:p>
          </table:table-cell>
          <table:table-cell table:style-name="ce18" office:value-type="float" office:value="-0.558">
            <text:p>-0.558</text:p>
          </table:table-cell>
          <table:table-cell table:style-name="ce18" table:number-columns-repeated="6"/>
          <table:table-cell table:style-name="ce18" office:value-type="string">
            <text:p>weight on wrist</text:p>
          </table:table-cell>
          <table:table-cell table:number-columns-repeated="1004"/>
        </table:table-row>
        <table:table-row table:style-name="ro1">
          <table:table-cell table:style-name="ce16" office:value-type="string">
            <text:p>J0</text:p>
          </table:table-cell>
          <table:table-cell table:style-name="ce16" office:value-type="string">
            <text:p>J1</text:p>
          </table:table-cell>
          <table:table-cell table:style-name="ce16" office:value-type="string">
            <text:p>J2</text:p>
          </table:table-cell>
          <table:table-cell table:style-name="ce16" office:value-type="string">
            <text:p>J3</text:p>
          </table:table-cell>
          <table:table-cell table:style-name="ce16" office:value-type="string">
            <text:p>J4</text:p>
          </table:table-cell>
          <table:table-cell table:style-name="ce16" office:value-type="string">
            <text:p>J5</text:p>
          </table:table-cell>
          <table:table-cell table:style-name="ce16" office:value-type="string">
            <text:p>REAL J0</text:p>
          </table:table-cell>
          <table:table-cell table:style-name="ce18" office:value-type="float" office:value="0">
            <text:p>0</text:p>
          </table:table-cell>
          <table:table-cell table:style-name="ce18" table:formula="of:=295*0.001*9.81*[.I44]*0.001" office:value-type="float" office:value="0.2778192">
            <text:p>0.2778192</text:p>
          </table:table-cell>
          <table:table-cell table:style-name="ce18" table:formula="of:=295*0.001*9.81*[.J44]*0.001" office:value-type="float" office:value="0.40804695">
            <text:p>0.40804695</text:p>
          </table:table-cell>
          <table:table-cell table:style-name="ce18" table:formula="of:=295*0.001*9.81*[.K44]*0.001" office:value-type="float" office:value="0.56432025">
            <text:p>0.56432025</text:p>
          </table:table-cell>
          <table:table-cell table:style-name="ce18" table:formula="of:=295*0.001*9.81*[.L44]*0.001" office:value-type="float" office:value="0.7408512">
            <text:p>0.7408512</text:p>
          </table:table-cell>
          <table:table-cell table:style-name="ce18" table:formula="of:=295*0.001*9.81*[.M44]*0.001" office:value-type="float" office:value="0.9550035">
            <text:p>0.9550035</text:p>
          </table:table-cell>
          <table:table-cell table:style-name="ce18" table:number-columns-repeated="7"/>
          <table:table-cell table:number-columns-repeated="1004"/>
        </table:table-row>
        <table:table-row table:style-name="ro1">
          <table:table-cell table:style-name="ce18" office:value-type="float" office:value="-90">
            <text:p>-90</text:p>
          </table:table-cell>
          <table:table-cell table:style-name="ce18" office:value-type="float" office:value="30">
            <text:p>30</text:p>
          </table:table-cell>
          <table:table-cell table:style-name="ce18" office:value-type="float" office:value="14">
            <text:p>14</text:p>
          </table:table-cell>
          <table:table-cell table:style-name="ce18" office:value-type="float" office:value="15">
            <text:p>15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6" office:value-type="string">
            <text:p>GAIN J0</text:p>
          </table:table-cell>
          <table:table-cell table:style-name="ce18" office:value-type="string">
            <text:p>-</text:p>
          </table:table-cell>
          <table:table-cell table:style-name="ce18" table:formula="of:=[.I46]/([.I45]+0.215)" office:value-type="float" office:value="-2.69727378640777">
            <text:p>-2.6972737864</text:p>
          </table:table-cell>
          <table:table-cell table:style-name="ce18" table:formula="of:=[.J46]/([.J45]+0.215)" office:value-type="float" office:value="-2.720313">
            <text:p>-2.720313</text:p>
          </table:table-cell>
          <table:table-cell table:style-name="ce18" table:formula="of:=[.K46]/([.K45]+0.215)" office:value-type="float" office:value="-2.75278170731707">
            <text:p>-2.7527817073</text:p>
          </table:table-cell>
          <table:table-cell table:style-name="ce18" table:formula="of:=[.L46]/([.L45]+0.215)" office:value-type="float" office:value="-2.76437014925373">
            <text:p>-2.7643701493</text:p>
          </table:table-cell>
          <table:table-cell table:style-name="ce18" table:formula="of:=[.M46]/([.M45]+0.215)" office:value-type="float" office:value="-2.7842667638484">
            <text:p>-2.7842667638</text:p>
          </table:table-cell>
          <table:table-cell table:style-name="ce18"/>
          <table:table-cell table:style-name="ce38" table:formula="of:=AVERAGE([.I47:.M47])" office:value-type="float" office:value="-2.74380108136539">
            <text:p>-2.7438010814</text:p>
          </table:table-cell>
          <table:table-cell table:style-name="ce38" table:formula="of:=-[.H45]" office:value-type="float" office:value="0.215">
            <text:p>0.215</text:p>
          </table:table-cell>
          <table:table-cell table:style-name="ce18" table:formula="of:=VAR([.I47];[.J47];[.K47];[.L47];[.M47])" office:value-type="float" office:value="0.00121442219934888">
            <text:p>0.0012144222</text:p>
          </table:table-cell>
          <table:table-cell table:style-name="ce18" table:formula="of:=STDEV([.I47:.M47])" office:value-type="float" office:value="0.0348485609365563">
            <text:p>0.0348485609</text:p>
          </table:table-cell>
          <table:table-cell table:style-name="ce18" table:number-columns-repeated="2"/>
          <table:table-cell table:number-columns-repeated="1004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16" office:value-type="string">
            <text:p>DATE</text:p>
          </table:table-cell>
          <table:table-cell table:style-name="ce16" office:value-type="string">
            <text:p>TRIAL</text:p>
          </table:table-cell>
          <table:table-cell table:style-name="ce16" office:value-type="string">
            <text:p>PART</text:p>
          </table:table-cell>
          <table:table-cell table:style-name="ce16" office:value-type="string">
            <text:p>JOINT</text:p>
          </table:table-cell>
          <table:table-cell table:style-name="ce16" office:value-type="string">
            <text:p>RAW NBR</text:p>
          </table:table-cell>
          <table:table-cell table:style-name="ce16" office:value-type="string">
            <text:p>DISTANCE JOINT-MASSE</text:p>
          </table:table-cell>
          <table:table-cell table:style-name="ce16" office:value-type="string">
            <text:p>WEIGHT (g)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141">
            <text:p>141</text:p>
          </table:table-cell>
          <table:table-cell table:style-name="ce16" office:value-type="float" office:value="195">
            <text:p>195</text:p>
          </table:table-cell>
          <table:table-cell table:style-name="ce16" office:value-type="float" office:value="256">
            <text:p>256</text:p>
          </table:table-cell>
          <table:table-cell table:style-name="ce16" office:value-type="float" office:value="330">
            <text:p>330</text:p>
          </table:table-cell>
          <table:table-cell table:style-name="ce16"/>
          <table:table-cell table:style-name="ce16" office:value-type="string">
            <text:p>GAIN</text:p>
          </table:table-cell>
          <table:table-cell table:style-name="ce16" office:value-type="string">
            <text:p>OFFSET</text:p>
          </table:table-cell>
          <table:table-cell table:style-name="ce16" office:value-type="string">
            <text:p>VARIANCE</text:p>
          </table:table-cell>
          <table:table-cell table:style-name="ce16" office:value-type="string">
            <text:p>ECART-TYPE</text:p>
          </table:table-cell>
          <table:table-cell table:style-name="ce18"/>
          <table:table-cell table:style-name="ce16" office:value-type="string">
            <text:p>NOTES</text:p>
          </table:table-cell>
          <table:table-cell table:number-columns-repeated="1004"/>
        </table:table-row>
        <table:table-row table:style-name="ro2">
          <table:table-cell table:style-name="ce17" office:value-type="date" office:date-value="2014-05-21">
            <text:p>05/21/14</text:p>
          </table:table-cell>
          <table:table-cell table:style-name="ce18" office:value-type="float" office:value="11">
            <text:p>11</text:p>
          </table:table-cell>
          <table:table-cell table:style-name="ce18" office:value-type="string">
            <text:p>right arm</text:p>
          </table:table-cell>
          <table:table-cell table:style-name="ce18" office:value-type="string">
            <text:p>J1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300">
            <text:p>300</text:p>
          </table:table-cell>
          <table:table-cell table:style-name="ce16" office:value-type="string">
            <text:p>READ J1</text:p>
          </table:table-cell>
          <table:table-cell table:style-name="ce18" office:value-type="float" office:value="1.493">
            <text:p>1.493</text:p>
          </table:table-cell>
          <table:table-cell table:style-name="ce18" office:value-type="float" office:value="1.582">
            <text:p>1.582</text:p>
          </table:table-cell>
          <table:table-cell table:style-name="ce18" office:value-type="float" office:value="1.623">
            <text:p>1.623</text:p>
          </table:table-cell>
          <table:table-cell table:style-name="ce18" office:value-type="float" office:value="1.672">
            <text:p>1.672</text:p>
          </table:table-cell>
          <table:table-cell table:style-name="ce18" office:value-type="float" office:value="1.724">
            <text:p>1.724</text:p>
          </table:table-cell>
          <table:table-cell table:style-name="ce18" office:value-type="float" office:value="1.783">
            <text:p>1.783</text:p>
          </table:table-cell>
          <table:table-cell table:style-name="ce18" table:number-columns-repeated="6"/>
          <table:table-cell table:style-name="ce18" office:value-type="string">
            <text:p>weight on wrist</text:p>
          </table:table-cell>
          <table:table-cell table:number-columns-repeated="1004"/>
        </table:table-row>
        <table:table-row table:style-name="ro1">
          <table:table-cell table:style-name="ce16" office:value-type="string">
            <text:p>J0</text:p>
          </table:table-cell>
          <table:table-cell table:style-name="ce16" office:value-type="string">
            <text:p>J1</text:p>
          </table:table-cell>
          <table:table-cell table:style-name="ce16" office:value-type="string">
            <text:p>J2</text:p>
          </table:table-cell>
          <table:table-cell table:style-name="ce16" office:value-type="string">
            <text:p>J3</text:p>
          </table:table-cell>
          <table:table-cell table:style-name="ce16" office:value-type="string">
            <text:p>J4</text:p>
          </table:table-cell>
          <table:table-cell table:style-name="ce16" office:value-type="string">
            <text:p>J5</text:p>
          </table:table-cell>
          <table:table-cell table:style-name="ce16" office:value-type="string">
            <text:p>REAL J1</text:p>
          </table:table-cell>
          <table:table-cell table:style-name="ce18" office:value-type="float" office:value="0">
            <text:p>0</text:p>
          </table:table-cell>
          <table:table-cell table:style-name="ce18" table:formula="of:=300*0.001*9.81*[.I50]*0.001" office:value-type="float" office:value="0.282528">
            <text:p>0.282528</text:p>
          </table:table-cell>
          <table:table-cell table:style-name="ce18" table:formula="of:=300*0.001*9.81*[.J50]*0.001" office:value-type="float" office:value="0.414963">
            <text:p>0.414963</text:p>
          </table:table-cell>
          <table:table-cell table:style-name="ce18" table:formula="of:=300*0.001*9.81*[.K50]*0.001" office:value-type="float" office:value="0.573885">
            <text:p>0.573885</text:p>
          </table:table-cell>
          <table:table-cell table:style-name="ce18" table:formula="of:=300*0.001*9.81*[.L50]*0.001" office:value-type="float" office:value="0.753408">
            <text:p>0.753408</text:p>
          </table:table-cell>
          <table:table-cell table:style-name="ce18" table:formula="of:=300*0.001*9.81*[.M50]*0.001" office:value-type="float" office:value="0.97119">
            <text:p>0.97119</text:p>
          </table:table-cell>
          <table:table-cell table:style-name="ce18" table:number-columns-repeated="7"/>
          <table:table-cell table:number-columns-repeated="1004"/>
        </table:table-row>
        <table:table-row table:style-name="ro1">
          <table:table-cell table:style-name="ce18" office:value-type="float" office:value="0">
            <text:p>0</text:p>
          </table:table-cell>
          <table:table-cell table:style-name="ce18" office:value-type="float" office:value="90">
            <text:p>90</text:p>
          </table:table-cell>
          <table:table-cell table:style-name="ce18" office:value-type="float" office:value="14">
            <text:p>14</text:p>
          </table:table-cell>
          <table:table-cell table:style-name="ce18" office:value-type="float" office:value="15">
            <text:p>15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6" office:value-type="string">
            <text:p>GAIN J1</text:p>
          </table:table-cell>
          <table:table-cell table:style-name="ce18" office:value-type="string">
            <text:p>-</text:p>
          </table:table-cell>
          <table:table-cell table:style-name="ce18" table:formula="of:=[.I52]/([.I51]-1.493)" office:value-type="float" office:value="3.17447191011236">
            <text:p>3.1744719101</text:p>
          </table:table-cell>
          <table:table-cell table:style-name="ce18" table:formula="of:=[.J52]/([.J51]-1.493)" office:value-type="float" office:value="3.19202307692307">
            <text:p>3.1920230769</text:p>
          </table:table-cell>
          <table:table-cell table:style-name="ce18" table:formula="of:=[.K52]/([.K51]-1.493)" office:value-type="float" office:value="3.20606145251396">
            <text:p>3.2060614525</text:p>
          </table:table-cell>
          <table:table-cell table:style-name="ce18" table:formula="of:=[.L52]/([.L51]-1.493)" office:value-type="float" office:value="3.26150649350649">
            <text:p>3.2615064935</text:p>
          </table:table-cell>
          <table:table-cell table:style-name="ce18" table:formula="of:=[.M52]/([.M51]-1.493)" office:value-type="float" office:value="3.34893103448276">
            <text:p>3.3489310345</text:p>
          </table:table-cell>
          <table:table-cell table:style-name="ce18"/>
          <table:table-cell table:style-name="ce39" table:formula="of:=AVERAGE([.I53:.M53])" office:value-type="float" office:value="3.23659879350773">
            <text:p>3.2365987935</text:p>
          </table:table-cell>
          <table:table-cell table:style-name="ce39" table:formula="of:=-[.H51]" office:value-type="float" office:value="-1.493">
            <text:p>-1.493</text:p>
          </table:table-cell>
          <table:table-cell table:style-name="ce18" table:formula="of:=VAR([.I53];[.J53];[.K53];[.L53];[.M53])" office:value-type="float" office:value="0.00500454980653183">
            <text:p>0.0050045498</text:p>
          </table:table-cell>
          <table:table-cell table:style-name="ce18" table:formula="of:=STDEV([.I53:.M53])" office:value-type="float" office:value="0.0707428427936836">
            <text:p>0.0707428428</text:p>
          </table:table-cell>
          <table:table-cell table:style-name="ce18" table:number-columns-repeated="2"/>
          <table:table-cell table:number-columns-repeated="1004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19" office:value-type="string">
            <text:p>DATE</text:p>
          </table:table-cell>
          <table:table-cell table:style-name="ce19" office:value-type="string">
            <text:p>TRIAL</text:p>
          </table:table-cell>
          <table:table-cell table:style-name="ce19" office:value-type="string">
            <text:p>PART</text:p>
          </table:table-cell>
          <table:table-cell table:style-name="ce19" office:value-type="string">
            <text:p>JOINT</text:p>
          </table:table-cell>
          <table:table-cell table:style-name="ce19" office:value-type="string">
            <text:p>RAW NBR</text:p>
          </table:table-cell>
          <table:table-cell table:style-name="ce19" office:value-type="string">
            <text:p>DISTANCE JOINT-MASSE</text:p>
          </table:table-cell>
          <table:table-cell table:style-name="ce19" office:value-type="string">
            <text:p>WEIGHT (g)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96">
            <text:p>96</text:p>
          </table:table-cell>
          <table:table-cell table:style-name="ce19" office:value-type="float" office:value="141">
            <text:p>141</text:p>
          </table:table-cell>
          <table:table-cell table:style-name="ce19" office:value-type="float" office:value="195">
            <text:p>195</text:p>
          </table:table-cell>
          <table:table-cell table:style-name="ce19" office:value-type="float" office:value="256">
            <text:p>256</text:p>
          </table:table-cell>
          <table:table-cell table:style-name="ce19" office:value-type="float" office:value="330">
            <text:p>330</text:p>
          </table:table-cell>
          <table:table-cell table:style-name="ce19"/>
          <table:table-cell table:style-name="ce19" office:value-type="string">
            <text:p>GAIN</text:p>
          </table:table-cell>
          <table:table-cell table:style-name="ce19" office:value-type="string">
            <text:p>OFFSET</text:p>
          </table:table-cell>
          <table:table-cell table:style-name="ce19" office:value-type="string">
            <text:p>VARIANCE</text:p>
          </table:table-cell>
          <table:table-cell table:style-name="ce19" office:value-type="string">
            <text:p>ECART-TYPE</text:p>
          </table:table-cell>
          <table:table-cell table:style-name="ce21"/>
          <table:table-cell table:style-name="ce19" office:value-type="string">
            <text:p>NOTES</text:p>
          </table:table-cell>
          <table:table-cell table:number-columns-repeated="1004"/>
        </table:table-row>
        <table:table-row table:style-name="ro2">
          <table:table-cell table:style-name="ce20" office:value-type="date" office:date-value="2014-06-03">
            <text:p>06/03/14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upper right leg</text:p>
          </table:table-cell>
          <table:table-cell table:style-name="ce21" office:value-type="string">
            <text:p>J0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05">
            <text:p>405</text:p>
          </table:table-cell>
          <table:table-cell table:style-name="ce19" office:value-type="string">
            <text:p>READ J0</text:p>
          </table:table-cell>
          <table:table-cell table:style-name="ce21" office:value-type="float" office:value="10.476">
            <text:p>10.476</text:p>
          </table:table-cell>
          <table:table-cell table:style-name="ce21" office:value-type="float" office:value="10.742">
            <text:p>10.742</text:p>
          </table:table-cell>
          <table:table-cell table:style-name="ce21" office:value-type="float" office:value="10.83">
            <text:p>10.83</text:p>
          </table:table-cell>
          <table:table-cell table:style-name="ce21" office:value-type="float" office:value="11.091">
            <text:p>11.091</text:p>
          </table:table-cell>
          <table:table-cell table:style-name="ce21" office:value-type="float" office:value="11.25">
            <text:p>11.25</text:p>
          </table:table-cell>
          <table:table-cell table:style-name="ce21" office:value-type="float" office:value="11.425">
            <text:p>11.425</text:p>
          </table:table-cell>
          <table:table-cell table:style-name="ce21" table:number-columns-repeated="6"/>
          <table:table-cell table:style-name="ce21" office:value-type="string">
            <text:p>weight on ankle</text:p>
          </table:table-cell>
          <table:table-cell table:number-columns-repeated="1004"/>
        </table:table-row>
        <table:table-row table:style-name="ro1">
          <table:table-cell table:style-name="ce19" office:value-type="string">
            <text:p>J0</text:p>
          </table:table-cell>
          <table:table-cell table:style-name="ce19" office:value-type="string">
            <text:p>J1</text:p>
          </table:table-cell>
          <table:table-cell table:style-name="ce19" office:value-type="string">
            <text:p>J2</text:p>
          </table:table-cell>
          <table:table-cell table:style-name="ce19" office:value-type="string">
            <text:p>J3</text:p>
          </table:table-cell>
          <table:table-cell table:style-name="ce19" office:value-type="string">
            <text:p>J4</text:p>
          </table:table-cell>
          <table:table-cell table:style-name="ce19" office:value-type="string">
            <text:p>J5</text:p>
          </table:table-cell>
          <table:table-cell table:style-name="ce19" office:value-type="string">
            <text:p>REAL J0</text:p>
          </table:table-cell>
          <table:table-cell table:style-name="ce21" office:value-type="float" office:value="0">
            <text:p>0</text:p>
          </table:table-cell>
          <table:table-cell table:style-name="ce21" table:formula="of:=405*0.001*9.81*[.I56]*0.001" office:value-type="float" office:value="0.3814128">
            <text:p>0.3814128</text:p>
          </table:table-cell>
          <table:table-cell table:style-name="ce21" table:formula="of:=405*0.001*9.81*[.J56]*0.001" office:value-type="float" office:value="0.56020005">
            <text:p>0.56020005</text:p>
          </table:table-cell>
          <table:table-cell table:style-name="ce21" table:formula="of:=405*0.001*9.81*[.K56]*0.001" office:value-type="float" office:value="0.77474475">
            <text:p>0.77474475</text:p>
          </table:table-cell>
          <table:table-cell table:style-name="ce21" table:formula="of:=405*0.001*9.81*[.L56]*0.001" office:value-type="float" office:value="1.0171008">
            <text:p>1.0171008</text:p>
          </table:table-cell>
          <table:table-cell table:style-name="ce21" table:formula="of:=405*0.001*9.81*[.M56]*0.001" office:value-type="float" office:value="1.3111065">
            <text:p>1.3111065</text:p>
          </table:table-cell>
          <table:table-cell table:style-name="ce21" table:number-columns-repeated="7"/>
          <table:table-cell table:number-columns-repeated="1004"/>
        </table:table-row>
        <table:table-row table:style-name="ro1">
          <table:table-cell table:style-name="ce21" office:value-type="float" office:value="90">
            <text:p>90</text:p>
          </table:table-cell>
          <table:table-cell table:number-columns-repeated="5" table:style-name="ce21" office:value-type="float" office:value="0">
            <text:p>0</text:p>
          </table:table-cell>
          <table:table-cell table:style-name="ce19" office:value-type="string">
            <text:p>GAIN J0</text:p>
          </table:table-cell>
          <table:table-cell table:style-name="ce21" office:value-type="string">
            <text:p>-</text:p>
          </table:table-cell>
          <table:table-cell table:style-name="ce21" table:formula="of:=[.I58]/([.I57]-10.476)" office:value-type="float" office:value="1.43388270676692">
            <text:p>1.4338827068</text:p>
          </table:table-cell>
          <table:table-cell table:style-name="ce21" table:formula="of:=[.J58]/([.J57]-10.476)" office:value-type="float" office:value="1.58248601694916">
            <text:p>1.5824860169</text:p>
          </table:table-cell>
          <table:table-cell table:style-name="ce21" table:formula="of:=[.K58]/([.K57]-10.476)" office:value-type="float" office:value="1.25974756097561">
            <text:p>1.259747561</text:p>
          </table:table-cell>
          <table:table-cell table:style-name="ce21" table:formula="of:=[.L58]/([.L57]-10.476)" office:value-type="float" office:value="1.31408372093023">
            <text:p>1.3140837209</text:p>
          </table:table-cell>
          <table:table-cell table:style-name="ce21" table:formula="of:=[.M58]/([.M57]-10.476)" office:value-type="float" office:value="1.38156638566913">
            <text:p>1.3815663857</text:p>
          </table:table-cell>
          <table:table-cell table:style-name="ce21"/>
          <table:table-cell table:style-name="ce40" table:formula="of:=AVERAGE([.I59:.M59])" office:value-type="float" office:value="1.39435327825821">
            <text:p>1.3943532783</text:p>
          </table:table-cell>
          <table:table-cell table:style-name="ce40" table:formula="of:=-[.H57]" office:value-type="float" office:value="-10.476">
            <text:p>-10.476</text:p>
          </table:table-cell>
          <table:table-cell table:style-name="ce21" table:formula="of:=VAR([.I59];[.J59];[.K59];[.L59];[.M59])" office:value-type="float" office:value="0.0154204771666143">
            <text:p>0.0154204772</text:p>
          </table:table-cell>
          <table:table-cell table:style-name="ce21" table:formula="of:=STDEV([.I59:.M59])" office:value-type="float" office:value="0.124179213907217">
            <text:p>0.1241792139</text:p>
          </table:table-cell>
          <table:table-cell table:style-name="ce21" table:number-columns-repeated="2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21" table:number-columns-repeated="20"/>
          <table:table-cell table:number-columns-repeated="1004"/>
        </table:table-row>
        <table:table-row table:style-name="ro1">
          <table:table-cell table:style-name="ce19" office:value-type="string">
            <text:p>DATE</text:p>
          </table:table-cell>
          <table:table-cell table:style-name="ce19" office:value-type="string">
            <text:p>TRIAL</text:p>
          </table:table-cell>
          <table:table-cell table:style-name="ce19" office:value-type="string">
            <text:p>PART</text:p>
          </table:table-cell>
          <table:table-cell table:style-name="ce19" office:value-type="string">
            <text:p>JOINT</text:p>
          </table:table-cell>
          <table:table-cell table:style-name="ce19" office:value-type="string">
            <text:p>RAW NBR</text:p>
          </table:table-cell>
          <table:table-cell table:style-name="ce19" office:value-type="string">
            <text:p>DISTANCE JOINT-MASSE</text:p>
          </table:table-cell>
          <table:table-cell table:style-name="ce19" office:value-type="string">
            <text:p>WEIGHT (g)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96">
            <text:p>96</text:p>
          </table:table-cell>
          <table:table-cell table:style-name="ce19" office:value-type="float" office:value="141">
            <text:p>141</text:p>
          </table:table-cell>
          <table:table-cell table:style-name="ce19" office:value-type="float" office:value="195">
            <text:p>195</text:p>
          </table:table-cell>
          <table:table-cell table:style-name="ce19" office:value-type="float" office:value="256">
            <text:p>256</text:p>
          </table:table-cell>
          <table:table-cell table:style-name="ce19" office:value-type="float" office:value="330">
            <text:p>330</text:p>
          </table:table-cell>
          <table:table-cell table:style-name="ce19"/>
          <table:table-cell table:style-name="ce19" office:value-type="string">
            <text:p>GAIN</text:p>
          </table:table-cell>
          <table:table-cell table:style-name="ce19" office:value-type="string">
            <text:p>OFFSET</text:p>
          </table:table-cell>
          <table:table-cell table:style-name="ce19" office:value-type="string">
            <text:p>VARIANCE</text:p>
          </table:table-cell>
          <table:table-cell table:style-name="ce19" office:value-type="string">
            <text:p>ECART-TYPE</text:p>
          </table:table-cell>
          <table:table-cell table:style-name="ce21"/>
          <table:table-cell table:style-name="ce19" office:value-type="string">
            <text:p>NOTES</text:p>
          </table:table-cell>
          <table:table-cell table:number-columns-repeated="1004"/>
        </table:table-row>
        <table:table-row table:style-name="ro2">
          <table:table-cell table:style-name="ce20" office:value-type="date" office:date-value="2014-06-03">
            <text:p>06/03/14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upper right leg</text:p>
          </table:table-cell>
          <table:table-cell table:style-name="ce21" office:value-type="string">
            <text:p>J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05">
            <text:p>405</text:p>
          </table:table-cell>
          <table:table-cell table:style-name="ce19" office:value-type="string">
            <text:p>READ J1</text:p>
          </table:table-cell>
          <table:table-cell table:style-name="ce21" office:value-type="float" office:value="10.285">
            <text:p>10.285</text:p>
          </table:table-cell>
          <table:table-cell table:style-name="ce21" office:value-type="float" office:value="10.602">
            <text:p>10.602</text:p>
          </table:table-cell>
          <table:table-cell table:style-name="ce21" office:value-type="float" office:value="10.749">
            <text:p>10.749</text:p>
          </table:table-cell>
          <table:table-cell table:style-name="ce21" office:value-type="float" office:value="10.932">
            <text:p>10.932</text:p>
          </table:table-cell>
          <table:table-cell table:style-name="ce21" office:value-type="float" office:value="11.138">
            <text:p>11.138</text:p>
          </table:table-cell>
          <table:table-cell table:style-name="ce21" office:value-type="float" office:value="11.378">
            <text:p>11.378</text:p>
          </table:table-cell>
          <table:table-cell table:style-name="ce21" table:number-columns-repeated="6"/>
          <table:table-cell table:style-name="ce21" office:value-type="string">
            <text:p>weight on ankle</text:p>
          </table:table-cell>
          <table:table-cell table:number-columns-repeated="1004"/>
        </table:table-row>
        <table:table-row table:style-name="ro1">
          <table:table-cell table:style-name="ce19" office:value-type="string">
            <text:p>J0</text:p>
          </table:table-cell>
          <table:table-cell table:style-name="ce19" office:value-type="string">
            <text:p>J1</text:p>
          </table:table-cell>
          <table:table-cell table:style-name="ce19" office:value-type="string">
            <text:p>J2</text:p>
          </table:table-cell>
          <table:table-cell table:style-name="ce19" office:value-type="string">
            <text:p>J3</text:p>
          </table:table-cell>
          <table:table-cell table:style-name="ce19" office:value-type="string">
            <text:p>J4</text:p>
          </table:table-cell>
          <table:table-cell table:style-name="ce19" office:value-type="string">
            <text:p>J5</text:p>
          </table:table-cell>
          <table:table-cell table:style-name="ce19" office:value-type="string">
            <text:p>REAL J1</text:p>
          </table:table-cell>
          <table:table-cell table:style-name="ce21" office:value-type="float" office:value="0">
            <text:p>0</text:p>
          </table:table-cell>
          <table:table-cell table:style-name="ce21" table:formula="of:=405*0.001*9.81*[.I62]*0.001" office:value-type="float" office:value="0.3814128">
            <text:p>0.3814128</text:p>
          </table:table-cell>
          <table:table-cell table:style-name="ce21" table:formula="of:=405*0.001*9.81*[.J62]*0.001" office:value-type="float" office:value="0.56020005">
            <text:p>0.56020005</text:p>
          </table:table-cell>
          <table:table-cell table:style-name="ce21" table:formula="of:=405*0.001*9.81*[.K62]*0.001" office:value-type="float" office:value="0.77474475">
            <text:p>0.77474475</text:p>
          </table:table-cell>
          <table:table-cell table:style-name="ce21" table:formula="of:=405*0.001*9.81*[.L62]*0.001" office:value-type="float" office:value="1.0171008">
            <text:p>1.0171008</text:p>
          </table:table-cell>
          <table:table-cell table:style-name="ce21" table:formula="of:=405*0.001*9.81*[.M62]*0.001" office:value-type="float" office:value="1.3111065">
            <text:p>1.3111065</text:p>
          </table:table-cell>
          <table:table-cell table:style-name="ce21" table:number-columns-repeated="7"/>
          <table:table-cell table:number-columns-repeated="1004"/>
        </table:table-row>
        <table:table-row table:style-name="ro1">
          <table:table-cell table:style-name="ce21" office:value-type="float" office:value="0">
            <text:p>0</text:p>
          </table:table-cell>
          <table:table-cell table:style-name="ce21" office:value-type="float" office:value="90">
            <text:p>90</text:p>
          </table:table-cell>
          <table:table-cell table:number-columns-repeated="4" table:style-name="ce21" office:value-type="float" office:value="0">
            <text:p>0</text:p>
          </table:table-cell>
          <table:table-cell table:style-name="ce19" office:value-type="string">
            <text:p>GAIN J1</text:p>
          </table:table-cell>
          <table:table-cell table:style-name="ce21" office:value-type="string">
            <text:p>-</text:p>
          </table:table-cell>
          <table:table-cell table:style-name="ce21" table:formula="of:=[.I64]/([.I63]-10.285)" office:value-type="float" office:value="1.20319495268139">
            <text:p>1.2031949527</text:p>
          </table:table-cell>
          <table:table-cell table:style-name="ce21" table:formula="of:=[.J64]/([.J63]-10.285)" office:value-type="float" office:value="1.20732769396552">
            <text:p>1.207327694</text:p>
          </table:table-cell>
          <table:table-cell table:style-name="ce21" table:formula="of:=[.K64]/([.K63]-10.285)" office:value-type="float" office:value="1.19744165378671">
            <text:p>1.1974416538</text:p>
          </table:table-cell>
          <table:table-cell table:style-name="ce21" table:formula="of:=[.L64]/([.L63]-10.285)" office:value-type="float" office:value="1.19238077373974">
            <text:p>1.1923807737</text:p>
          </table:table-cell>
          <table:table-cell table:style-name="ce21" table:formula="of:=[.M64]/([.M63]-10.285)" office:value-type="float" office:value="1.19954849039341">
            <text:p>1.1995484904</text:p>
          </table:table-cell>
          <table:table-cell table:style-name="ce21"/>
          <table:table-cell table:style-name="ce40" table:formula="of:=AVERAGE([.I65:.M65])" office:value-type="float" office:value="1.19997871291335">
            <text:p>1.1999787129</text:p>
          </table:table-cell>
          <table:table-cell table:style-name="ce40" table:formula="of:=-[.H63]" office:value-type="float" office:value="-10.285">
            <text:p>-10.285</text:p>
          </table:table-cell>
          <table:table-cell table:style-name="ce21" table:formula="of:=VAR([.I65];[.J65];[.K65];[.L65];[.M65])" office:value-type="float" office:value="0.0000321755402162974">
            <text:p>3.21755402162974E-005</text:p>
          </table:table-cell>
          <table:table-cell table:style-name="ce21" table:formula="of:=STDEV([.I65:.M65])" office:value-type="float" office:value="0.00567234873895262">
            <text:p>0.0056723487</text:p>
          </table:table-cell>
          <table:table-cell table:style-name="ce21" table:number-columns-repeated="2"/>
          <table:table-cell table:number-columns-repeated="1004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22" office:value-type="string">
            <text:p>DATE</text:p>
          </table:table-cell>
          <table:table-cell table:style-name="ce22" office:value-type="string">
            <text:p>TRIAL</text:p>
          </table:table-cell>
          <table:table-cell table:style-name="ce22" office:value-type="string">
            <text:p>PART</text:p>
          </table:table-cell>
          <table:table-cell table:style-name="ce22" office:value-type="string">
            <text:p>JOINT</text:p>
          </table:table-cell>
          <table:table-cell table:style-name="ce22" office:value-type="string">
            <text:p>RAW NBR</text:p>
          </table:table-cell>
          <table:table-cell table:style-name="ce22" office:value-type="string">
            <text:p>DISTANCE JOINT-MASSE</text:p>
          </table:table-cell>
          <table:table-cell table:style-name="ce22" office:value-type="string">
            <text:p>WEIGHT (g)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141">
            <text:p>141</text:p>
          </table:table-cell>
          <table:table-cell table:style-name="ce22" office:value-type="float" office:value="195">
            <text:p>195</text:p>
          </table:table-cell>
          <table:table-cell table:style-name="ce22" office:value-type="float" office:value="256">
            <text:p>256</text:p>
          </table:table-cell>
          <table:table-cell table:style-name="ce22" office:value-type="float" office:value="330">
            <text:p>330</text:p>
          </table:table-cell>
          <table:table-cell table:style-name="ce22"/>
          <table:table-cell table:style-name="ce22" office:value-type="string">
            <text:p>GAIN</text:p>
          </table:table-cell>
          <table:table-cell table:style-name="ce22" office:value-type="string">
            <text:p>OFFSET</text:p>
          </table:table-cell>
          <table:table-cell table:style-name="ce22" office:value-type="string">
            <text:p>VARIANCE</text:p>
          </table:table-cell>
          <table:table-cell table:style-name="ce22" office:value-type="string">
            <text:p>ECART-TYPE</text:p>
          </table:table-cell>
          <table:table-cell table:style-name="ce24"/>
          <table:table-cell table:style-name="ce22" office:value-type="string">
            <text:p>NOTES</text:p>
          </table:table-cell>
          <table:table-cell table:number-columns-repeated="1004"/>
        </table:table-row>
        <table:table-row table:style-name="ro2">
          <table:table-cell table:style-name="ce23" office:value-type="date" office:date-value="2014-06-03">
            <text:p>06/03/14</text:p>
          </table:table-cell>
          <table:table-cell table:style-name="ce24" office:value-type="float" office:value="14">
            <text:p>14</text:p>
          </table:table-cell>
          <table:table-cell table:style-name="ce24" office:value-type="string">
            <text:p>lower right leg</text:p>
          </table:table-cell>
          <table:table-cell table:style-name="ce24" office:value-type="string">
            <text:p>J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90">
            <text:p>190</text:p>
          </table:table-cell>
          <table:table-cell table:style-name="ce22" office:value-type="string">
            <text:p>READ J3</text:p>
          </table:table-cell>
          <table:table-cell table:style-name="ce24" office:value-type="float" office:value="-6.323">
            <text:p>-6.323</text:p>
          </table:table-cell>
          <table:table-cell table:style-name="ce24" office:value-type="float" office:value="-6.465">
            <text:p>-6.465</text:p>
          </table:table-cell>
          <table:table-cell table:style-name="ce24" office:value-type="float" office:value="-6.534">
            <text:p>-6.534</text:p>
          </table:table-cell>
          <table:table-cell table:style-name="ce24" office:value-type="float" office:value="-6.616">
            <text:p>-6.616</text:p>
          </table:table-cell>
          <table:table-cell table:style-name="ce24" office:value-type="float" office:value="-6.708">
            <text:p>-6.708</text:p>
          </table:table-cell>
          <table:table-cell table:style-name="ce24" office:value-type="float" office:value="-6.818">
            <text:p>-6.818</text:p>
          </table:table-cell>
          <table:table-cell table:style-name="ce24" table:number-columns-repeated="6"/>
          <table:table-cell table:style-name="ce24" office:value-type="string">
            <text:p>weight on ankle</text:p>
          </table:table-cell>
          <table:table-cell table:number-columns-repeated="1004"/>
        </table:table-row>
        <table:table-row table:style-name="ro1">
          <table:table-cell table:style-name="ce22" office:value-type="string">
            <text:p>J0</text:p>
          </table:table-cell>
          <table:table-cell table:style-name="ce22" office:value-type="string">
            <text:p>J1</text:p>
          </table:table-cell>
          <table:table-cell table:style-name="ce22" office:value-type="string">
            <text:p>J2</text:p>
          </table:table-cell>
          <table:table-cell table:style-name="ce22" office:value-type="string">
            <text:p>J3</text:p>
          </table:table-cell>
          <table:table-cell table:style-name="ce22" office:value-type="string">
            <text:p>J4</text:p>
          </table:table-cell>
          <table:table-cell table:style-name="ce22" office:value-type="string">
            <text:p>J5</text:p>
          </table:table-cell>
          <table:table-cell table:style-name="ce22" office:value-type="string">
            <text:p>REAL J3</text:p>
          </table:table-cell>
          <table:table-cell table:style-name="ce24" office:value-type="float" office:value="0">
            <text:p>0</text:p>
          </table:table-cell>
          <table:table-cell table:style-name="ce24" table:formula="of:=190*0.001*9.81*[.I68]*0.001" office:value-type="float" office:value="0.1789344">
            <text:p>0.1789344</text:p>
          </table:table-cell>
          <table:table-cell table:style-name="ce24" table:formula="of:=190*0.001*9.81*[.J68]*0.001" office:value-type="float" office:value="0.2628099">
            <text:p>0.2628099</text:p>
          </table:table-cell>
          <table:table-cell table:style-name="ce24" table:formula="of:=190*0.001*9.81*[.K68]*0.001" office:value-type="float" office:value="0.3634605">
            <text:p>0.3634605</text:p>
          </table:table-cell>
          <table:table-cell table:style-name="ce24" table:formula="of:=190*0.001*9.81*[.L68]*0.001" office:value-type="float" office:value="0.4771584">
            <text:p>0.4771584</text:p>
          </table:table-cell>
          <table:table-cell table:style-name="ce24" table:formula="of:=190*0.001*9.81*[.M68]*0.001" office:value-type="float" office:value="0.615087">
            <text:p>0.615087</text:p>
          </table:table-cell>
          <table:table-cell table:style-name="ce24" table:number-columns-repeated="7"/>
          <table:table-cell table:number-columns-repeated="1004"/>
        </table:table-row>
        <table:table-row table:style-name="ro1"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-90">
            <text:p>-9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2" office:value-type="string">
            <text:p>GAIN J3</text:p>
          </table:table-cell>
          <table:table-cell table:style-name="ce24" office:value-type="string">
            <text:p>-</text:p>
          </table:table-cell>
          <table:table-cell table:style-name="ce24" table:formula="of:=[.I70]/([.I69]+6.323)" office:value-type="float" office:value="-1.26010140845071">
            <text:p>-1.2601014085</text:p>
          </table:table-cell>
          <table:table-cell table:style-name="ce24" table:formula="of:=[.J70]/([.J69]+6.323)" office:value-type="float" office:value="-1.24554454976304">
            <text:p>-1.2455445498</text:p>
          </table:table-cell>
          <table:table-cell table:style-name="ce24" table:formula="of:=[.K70]/([.K69]+6.323)" office:value-type="float" office:value="-1.2404795221843">
            <text:p>-1.2404795222</text:p>
          </table:table-cell>
          <table:table-cell table:style-name="ce24" table:formula="of:=[.L70]/([.L69]+6.323)" office:value-type="float" office:value="-1.23937246753247">
            <text:p>-1.2393724675</text:p>
          </table:table-cell>
          <table:table-cell table:style-name="ce24" table:formula="of:=[.M70]/([.M69]+6.323)" office:value-type="float" office:value="-1.2426">
            <text:p>-1.2426</text:p>
          </table:table-cell>
          <table:table-cell table:style-name="ce24"/>
          <table:table-cell table:style-name="ce41" table:formula="of:=AVERAGE([.I71:.M71])" office:value-type="float" office:value="-1.2456195895861">
            <text:p>-1.2456195896</text:p>
          </table:table-cell>
          <table:table-cell table:style-name="ce41" table:formula="of:=-[.H69]" office:value-type="float" office:value="6.323">
            <text:p>6.323</text:p>
          </table:table-cell>
          <table:table-cell table:style-name="ce24" table:formula="of:=VAR([.I71];[.J71];[.K71];[.L71];[.M71])" office:value-type="float" office:value="0.0000710733641797125">
            <text:p>7.10733641797125E-005</text:p>
          </table:table-cell>
          <table:table-cell table:style-name="ce24" table:formula="of:=STDEV([.I71:.M71])" office:value-type="float" office:value="0.00843050201231887">
            <text:p>0.008430502</text:p>
          </table:table-cell>
          <table:table-cell table:style-name="ce24" table:number-columns-repeated="2"/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>
            <text:p>DATE</text:p>
          </table:table-cell>
          <table:table-cell table:style-name="ce25" office:value-type="string">
            <text:p>TRIAL</text:p>
          </table:table-cell>
          <table:table-cell table:style-name="ce25" office:value-type="string">
            <text:p>PART</text:p>
          </table:table-cell>
          <table:table-cell table:style-name="ce25" office:value-type="string">
            <text:p>JOINT</text:p>
          </table:table-cell>
          <table:table-cell table:style-name="ce25" office:value-type="string">
            <text:p>RAW NBR</text:p>
          </table:table-cell>
          <table:table-cell table:style-name="ce25" office:value-type="string">
            <text:p>DISTANCE JOINT-MASSE</text:p>
          </table:table-cell>
          <table:table-cell table:style-name="ce25" office:value-type="string">
            <text:p>WEIGHT (g)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96">
            <text:p>96</text:p>
          </table:table-cell>
          <table:table-cell table:style-name="ce25" office:value-type="float" office:value="141">
            <text:p>141</text:p>
          </table:table-cell>
          <table:table-cell table:style-name="ce25" office:value-type="float" office:value="195">
            <text:p>195</text:p>
          </table:table-cell>
          <table:table-cell table:style-name="ce25" office:value-type="float" office:value="256">
            <text:p>256</text:p>
          </table:table-cell>
          <table:table-cell table:style-name="ce25" office:value-type="float" office:value="330">
            <text:p>330</text:p>
          </table:table-cell>
          <table:table-cell table:style-name="ce25"/>
          <table:table-cell table:style-name="ce25" office:value-type="string">
            <text:p>GAIN</text:p>
          </table:table-cell>
          <table:table-cell table:style-name="ce25" office:value-type="string">
            <text:p>OFFSET</text:p>
          </table:table-cell>
          <table:table-cell table:style-name="ce25" office:value-type="string">
            <text:p>VARIANCE</text:p>
          </table:table-cell>
          <table:table-cell table:style-name="ce25" office:value-type="string">
            <text:p>ECART-TYPE</text:p>
          </table:table-cell>
          <table:table-cell table:style-name="ce27"/>
          <table:table-cell table:style-name="ce25" office:value-type="string">
            <text:p>NOTES</text:p>
          </table:table-cell>
          <table:table-cell table:number-columns-repeated="1004"/>
        </table:table-row>
        <table:table-row table:style-name="ro2">
          <table:table-cell table:style-name="ce26" office:value-type="date" office:date-value="2014-06-03">
            <text:p>06/03/14</text:p>
          </table:table-cell>
          <table:table-cell table:style-name="ce27" office:value-type="float" office:value="15">
            <text:p>15</text:p>
          </table:table-cell>
          <table:table-cell table:style-name="ce27" office:value-type="string">
            <text:p>upper left leg</text:p>
          </table:table-cell>
          <table:table-cell table:style-name="ce27" office:value-type="string">
            <text:p>J0 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405">
            <text:p>405</text:p>
          </table:table-cell>
          <table:table-cell table:style-name="ce25" office:value-type="string">
            <text:p>READ J0</text:p>
          </table:table-cell>
          <table:table-cell table:style-name="ce27" office:value-type="float" office:value="2.115">
            <text:p>2.115</text:p>
          </table:table-cell>
          <table:table-cell table:style-name="ce27" office:value-type="float" office:value="2.424">
            <text:p>2.424</text:p>
          </table:table-cell>
          <table:table-cell table:style-name="ce27" office:value-type="float" office:value="2.543">
            <text:p>2.543</text:p>
          </table:table-cell>
          <table:table-cell table:style-name="ce27" office:value-type="float" office:value="2.679">
            <text:p>2.679</text:p>
          </table:table-cell>
          <table:table-cell table:style-name="ce27" office:value-type="float" office:value="2.828">
            <text:p>2.828</text:p>
          </table:table-cell>
          <table:table-cell table:style-name="ce27" office:value-type="float" office:value="3.003">
            <text:p>3.003</text:p>
          </table:table-cell>
          <table:table-cell table:style-name="ce27" table:number-columns-repeated="6"/>
          <table:table-cell table:style-name="ce27" office:value-type="string">
            <text:p>weight on ankle</text:p>
          </table:table-cell>
          <table:table-cell table:number-columns-repeated="1004"/>
        </table:table-row>
        <table:table-row table:style-name="ro1">
          <table:table-cell table:style-name="ce25" office:value-type="string">
            <text:p>J0</text:p>
          </table:table-cell>
          <table:table-cell table:style-name="ce25" office:value-type="string">
            <text:p>J1</text:p>
          </table:table-cell>
          <table:table-cell table:style-name="ce25" office:value-type="string">
            <text:p>J2</text:p>
          </table:table-cell>
          <table:table-cell table:style-name="ce25" office:value-type="string">
            <text:p>J3</text:p>
          </table:table-cell>
          <table:table-cell table:style-name="ce25" office:value-type="string">
            <text:p>J4</text:p>
          </table:table-cell>
          <table:table-cell table:style-name="ce25" office:value-type="string">
            <text:p>J5</text:p>
          </table:table-cell>
          <table:table-cell table:style-name="ce25" office:value-type="string">
            <text:p>REAL J0</text:p>
          </table:table-cell>
          <table:table-cell table:style-name="ce27" office:value-type="float" office:value="0">
            <text:p>0</text:p>
          </table:table-cell>
          <table:table-cell table:style-name="ce27" table:formula="of:=405*0.001*9.81*[.I74]*0.001" office:value-type="float" office:value="0.3814128">
            <text:p>0.3814128</text:p>
          </table:table-cell>
          <table:table-cell table:style-name="ce27" table:formula="of:=405*0.001*9.81*[.J74]*0.001" office:value-type="float" office:value="0.56020005">
            <text:p>0.56020005</text:p>
          </table:table-cell>
          <table:table-cell table:style-name="ce27" table:formula="of:=405*0.001*9.81*[.K74]*0.001" office:value-type="float" office:value="0.77474475">
            <text:p>0.77474475</text:p>
          </table:table-cell>
          <table:table-cell table:style-name="ce27" table:formula="of:=405*0.001*9.81*[.L74]*0.001" office:value-type="float" office:value="1.0171008">
            <text:p>1.0171008</text:p>
          </table:table-cell>
          <table:table-cell table:style-name="ce27" table:formula="of:=405*0.001*9.81*[.M74]*0.001" office:value-type="float" office:value="1.3111065">
            <text:p>1.3111065</text:p>
          </table:table-cell>
          <table:table-cell table:style-name="ce27" table:number-columns-repeated="7"/>
          <table:table-cell table:number-columns-repeated="1004"/>
        </table:table-row>
        <table:table-row table:style-name="ro1">
          <table:table-cell table:style-name="ce27" office:value-type="float" office:value="90">
            <text:p>90</text:p>
          </table:table-cell>
          <table:table-cell table:number-columns-repeated="5" table:style-name="ce27" office:value-type="float" office:value="0">
            <text:p>0</text:p>
          </table:table-cell>
          <table:table-cell table:style-name="ce25" office:value-type="string">
            <text:p>GAIN J0</text:p>
          </table:table-cell>
          <table:table-cell table:style-name="ce27" office:value-type="string">
            <text:p>-</text:p>
          </table:table-cell>
          <table:table-cell table:style-name="ce27" table:formula="of:=[.I76]/([.I75]-2.115)" office:value-type="float" office:value="1.23434563106796">
            <text:p>1.2343456311</text:p>
          </table:table-cell>
          <table:table-cell table:style-name="ce27" table:formula="of:=[.J76]/([.J75]-2.115)" office:value-type="float" office:value="1.30887862149533">
            <text:p>1.3088786215</text:p>
          </table:table-cell>
          <table:table-cell table:style-name="ce27" table:formula="of:=[.K76]/([.K75]-2.115)" office:value-type="float" office:value="1.37366090425532">
            <text:p>1.3736609043</text:p>
          </table:table-cell>
          <table:table-cell table:style-name="ce27" table:formula="of:=[.L76]/([.L75]-2.115)" office:value-type="float" office:value="1.42650883590463">
            <text:p>1.4265088359</text:p>
          </table:table-cell>
          <table:table-cell table:style-name="ce27" table:formula="of:=[.M76]/([.M75]-2.115)" office:value-type="float" office:value="1.47647128378378">
            <text:p>1.4764712838</text:p>
          </table:table-cell>
          <table:table-cell table:style-name="ce27"/>
          <table:table-cell table:style-name="ce42" table:formula="of:=AVERAGE([.I77:.M77])" office:value-type="float" office:value="1.3639730553014">
            <text:p>1.3639730553</text:p>
          </table:table-cell>
          <table:table-cell table:style-name="ce42" table:formula="of:=-[.H75]" office:value-type="float" office:value="-2.115">
            <text:p>-2.115</text:p>
          </table:table-cell>
          <table:table-cell table:style-name="ce27" table:formula="of:=VAR([.I77];[.J77];[.K77];[.L77];[.M77])" office:value-type="float" office:value="0.00912477385862278">
            <text:p>0.0091247739</text:p>
          </table:table-cell>
          <table:table-cell table:style-name="ce27" table:formula="of:=STDEV([.I77:.M77])" office:value-type="float" office:value="0.095523682187313">
            <text:p>0.0955236822</text:p>
          </table:table-cell>
          <table:table-cell table:style-name="ce27" table:number-columns-repeated="2"/>
          <table:table-cell table:number-columns-repeated="1004"/>
        </table:table-row>
        <table:table-row table:style-name="ro1" table:number-rows-repeated="2">
          <table:table-cell table:style-name="ce28" table:number-columns-repeated="20"/>
          <table:table-cell table:number-columns-repeated="1004"/>
        </table:table-row>
        <table:table-row table:style-name="ro1">
          <table:table-cell table:style-name="ce25" office:value-type="string">
            <text:p>DATE</text:p>
          </table:table-cell>
          <table:table-cell table:style-name="ce25" office:value-type="string">
            <text:p>TRIAL</text:p>
          </table:table-cell>
          <table:table-cell table:style-name="ce25" office:value-type="string">
            <text:p>PART</text:p>
          </table:table-cell>
          <table:table-cell table:style-name="ce25" office:value-type="string">
            <text:p>JOINT</text:p>
          </table:table-cell>
          <table:table-cell table:style-name="ce25" office:value-type="string">
            <text:p>RAW NBR</text:p>
          </table:table-cell>
          <table:table-cell table:style-name="ce25" office:value-type="string">
            <text:p>DISTANCE JOINT-MASSE</text:p>
          </table:table-cell>
          <table:table-cell table:style-name="ce25" office:value-type="string">
            <text:p>WEIGHT (g)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96">
            <text:p>96</text:p>
          </table:table-cell>
          <table:table-cell table:style-name="ce25" office:value-type="float" office:value="141">
            <text:p>141</text:p>
          </table:table-cell>
          <table:table-cell table:style-name="ce25" office:value-type="float" office:value="195">
            <text:p>195</text:p>
          </table:table-cell>
          <table:table-cell table:style-name="ce25" office:value-type="float" office:value="256">
            <text:p>256</text:p>
          </table:table-cell>
          <table:table-cell table:style-name="ce25" office:value-type="float" office:value="330">
            <text:p>330</text:p>
          </table:table-cell>
          <table:table-cell table:style-name="ce25"/>
          <table:table-cell table:style-name="ce25" office:value-type="string">
            <text:p>GAIN</text:p>
          </table:table-cell>
          <table:table-cell table:style-name="ce25" office:value-type="string">
            <text:p>OFFSET</text:p>
          </table:table-cell>
          <table:table-cell table:style-name="ce25" office:value-type="string">
            <text:p>VARIANCE</text:p>
          </table:table-cell>
          <table:table-cell table:style-name="ce25" office:value-type="string">
            <text:p>ECART-TYPE</text:p>
          </table:table-cell>
          <table:table-cell table:style-name="ce27"/>
          <table:table-cell table:style-name="ce25" office:value-type="string">
            <text:p>NOTES</text:p>
          </table:table-cell>
          <table:table-cell table:number-columns-repeated="1004"/>
        </table:table-row>
        <table:table-row table:style-name="ro2">
          <table:table-cell table:style-name="ce26" office:value-type="date" office:date-value="2014-06-03">
            <text:p>06/03/14</text:p>
          </table:table-cell>
          <table:table-cell table:style-name="ce27" office:value-type="float" office:value="16">
            <text:p>16</text:p>
          </table:table-cell>
          <table:table-cell table:style-name="ce27" office:value-type="string">
            <text:p>upper left leg</text:p>
          </table:table-cell>
          <table:table-cell table:style-name="ce27" office:value-type="string">
            <text:p>J1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405">
            <text:p>405</text:p>
          </table:table-cell>
          <table:table-cell table:style-name="ce25" office:value-type="string">
            <text:p>READ J1</text:p>
          </table:table-cell>
          <table:table-cell table:style-name="ce27" office:value-type="float" office:value="9.23">
            <text:p>9.23</text:p>
          </table:table-cell>
          <table:table-cell table:style-name="ce27" office:value-type="float" office:value="9.552">
            <text:p>9.552</text:p>
          </table:table-cell>
          <table:table-cell table:style-name="ce27" office:value-type="float" office:value="9.702">
            <text:p>9.702</text:p>
          </table:table-cell>
          <table:table-cell table:style-name="ce27" office:value-type="float" office:value="9.885">
            <text:p>9.885</text:p>
          </table:table-cell>
          <table:table-cell table:style-name="ce27" office:value-type="float" office:value="10.095">
            <text:p>10.095</text:p>
          </table:table-cell>
          <table:table-cell table:style-name="ce27" office:value-type="float" office:value="10.34">
            <text:p>10.34</text:p>
          </table:table-cell>
          <table:table-cell table:style-name="ce27" table:number-columns-repeated="6"/>
          <table:table-cell table:style-name="ce27" office:value-type="string">
            <text:p>weight on ankle</text:p>
          </table:table-cell>
          <table:table-cell table:number-columns-repeated="1004"/>
        </table:table-row>
        <table:table-row table:style-name="ro1">
          <table:table-cell table:style-name="ce25" office:value-type="string">
            <text:p>J0</text:p>
          </table:table-cell>
          <table:table-cell table:style-name="ce25" office:value-type="string">
            <text:p>J1</text:p>
          </table:table-cell>
          <table:table-cell table:style-name="ce25" office:value-type="string">
            <text:p>J2</text:p>
          </table:table-cell>
          <table:table-cell table:style-name="ce25" office:value-type="string">
            <text:p>J3</text:p>
          </table:table-cell>
          <table:table-cell table:style-name="ce25" office:value-type="string">
            <text:p>J4</text:p>
          </table:table-cell>
          <table:table-cell table:style-name="ce25" office:value-type="string">
            <text:p>J5</text:p>
          </table:table-cell>
          <table:table-cell table:style-name="ce25" office:value-type="string">
            <text:p>REAL J1</text:p>
          </table:table-cell>
          <table:table-cell table:style-name="ce27" office:value-type="float" office:value="0">
            <text:p>0</text:p>
          </table:table-cell>
          <table:table-cell table:style-name="ce27" table:formula="of:=405*0.001*9.81*[.I80]*0.001" office:value-type="float" office:value="0.3814128">
            <text:p>0.3814128</text:p>
          </table:table-cell>
          <table:table-cell table:style-name="ce27" table:formula="of:=405*0.001*9.81*[.J80]*0.001" office:value-type="float" office:value="0.56020005">
            <text:p>0.56020005</text:p>
          </table:table-cell>
          <table:table-cell table:style-name="ce27" table:formula="of:=405*0.001*9.81*[.K80]*0.001" office:value-type="float" office:value="0.77474475">
            <text:p>0.77474475</text:p>
          </table:table-cell>
          <table:table-cell table:style-name="ce27" table:formula="of:=405*0.001*9.81*[.L80]*0.001" office:value-type="float" office:value="1.0171008">
            <text:p>1.0171008</text:p>
          </table:table-cell>
          <table:table-cell table:style-name="ce27" table:formula="of:=405*0.001*9.81*[.M80]*0.001" office:value-type="float" office:value="1.3111065">
            <text:p>1.3111065</text:p>
          </table:table-cell>
          <table:table-cell table:style-name="ce27" table:number-columns-repeated="7"/>
          <table:table-cell table:number-columns-repeated="1004"/>
        </table:table-row>
        <table:table-row table:style-name="ro1">
          <table:table-cell table:style-name="ce27" office:value-type="float" office:value="0">
            <text:p>0</text:p>
          </table:table-cell>
          <table:table-cell table:style-name="ce27" office:value-type="float" office:value="90">
            <text:p>90</text:p>
          </table:table-cell>
          <table:table-cell table:number-columns-repeated="4" table:style-name="ce27" office:value-type="float" office:value="0">
            <text:p>0</text:p>
          </table:table-cell>
          <table:table-cell table:style-name="ce25" office:value-type="string">
            <text:p>GAIN J1</text:p>
          </table:table-cell>
          <table:table-cell table:style-name="ce27" office:value-type="string">
            <text:p>-</text:p>
          </table:table-cell>
          <table:table-cell table:style-name="ce27" table:formula="of:=[.I82]/([.I81]-9.23)" office:value-type="float" office:value="1.18451180124224">
            <text:p>1.1845118012</text:p>
          </table:table-cell>
          <table:table-cell table:style-name="ce27" table:formula="of:=[.J82]/([.J81]-9.23)" office:value-type="float" office:value="1.18686451271187">
            <text:p>1.1868645127</text:p>
          </table:table-cell>
          <table:table-cell table:style-name="ce27" table:formula="of:=[.K82]/([.K81]-9.23)" office:value-type="float" office:value="1.18281641221374">
            <text:p>1.1828164122</text:p>
          </table:table-cell>
          <table:table-cell table:style-name="ce27" table:formula="of:=[.L82]/([.L81]-9.23)" office:value-type="float" office:value="1.17583907514451">
            <text:p>1.1758390751</text:p>
          </table:table-cell>
          <table:table-cell table:style-name="ce27" table:formula="of:=[.M82]/([.M81]-9.23)" office:value-type="float" office:value="1.18117702702703">
            <text:p>1.181177027</text:p>
          </table:table-cell>
          <table:table-cell table:style-name="ce27"/>
          <table:table-cell table:style-name="ce42" table:formula="of:=AVERAGE([.I83:.M83])" office:value-type="float" office:value="1.18224176566788">
            <text:p>1.1822417657</text:p>
          </table:table-cell>
          <table:table-cell table:style-name="ce42" table:formula="of:=-[.H81]" office:value-type="float" office:value="-9.23">
            <text:p>-9.23</text:p>
          </table:table-cell>
          <table:table-cell table:style-name="ce27" table:formula="of:=VAR([.I83];[.J83];[.K83];[.L83];[.M83])" office:value-type="float" office:value="0.0000172452961764009">
            <text:p>1.72452961764009E-005</text:p>
          </table:table-cell>
          <table:table-cell table:style-name="ce27" table:formula="of:=STDEV([.I83:.M83])" office:value-type="float" office:value="0.00415274561903338">
            <text:p>0.0041527456</text:p>
          </table:table-cell>
          <table:table-cell table:style-name="ce27" table:number-columns-repeated="2"/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9" office:value-type="string">
            <text:p>DATE</text:p>
          </table:table-cell>
          <table:table-cell table:style-name="ce29" office:value-type="string">
            <text:p>TRIAL</text:p>
          </table:table-cell>
          <table:table-cell table:style-name="ce29" office:value-type="string">
            <text:p>PART</text:p>
          </table:table-cell>
          <table:table-cell table:style-name="ce29" office:value-type="string">
            <text:p>JOINT</text:p>
          </table:table-cell>
          <table:table-cell table:style-name="ce29" office:value-type="string">
            <text:p>RAW NBR</text:p>
          </table:table-cell>
          <table:table-cell table:style-name="ce29" office:value-type="string">
            <text:p>DISTANCE JOINT-MASSE</text:p>
          </table:table-cell>
          <table:table-cell table:style-name="ce29" office:value-type="string">
            <text:p>WEIGHT (g)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96">
            <text:p>96</text:p>
          </table:table-cell>
          <table:table-cell table:style-name="ce29" office:value-type="float" office:value="141">
            <text:p>141</text:p>
          </table:table-cell>
          <table:table-cell table:style-name="ce29" office:value-type="float" office:value="195">
            <text:p>195</text:p>
          </table:table-cell>
          <table:table-cell table:style-name="ce29" office:value-type="float" office:value="256">
            <text:p>256</text:p>
          </table:table-cell>
          <table:table-cell table:style-name="ce29" office:value-type="float" office:value="330">
            <text:p>330</text:p>
          </table:table-cell>
          <table:table-cell table:style-name="ce29"/>
          <table:table-cell table:style-name="ce29" office:value-type="string">
            <text:p>GAIN</text:p>
          </table:table-cell>
          <table:table-cell table:style-name="ce29" office:value-type="string">
            <text:p>OFFSET</text:p>
          </table:table-cell>
          <table:table-cell table:style-name="ce29" office:value-type="string">
            <text:p>VARIANCE</text:p>
          </table:table-cell>
          <table:table-cell table:style-name="ce29" office:value-type="string">
            <text:p>ECART-TYPE</text:p>
          </table:table-cell>
          <table:table-cell table:style-name="ce31"/>
          <table:table-cell table:style-name="ce29" office:value-type="string">
            <text:p>NOTES</text:p>
          </table:table-cell>
          <table:table-cell table:number-columns-repeated="1004"/>
        </table:table-row>
        <table:table-row table:style-name="ro2">
          <table:table-cell table:style-name="ce30" office:value-type="date" office:date-value="2014-06-03">
            <text:p>06/03/14</text:p>
          </table:table-cell>
          <table:table-cell table:style-name="ce31" office:value-type="float" office:value="17">
            <text:p>17</text:p>
          </table:table-cell>
          <table:table-cell table:style-name="ce31" office:value-type="string">
            <text:p>lower left leg</text:p>
          </table:table-cell>
          <table:table-cell table:style-name="ce31" office:value-type="string">
            <text:p>J3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190">
            <text:p>190</text:p>
          </table:table-cell>
          <table:table-cell table:style-name="ce29" office:value-type="string">
            <text:p>READ J3</text:p>
          </table:table-cell>
          <table:table-cell table:style-name="ce31" office:value-type="float" office:value="-1.97">
            <text:p>-1.97</text:p>
          </table:table-cell>
          <table:table-cell table:style-name="ce31" office:value-type="float" office:value="-2.13">
            <text:p>-2.13</text:p>
          </table:table-cell>
          <table:table-cell table:style-name="ce31" office:value-type="float" office:value="-2.205">
            <text:p>-2.205</text:p>
          </table:table-cell>
          <table:table-cell table:style-name="ce31" office:value-type="float" office:value="-2.3">
            <text:p>-2.3</text:p>
          </table:table-cell>
          <table:table-cell table:style-name="ce31" office:value-type="float" office:value="-2.4">
            <text:p>-2.4</text:p>
          </table:table-cell>
          <table:table-cell table:style-name="ce31" office:value-type="float" office:value="-2.53">
            <text:p>-2.53</text:p>
          </table:table-cell>
          <table:table-cell table:style-name="ce31" table:number-columns-repeated="6"/>
          <table:table-cell table:style-name="ce31" office:value-type="string">
            <text:p>weight on ankle</text:p>
          </table:table-cell>
          <table:table-cell table:number-columns-repeated="1004"/>
        </table:table-row>
        <table:table-row table:style-name="ro1">
          <table:table-cell table:style-name="ce29" office:value-type="string">
            <text:p>J0</text:p>
          </table:table-cell>
          <table:table-cell table:style-name="ce29" office:value-type="string">
            <text:p>J1</text:p>
          </table:table-cell>
          <table:table-cell table:style-name="ce29" office:value-type="string">
            <text:p>J2</text:p>
          </table:table-cell>
          <table:table-cell table:style-name="ce29" office:value-type="string">
            <text:p>J3</text:p>
          </table:table-cell>
          <table:table-cell table:style-name="ce29" office:value-type="string">
            <text:p>J4</text:p>
          </table:table-cell>
          <table:table-cell table:style-name="ce29" office:value-type="string">
            <text:p>J5</text:p>
          </table:table-cell>
          <table:table-cell table:style-name="ce29" office:value-type="string">
            <text:p>REAL J3</text:p>
          </table:table-cell>
          <table:table-cell table:style-name="ce31" office:value-type="float" office:value="0">
            <text:p>0</text:p>
          </table:table-cell>
          <table:table-cell table:style-name="ce31" table:formula="of:=190*0.001*9.81*[.I86]*0.001" office:value-type="float" office:value="0.1789344">
            <text:p>0.1789344</text:p>
          </table:table-cell>
          <table:table-cell table:style-name="ce31" table:formula="of:=190*0.001*9.81*[.J86]*0.001" office:value-type="float" office:value="0.2628099">
            <text:p>0.2628099</text:p>
          </table:table-cell>
          <table:table-cell table:style-name="ce31" table:formula="of:=190*0.001*9.81*[.K86]*0.001" office:value-type="float" office:value="0.3634605">
            <text:p>0.3634605</text:p>
          </table:table-cell>
          <table:table-cell table:style-name="ce31" table:formula="of:=190*0.001*9.81*[.L86]*0.001" office:value-type="float" office:value="0.4771584">
            <text:p>0.4771584</text:p>
          </table:table-cell>
          <table:table-cell table:style-name="ce31" table:formula="of:=190*0.001*9.81*[.M86]*0.001" office:value-type="float" office:value="0.615087">
            <text:p>0.615087</text:p>
          </table:table-cell>
          <table:table-cell table:style-name="ce31" table:number-columns-repeated="7"/>
          <table:table-cell table:number-columns-repeated="1004"/>
        </table:table-row>
        <table:table-row table:style-name="ro1"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-90">
            <text:p>-90</text:p>
          </table:table-cell>
          <table:table-cell table:number-columns-repeated="2" table:style-name="ce31" office:value-type="float" office:value="0">
            <text:p>0</text:p>
          </table:table-cell>
          <table:table-cell table:style-name="ce29" office:value-type="string">
            <text:p>GAIN J3</text:p>
          </table:table-cell>
          <table:table-cell table:style-name="ce31" office:value-type="string">
            <text:p>-</text:p>
          </table:table-cell>
          <table:table-cell table:style-name="ce31" table:formula="of:=[.I88]/([.I87]+1.97)" office:value-type="float" office:value="-1.11834">
            <text:p>-1.11834</text:p>
          </table:table-cell>
          <table:table-cell table:style-name="ce31" table:formula="of:=[.J88]/([.J87]+1.97)" office:value-type="float" office:value="-1.11834">
            <text:p>-1.11834</text:p>
          </table:table-cell>
          <table:table-cell table:style-name="ce31" table:formula="of:=[.K88]/([.K87]+1.97)" office:value-type="float" office:value="-1.10139545454546">
            <text:p>-1.1013954545</text:p>
          </table:table-cell>
          <table:table-cell table:style-name="ce31" table:formula="of:=[.L88]/([.L87]+1.97)" office:value-type="float" office:value="-1.10967069767442">
            <text:p>-1.1096706977</text:p>
          </table:table-cell>
          <table:table-cell table:style-name="ce31" table:formula="of:=[.M88]/([.M87]+1.97)" office:value-type="float" office:value="-1.09836964285714">
            <text:p>-1.0983696429</text:p>
          </table:table-cell>
          <table:table-cell table:style-name="ce31"/>
          <table:table-cell table:style-name="ce43" table:formula="of:=AVERAGE([.I89:.M89])" office:value-type="float" office:value="-1.1092231590154">
            <text:p>-1.109223159</text:p>
          </table:table-cell>
          <table:table-cell table:style-name="ce43" table:formula="of:=-[.H87]" office:value-type="float" office:value="1.97">
            <text:p>1.97</text:p>
          </table:table-cell>
          <table:table-cell table:style-name="ce31" table:formula="of:=VAR([.I89];[.J89];[.K89];[.L89];[.M89])" office:value-type="float" office:value="0.0000863764100486609">
            <text:p>8.63764100486609E-005</text:p>
          </table:table-cell>
          <table:table-cell table:style-name="ce31" table:formula="of:=STDEV([.I89:.M89])" office:value-type="float" office:value="0.0092938910069282">
            <text:p>0.009293891</text:p>
          </table:table-cell>
          <table:table-cell table:style-name="ce31" table:number-columns-repeated="2"/>
          <table:table-cell table:number-columns-repeated="1004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22" office:value-type="string">
            <text:p>DATE</text:p>
          </table:table-cell>
          <table:table-cell table:style-name="ce22" office:value-type="string">
            <text:p>TRIAL</text:p>
          </table:table-cell>
          <table:table-cell table:style-name="ce22" office:value-type="string">
            <text:p>PART</text:p>
          </table:table-cell>
          <table:table-cell table:style-name="ce22" office:value-type="string">
            <text:p>JOINT</text:p>
          </table:table-cell>
          <table:table-cell table:style-name="ce22" office:value-type="string">
            <text:p>RAW NBR</text:p>
          </table:table-cell>
          <table:table-cell table:style-name="ce22" office:value-type="string">
            <text:p>DISTANCE JOINT-MASSE</text:p>
          </table:table-cell>
          <table:table-cell table:style-name="ce22" office:value-type="string">
            <text:p>WEIGHT (g)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141">
            <text:p>141</text:p>
          </table:table-cell>
          <table:table-cell table:style-name="ce22" office:value-type="float" office:value="195">
            <text:p>195</text:p>
          </table:table-cell>
          <table:table-cell table:style-name="ce22" office:value-type="float" office:value="256">
            <text:p>256</text:p>
          </table:table-cell>
          <table:table-cell table:style-name="ce22" office:value-type="float" office:value="330">
            <text:p>330</text:p>
          </table:table-cell>
          <table:table-cell table:style-name="ce22"/>
          <table:table-cell table:style-name="ce22" office:value-type="string">
            <text:p>GAIN</text:p>
          </table:table-cell>
          <table:table-cell table:style-name="ce22" office:value-type="string">
            <text:p>OFFSET</text:p>
          </table:table-cell>
          <table:table-cell table:style-name="ce22" office:value-type="string">
            <text:p>VARIANCE</text:p>
          </table:table-cell>
          <table:table-cell table:style-name="ce22" office:value-type="string">
            <text:p>ECART-TYPE</text:p>
          </table:table-cell>
          <table:table-cell table:style-name="ce24"/>
          <table:table-cell table:style-name="ce22" office:value-type="string">
            <text:p>NOTES</text:p>
          </table:table-cell>
          <table:table-cell table:number-columns-repeated="1004"/>
        </table:table-row>
        <table:table-row table:style-name="ro2">
          <table:table-cell table:style-name="ce23" office:value-type="date" office:date-value="2014-06-04">
            <text:p>06/04/14</text:p>
          </table:table-cell>
          <table:table-cell table:style-name="ce24" office:value-type="float" office:value="18">
            <text:p>18</text:p>
          </table:table-cell>
          <table:table-cell table:style-name="ce24" office:value-type="string">
            <text:p>lower right leg</text:p>
          </table:table-cell>
          <table:table-cell table:style-name="ce24" office:value-type="string">
            <text:p>J4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58">
            <text:p>58</text:p>
          </table:table-cell>
          <table:table-cell table:style-name="ce22" office:value-type="string">
            <text:p>READ J4</text:p>
          </table:table-cell>
          <table:table-cell table:style-name="ce24" office:value-type="float" office:value="0.075">
            <text:p>0.075</text:p>
          </table:table-cell>
          <table:table-cell table:style-name="ce24" office:value-type="float" office:value="0.119">
            <text:p>0.119</text:p>
          </table:table-cell>
          <table:table-cell table:style-name="ce24" office:value-type="float" office:value="0.144">
            <text:p>0.144</text:p>
          </table:table-cell>
          <table:table-cell table:style-name="ce24" office:value-type="float" office:value="0.171">
            <text:p>0.171</text:p>
          </table:table-cell>
          <table:table-cell table:style-name="ce24" office:value-type="float" office:value="0.201">
            <text:p>0.201</text:p>
          </table:table-cell>
          <table:table-cell table:style-name="ce24" office:value-type="float" office:value="0.237">
            <text:p>0.237</text:p>
          </table:table-cell>
          <table:table-cell table:style-name="ce24" table:number-columns-repeated="7"/>
          <table:table-cell table:number-columns-repeated="1004"/>
        </table:table-row>
        <table:table-row table:style-name="ro1">
          <table:table-cell table:style-name="ce22" office:value-type="string">
            <text:p>J0</text:p>
          </table:table-cell>
          <table:table-cell table:style-name="ce22" office:value-type="string">
            <text:p>J1</text:p>
          </table:table-cell>
          <table:table-cell table:style-name="ce22" office:value-type="string">
            <text:p>J2</text:p>
          </table:table-cell>
          <table:table-cell table:style-name="ce22" office:value-type="string">
            <text:p>J3</text:p>
          </table:table-cell>
          <table:table-cell table:style-name="ce22" office:value-type="string">
            <text:p>J4</text:p>
          </table:table-cell>
          <table:table-cell table:style-name="ce22" office:value-type="string">
            <text:p>J5</text:p>
          </table:table-cell>
          <table:table-cell table:style-name="ce22" office:value-type="string">
            <text:p>REAL J4</text:p>
          </table:table-cell>
          <table:table-cell table:style-name="ce24" office:value-type="float" office:value="0">
            <text:p>0</text:p>
          </table:table-cell>
          <table:table-cell table:style-name="ce24" table:formula="of:=58*0.001*9.81*[.I92]*0.001" office:value-type="float" office:value="0.05462208">
            <text:p>0.05462208</text:p>
          </table:table-cell>
          <table:table-cell table:style-name="ce24" table:formula="of:=58*0.001*9.81*[.J92]*0.001" office:value-type="float" office:value="0.08022618">
            <text:p>0.08022618</text:p>
          </table:table-cell>
          <table:table-cell table:style-name="ce24" table:formula="of:=58*0.001*9.81*[.K92]*0.001" office:value-type="float" office:value="0.1109511">
            <text:p>0.1109511</text:p>
          </table:table-cell>
          <table:table-cell table:style-name="ce24" table:formula="of:=58*0.001*9.81*[.L92]*0.001" office:value-type="float" office:value="0.14565888">
            <text:p>0.14565888</text:p>
          </table:table-cell>
          <table:table-cell table:style-name="ce24" table:formula="of:=58*0.001*9.81*[.M92]*0.001" office:value-type="float" office:value="0.1877634">
            <text:p>0.1877634</text:p>
          </table:table-cell>
          <table:table-cell table:style-name="ce24" table:number-columns-repeated="7"/>
          <table:table-cell table:number-columns-repeated="1004"/>
        </table:table-row>
        <table:table-row table:style-name="ro1">
          <table:table-cell table:style-name="ce24" office:value-type="float" office:value="90">
            <text:p>9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-90">
            <text:p>-9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2" office:value-type="string">
            <text:p>GAIN J4</text:p>
          </table:table-cell>
          <table:table-cell table:style-name="ce24" office:value-type="string">
            <text:p>-</text:p>
          </table:table-cell>
          <table:table-cell table:style-name="ce24" table:formula="of:=[.I94]/([.I93]-0.075)" office:value-type="float" office:value="1.24141090909091">
            <text:p>1.2414109091</text:p>
          </table:table-cell>
          <table:table-cell table:style-name="ce24" table:formula="of:=[.J94]/([.J93]-0.075)" office:value-type="float" office:value="1.16269826086956">
            <text:p>1.1626982609</text:p>
          </table:table-cell>
          <table:table-cell table:style-name="ce24" table:formula="of:=[.K94]/([.K93]-0.075)" office:value-type="float" office:value="1.155740625">
            <text:p>1.155740625</text:p>
          </table:table-cell>
          <table:table-cell table:style-name="ce24" table:formula="of:=[.L94]/([.L93]-0.075)" office:value-type="float" office:value="1.15602285714286">
            <text:p>1.1560228571</text:p>
          </table:table-cell>
          <table:table-cell table:style-name="ce24" table:formula="of:=[.M94]/([.M93]-0.075)" office:value-type="float" office:value="1.15903333333333">
            <text:p>1.1590333333</text:p>
          </table:table-cell>
          <table:table-cell table:style-name="ce24"/>
          <table:table-cell table:style-name="ce41" table:formula="of:=AVERAGE([.I95:.M95])" office:value-type="float" office:value="1.17498119708733">
            <text:p>1.1749811971</text:p>
          </table:table-cell>
          <table:table-cell table:style-name="ce41" table:formula="of:=-[.H93]" office:value-type="float" office:value="-0.075">
            <text:p>-0.075</text:p>
          </table:table-cell>
          <table:table-cell table:style-name="ce24" table:formula="of:=VAR([.I95];[.J95];[.K95];[.L95];[.M95])" office:value-type="float" office:value="0.00138693244625552">
            <text:p>0.0013869324</text:p>
          </table:table-cell>
          <table:table-cell table:style-name="ce24" table:formula="of:=STDEV([.I95:.M95])" office:value-type="float" office:value="0.0372415419425072">
            <text:p>0.0372415419</text:p>
          </table:table-cell>
          <table:table-cell table:style-name="ce24" table:number-columns-repeated="2"/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9" office:value-type="string">
            <text:p>DATE</text:p>
          </table:table-cell>
          <table:table-cell table:style-name="ce29" office:value-type="string">
            <text:p>TRIAL</text:p>
          </table:table-cell>
          <table:table-cell table:style-name="ce29" office:value-type="string">
            <text:p>PART</text:p>
          </table:table-cell>
          <table:table-cell table:style-name="ce29" office:value-type="string">
            <text:p>JOINT</text:p>
          </table:table-cell>
          <table:table-cell table:style-name="ce29" office:value-type="string">
            <text:p>RAW NBR</text:p>
          </table:table-cell>
          <table:table-cell table:style-name="ce29" office:value-type="string">
            <text:p>DISTANCE JOINT-MASSE</text:p>
          </table:table-cell>
          <table:table-cell table:style-name="ce29" office:value-type="string">
            <text:p>WEIGHT (g)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96">
            <text:p>96</text:p>
          </table:table-cell>
          <table:table-cell table:style-name="ce29" office:value-type="float" office:value="141">
            <text:p>141</text:p>
          </table:table-cell>
          <table:table-cell table:style-name="ce29" office:value-type="float" office:value="195">
            <text:p>195</text:p>
          </table:table-cell>
          <table:table-cell table:style-name="ce29" office:value-type="float" office:value="256">
            <text:p>256</text:p>
          </table:table-cell>
          <table:table-cell table:style-name="ce29" office:value-type="float" office:value="330">
            <text:p>330</text:p>
          </table:table-cell>
          <table:table-cell table:style-name="ce29"/>
          <table:table-cell table:style-name="ce29" office:value-type="string">
            <text:p>GAIN</text:p>
          </table:table-cell>
          <table:table-cell table:style-name="ce29" office:value-type="string">
            <text:p>OFFSET</text:p>
          </table:table-cell>
          <table:table-cell table:style-name="ce29" office:value-type="string">
            <text:p>VARIANCE</text:p>
          </table:table-cell>
          <table:table-cell table:style-name="ce29" office:value-type="string">
            <text:p>ECART-TYPE</text:p>
          </table:table-cell>
          <table:table-cell table:style-name="ce31"/>
          <table:table-cell table:style-name="ce29" office:value-type="string">
            <text:p>NOTES</text:p>
          </table:table-cell>
          <table:table-cell table:number-columns-repeated="1004"/>
        </table:table-row>
        <table:table-row table:style-name="ro2">
          <table:table-cell table:style-name="ce30" office:value-type="date" office:date-value="2014-06-04">
            <text:p>06/04/14</text:p>
          </table:table-cell>
          <table:table-cell table:style-name="ce31" office:value-type="float" office:value="19">
            <text:p>19</text:p>
          </table:table-cell>
          <table:table-cell table:style-name="ce31" office:value-type="string">
            <text:p>lower left leg</text:p>
          </table:table-cell>
          <table:table-cell table:style-name="ce31" office:value-type="string">
            <text:p>J4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58">
            <text:p>58</text:p>
          </table:table-cell>
          <table:table-cell table:style-name="ce29" office:value-type="string">
            <text:p>READ J4</text:p>
          </table:table-cell>
          <table:table-cell table:style-name="ce31" office:value-type="float" office:value="0.348">
            <text:p>0.348</text:p>
          </table:table-cell>
          <table:table-cell table:style-name="ce31" office:value-type="float" office:value="0.303">
            <text:p>0.303</text:p>
          </table:table-cell>
          <table:table-cell table:style-name="ce31" office:value-type="float" office:value="0.278">
            <text:p>0.278</text:p>
          </table:table-cell>
          <table:table-cell table:style-name="ce31" office:value-type="float" office:value="0.25">
            <text:p>0.25</text:p>
          </table:table-cell>
          <table:table-cell table:style-name="ce31" office:value-type="float" office:value="0.219">
            <text:p>0.219</text:p>
          </table:table-cell>
          <table:table-cell table:style-name="ce31" office:value-type="float" office:value="0.18">
            <text:p>0.18</text:p>
          </table:table-cell>
          <table:table-cell table:style-name="ce31" table:number-columns-repeated="7"/>
          <table:table-cell table:number-columns-repeated="1004"/>
        </table:table-row>
        <table:table-row table:style-name="ro1">
          <table:table-cell table:style-name="ce29" office:value-type="string">
            <text:p>J0</text:p>
          </table:table-cell>
          <table:table-cell table:style-name="ce29" office:value-type="string">
            <text:p>J1</text:p>
          </table:table-cell>
          <table:table-cell table:style-name="ce29" office:value-type="string">
            <text:p>J2</text:p>
          </table:table-cell>
          <table:table-cell table:style-name="ce29" office:value-type="string">
            <text:p>J3</text:p>
          </table:table-cell>
          <table:table-cell table:style-name="ce29" office:value-type="string">
            <text:p>J4</text:p>
          </table:table-cell>
          <table:table-cell table:style-name="ce29" office:value-type="string">
            <text:p>J5</text:p>
          </table:table-cell>
          <table:table-cell table:style-name="ce29" office:value-type="string">
            <text:p>REAL J4</text:p>
          </table:table-cell>
          <table:table-cell table:style-name="ce31" office:value-type="float" office:value="0">
            <text:p>0</text:p>
          </table:table-cell>
          <table:table-cell table:style-name="ce31" table:formula="of:=58*0.001*9.81*[.I98]*0.001" office:value-type="float" office:value="0.05462208">
            <text:p>0.05462208</text:p>
          </table:table-cell>
          <table:table-cell table:style-name="ce31" table:formula="of:=58*0.001*9.81*[.J98]*0.001" office:value-type="float" office:value="0.08022618">
            <text:p>0.08022618</text:p>
          </table:table-cell>
          <table:table-cell table:style-name="ce31" table:formula="of:=58*0.001*9.81*[.K98]*0.001" office:value-type="float" office:value="0.1109511">
            <text:p>0.1109511</text:p>
          </table:table-cell>
          <table:table-cell table:style-name="ce31" table:formula="of:=58*0.001*9.81*[.L98]*0.001" office:value-type="float" office:value="0.14565888">
            <text:p>0.14565888</text:p>
          </table:table-cell>
          <table:table-cell table:style-name="ce31" table:formula="of:=58*0.001*9.81*[.M98]*0.001" office:value-type="float" office:value="0.1877634">
            <text:p>0.1877634</text:p>
          </table:table-cell>
          <table:table-cell table:style-name="ce31" table:number-columns-repeated="7"/>
          <table:table-cell table:number-columns-repeated="1004"/>
        </table:table-row>
        <table:table-row table:style-name="ro1">
          <table:table-cell table:style-name="ce31" office:value-type="float" office:value="90">
            <text:p>90</text:p>
          </table:table-cell>
          <table:table-cell table:number-columns-repeated="2" table:style-name="ce31" office:value-type="float" office:value="0">
            <text:p>0</text:p>
          </table:table-cell>
          <table:table-cell table:style-name="ce31" office:value-type="float" office:value="-90">
            <text:p>-90</text:p>
          </table:table-cell>
          <table:table-cell table:number-columns-repeated="2" table:style-name="ce31" office:value-type="float" office:value="0">
            <text:p>0</text:p>
          </table:table-cell>
          <table:table-cell table:style-name="ce29" office:value-type="string">
            <text:p>GAIN J4</text:p>
          </table:table-cell>
          <table:table-cell table:style-name="ce31" office:value-type="string">
            <text:p>-</text:p>
          </table:table-cell>
          <table:table-cell table:style-name="ce31" table:formula="of:=[.I100]/([.I99]-0.348)" office:value-type="float" office:value="-1.213824">
            <text:p>-1.213824</text:p>
          </table:table-cell>
          <table:table-cell table:style-name="ce31" table:formula="of:=[.J100]/([.J99]-0.348)" office:value-type="float" office:value="-1.14608828571429">
            <text:p>-1.1460882857</text:p>
          </table:table-cell>
          <table:table-cell table:style-name="ce31" table:formula="of:=[.K100]/([.K99]-0.348)" office:value-type="float" office:value="-1.13215408163265">
            <text:p>-1.1321540816</text:p>
          </table:table-cell>
          <table:table-cell table:style-name="ce31" table:formula="of:=[.L100]/([.L99]-0.348)" office:value-type="float" office:value="-1.12913860465116">
            <text:p>-1.1291386047</text:p>
          </table:table-cell>
          <table:table-cell table:style-name="ce31" table:formula="of:=[.M100]/([.M99]-0.348)" office:value-type="float" office:value="-1.11763928571429">
            <text:p>-1.1176392857</text:p>
          </table:table-cell>
          <table:table-cell table:style-name="ce31"/>
          <table:table-cell table:style-name="ce43" table:formula="of:=AVERAGE([.I101:.M101])" office:value-type="float" office:value="-1.14776885154248">
            <text:p>-1.1477688515</text:p>
          </table:table-cell>
          <table:table-cell table:style-name="ce43" table:formula="of:=-[.H99]" office:value-type="float" office:value="-0.348">
            <text:p>-0.348</text:p>
          </table:table-cell>
          <table:table-cell table:style-name="ce31" table:formula="of:=VAR([.I101];[.J101];[.K101];[.L101];[.M101])" office:value-type="float" office:value="0.00146620120370289">
            <text:p>0.0014662012</text:p>
          </table:table-cell>
          <table:table-cell table:style-name="ce31" table:formula="of:=STDEV([.I101:.M101])" office:value-type="float" office:value="0.0382910068254007">
            <text:p>0.0382910068</text:p>
          </table:table-cell>
          <table:table-cell table:style-name="ce31" table:number-columns-repeated="2"/>
          <table:table-cell table:number-columns-repeated="1004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32" office:value-type="string">
            <text:p>DATE</text:p>
          </table:table-cell>
          <table:table-cell table:style-name="ce32" office:value-type="string">
            <text:p>TRIAL</text:p>
          </table:table-cell>
          <table:table-cell table:style-name="ce32" office:value-type="string">
            <text:p>PART</text:p>
          </table:table-cell>
          <table:table-cell table:style-name="ce32" office:value-type="string">
            <text:p>JOINT</text:p>
          </table:table-cell>
          <table:table-cell table:style-name="ce32" office:value-type="string">
            <text:p>RAW NBR</text:p>
          </table:table-cell>
          <table:table-cell table:style-name="ce32" office:value-type="string">
            <text:p>DISTANCE JOINT-MASSE</text:p>
          </table:table-cell>
          <table:table-cell table:style-name="ce32" office:value-type="string">
            <text:p>WEIGHT (g)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96">
            <text:p>96</text:p>
          </table:table-cell>
          <table:table-cell table:style-name="ce32" office:value-type="float" office:value="141">
            <text:p>141</text:p>
          </table:table-cell>
          <table:table-cell table:style-name="ce32" office:value-type="float" office:value="195">
            <text:p>195</text:p>
          </table:table-cell>
          <table:table-cell table:style-name="ce32" office:value-type="float" office:value="256">
            <text:p>256</text:p>
          </table:table-cell>
          <table:table-cell table:style-name="ce32" office:value-type="float" office:value="330">
            <text:p>330</text:p>
          </table:table-cell>
          <table:table-cell table:style-name="ce32"/>
          <table:table-cell table:style-name="ce32" office:value-type="string">
            <text:p>GAIN</text:p>
          </table:table-cell>
          <table:table-cell table:style-name="ce32" office:value-type="string">
            <text:p>OFFSET</text:p>
          </table:table-cell>
          <table:table-cell table:style-name="ce32" office:value-type="string">
            <text:p>VARIANCE</text:p>
          </table:table-cell>
          <table:table-cell table:style-name="ce32" office:value-type="string">
            <text:p>ECART-TYPE</text:p>
          </table:table-cell>
          <table:table-cell table:style-name="ce34"/>
          <table:table-cell table:style-name="ce32" office:value-type="string">
            <text:p>NOTES</text:p>
          </table:table-cell>
          <table:table-cell table:number-columns-repeated="1004"/>
        </table:table-row>
        <table:table-row table:style-name="ro2">
          <table:table-cell table:style-name="ce33" office:value-type="date" office:date-value="2014-06-13">
            <text:p>06/13/14</text:p>
          </table:table-cell>
          <table:table-cell table:style-name="ce34" office:value-type="float" office:value="20">
            <text:p>20</text:p>
          </table:table-cell>
          <table:table-cell table:style-name="ce34" office:value-type="string">
            <text:p>torso</text:p>
          </table:table-cell>
          <table:table-cell table:style-name="ce34" office:value-type="string">
            <text:p>J2</text:p>
          </table:table-cell>
          <table:table-cell table:style-name="ce34" office:value-type="float" office:value="1">
            <text:p>1</text:p>
          </table:table-cell>
          <table:table-cell table:style-name="ce34" table:formula="of:=261*COS(RADIANS(20))" office:value-type="float" office:value="245.259774025122">
            <text:p>245.2597740251</text:p>
          </table:table-cell>
          <table:table-cell table:style-name="ce32" office:value-type="string">
            <text:p>READ J2</text:p>
          </table:table-cell>
          <table:table-cell table:style-name="ce34" office:value-type="float" office:value="12.36">
            <text:p>12.36</text:p>
          </table:table-cell>
          <table:table-cell table:style-name="ce34" office:value-type="float" office:value="12.565">
            <text:p>12.565</text:p>
          </table:table-cell>
          <table:table-cell table:style-name="ce34" office:value-type="float" office:value="12.645">
            <text:p>12.645</text:p>
          </table:table-cell>
          <table:table-cell table:style-name="ce34" office:value-type="float" office:value="12.745">
            <text:p>12.745</text:p>
          </table:table-cell>
          <table:table-cell table:style-name="ce34" office:value-type="float" office:value="12.855">
            <text:p>12.855</text:p>
          </table:table-cell>
          <table:table-cell table:style-name="ce34" office:value-type="float" office:value="12.985">
            <text:p>12.985</text:p>
          </table:table-cell>
          <table:table-cell table:style-name="ce34" table:number-columns-repeated="7"/>
          <table:table-cell table:number-columns-repeated="1004"/>
        </table:table-row>
        <table:table-row table:style-name="ro1">
          <table:table-cell table:style-name="ce32" office:value-type="string">
            <text:p>J0</text:p>
          </table:table-cell>
          <table:table-cell table:style-name="ce32" office:value-type="string">
            <text:p>J1</text:p>
          </table:table-cell>
          <table:table-cell table:style-name="ce32" office:value-type="string">
            <text:p>J2</text:p>
          </table:table-cell>
          <table:table-cell table:style-name="ce32" office:value-type="string">
            <text:p>J3</text:p>
          </table:table-cell>
          <table:table-cell table:style-name="ce32" office:value-type="string">
            <text:p>J4</text:p>
          </table:table-cell>
          <table:table-cell table:style-name="ce32" office:value-type="string">
            <text:p>J5</text:p>
          </table:table-cell>
          <table:table-cell table:style-name="ce32" office:value-type="string">
            <text:p>REAL J2</text:p>
          </table:table-cell>
          <table:table-cell table:style-name="ce34" office:value-type="float" office:value="0">
            <text:p>0</text:p>
          </table:table-cell>
          <table:table-cell table:style-name="ce34" table:formula="of:=245*0.001*9.81*[.I104]*0.001" office:value-type="float" office:value="0.2307312">
            <text:p>0.2307312</text:p>
          </table:table-cell>
          <table:table-cell table:style-name="ce34" table:formula="of:=245*0.001*9.81*[.J104]*0.001" office:value-type="float" office:value="0.33888645">
            <text:p>0.33888645</text:p>
          </table:table-cell>
          <table:table-cell table:style-name="ce34" table:formula="of:=245*0.001*9.81*[.K104]*0.001" office:value-type="float" office:value="0.46867275">
            <text:p>0.46867275</text:p>
          </table:table-cell>
          <table:table-cell table:style-name="ce34" table:formula="of:=245*0.001*9.81*[.L104]*0.001" office:value-type="float" office:value="0.6152832">
            <text:p>0.6152832</text:p>
          </table:table-cell>
          <table:table-cell table:style-name="ce34" table:formula="of:=245*0.001*9.81*[.M104]*0.001" office:value-type="float" office:value="0.7931385">
            <text:p>0.7931385</text:p>
          </table:table-cell>
          <table:table-cell table:style-name="ce34" table:number-columns-repeated="7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34" office:value-type="float" office:value="70">
            <text:p>70</text:p>
          </table:table-cell>
          <table:table-cell table:style-name="ce34" table:number-columns-repeated="3"/>
          <table:table-cell table:style-name="ce32" office:value-type="string">
            <text:p>GAIN J2</text:p>
          </table:table-cell>
          <table:table-cell table:style-name="ce34" office:value-type="string">
            <text:p>-</text:p>
          </table:table-cell>
          <table:table-cell table:style-name="ce34" table:formula="of:=[.I106]/([.I105]-12.36)" office:value-type="float" office:value="1.12551804878049">
            <text:p>1.1255180488</text:p>
          </table:table-cell>
          <table:table-cell table:style-name="ce34" table:formula="of:=[.J106]/([.J105]-12.36)" office:value-type="float" office:value="1.18907526315789">
            <text:p>1.1890752632</text:p>
          </table:table-cell>
          <table:table-cell table:style-name="ce34" table:formula="of:=[.K106]/([.K105]-12.36)" office:value-type="float" office:value="1.21733181818182">
            <text:p>1.2173318182</text:p>
          </table:table-cell>
          <table:table-cell table:style-name="ce34" table:formula="of:=[.L106]/([.L105]-12.36)" office:value-type="float" office:value="1.24299636363636">
            <text:p>1.2429963636</text:p>
          </table:table-cell>
          <table:table-cell table:style-name="ce34" table:formula="of:=[.M106]/([.M105]-12.36)" office:value-type="float" office:value="1.2690216">
            <text:p>1.2690216</text:p>
          </table:table-cell>
          <table:table-cell table:style-name="ce34"/>
          <table:table-cell table:style-name="ce44" table:formula="of:=AVERAGE([.I107:.M107])" office:value-type="float" office:value="1.20878861875131">
            <text:p>1.2087886188</text:p>
          </table:table-cell>
          <table:table-cell table:style-name="ce44" table:formula="of:=-[.H105]" office:value-type="float" office:value="-12.36">
            <text:p>-12.36</text:p>
          </table:table-cell>
          <table:table-cell table:style-name="ce34" table:formula="of:=VAR([.I107];[.J107];[.K107];[.L107];[.M107])" office:value-type="float" office:value="0.00304844307718833">
            <text:p>0.0030484431</text:p>
          </table:table-cell>
          <table:table-cell table:style-name="ce34" table:formula="of:=STDEV([.I107:.M107])" office:value-type="float" office:value="0.0552127075698008">
            <text:p>0.0552127076</text:p>
          </table:table-cell>
          <table:table-cell table:style-name="ce34" table:number-columns-repeated="2"/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2" office:value-type="string">
            <text:p>DATE</text:p>
          </table:table-cell>
          <table:table-cell table:style-name="ce32" office:value-type="string">
            <text:p>TRIAL</text:p>
          </table:table-cell>
          <table:table-cell table:style-name="ce32" office:value-type="string">
            <text:p>PART</text:p>
          </table:table-cell>
          <table:table-cell table:style-name="ce32" office:value-type="string">
            <text:p>JOINT</text:p>
          </table:table-cell>
          <table:table-cell table:style-name="ce32" office:value-type="string">
            <text:p>RAW NBR</text:p>
          </table:table-cell>
          <table:table-cell table:style-name="ce32" office:value-type="string">
            <text:p>DISTANCE JOINT-MASSE</text:p>
          </table:table-cell>
          <table:table-cell table:style-name="ce32" office:value-type="string">
            <text:p>WEIGHT (g)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96">
            <text:p>96</text:p>
          </table:table-cell>
          <table:table-cell table:style-name="ce32" office:value-type="float" office:value="141">
            <text:p>141</text:p>
          </table:table-cell>
          <table:table-cell table:style-name="ce32" office:value-type="float" office:value="195">
            <text:p>195</text:p>
          </table:table-cell>
          <table:table-cell table:style-name="ce32" office:value-type="float" office:value="256">
            <text:p>256</text:p>
          </table:table-cell>
          <table:table-cell table:style-name="ce32" office:value-type="float" office:value="330">
            <text:p>330</text:p>
          </table:table-cell>
          <table:table-cell table:style-name="ce32"/>
          <table:table-cell table:style-name="ce32" office:value-type="string">
            <text:p>GAIN</text:p>
          </table:table-cell>
          <table:table-cell table:style-name="ce32" office:value-type="string">
            <text:p>OFFSET</text:p>
          </table:table-cell>
          <table:table-cell table:style-name="ce32" office:value-type="string">
            <text:p>VARIANCE</text:p>
          </table:table-cell>
          <table:table-cell table:style-name="ce32" office:value-type="string">
            <text:p>ECART-TYPE</text:p>
          </table:table-cell>
          <table:table-cell table:style-name="ce34"/>
          <table:table-cell table:style-name="ce32" office:value-type="string">
            <text:p>NOTES</text:p>
          </table:table-cell>
          <table:table-cell table:number-columns-repeated="1004"/>
        </table:table-row>
        <table:table-row table:style-name="ro2">
          <table:table-cell table:style-name="ce33" office:value-type="date" office:date-value="2014-06-25">
            <text:p>06/25/14</text:p>
          </table:table-cell>
          <table:table-cell table:style-name="ce34" office:value-type="float" office:value="21">
            <text:p>21</text:p>
          </table:table-cell>
          <table:table-cell table:style-name="ce34" office:value-type="string">
            <text:p>torso</text:p>
          </table:table-cell>
          <table:table-cell table:style-name="ce34" office:value-type="string">
            <text:p>J1</text:p>
          </table:table-cell>
          <table:table-cell table:style-name="ce34" office:value-type="float" office:value="2">
            <text:p>2</text:p>
          </table:table-cell>
          <table:table-cell table:style-name="ce34" office:value-type="float" office:value="263">
            <text:p>263</text:p>
          </table:table-cell>
          <table:table-cell table:style-name="ce32" office:value-type="string">
            <text:p>READ J1</text:p>
          </table:table-cell>
          <table:table-cell table:style-name="ce34" office:value-type="float" office:value="0.555">
            <text:p>0.555</text:p>
          </table:table-cell>
          <table:table-cell table:style-name="ce34" office:value-type="float" office:value="0.65">
            <text:p>0.65</text:p>
          </table:table-cell>
          <table:table-cell table:style-name="ce34" office:value-type="float" office:value="0.695">
            <text:p>0.695</text:p>
          </table:table-cell>
          <table:table-cell table:style-name="ce34" office:value-type="float" office:value="0.75">
            <text:p>0.75</text:p>
          </table:table-cell>
          <table:table-cell table:style-name="ce34" office:value-type="float" office:value="0.802">
            <text:p>0.802</text:p>
          </table:table-cell>
          <table:table-cell table:style-name="ce34" office:value-type="float" office:value="0.87">
            <text:p>0.87</text:p>
          </table:table-cell>
          <table:table-cell table:style-name="ce34" table:number-columns-repeated="7"/>
          <table:table-cell table:number-columns-repeated="1004"/>
        </table:table-row>
        <table:table-row table:style-name="ro1">
          <table:table-cell table:style-name="ce32" office:value-type="string">
            <text:p>J0</text:p>
          </table:table-cell>
          <table:table-cell table:style-name="ce32" office:value-type="string">
            <text:p>J1</text:p>
          </table:table-cell>
          <table:table-cell table:style-name="ce32" office:value-type="string">
            <text:p>J2</text:p>
          </table:table-cell>
          <table:table-cell table:style-name="ce32" office:value-type="string">
            <text:p>J3</text:p>
          </table:table-cell>
          <table:table-cell table:style-name="ce32" office:value-type="string">
            <text:p>J4</text:p>
          </table:table-cell>
          <table:table-cell table:style-name="ce32" office:value-type="string">
            <text:p>J5</text:p>
          </table:table-cell>
          <table:table-cell table:style-name="ce32" office:value-type="string">
            <text:p>REAL J1</text:p>
          </table:table-cell>
          <table:table-cell table:style-name="ce34" office:value-type="float" office:value="0">
            <text:p>0</text:p>
          </table:table-cell>
          <table:table-cell table:style-name="ce34" table:formula="of:=263*0.001*9.81*[.I110]*0.001" office:value-type="float" office:value="0.24768288">
            <text:p>0.24768288</text:p>
          </table:table-cell>
          <table:table-cell table:style-name="ce34" table:formula="of:=263*0.001*9.81*[.J110]*0.001" office:value-type="float" office:value="0.36378423">
            <text:p>0.36378423</text:p>
          </table:table-cell>
          <table:table-cell table:style-name="ce34" table:formula="of:=263*0.001*9.81*[.K110]*0.001" office:value-type="float" office:value="0.50310585">
            <text:p>0.50310585</text:p>
          </table:table-cell>
          <table:table-cell table:style-name="ce34" table:formula="of:=263*0.001*9.81*[.L110]*0.001" office:value-type="float" office:value="0.66048768">
            <text:p>0.66048768</text:p>
          </table:table-cell>
          <table:table-cell table:style-name="ce34" table:formula="of:=263*0.001*9.81*[.M110]*0.001" office:value-type="float" office:value="0.8514099">
            <text:p>0.8514099</text:p>
          </table:table-cell>
          <table:table-cell table:style-name="ce34"/>
          <table:table-cell table:style-name="ce44" table:number-columns-repeated="2"/>
          <table:table-cell table:style-name="ce34" table:number-columns-repeated="4"/>
          <table:table-cell table:number-columns-repeated="1004"/>
        </table:table-row>
        <table:table-row table:style-name="ro1">
          <table:table-cell table:style-name="ce34" office:value-type="float" office:value="0">
            <text:p>0</text:p>
          </table:table-cell>
          <table:table-cell table:style-name="ce34" office:value-type="float" office:value="90">
            <text:p>90</text:p>
          </table:table-cell>
          <table:table-cell table:style-name="ce34" office:value-type="float" office:value="20">
            <text:p>20</text:p>
          </table:table-cell>
          <table:table-cell table:style-name="ce34" office:value-type="float" office:value="15">
            <text:p>15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2" office:value-type="string">
            <text:p>GAIN J1</text:p>
          </table:table-cell>
          <table:table-cell table:style-name="ce34" office:value-type="string">
            <text:p>-</text:p>
          </table:table-cell>
          <table:table-cell table:style-name="ce34" table:formula="of:=[.I112]/([.I111]-0.555)" office:value-type="float" office:value="2.60718821052632">
            <text:p>2.6071882105</text:p>
          </table:table-cell>
          <table:table-cell table:style-name="ce34" table:formula="of:=[.J112]/([.J111]-0.555)" office:value-type="float" office:value="2.59845878571429">
            <text:p>2.5984587857</text:p>
          </table:table-cell>
          <table:table-cell table:style-name="ce34" table:formula="of:=[.K112]/([.K111]-0.555)" office:value-type="float" office:value="2.58003">
            <text:p>2.58003</text:p>
          </table:table-cell>
          <table:table-cell table:style-name="ce34" table:formula="of:=[.L112]/([.L111]-0.555)" office:value-type="float" office:value="2.6740391902834">
            <text:p>2.6740391903</text:p>
          </table:table-cell>
          <table:table-cell table:style-name="ce34" table:formula="of:=[.M112]/([.M111]-0.555)" office:value-type="float" office:value="2.70288857142857">
            <text:p>2.7028885714</text:p>
          </table:table-cell>
          <table:table-cell table:style-name="ce34"/>
          <table:table-cell table:style-name="ce44" table:formula="of:=AVERAGE([.I113:.M113])" office:value-type="float" office:value="2.63252095159052">
            <text:p>2.6325209516</text:p>
          </table:table-cell>
          <table:table-cell table:style-name="ce44" table:formula="of:=-[.H111]" office:value-type="float" office:value="-0.555">
            <text:p>-0.555</text:p>
          </table:table-cell>
          <table:table-cell table:style-name="ce34" table:formula="of:=VAR([.I113];[.J113];[.K113];[.L113];[.M113])" office:value-type="float" office:value="0.002808161244679">
            <text:p>0.0028081612</text:p>
          </table:table-cell>
          <table:table-cell table:style-name="ce34" table:formula="of:=STDEV([.I113:.M113])" office:value-type="float" office:value="0.0529920866231837">
            <text:p>0.0529920866</text:p>
          </table:table-cell>
          <table:table-cell table:style-name="ce34" table:number-columns-repeated="2"/>
          <table:table-cell table:number-columns-repeated="1004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32" office:value-type="string">
            <text:p>DATE</text:p>
          </table:table-cell>
          <table:table-cell table:style-name="ce32" office:value-type="string">
            <text:p>TRIAL</text:p>
          </table:table-cell>
          <table:table-cell table:style-name="ce32" office:value-type="string">
            <text:p>PART</text:p>
          </table:table-cell>
          <table:table-cell table:style-name="ce32" office:value-type="string">
            <text:p>JOINT</text:p>
          </table:table-cell>
          <table:table-cell table:style-name="ce32" office:value-type="string">
            <text:p>RAW NBR</text:p>
          </table:table-cell>
          <table:table-cell table:style-name="ce32" office:value-type="string">
            <text:p>DISTANCE JOINT-MASSE</text:p>
          </table:table-cell>
          <table:table-cell table:style-name="ce32" office:value-type="string">
            <text:p>WEIGHT (g)</text:p>
          </table:table-cell>
          <table:table-cell table:style-name="ce32" office:value-type="float" office:value="0">
            <text:p>0</text:p>
          </table:table-cell>
          <table:table-cell table:style-name="ce32" office:value-type="string">
            <text:p>sac</text:p>
          </table:table-cell>
          <table:table-cell table:style-name="ce32" office:value-type="float" office:value="45">
            <text:p>45</text:p>
          </table:table-cell>
          <table:table-cell table:style-name="ce32" office:value-type="float" office:value="99">
            <text:p>99</text:p>
          </table:table-cell>
          <table:table-cell table:style-name="ce32" office:value-type="float" office:value="160">
            <text:p>160</text:p>
          </table:table-cell>
          <table:table-cell table:style-name="ce32" office:value-type="float" office:value="234">
            <text:p>234</text:p>
          </table:table-cell>
          <table:table-cell table:style-name="ce32"/>
          <table:table-cell table:style-name="ce32" office:value-type="string">
            <text:p>GAIN</text:p>
          </table:table-cell>
          <table:table-cell table:style-name="ce32" office:value-type="string">
            <text:p>OFFSET</text:p>
          </table:table-cell>
          <table:table-cell table:style-name="ce32" office:value-type="string">
            <text:p>VARIANCE</text:p>
          </table:table-cell>
          <table:table-cell table:style-name="ce32" office:value-type="string">
            <text:p>ECART-TYPE</text:p>
          </table:table-cell>
          <table:table-cell table:style-name="ce34"/>
          <table:table-cell table:style-name="ce32" office:value-type="string">
            <text:p>NOTES</text:p>
          </table:table-cell>
          <table:table-cell table:number-columns-repeated="1004"/>
        </table:table-row>
        <table:table-row table:style-name="ro2">
          <table:table-cell table:style-name="ce33" office:value-type="date" office:date-value="2014-07-17">
            <text:p>07/17/14</text:p>
          </table:table-cell>
          <table:table-cell table:style-name="ce34" office:value-type="float" office:value="10">
            <text:p>10</text:p>
          </table:table-cell>
          <table:table-cell table:style-name="ce34" office:value-type="string">
            <text:p>right arm</text:p>
          </table:table-cell>
          <table:table-cell table:style-name="ce34" office:value-type="string">
            <text:p>J3</text:p>
          </table:table-cell>
          <table:table-cell table:style-name="ce34" office:value-type="float" office:value="3">
            <text:p>3</text:p>
          </table:table-cell>
          <table:table-cell table:style-name="ce34" office:value-type="float" office:value="140">
            <text:p>140</text:p>
          </table:table-cell>
          <table:table-cell table:style-name="ce32" office:value-type="string">
            <text:p>READ J3</text:p>
          </table:table-cell>
          <table:table-cell table:style-name="ce34" office:value-type="float" office:value="1.501">
            <text:p>1.501</text:p>
          </table:table-cell>
          <table:table-cell table:style-name="ce34" office:value-type="float" office:value="1.552">
            <text:p>1.552</text:p>
          </table:table-cell>
          <table:table-cell table:style-name="ce34" office:value-type="float" office:value="1.569">
            <text:p>1.569</text:p>
          </table:table-cell>
          <table:table-cell table:style-name="ce34" office:value-type="float" office:value="1.591">
            <text:p>1.591</text:p>
          </table:table-cell>
          <table:table-cell table:style-name="ce34" office:value-type="float" office:value="1.615">
            <text:p>1.615</text:p>
          </table:table-cell>
          <table:table-cell table:style-name="ce34" office:value-type="float" office:value="1.644">
            <text:p>1.644</text:p>
          </table:table-cell>
          <table:table-cell table:style-name="ce34" table:number-columns-repeated="7"/>
          <table:table-cell table:number-columns-repeated="1004"/>
        </table:table-row>
        <table:table-row table:style-name="ro1">
          <table:table-cell table:style-name="ce32" office:value-type="string">
            <text:p>J0</text:p>
          </table:table-cell>
          <table:table-cell table:style-name="ce32" office:value-type="string">
            <text:p>J1</text:p>
          </table:table-cell>
          <table:table-cell table:style-name="ce32" office:value-type="string">
            <text:p>J2</text:p>
          </table:table-cell>
          <table:table-cell table:style-name="ce32" office:value-type="string">
            <text:p>J3</text:p>
          </table:table-cell>
          <table:table-cell table:style-name="ce32" office:value-type="string">
            <text:p>J4</text:p>
          </table:table-cell>
          <table:table-cell table:style-name="ce32" office:value-type="string">
            <text:p>J5</text:p>
          </table:table-cell>
          <table:table-cell table:style-name="ce32" office:value-type="string">
            <text:p>REAL J3</text:p>
          </table:table-cell>
          <table:table-cell table:style-name="ce34" office:value-type="float" office:value="0">
            <text:p>0</text:p>
          </table:table-cell>
          <table:table-cell table:style-name="ce34" office:value-type="string">
            <text:p>-</text:p>
          </table:table-cell>
          <table:table-cell table:style-name="ce34" office:value-type="float" office:value="0.0618">
            <text:p>0.0618</text:p>
          </table:table-cell>
          <table:table-cell table:style-name="ce34" office:value-type="float" office:value="0.136">
            <text:p>0.136</text:p>
          </table:table-cell>
          <table:table-cell table:style-name="ce34" office:value-type="float" office:value="0.2197">
            <text:p>0.2197</text:p>
          </table:table-cell>
          <table:table-cell table:style-name="ce34" office:value-type="float" office:value="0.3214">
            <text:p>0.3214</text:p>
          </table:table-cell>
          <table:table-cell table:style-name="ce34"/>
          <table:table-cell table:style-name="ce44" table:number-columns-repeated="2"/>
          <table:table-cell table:style-name="ce34" table:number-columns-repeated="4"/>
          <table:table-cell table:number-columns-repeated="1004"/>
        </table:table-row>
        <table:table-row table:style-name="ro1">
          <table:table-cell table:style-name="ce34" office:value-type="float" office:value="0">
            <text:p>0</text:p>
          </table:table-cell>
          <table:table-cell table:style-name="ce34" office:value-type="float" office:value="90">
            <text:p>90</text:p>
          </table:table-cell>
          <table:table-cell table:style-name="ce34" office:value-type="float" office:value="20">
            <text:p>20</text:p>
          </table:table-cell>
          <table:table-cell table:style-name="ce34" office:value-type="float" office:value="15">
            <text:p>15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2" office:value-type="string">
            <text:p>GAIN J3</text:p>
          </table:table-cell>
          <table:table-cell table:number-columns-repeated="2" table:style-name="ce34" office:value-type="string">
            <text:p>-</text:p>
          </table:table-cell>
          <table:table-cell table:style-name="ce34" table:formula="of:=[.J118]/([.J117]-[.I117])" office:value-type="float" office:value="3.63529411764708">
            <text:p>3.6352941176</text:p>
          </table:table-cell>
          <table:table-cell table:style-name="ce34" table:formula="of:=[.K118]/([.K117]-[.I117])" office:value-type="float" office:value="3.48717948717949">
            <text:p>3.4871794872</text:p>
          </table:table-cell>
          <table:table-cell table:style-name="ce34" table:formula="of:=[.L118]/([.L117]-[.I117])" office:value-type="float" office:value="3.48730158730159">
            <text:p>3.4873015873</text:p>
          </table:table-cell>
          <table:table-cell table:style-name="ce34" table:formula="of:=[.M118]/([.M117]-[.I117])" office:value-type="float" office:value="3.49347826086956">
            <text:p>3.4934782609</text:p>
          </table:table-cell>
          <table:table-cell table:style-name="ce34"/>
          <table:table-cell table:style-name="ce44" table:formula="of:=AVERAGE([.I119:.M119])" office:value-type="float" office:value="3.52581336324943">
            <text:p>3.5258133632</text:p>
          </table:table-cell>
          <table:table-cell table:style-name="ce44" table:formula="of:=-[.H117]" office:value-type="float" office:value="-1.501">
            <text:p>-1.501</text:p>
          </table:table-cell>
          <table:table-cell table:style-name="ce34" table:formula="of:=VAR([.I119];[.J119];[.K119];[.L119];[.M119])" office:value-type="float" office:value="0.00533577589874621">
            <text:p>0.0053357759</text:p>
          </table:table-cell>
          <table:table-cell table:style-name="ce34" table:formula="of:=STDEV([.I119:.M119])" office:value-type="float" office:value="0.0730463955219299">
            <text:p>0.0730463955</text:p>
          </table:table-cell>
          <table:table-cell table:style-name="ce34" table:number-columns-repeated="2"/>
          <table:table-cell table:number-columns-repeated="1004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 office:value-type="string">
            <text:p>tau0</text:p>
          </table:table-cell>
          <table:table-cell office:value-type="string">
            <text:p>V</text:p>
          </table:table-cell>
          <table:table-cell office:value-type="string">
            <text:p>Tau-tau0</text:p>
          </table:table-cell>
          <table:table-cell office:value-type="string">
            <text:p>V</text:p>
          </table:table-cell>
          <table:table-cell/>
          <table:table-cell office:value-type="string">
            <text:p>V</text:p>
          </table:table-cell>
          <table:table-cell office:value-type="string">
            <text:p>Tau-tau0</text:p>
          </table:table-cell>
          <table:table-cell table:number-columns-repeated="1017"/>
        </table:table-row>
        <table:table-row table:style-name="ro1">
          <table:table-cell office:value-type="float" office:value="1.501">
            <text:p>1.501</text:p>
          </table:table-cell>
          <table:table-cell office:value-type="float" office:value="1.517">
            <text:p>1.517</text:p>
          </table:table-cell>
          <table:table-cell table:formula="of:=[.B125]-[.A125]" office:value-type="float" office:value="0.016">
            <text:p>0.016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-4.409">
            <text:p>-4.409</text:p>
          </table:table-cell>
          <table:table-cell table:number-columns-repeated="1017"/>
        </table:table-row>
        <table:table-row table:style-name="ro1">
          <table:table-cell office:value-type="float" office:value="1.501">
            <text:p>1.501</text:p>
          </table:table-cell>
          <table:table-cell office:value-type="float" office:value="1.536">
            <text:p>1.536</text:p>
          </table:table-cell>
          <table:table-cell table:formula="of:=[.B126]-[.A126]" office:value-type="float" office:value="0.0350000000000001">
            <text:p>0.035</text:p>
          </table:table-cell>
          <table:table-cell table:number-columns-repeated="2"/>
          <table:table-cell office:value-type="float" office:value="1.501">
            <text:p>1.501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.501">
            <text:p>1.501</text:p>
          </table:table-cell>
          <table:table-cell office:value-type="float" office:value="1.557">
            <text:p>1.557</text:p>
          </table:table-cell>
          <table:table-cell table:formula="of:=[.B127]-[.A127]" office:value-type="float" office:value="0.0560000000000001">
            <text:p>0.056</text:p>
          </table:table-cell>
          <table:table-cell table:number-columns-repeated="2"/>
          <table:table-cell office:value-type="float" office:value="1.517">
            <text:p>1.517</text:p>
          </table:table-cell>
          <table:table-cell table:formula="of:=0.766*0.14*9.81*0.045" office:value-type="float" office:value="0.047341098">
            <text:p>0.047341098</text:p>
          </table:table-cell>
          <table:table-cell table:number-columns-repeated="1017"/>
        </table:table-row>
        <table:table-row table:style-name="ro1">
          <table:table-cell office:value-type="float" office:value="1.501">
            <text:p>1.501</text:p>
          </table:table-cell>
          <table:table-cell office:value-type="float" office:value="1.585">
            <text:p>1.585</text:p>
          </table:table-cell>
          <table:table-cell table:formula="of:=[.B128]-[.A128]" office:value-type="float" office:value="0.0840000000000001">
            <text:p>0.084</text:p>
          </table:table-cell>
          <table:table-cell table:number-columns-repeated="2"/>
          <table:table-cell office:value-type="float" office:value="1.536">
            <text:p>1.536</text:p>
          </table:table-cell>
          <table:table-cell table:formula="of:=0.766*0.14*9.81*0.099" office:value-type="float" office:value="0.1041504156">
            <text:p>0.104150415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.557">
            <text:p>1.557</text:p>
          </table:table-cell>
          <table:table-cell table:formula="of:=0.766*0.14*9.81*0.16" office:value-type="float" office:value="0.168323904">
            <text:p>0.16832390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.585">
            <text:p>1.585</text:p>
          </table:table-cell>
          <table:table-cell table:formula="of:=0.766*0.14*9.81*0.234" office:value-type="float" office:value="0.2461737096">
            <text:p>0.246173709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-20°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0">
            <text:p>0</text:p>
          </table:table-cell>
          <table:table-cell office:value-type="float" office:value="-5.485">
            <text:p>-5.485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.545">
            <text:p>1.545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.563">
            <text:p>1.563</text:p>
          </table:table-cell>
          <table:table-cell table:formula="of:=0.9397*0.14*9.81*0.045" office:value-type="float" office:value="0.0580762791">
            <text:p>0.058076279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.581">
            <text:p>1.581</text:p>
          </table:table-cell>
          <table:table-cell table:formula="of:=0.9397*0.14*9.81*0.099" office:value-type="float" office:value="0.12776781402">
            <text:p>0.12776781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.602">
            <text:p>1.602</text:p>
          </table:table-cell>
          <table:table-cell table:formula="of:=0.9397*0.14*9.81*0.16" office:value-type="float" office:value="0.2064934368">
            <text:p>0.2064934368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.633">
            <text:p>1.633</text:p>
          </table:table-cell>
          <table:table-cell table:formula="of:=0.9397*0.14*9.81*0.234" office:value-type="float" office:value="0.30199665132">
            <text:p>0.301996651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0°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.57">
            <text:p>1.57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.587">
            <text:p>1.587</text:p>
          </table:table-cell>
          <table:table-cell table:formula="of:=0.14*9.81*0.045" office:value-type="float" office:value="0.061803">
            <text:p>0.06180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.606">
            <text:p>1.606</text:p>
          </table:table-cell>
          <table:table-cell table:formula="of:=0.14*9.81*0.099" office:value-type="float" office:value="0.1359666">
            <text:p>0.135966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.63">
            <text:p>1.63</text:p>
          </table:table-cell>
          <table:table-cell table:formula="of:=0.14*9.81*0.16" office:value-type="float" office:value="0.219744">
            <text:p>0.21974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.659">
            <text:p>1.659</text:p>
          </table:table-cell>
          <table:table-cell table:formula="of:=0.14*9.81*0.234" office:value-type="float" office:value="0.3213756">
            <text:p>0.321375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+21°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.565">
            <text:p>1.565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.581">
            <text:p>1.581</text:p>
          </table:table-cell>
          <table:table-cell table:formula="of:=0.9336*0.14*9.81*0.045" office:value-type="float" office:value="0.0576992808">
            <text:p>0.0576992808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.599">
            <text:p>1.599</text:p>
          </table:table-cell>
          <table:table-cell table:formula="of:=0.9336*0.14*9.81*0.099" office:value-type="float" office:value="0.12693841776">
            <text:p>0.1269384178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.619">
            <text:p>1.619</text:p>
          </table:table-cell>
          <table:table-cell table:formula="of:=0.9336*0.14*9.81*0.16" office:value-type="float" office:value="0.2051529984">
            <text:p>0.205152998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.644">
            <text:p>1.644</text:p>
          </table:table-cell>
          <table:table-cell table:formula="of:=0.9336*0.14*9.81*0.234" office:value-type="float" office:value="0.30003626016">
            <text:p>0.3000362602</text:p>
          </table:table-cell>
          <table:table-cell table:number-columns-repeated="1017"/>
        </table:table-row>
        <table:table-row table:style-name="ro3" table:number-rows-repeated="10">
          <table:table-cell table:number-columns-repeated="1024"/>
        </table:table-row>
        <table:table-row table:style-name="ro1">
          <table:table-cell table:number-columns-repeated="5"/>
          <table:table-cell office:value-type="string">
            <text:p>V</text:p>
          </table:table-cell>
          <table:table-cell office:value-type="string">
            <text:p>Tau-tau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1.517-1.501" office:value-type="float" office:value="0.016">
            <text:p>0.016</text:p>
          </table:table-cell>
          <table:table-cell table:formula="of:=0.766*0.14*9.81*0.045" office:value-type="float" office:value="0.047341098">
            <text:p>0.047341098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1.536-1.501" office:value-type="float" office:value="0.0350000000000001">
            <text:p>0.035</text:p>
          </table:table-cell>
          <table:table-cell table:formula="of:=0.766*0.14*9.81*0.099" office:value-type="float" office:value="0.1041504156">
            <text:p>0.1041504156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1.557-1.501" office:value-type="float" office:value="0.0560000000000001">
            <text:p>0.056</text:p>
          </table:table-cell>
          <table:table-cell table:formula="of:=0.766*0.14*9.81*0.16" office:value-type="float" office:value="0.168323904">
            <text:p>0.1683239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1.585-1.501" office:value-type="float" office:value="0.0840000000000001">
            <text:p>0.084</text:p>
          </table:table-cell>
          <table:table-cell table:formula="of:=0.766*0.14*9.81*0.234" office:value-type="float" office:value="0.2461737096">
            <text:p>0.246173709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-20°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1.563-1.545" office:value-type="float" office:value="0.0180000000000002">
            <text:p>0.018</text:p>
          </table:table-cell>
          <table:table-cell table:formula="of:=0.9397*0.14*9.81*0.045" office:value-type="float" office:value="0.0580762791">
            <text:p>0.0580762791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1.581-1.545" office:value-type="float" office:value="0.036">
            <text:p>0.036</text:p>
          </table:table-cell>
          <table:table-cell table:formula="of:=0.9397*0.14*9.81*0.099" office:value-type="float" office:value="0.12776781402">
            <text:p>0.12776781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1.602-1.545" office:value-type="float" office:value="0.0569999999999999">
            <text:p>0.057</text:p>
          </table:table-cell>
          <table:table-cell table:formula="of:=0.9397*0.14*9.81*0.16" office:value-type="float" office:value="0.2064934368">
            <text:p>0.2064934368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1.633-1.545" office:value-type="float" office:value="0.0880000000000001">
            <text:p>0.088</text:p>
          </table:table-cell>
          <table:table-cell table:formula="of:=0.9397*0.14*9.81*0.234" office:value-type="float" office:value="0.30199665132">
            <text:p>0.301996651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0°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1.587-1.57" office:value-type="float" office:value="0.0169999999999999">
            <text:p>0.017</text:p>
          </table:table-cell>
          <table:table-cell table:formula="of:=0.14*9.81*0.045" office:value-type="float" office:value="0.061803">
            <text:p>0.061803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1.606-1.57" office:value-type="float" office:value="0.0359999999999998">
            <text:p>0.036</text:p>
          </table:table-cell>
          <table:table-cell table:formula="of:=0.14*9.81*0.099" office:value-type="float" office:value="0.1359666">
            <text:p>0.1359666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1.63-1.57" office:value-type="float" office:value="0.0599999999999998">
            <text:p>0.06</text:p>
          </table:table-cell>
          <table:table-cell table:formula="of:=0.14*9.81*0.16" office:value-type="float" office:value="0.219744">
            <text:p>0.21974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1.659-1.57" office:value-type="float" office:value="0.089">
            <text:p>0.089</text:p>
          </table:table-cell>
          <table:table-cell table:formula="of:=0.14*9.81*0.234" office:value-type="float" office:value="0.3213756">
            <text:p>0.321375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+21°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1.581-1.565" office:value-type="float" office:value="0.016">
            <text:p>0.016</text:p>
          </table:table-cell>
          <table:table-cell table:formula="of:=0.9336*0.14*9.81*0.045" office:value-type="float" office:value="0.0576992808">
            <text:p>0.0576992808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1.599-1.565" office:value-type="float" office:value="0.034">
            <text:p>0.034</text:p>
          </table:table-cell>
          <table:table-cell table:formula="of:=0.9336*0.14*9.81*0.099" office:value-type="float" office:value="0.12693841776">
            <text:p>0.1269384178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1.619-1.565" office:value-type="float" office:value="0.0540000000000001">
            <text:p>0.054</text:p>
          </table:table-cell>
          <table:table-cell table:formula="of:=0.9336*0.14*9.81*0.16" office:value-type="float" office:value="0.2051529984">
            <text:p>0.205152998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1.644-1.565" office:value-type="float" office:value="0.0790000000000002">
            <text:p>0.079</text:p>
          </table:table-cell>
          <table:table-cell table:formula="of:=0.9336*0.14*9.81*0.234" office:value-type="float" office:value="0.30003626016">
            <text:p>0.3000362602</text:p>
          </table:table-cell>
          <table:table-cell table:number-columns-repeated="1017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offse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4">
            <text:p>4</text:p>
          </table:table-cell>
          <table:table-cell table:number-columns-repeated="1019"/>
        </table:table-row>
      </table:table>
      <table:table table:name="Feuille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laume </meta:initial-creator>
    <meta:creation-date>2014-07-02T10:07:59</meta:creation-date>
    <dc:date>2014-07-28T16:29:52</dc:date>
    <dc:creator>icub </dc:creator>
    <meta:editing-duration>P7DT11H31M49S</meta:editing-duration>
    <meta:editing-cycles>58</meta:editing-cycles>
    <meta:generator>LibreOffice/3.5$Linux_X86_64 LibreOffice_project/350m1$Build-2</meta:generator>
    <meta:document-statistic meta:table-count="3" meta:cell-count="3327" meta:object-count="1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 style:data-style-name="N0">
      <style:chart-properties chart:symbol-type="named-symbol" chart:symbol-name="diamond" chart:symbol-width="0.25cm" chart:symbol-height="0.25cm" chart:regression-type="linear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svg:stroke-color="#ff420e"/>
    </style:style>
    <style:style style:name="ch12" style:family="chart" style:data-style-name="N0">
      <style:chart-properties chart:symbol-type="named-symbol" chart:symbol-name="arrow-down" chart:symbol-width="0.25cm" chart:symbol-height="0.25cm" chart:regression-type="linear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svg:stroke-color="#ffd320"/>
    </style:style>
    <style:style style:name="ch14" style:family="chart" style:data-style-name="N0">
      <style:chart-properties chart:symbol-type="named-symbol" chart:symbol-name="arrow-up" chart:symbol-width="0.25cm" chart:symbol-height="0.25cm" chart:regression-type="linear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svg:stroke-color="#579d1c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8.503cm" svg:height="15.108cm" xlink:href=".." xlink:type="simple" chart:class="chart:scatter" chart:style-name="ch1">
        <chart:legend chart:legend-position="end" svg:x="24.566cm" svg:y="5.512cm" style:legend-expansion="high" chart:style-name="ch2"/>
        <chart:plot-area chart:style-name="ch3" table:cell-range-address="Feuille2.G147:Feuille2.G151 Feuille2.F125:Feuille2.G130 Feuille2.G124:Feuille2.G124 Feuille2.F131:Feuille2.F131 Feuille2.G132:Feuille2.G137 Feuille2.F138:Feuille2.F138 Feuille2.G140:Feuille2.G144 Feuille2.F145:Feuille2.F145" chart:data-source-has-labels="both" svg:x="1.581cm" svg:y="1.343cm" svg:width="21.845cm" svg:height="12.482cm">
          <chartooo:coordinate-region svg:x="2.123cm" svg:y="1.542cm" svg:width="21.063cm" svg:height="12.084cm"/>
          <chart:axis chart:dimension="x" chart:name="primary-x" chart:style-name="ch4" chartooo:axis-type="auto">
            <chart:title svg:x="11.798cm" svg:y="14.127cm" chart:style-name="ch5">
              <text:p>Vcapteur</text:p>
            </chart:title>
            <chart:categories table:cell-range-address="Feuille2.G147:Feuille2.G151"/>
          </chart:axis>
          <chart:axis chart:dimension="y" chart:name="primary-y" chart:style-name="ch4">
            <chart:title svg:x="0.451cm" svg:y="8.263cm" chart:style-name="ch6">
              <text:p>delta tau</text:p>
            </chart:title>
            <chart:grid chart:style-name="ch7" chart:class="major"/>
          </chart:axis>
          <chart:series chart:style-name="ch8" chart:values-cell-range-address="Feuille2.G125:Feuille2.G130" chart:label-cell-address="Feuille2.G124:Feuille2.G124" chart:class="chart:scatter">
            <chart:domain table:cell-range-address="Feuille2.F125:Feuille2.F130"/>
            <chart:regression-curve chart:style-name="ch9">
              <chart:equation svg:x="2.176cm" svg:y="1.98cm"/>
            </chart:regression-curve>
            <chart:data-point chart:repeated="6"/>
          </chart:series>
          <chart:series chart:style-name="ch10" chart:values-cell-range-address="Feuille2.G132:Feuille2.G137" chart:label-cell-address="Feuille2.F131:Feuille2.F131" chart:class="chart:scatter">
            <chart:domain table:cell-range-address="Feuille2.F132:Feuille2.F137"/>
            <chart:regression-curve chart:style-name="ch11">
              <chart:equation/>
            </chart:regression-curve>
            <chart:data-point chart:repeated="6"/>
          </chart:series>
          <chart:series chart:style-name="ch12" chart:values-cell-range-address="Feuille2.G140:Feuille2.G144" chart:label-cell-address="Feuille2.F138:Feuille2.F138" chart:class="chart:scatter">
            <chart:domain table:cell-range-address="Feuille2.F140:Feuille2.F144"/>
            <chart:regression-curve chart:style-name="ch13">
              <chart:equation chart:display-r-square="true" svg:x="16.259cm" svg:y="1.502cm"/>
            </chart:regression-curve>
            <chart:data-point chart:repeated="5"/>
          </chart:series>
          <chart:series chart:style-name="ch14" chart:values-cell-range-address="Feuille2.G147:Feuille2.G151" chart:label-cell-address="Feuille2.F145:Feuille2.F145" chart:class="chart:scatter">
            <chart:domain table:cell-range-address="Feuille2.F147:Feuille2.F151"/>
            <chart:regression-curve chart:style-name="ch15">
              <chart:equation chart:display-r-square="true" svg:x="10.458cm" svg:y="1.511cm"/>
            </chart:regression-curve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Tau-tau0</text:p>
                <draw:g>
                  <svg:desc>Feuille2.G124:Feuille2.G124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-20°</text:p>
                <draw:g>
                  <svg:desc>Feuille2.F131:Feuille2.F13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0°</text:p>
                <draw:g>
                  <svg:desc>Feuille2.F138:Feuille2.F138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+21°</text:p>
                <draw:g>
                  <svg:desc>Feuille2.F145:Feuille2.F14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Feuille2.G147:Feuille2.G151</svg:desc>
                </draw:g>
              </table:table-cell>
              <table:table-cell office:value-type="float" office:value="0">
                <text:p>0</text:p>
                <draw:g>
                  <svg:desc>Feuille2.F125:Feuille2.F130</svg:desc>
                </draw:g>
              </table:table-cell>
              <table:table-cell office:value-type="float" office:value="-4.409">
                <text:p>-4.409</text:p>
                <draw:g>
                  <svg:desc>Feuille2.G125:Feuille2.G130</svg:desc>
                </draw:g>
              </table:table-cell>
              <table:table-cell office:value-type="float" office:value="0">
                <text:p>0</text:p>
                <draw:g>
                  <svg:desc>Feuille2.F132:Feuille2.F137</svg:desc>
                </draw:g>
              </table:table-cell>
              <table:table-cell office:value-type="float" office:value="-5.485">
                <text:p>-5.485</text:p>
                <draw:g>
                  <svg:desc>Feuille2.G132:Feuille2.G137</svg:desc>
                </draw:g>
              </table:table-cell>
              <table:table-cell office:value-type="float" office:value="1.57">
                <text:p>1.57</text:p>
                <draw:g>
                  <svg:desc>Feuille2.F140:Feuille2.F144</svg:desc>
                </draw:g>
              </table:table-cell>
              <table:table-cell office:value-type="float" office:value="0">
                <text:p>0</text:p>
                <draw:g>
                  <svg:desc>Feuille2.G140:Feuille2.G144</svg:desc>
                </draw:g>
              </table:table-cell>
              <table:table-cell office:value-type="float" office:value="1.565">
                <text:p>1.565</text:p>
                <draw:g>
                  <svg:desc>Feuille2.F147:Feuille2.F151</svg:desc>
                </draw:g>
              </table:table-cell>
              <table:table-cell office:value-type="float" office:value="0">
                <text:p>0</text:p>
                <draw:g>
                  <svg:desc>Feuille2.G147:Feuille2.G151</svg:desc>
                </draw:g>
              </table:table-cell>
            </table:table-row>
            <table:table-row>
              <table:table-cell office:value-type="float" office:value="0.0576992808">
                <text:p>0</text:p>
              </table:table-cell>
              <table:table-cell office:value-type="float" office:value="1.501">
                <text:p>1.501</text:p>
              </table:table-cell>
              <table:table-cell office:value-type="float" office:value="0">
                <text:p>0</text:p>
              </table:table-cell>
              <table:table-cell office:value-type="float" office:value="1.545">
                <text:p>1.545</text:p>
              </table:table-cell>
              <table:table-cell office:value-type="float" office:value="0">
                <text:p>0</text:p>
              </table:table-cell>
              <table:table-cell office:value-type="float" office:value="1.587">
                <text:p>1.587</text:p>
              </table:table-cell>
              <table:table-cell office:value-type="float" office:value="0.061803">
                <text:p>0.061803</text:p>
              </table:table-cell>
              <table:table-cell office:value-type="float" office:value="1.581">
                <text:p>1.581</text:p>
              </table:table-cell>
              <table:table-cell office:value-type="float" office:value="0.0576992808">
                <text:p>0.0576992808</text:p>
              </table:table-cell>
            </table:table-row>
            <table:table-row>
              <table:table-cell office:value-type="float" office:value="0.12693841776">
                <text:p>0</text:p>
              </table:table-cell>
              <table:table-cell office:value-type="float" office:value="1.517">
                <text:p>1.517</text:p>
              </table:table-cell>
              <table:table-cell office:value-type="float" office:value="0.047341098">
                <text:p>0.047341098</text:p>
              </table:table-cell>
              <table:table-cell office:value-type="float" office:value="1.563">
                <text:p>1.563</text:p>
              </table:table-cell>
              <table:table-cell office:value-type="float" office:value="0.0580762791">
                <text:p>0.0580762791</text:p>
              </table:table-cell>
              <table:table-cell office:value-type="float" office:value="1.606">
                <text:p>1.606</text:p>
              </table:table-cell>
              <table:table-cell office:value-type="float" office:value="0.1359666">
                <text:p>0.1359666</text:p>
              </table:table-cell>
              <table:table-cell office:value-type="float" office:value="1.599">
                <text:p>1.599</text:p>
              </table:table-cell>
              <table:table-cell office:value-type="float" office:value="0.12693841776">
                <text:p>0.12693841776</text:p>
              </table:table-cell>
            </table:table-row>
            <table:table-row>
              <table:table-cell office:value-type="float" office:value="0.2051529984">
                <text:p>0</text:p>
              </table:table-cell>
              <table:table-cell office:value-type="float" office:value="1.536">
                <text:p>1.536</text:p>
              </table:table-cell>
              <table:table-cell office:value-type="float" office:value="0.1041504156">
                <text:p>0.1041504156</text:p>
              </table:table-cell>
              <table:table-cell office:value-type="float" office:value="1.581">
                <text:p>1.581</text:p>
              </table:table-cell>
              <table:table-cell office:value-type="float" office:value="0.12776781402">
                <text:p>0.12776781402</text:p>
              </table:table-cell>
              <table:table-cell office:value-type="float" office:value="1.63">
                <text:p>1.63</text:p>
              </table:table-cell>
              <table:table-cell office:value-type="float" office:value="0.219744">
                <text:p>0.219744</text:p>
              </table:table-cell>
              <table:table-cell office:value-type="float" office:value="1.619">
                <text:p>1.619</text:p>
              </table:table-cell>
              <table:table-cell office:value-type="float" office:value="0.2051529984">
                <text:p>0.2051529984</text:p>
              </table:table-cell>
            </table:table-row>
            <table:table-row>
              <table:table-cell office:value-type="float" office:value="0.30003626016">
                <text:p>0</text:p>
              </table:table-cell>
              <table:table-cell office:value-type="float" office:value="1.557">
                <text:p>1.557</text:p>
              </table:table-cell>
              <table:table-cell office:value-type="float" office:value="0.168323904">
                <text:p>0.168323904</text:p>
              </table:table-cell>
              <table:table-cell office:value-type="float" office:value="1.602">
                <text:p>1.602</text:p>
              </table:table-cell>
              <table:table-cell office:value-type="float" office:value="0.2064934368">
                <text:p>0.2064934368</text:p>
              </table:table-cell>
              <table:table-cell office:value-type="float" office:value="1.659">
                <text:p>1.659</text:p>
              </table:table-cell>
              <table:table-cell office:value-type="float" office:value="0.3213756">
                <text:p>0.3213756</text:p>
              </table:table-cell>
              <table:table-cell office:value-type="float" office:value="1.644">
                <text:p>1.644</text:p>
              </table:table-cell>
              <table:table-cell office:value-type="float" office:value="0.30003626016">
                <text:p>0.30003626016</text:p>
              </table:table-cell>
            </table:table-row>
            <table:table-row>
              <table:table-cell office:value-type="string"/>
              <table:table-cell office:value-type="float" office:value="1.585">
                <text:p>1.585</text:p>
              </table:table-cell>
              <table:table-cell office:value-type="float" office:value="0.2461737096">
                <text:p>0.2461737096</text:p>
              </table:table-cell>
              <table:table-cell office:value-type="float" office:value="1.633">
                <text:p>1.633</text:p>
              </table:table-cell>
              <table:table-cell office:value-type="float" office:value="0.30199665132">
                <text:p>0.30199665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13cm" svg:y="3.952cm" style:legend-expansion="high" chart:style-name="ch2"/>
        <chart:plot-area chart:style-name="ch3" table:cell-range-address="Feuille1.I214:Feuille1.J233 Feuille1.J213:Feuille1.J213" chart:data-source-has-labels="row" svg:x="0.77cm" svg:y="0.855cm" svg:width="10.203cm" svg:height="7.545cm">
          <chartooo:coordinate-region svg:x="1.682cm" svg:y="1.054cm" svg:width="9.051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J214:Feuille1.J233" chart:label-cell-address="Feuille1.J213:Feuille1.J213" chart:class="chart:scatter">
            <chart:domain table:cell-range-address="Feuille1.I214:Feuille1.I233"/>
            <chart:regression-curve chart:style-name="ch7">
              <chart:equation chart:display-r-square="true" svg:x="1.847cm" svg:y="0.017cm"/>
            </chart:regression-curve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delta tau J3</text:p>
                <draw:g>
                  <svg:desc>Feuille1.J213:Feuille1.J2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I214:Feuille1.I233</svg:desc>
                </draw:g>
              </table:table-cell>
              <table:table-cell office:value-type="float" office:value="0">
                <text:p>0</text:p>
                <draw:g>
                  <svg:desc>Feuille1.J214:Feuille1.J2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00000000000003">
                <text:p>0.0700000000000003</text:p>
              </table:table-cell>
              <table:table-cell office:value-type="float" office:value="0.0838755">
                <text:p>0.08387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55">
                <text:p>0.155</text:p>
              </table:table-cell>
              <table:table-cell office:value-type="float" office:value="0.1845261">
                <text:p>0.18452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47">
                <text:p>0.247</text:p>
              </table:table-cell>
              <table:table-cell office:value-type="float" office:value="0.298224">
                <text:p>0.2982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63">
                <text:p>0.363</text:p>
              </table:table-cell>
              <table:table-cell office:value-type="float" office:value="0.4361526">
                <text:p>0.43615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70000000000002">
                <text:p>0.0670000000000002</text:p>
              </table:table-cell>
              <table:table-cell office:value-type="float" office:value="0.0826012426877755">
                <text:p>0.08260124268777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53">
                <text:p>0.153</text:p>
              </table:table-cell>
              <table:table-cell office:value-type="float" office:value="0.181722733913106">
                <text:p>0.1817227339131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45">
                <text:p>0.245</text:p>
              </table:table-cell>
              <table:table-cell office:value-type="float" office:value="0.293693307334313">
                <text:p>0.2936933073343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64000000000001">
                <text:p>0.364000000000001</text:p>
              </table:table-cell>
              <table:table-cell office:value-type="float" office:value="0.429526461976432">
                <text:p>0.4295264619764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705">
                <text:p>0.0705</text:p>
              </table:table-cell>
              <table:table-cell office:value-type="float" office:value="0.0788171884147285">
                <text:p>0.07881718841472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53">
                <text:p>0.153</text:p>
              </table:table-cell>
              <table:table-cell office:value-type="float" office:value="0.173397814512403">
                <text:p>0.1733978145124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44999999999999">
                <text:p>0.244999999999999</text:p>
              </table:table-cell>
              <table:table-cell office:value-type="float" office:value="0.280238892141257">
                <text:p>0.2802388921412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8">
                <text:p>0.358</text:p>
              </table:table-cell>
              <table:table-cell office:value-type="float" office:value="0.409849379756588">
                <text:p>0.4098493797565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625">
                <text:p>0.0625</text:p>
              </table:table-cell>
              <table:table-cell office:value-type="float" office:value="0.0726383137551217">
                <text:p>0.07263831375512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38">
                <text:p>0.138</text:p>
              </table:table-cell>
              <table:table-cell office:value-type="float" office:value="0.159804290261268">
                <text:p>0.1598042902612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26">
                <text:p>0.226</text:p>
              </table:table-cell>
              <table:table-cell office:value-type="float" office:value="0.25826956001821">
                <text:p>0.258269560018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31">
                <text:p>0.331</text:p>
              </table:table-cell>
              <table:table-cell office:value-type="float" office:value="0.377719231526633">
                <text:p>0.37771923152663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13cm" svg:y="3.952cm" style:legend-expansion="high" chart:style-name="ch2"/>
        <chart:plot-area chart:style-name="ch3" table:cell-range-address="Feuille1.I243:Feuille1.J267 Feuille1.J242:Feuille1.J242" chart:data-source-has-labels="row" svg:x="0.77cm" svg:y="0.855cm" svg:width="10.203cm" svg:height="7.545cm">
          <chartooo:coordinate-region svg:x="1.682cm" svg:y="1.054cm" svg:width="9.051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J243:Feuille1.J267" chart:label-cell-address="Feuille1.J242:Feuille1.J242" chart:class="chart:scatter">
            <chart:domain table:cell-range-address="Feuille1.I243:Feuille1.I267"/>
            <chart:regression-curve chart:style-name="ch7">
              <chart:equation chart:display-r-square="true" svg:x="1.847cm" svg:y="0.017cm"/>
            </chart:regression-curve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delta tau J3</text:p>
                <draw:g>
                  <svg:desc>Feuille1.J242:Feuille1.J2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I243:Feuille1.I267</svg:desc>
                </draw:g>
              </table:table-cell>
              <table:table-cell office:value-type="float" office:value="0">
                <text:p>0</text:p>
                <draw:g>
                  <svg:desc>Feuille1.J243:Feuille1.J2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74999999999999">
                <text:p>0.0574999999999999</text:p>
              </table:table-cell>
              <table:table-cell office:value-type="float" office:value="0.0838755">
                <text:p>0.08387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53">
                <text:p>0.153</text:p>
              </table:table-cell>
              <table:table-cell office:value-type="float" office:value="0.1845261">
                <text:p>0.18452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25">
                <text:p>0.225</text:p>
              </table:table-cell>
              <table:table-cell office:value-type="float" office:value="0.298224">
                <text:p>0.2982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45">
                <text:p>0.345</text:p>
              </table:table-cell>
              <table:table-cell office:value-type="float" office:value="0.4361526">
                <text:p>0.43615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09999999999999">
                <text:p>0.0509999999999999</text:p>
              </table:table-cell>
              <table:table-cell office:value-type="float" office:value="0.0826012426877755">
                <text:p>0.08260124268777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36">
                <text:p>0.136</text:p>
              </table:table-cell>
              <table:table-cell office:value-type="float" office:value="0.181722733913106">
                <text:p>0.1817227339131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15">
                <text:p>0.215</text:p>
              </table:table-cell>
              <table:table-cell office:value-type="float" office:value="0.293693307334313">
                <text:p>0.2936933073343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25">
                <text:p>0.325</text:p>
              </table:table-cell>
              <table:table-cell office:value-type="float" office:value="0.429526461976432">
                <text:p>0.4295264619764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5">
                <text:p>0.065</text:p>
              </table:table-cell>
              <table:table-cell office:value-type="float" office:value="0.0788171884147285">
                <text:p>0.07881718841472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7">
                <text:p>0.137</text:p>
              </table:table-cell>
              <table:table-cell office:value-type="float" office:value="0.173397814512403">
                <text:p>0.1733978145124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13">
                <text:p>0.213</text:p>
              </table:table-cell>
              <table:table-cell office:value-type="float" office:value="0.280238892141257">
                <text:p>0.2802388921412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3">
                <text:p>0.33</text:p>
              </table:table-cell>
              <table:table-cell office:value-type="float" office:value="0.409849379756588">
                <text:p>0.4098493797565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549999999999999">
                <text:p>0.0549999999999999</text:p>
              </table:table-cell>
              <table:table-cell office:value-type="float" office:value="0.0726383137551217">
                <text:p>0.07263831375512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32">
                <text:p>0.132</text:p>
              </table:table-cell>
              <table:table-cell office:value-type="float" office:value="0.159804290261268">
                <text:p>0.1598042902612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08">
                <text:p>0.208</text:p>
              </table:table-cell>
              <table:table-cell office:value-type="float" office:value="0.25826956001821">
                <text:p>0.258269560018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98">
                <text:p>0.298</text:p>
              </table:table-cell>
              <table:table-cell office:value-type="float" office:value="0.377719231526633">
                <text:p>0.3777192315266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629999999999999">
                <text:p>0.0629999999999999</text:p>
              </table:table-cell>
              <table:table-cell office:value-type="float" office:value="0.0642523606888259">
                <text:p>0.06425236068882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18">
                <text:p>0.118</text:p>
              </table:table-cell>
              <table:table-cell office:value-type="float" office:value="0.141355193515417">
                <text:p>0.1413551935154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88">
                <text:p>0.188</text:p>
              </table:table-cell>
              <table:table-cell office:value-type="float" office:value="0.228452838004714">
                <text:p>0.2284528380047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74">
                <text:p>0.274</text:p>
              </table:table-cell>
              <table:table-cell office:value-type="float" office:value="0.334112275581894">
                <text:p>0.33411227558189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13cm" svg:y="3.952cm" style:legend-expansion="high" chart:style-name="ch2"/>
        <chart:plot-area chart:style-name="ch3" table:cell-range-address="Feuille1.I274:Feuille1.J298 Feuille1.J273:Feuille1.J273" chart:data-source-has-labels="row" svg:x="0.77cm" svg:y="0.855cm" svg:width="10.203cm" svg:height="7.545cm">
          <chartooo:coordinate-region svg:x="1.497cm" svg:y="1.054cm" svg:width="9.236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J274:Feuille1.J298" chart:label-cell-address="Feuille1.J273:Feuille1.J273" chart:class="chart:scatter">
            <chart:domain table:cell-range-address="Feuille1.I274:Feuille1.I298"/>
            <chart:regression-curve chart:style-name="ch7">
              <chart:equation chart:display-r-square="true" svg:x="1.847cm" svg:y="0.017cm"/>
            </chart:regression-curve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delta tau J0</text:p>
                <draw:g>
                  <svg:desc>Feuille1.J273:Feuille1.J27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I274:Feuille1.I298</svg:desc>
                </draw:g>
              </table:table-cell>
              <table:table-cell office:value-type="float" office:value="0">
                <text:p>0</text:p>
                <draw:g>
                  <svg:desc>Feuille1.J274:Feuille1.J29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32">
                <text:p>0.132</text:p>
              </table:table-cell>
              <table:table-cell office:value-type="float" office:value="0.17878725">
                <text:p>0.178787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75000000000001">
                <text:p>0.175000000000001</text:p>
              </table:table-cell>
              <table:table-cell office:value-type="float" office:value="0.39333195">
                <text:p>0.393331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13000000000001">
                <text:p>0.313000000000001</text:p>
              </table:table-cell>
              <table:table-cell office:value-type="float" office:value="0.635688">
                <text:p>0.6356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20000000000001">
                <text:p>0.620000000000001</text:p>
              </table:table-cell>
              <table:table-cell office:value-type="float" office:value="0.9296937">
                <text:p>0.92969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11000000000001">
                <text:p>0.111000000000001</text:p>
              </table:table-cell>
              <table:table-cell office:value-type="float" office:value="0.176071069939732">
                <text:p>0.1760710699397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44">
                <text:p>0.244</text:p>
              </table:table-cell>
              <table:table-cell office:value-type="float" office:value="0.38735635386741">
                <text:p>0.387356353867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82">
                <text:p>0.382</text:p>
              </table:table-cell>
              <table:table-cell office:value-type="float" office:value="0.626030470896825">
                <text:p>0.6260304708968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73">
                <text:p>0.573</text:p>
              </table:table-cell>
              <table:table-cell office:value-type="float" office:value="0.915569563686606">
                <text:p>0.9155695636866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999999999999996">
                <text:p>0.0999999999999996</text:p>
              </table:table-cell>
              <table:table-cell office:value-type="float" office:value="0.168005059515605">
                <text:p>0.1680050595156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8999999999999">
                <text:p>0.218999999999999</text:p>
              </table:table-cell>
              <table:table-cell office:value-type="float" office:value="0.369611130934332">
                <text:p>0.3696111309343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03000000000001">
                <text:p>0.403000000000001</text:p>
              </table:table-cell>
              <table:table-cell office:value-type="float" office:value="0.597351322722153">
                <text:p>0.5973513227221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55">
                <text:p>0.555</text:p>
              </table:table-cell>
              <table:table-cell office:value-type="float" office:value="0.873626309481148">
                <text:p>0.8736263094811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60000000000003">
                <text:p>0.0860000000000003</text:p>
              </table:table-cell>
              <table:table-cell office:value-type="float" office:value="0.154834300372759">
                <text:p>0.1548343003727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31999999999999">
                <text:p>0.231999999999999</text:p>
              </table:table-cell>
              <table:table-cell office:value-type="float" office:value="0.340635460820071">
                <text:p>0.3406354608200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03000000000001">
                <text:p>0.403000000000001</text:p>
              </table:table-cell>
              <table:table-cell office:value-type="float" office:value="0.550521956880922">
                <text:p>0.5505219568809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44000000000001">
                <text:p>0.544000000000001</text:p>
              </table:table-cell>
              <table:table-cell office:value-type="float" office:value="0.805138361938349">
                <text:p>0.8051383619383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670000000000002">
                <text:p>0.0670000000000002</text:p>
              </table:table-cell>
              <table:table-cell office:value-type="float" office:value="0.136958979363024">
                <text:p>0.1369589793630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7">
                <text:p>0.17</text:p>
              </table:table-cell>
              <table:table-cell office:value-type="float" office:value="0.301309754598652">
                <text:p>0.3013097545986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82999999999999">
                <text:p>0.282999999999999</text:p>
              </table:table-cell>
              <table:table-cell office:value-type="float" office:value="0.486965259957417">
                <text:p>0.4869652599574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20999999999999">
                <text:p>0.420999999999999</text:p>
              </table:table-cell>
              <table:table-cell office:value-type="float" office:value="0.712186692687722">
                <text:p>0.71218669268772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13cm" svg:y="3.952cm" style:legend-expansion="high" chart:style-name="ch2"/>
        <chart:plot-area chart:style-name="ch3" table:cell-range-address="Feuille1.I304:Feuille1.J323 Feuille1.J303:Feuille1.J303" chart:data-source-has-labels="row" svg:x="0.77cm" svg:y="0.855cm" svg:width="10.203cm" svg:height="7.545cm">
          <chartooo:coordinate-region svg:x="1.497cm" svg:y="1.054cm" svg:width="9.236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J304:Feuille1.J323" chart:label-cell-address="Feuille1.J303:Feuille1.J303" chart:class="chart:scatter">
            <chart:domain table:cell-range-address="Feuille1.I304:Feuille1.I323"/>
            <chart:regression-curve chart:style-name="ch7">
              <chart:equation chart:display-r-square="true" svg:x="1.847cm" svg:y="0.017cm"/>
            </chart:regression-curve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delta tau J1</text:p>
                <draw:g>
                  <svg:desc>Feuille1.J303:Feuille1.J30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I304:Feuille1.I323</svg:desc>
                </draw:g>
              </table:table-cell>
              <table:table-cell office:value-type="float" office:value="0">
                <text:p>0</text:p>
                <draw:g>
                  <svg:desc>Feuille1.J304:Feuille1.J3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53">
                <text:p>0.153</text:p>
              </table:table-cell>
              <table:table-cell office:value-type="float" office:value="0.17878725">
                <text:p>0.178787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29000000000001">
                <text:p>0.329000000000001</text:p>
              </table:table-cell>
              <table:table-cell office:value-type="float" office:value="0.39333195">
                <text:p>0.393331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27000000000001">
                <text:p>0.527000000000001</text:p>
              </table:table-cell>
              <table:table-cell office:value-type="float" office:value="0.635688">
                <text:p>0.6356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66">
                <text:p>0.766</text:p>
              </table:table-cell>
              <table:table-cell office:value-type="float" office:value="0.9296937">
                <text:p>0.92969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1">
                <text:p>0.151</text:p>
              </table:table-cell>
              <table:table-cell office:value-type="float" office:value="0.176071069939732">
                <text:p>0.1760710699397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31000000000001">
                <text:p>0.331000000000001</text:p>
              </table:table-cell>
              <table:table-cell office:value-type="float" office:value="0.38735635386741">
                <text:p>0.387356353867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23">
                <text:p>0.523</text:p>
              </table:table-cell>
              <table:table-cell office:value-type="float" office:value="0.626030470896825">
                <text:p>0.6260304708968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53">
                <text:p>0.753</text:p>
              </table:table-cell>
              <table:table-cell office:value-type="float" office:value="0.915569563686606">
                <text:p>0.9155695636866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49999999999999">
                <text:p>0.149999999999999</text:p>
              </table:table-cell>
              <table:table-cell office:value-type="float" office:value="0.168005059515605">
                <text:p>0.1680050595156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21999999999999">
                <text:p>0.321999999999999</text:p>
              </table:table-cell>
              <table:table-cell office:value-type="float" office:value="0.369611130934332">
                <text:p>0.3696111309343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10999999999999">
                <text:p>0.510999999999999</text:p>
              </table:table-cell>
              <table:table-cell office:value-type="float" office:value="0.597351322722153">
                <text:p>0.5973513227221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53">
                <text:p>0.753</text:p>
              </table:table-cell>
              <table:table-cell office:value-type="float" office:value="0.873626309481148">
                <text:p>0.8736263094811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41">
                <text:p>0.141</text:p>
              </table:table-cell>
              <table:table-cell office:value-type="float" office:value="0.154834300372759">
                <text:p>0.1548343003727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03">
                <text:p>0.303</text:p>
              </table:table-cell>
              <table:table-cell office:value-type="float" office:value="0.340635460820071">
                <text:p>0.3406354608200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84999999999999">
                <text:p>0.484999999999999</text:p>
              </table:table-cell>
              <table:table-cell office:value-type="float" office:value="0.550521956880922">
                <text:p>0.5505219568809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09999999999999">
                <text:p>0.709999999999999</text:p>
              </table:table-cell>
              <table:table-cell office:value-type="float" office:value="0.805138361938349">
                <text:p>0.805138361938349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13cm" svg:y="3.952cm" style:legend-expansion="high" chart:style-name="ch2"/>
        <chart:plot-area chart:style-name="ch3" table:cell-range-address="Feuille1.I333:Feuille1.J352 Feuille1.J332:Feuille1.J332" chart:data-source-has-labels="row" svg:x="0.77cm" svg:y="0.855cm" svg:width="10.203cm" svg:height="7.545cm">
          <chartooo:coordinate-region svg:x="1.497cm" svg:y="1.054cm" svg:width="9.236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J333:Feuille1.J352" chart:label-cell-address="Feuille1.J332:Feuille1.J332" chart:class="chart:scatter">
            <chart:domain table:cell-range-address="Feuille1.I333:Feuille1.I352"/>
            <chart:regression-curve chart:style-name="ch7">
              <chart:equation chart:display-r-square="true" svg:x="1.847cm" svg:y="0.017cm"/>
            </chart:regression-curve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delta tau J1</text:p>
                <draw:g>
                  <svg:desc>Feuille1.J332:Feuille1.J3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I333:Feuille1.I352</svg:desc>
                </draw:g>
              </table:table-cell>
              <table:table-cell office:value-type="float" office:value="0">
                <text:p>0</text:p>
                <draw:g>
                  <svg:desc>Feuille1.J333:Feuille1.J3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49999999999999">
                <text:p>0.149999999999999</text:p>
              </table:table-cell>
              <table:table-cell office:value-type="float" office:value="0.17878725">
                <text:p>0.178787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24">
                <text:p>0.324</text:p>
              </table:table-cell>
              <table:table-cell office:value-type="float" office:value="0.39333195">
                <text:p>0.393331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20999999999999">
                <text:p>0.520999999999999</text:p>
              </table:table-cell>
              <table:table-cell office:value-type="float" office:value="0.635688">
                <text:p>0.6356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66">
                <text:p>0.766</text:p>
              </table:table-cell>
              <table:table-cell office:value-type="float" office:value="0.9296937">
                <text:p>0.92969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2999999999999">
                <text:p>0.152999999999999</text:p>
              </table:table-cell>
              <table:table-cell office:value-type="float" office:value="0.176071069939732">
                <text:p>0.1760710699397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31999999999999">
                <text:p>0.331999999999999</text:p>
              </table:table-cell>
              <table:table-cell office:value-type="float" office:value="0.38735635386741">
                <text:p>0.387356353867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33999999999999">
                <text:p>0.533999999999999</text:p>
              </table:table-cell>
              <table:table-cell office:value-type="float" office:value="0.626030470896825">
                <text:p>0.6260304708968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85">
                <text:p>0.785</text:p>
              </table:table-cell>
              <table:table-cell office:value-type="float" office:value="0.915569563686606">
                <text:p>0.9155695636866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9000000000001">
                <text:p>0.129000000000001</text:p>
              </table:table-cell>
              <table:table-cell office:value-type="float" office:value="0.168005059515605">
                <text:p>0.1680050595156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00000000000001">
                <text:p>0.300000000000001</text:p>
              </table:table-cell>
              <table:table-cell office:value-type="float" office:value="0.369611130934332">
                <text:p>0.3696111309343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02000000000001">
                <text:p>0.502000000000001</text:p>
              </table:table-cell>
              <table:table-cell office:value-type="float" office:value="0.597351322722153">
                <text:p>0.5973513227221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39000000000001">
                <text:p>0.739000000000001</text:p>
              </table:table-cell>
              <table:table-cell office:value-type="float" office:value="0.873626309481148">
                <text:p>0.8736263094811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28">
                <text:p>0.128</text:p>
              </table:table-cell>
              <table:table-cell office:value-type="float" office:value="0.154834300372759">
                <text:p>0.1548343003727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92999999999999">
                <text:p>0.292999999999999</text:p>
              </table:table-cell>
              <table:table-cell office:value-type="float" office:value="0.340635460820071">
                <text:p>0.3406354608200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71">
                <text:p>0.471</text:p>
              </table:table-cell>
              <table:table-cell office:value-type="float" office:value="0.550521956880922">
                <text:p>0.5505219568809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93999999999999">
                <text:p>0.693999999999999</text:p>
              </table:table-cell>
              <table:table-cell office:value-type="float" office:value="0.805138361938349">
                <text:p>0.805138361938349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13cm" svg:y="3.952cm" style:legend-expansion="high" chart:style-name="ch2"/>
        <chart:plot-area chart:style-name="ch3" table:cell-range-address="Feuille1.I361:Feuille1.J380 Feuille1.J360:Feuille1.J360" chart:data-source-has-labels="row" svg:x="0.77cm" svg:y="0.855cm" svg:width="10.203cm" svg:height="7.545cm">
          <chartooo:coordinate-region svg:x="1.788cm" svg:y="1.054cm" svg:width="8.853cm" svg:height="7.1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J361:Feuille1.J380" chart:label-cell-address="Feuille1.J360:Feuille1.J360" chart:class="chart:scatter">
            <chart:domain table:cell-range-address="Feuille1.I361:Feuille1.I380"/>
            <chart:regression-curve chart:style-name="ch7">
              <chart:equation chart:display-r-square="true" svg:x="1.847cm" svg:y="0.017cm"/>
            </chart:regression-curve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delta tau J4</text:p>
                <draw:g>
                  <svg:desc>Feuille1.J360:Feuille1.J36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I361:Feuille1.I380</svg:desc>
                </draw:g>
              </table:table-cell>
              <table:table-cell office:value-type="float" office:value="0">
                <text:p>0</text:p>
                <draw:g>
                  <svg:desc>Feuille1.J361:Feuille1.J3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2">
                <text:p>0.022</text:p>
              </table:table-cell>
              <table:table-cell office:value-type="float" office:value="-0.02516265">
                <text:p>-0.025162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6">
                <text:p>0.046</text:p>
              </table:table-cell>
              <table:table-cell office:value-type="float" office:value="-0.05535783">
                <text:p>-0.055357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3">
                <text:p>0.083</text:p>
              </table:table-cell>
              <table:table-cell office:value-type="float" office:value="-0.0894672">
                <text:p>-0.08946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16">
                <text:p>0.116</text:p>
              </table:table-cell>
              <table:table-cell office:value-type="float" office:value="-0.13084578">
                <text:p>-0.130845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1">
                <text:p>0.021</text:p>
              </table:table-cell>
              <table:table-cell office:value-type="float" office:value="-0.0247803728063326">
                <text:p>-0.02478037280633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6">
                <text:p>0.046</text:p>
              </table:table-cell>
              <table:table-cell office:value-type="float" office:value="-0.0545168201739318">
                <text:p>-0.05451682017393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76">
                <text:p>0.076</text:p>
              </table:table-cell>
              <table:table-cell office:value-type="float" office:value="-0.0881079922002938">
                <text:p>-0.08810799220029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055">
                <text:p>0.1055</text:p>
              </table:table-cell>
              <table:table-cell office:value-type="float" office:value="-0.12885793859293">
                <text:p>-0.128857938592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9">
                <text:p>0.019</text:p>
              </table:table-cell>
              <table:table-cell office:value-type="float" office:value="-0.0236451565244185">
                <text:p>-0.02364515652441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1">
                <text:p>0.041</text:p>
              </table:table-cell>
              <table:table-cell office:value-type="float" office:value="-0.0520193443537208">
                <text:p>-0.05201934435372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705">
                <text:p>0.0705</text:p>
              </table:table-cell>
              <table:table-cell office:value-type="float" office:value="-0.084071667642377">
                <text:p>-0.0840716676423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045">
                <text:p>0.1045</text:p>
              </table:table-cell>
              <table:table-cell office:value-type="float" office:value="-0.122954813926976">
                <text:p>-0.1229548139269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1">
                <text:p>0.021</text:p>
              </table:table-cell>
              <table:table-cell office:value-type="float" office:value="-0.0247803728063326">
                <text:p>-0.02478037280633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9">
                <text:p>0.049</text:p>
              </table:table-cell>
              <table:table-cell office:value-type="float" office:value="-0.0545168201739318">
                <text:p>-0.05451682017393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8">
                <text:p>0.08</text:p>
              </table:table-cell>
              <table:table-cell office:value-type="float" office:value="-0.0881079922002938">
                <text:p>-0.08810799220029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13">
                <text:p>0.113</text:p>
              </table:table-cell>
              <table:table-cell office:value-type="float" office:value="-0.12885793859293">
                <text:p>-0.12885793859293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13cm" svg:y="3.952cm" style:legend-expansion="high" chart:style-name="ch2"/>
        <chart:plot-area chart:style-name="ch3" table:cell-range-address="Feuille1.I389:Feuille1.J408 Feuille1.J388:Feuille1.J388" chart:data-source-has-labels="row" svg:x="0.77cm" svg:y="0.855cm" svg:width="10.203cm" svg:height="7.545cm">
          <chartooo:coordinate-region svg:x="1.155cm" svg:y="1.054cm" svg:width="9.724cm" svg:height="7.1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J389:Feuille1.J408" chart:label-cell-address="Feuille1.J388:Feuille1.J388" chart:class="chart:scatter">
            <chart:domain table:cell-range-address="Feuille1.I389:Feuille1.I408"/>
            <chart:regression-curve chart:style-name="ch7">
              <chart:equation chart:display-r-square="true" svg:x="1.847cm" svg:y="0.017cm"/>
            </chart:regression-curve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delta tau J4</text:p>
                <draw:g>
                  <svg:desc>Feuille1.J388:Feuille1.J38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I389:Feuille1.I408</svg:desc>
                </draw:g>
              </table:table-cell>
              <table:table-cell office:value-type="float" office:value="0">
                <text:p>0</text:p>
                <draw:g>
                  <svg:desc>Feuille1.J389:Feuille1.J4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24">
                <text:p>-0.024</text:p>
              </table:table-cell>
              <table:table-cell office:value-type="float" office:value="-0.02516265">
                <text:p>-0.025162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51">
                <text:p>-0.051</text:p>
              </table:table-cell>
              <table:table-cell office:value-type="float" office:value="-0.05535783">
                <text:p>-0.055357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86">
                <text:p>-0.086</text:p>
              </table:table-cell>
              <table:table-cell office:value-type="float" office:value="-0.0894672">
                <text:p>-0.08946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14">
                <text:p>-0.114</text:p>
              </table:table-cell>
              <table:table-cell office:value-type="float" office:value="-0.13084578">
                <text:p>-0.130845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27">
                <text:p>-0.027</text:p>
              </table:table-cell>
              <table:table-cell office:value-type="float" office:value="-0.0247803728063326">
                <text:p>-0.02478037280633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6">
                <text:p>-0.06</text:p>
              </table:table-cell>
              <table:table-cell office:value-type="float" office:value="-0.0545168201739318">
                <text:p>-0.05451682017393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955">
                <text:p>-0.0955</text:p>
              </table:table-cell>
              <table:table-cell office:value-type="float" office:value="-0.0881079922002938">
                <text:p>-0.08810799220029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29">
                <text:p>-0.129</text:p>
              </table:table-cell>
              <table:table-cell office:value-type="float" office:value="-0.12885793859293">
                <text:p>-0.128857938592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25">
                <text:p>-0.025</text:p>
              </table:table-cell>
              <table:table-cell office:value-type="float" office:value="-0.0236451565244185">
                <text:p>-0.02364515652441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47">
                <text:p>-0.047</text:p>
              </table:table-cell>
              <table:table-cell office:value-type="float" office:value="-0.0520193443537208">
                <text:p>-0.05201934435372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795">
                <text:p>-0.0795</text:p>
              </table:table-cell>
              <table:table-cell office:value-type="float" office:value="-0.084071667642377">
                <text:p>-0.0840716676423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113">
                <text:p>-0.113</text:p>
              </table:table-cell>
              <table:table-cell office:value-type="float" office:value="-0.122954813926976">
                <text:p>-0.1229548139269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24">
                <text:p>-0.024</text:p>
              </table:table-cell>
              <table:table-cell office:value-type="float" office:value="-0.0247803728063326">
                <text:p>-0.02478037280633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525">
                <text:p>-0.0525</text:p>
              </table:table-cell>
              <table:table-cell office:value-type="float" office:value="-0.0545168201739318">
                <text:p>-0.05451682017393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8">
                <text:p>-0.08</text:p>
              </table:table-cell>
              <table:table-cell office:value-type="float" office:value="-0.0881079922002938">
                <text:p>-0.08810799220029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1175">
                <text:p>-0.1175</text:p>
              </table:table-cell>
              <table:table-cell office:value-type="float" office:value="-0.12885793859293">
                <text:p>-0.12885793859293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13cm" svg:y="3.952cm" style:legend-expansion="high" chart:style-name="ch2"/>
        <chart:plot-area chart:style-name="ch3" table:cell-range-address="Feuille1.I416:Feuille1.J440 Feuille1.J415:Feuille1.J415" chart:data-source-has-labels="row" svg:x="0.77cm" svg:y="0.855cm" svg:width="10.203cm" svg:height="7.545cm">
          <chartooo:coordinate-region svg:x="1.497cm" svg:y="1.055cm" svg:width="9.144cm" svg:height="6.6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J416:Feuille1.J440" chart:label-cell-address="Feuille1.J415:Feuille1.J415" chart:class="chart:scatter">
            <chart:domain table:cell-range-address="Feuille1.I416:Feuille1.I440"/>
            <chart:regression-curve chart:style-name="ch7">
              <chart:equation chart:display-r-square="true" svg:x="1.847cm" svg:y="0.017cm"/>
            </chart:regression-curve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delta tau J1</text:p>
                <draw:g>
                  <svg:desc>Feuille1.J415:Feuille1.J4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I416:Feuille1.I440</svg:desc>
                </draw:g>
              </table:table-cell>
              <table:table-cell office:value-type="float" office:value="0">
                <text:p>0</text:p>
                <draw:g>
                  <svg:desc>Feuille1.J416:Feuille1.J4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40000000000001">
                <text:p>0.0840000000000001</text:p>
              </table:table-cell>
              <table:table-cell office:value-type="float" office:value="0.17658">
                <text:p>0.176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42">
                <text:p>0.142</text:p>
              </table:table-cell>
              <table:table-cell office:value-type="float" office:value="0.388476">
                <text:p>0.3884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05">
                <text:p>0.205</text:p>
              </table:table-cell>
              <table:table-cell office:value-type="float" office:value="0.62784">
                <text:p>0.627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72">
                <text:p>0.272</text:p>
              </table:table-cell>
              <table:table-cell office:value-type="float" office:value="0.918216">
                <text:p>0.9182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79999999999998">
                <text:p>0.0579999999999998</text:p>
              </table:table-cell>
              <table:table-cell office:value-type="float" office:value="0.1850126162914">
                <text:p>0.18501261629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24">
                <text:p>0.124</text:p>
              </table:table-cell>
              <table:table-cell office:value-type="float" office:value="0.407027755841081">
                <text:p>0.4070277558410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86">
                <text:p>0.186</text:p>
              </table:table-cell>
              <table:table-cell office:value-type="float" office:value="0.657822635702757">
                <text:p>0.6578226357027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47">
                <text:p>0.247</text:p>
              </table:table-cell>
              <table:table-cell office:value-type="float" office:value="0.962065604715282">
                <text:p>0.9620656047152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59999999999998">
                <text:p>0.0459999999999998</text:p>
              </table:table-cell>
              <table:table-cell office:value-type="float" office:value="0.187823717857688">
                <text:p>0.1878237178576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06">
                <text:p>0.106</text:p>
              </table:table-cell>
              <table:table-cell office:value-type="float" office:value="0.413212179286913">
                <text:p>0.4132121792869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61">
                <text:p>0.161</text:p>
              </table:table-cell>
              <table:table-cell office:value-type="float" office:value="0.667817663494001">
                <text:p>0.6678176634940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8">
                <text:p>0.288</text:p>
              </table:table-cell>
              <table:table-cell office:value-type="float" office:value="0.976683332859976">
                <text:p>0.9766833328599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">
                <text:p>0.04</text:p>
              </table:table-cell>
              <table:table-cell office:value-type="float" office:value="0.162782089762391">
                <text:p>0.1627820897623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40000000000001">
                <text:p>0.0840000000000001</text:p>
              </table:table-cell>
              <table:table-cell office:value-type="float" office:value="0.35812059747726">
                <text:p>0.358120597477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43">
                <text:p>0.143</text:p>
              </table:table-cell>
              <table:table-cell office:value-type="float" office:value="0.578780763599613">
                <text:p>0.5787807635996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02">
                <text:p>0.202</text:p>
              </table:table-cell>
              <table:table-cell office:value-type="float" office:value="0.846466866764434">
                <text:p>0.8464668667644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350000000000001">
                <text:p>0.0350000000000001</text:p>
              </table:table-cell>
              <table:table-cell office:value-type="float" office:value="0.144038128099064">
                <text:p>0.1440381280990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00000000000001">
                <text:p>0.0900000000000001</text:p>
              </table:table-cell>
              <table:table-cell office:value-type="float" office:value="0.31688388181794">
                <text:p>0.316883881817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27">
                <text:p>0.127</text:p>
              </table:table-cell>
              <table:table-cell office:value-type="float" office:value="0.512135566574449">
                <text:p>0.5121355665744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04">
                <text:p>0.204</text:p>
              </table:table-cell>
              <table:table-cell office:value-type="float" office:value="0.748998266115132">
                <text:p>0.74899826611513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13cm" svg:y="3.952cm" style:legend-expansion="high" chart:style-name="ch2"/>
        <chart:plot-area chart:style-name="ch3" table:cell-range-address="Feuille1.I447:Feuille1.J461 Feuille1.J446:Feuille1.J446" chart:data-source-has-labels="row" svg:x="0.77cm" svg:y="0.855cm" svg:width="10.203cm" svg:height="7.545cm">
          <chartooo:coordinate-region svg:x="1.603cm" svg:y="1.054cm" svg:width="9.13cm" svg:height="7.1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J447:Feuille1.J461" chart:label-cell-address="Feuille1.J446:Feuille1.J446" chart:class="chart:scatter">
            <chart:domain table:cell-range-address="Feuille1.I447:Feuille1.I461"/>
            <chart:regression-curve chart:style-name="ch7">
              <chart:equation chart:display-r-square="true" svg:x="1.847cm" svg:y="0.017cm"/>
            </chart:regression-curve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delta tau J2</text:p>
                <draw:g>
                  <svg:desc>Feuille1.J446:Feuille1.J4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I447:Feuille1.I461</svg:desc>
                </draw:g>
              </table:table-cell>
              <table:table-cell office:value-type="float" office:value="0">
                <text:p>0</text:p>
                <draw:g>
                  <svg:desc>Feuille1.J447:Feuille1.J4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09999999999993">
                <text:p>0.0909999999999993</text:p>
              </table:table-cell>
              <table:table-cell office:value-type="float" office:value="-0.109929236473174">
                <text:p>-0.1099292364731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89">
                <text:p>0.189</text:p>
              </table:table-cell>
              <table:table-cell office:value-type="float" office:value="-0.241844320240983">
                <text:p>-0.2418443202409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98999999999999">
                <text:p>0.298999999999999</text:p>
              </table:table-cell>
              <table:table-cell office:value-type="float" office:value="-0.390859507460174">
                <text:p>-0.3908595074601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39">
                <text:p>0.439</text:p>
              </table:table-cell>
              <table:table-cell office:value-type="float" office:value="-0.571632029660504">
                <text:p>-0.5716320296605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50000000000009">
                <text:p>0.0850000000000009</text:p>
              </table:table-cell>
              <table:table-cell office:value-type="float" office:value="-0.10131133234267">
                <text:p>-0.101311332342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6">
                <text:p>0.176</text:p>
              </table:table-cell>
              <table:table-cell office:value-type="float" office:value="-0.222884931153873">
                <text:p>-0.2228849311538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81000000000001">
                <text:p>0.281000000000001</text:p>
              </table:table-cell>
              <table:table-cell office:value-type="float" office:value="-0.360218070551715">
                <text:p>-0.3602180705517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13">
                <text:p>0.413</text:p>
              </table:table-cell>
              <table:table-cell office:value-type="float" office:value="-0.526818928181883">
                <text:p>-0.5268189281818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77">
                <text:p>0.077</text:p>
              </table:table-cell>
              <table:table-cell office:value-type="float" office:value="-0.0896151346449413">
                <text:p>-0.08961513464494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56000000000001">
                <text:p>0.156000000000001</text:p>
              </table:table-cell>
              <table:table-cell office:value-type="float" office:value="-0.197153296218871">
                <text:p>-0.1971532962188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51000000000001">
                <text:p>0.251000000000001</text:p>
              </table:table-cell>
              <table:table-cell office:value-type="float" office:value="-0.31863158984868">
                <text:p>-0.318631589848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73000000000001">
                <text:p>0.373000000000001</text:p>
              </table:table-cell>
              <table:table-cell office:value-type="float" office:value="-0.465998700153695">
                <text:p>-0.465998700153695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57cm" svg:y="3.952cm" style:legend-expansion="high" chart:style-name="ch2"/>
        <chart:plot-area chart:style-name="ch3" table:cell-range-address="Feuille2.F164:Feuille2.G189 Feuille2.G162:Feuille2.G163" chart:data-source-has-labels="both" svg:x="0.77cm" svg:y="0.855cm" svg:width="10.547cm" svg:height="7.545cm">
          <chartooo:coordinate-region svg:x="1.682cm" svg:y="1.054cm" svg:width="9.395cm" svg:height="6.699cm"/>
          <chart:axis chart:dimension="x" chart:name="primary-x" chart:style-name="ch4" chartooo:axis-type="auto">
            <chart:categories table:cell-range-address="Feuille2.F164:Feuille2.F18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2.G164:Feuille2.G189" chart:label-cell-address="Feuille2.G162:Feuille2.G163" chart:class="chart:scatter">
            <chart:domain table:cell-range-address="Feuille2.F164:Feuille2.F189"/>
            <chart:regression-curve chart:style-name="ch7">
              <chart:equation chart:display-r-square="true"/>
            </chart:regression-curve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Tau-tau0</text:p>
                <text:list>
                  <text:list-item>
                    <text:p>Tau-tau0</text:p>
                  </text:list-item>
                  <text:list-item>
                    <text:p/>
                  </text:list-item>
                </text:list>
                <draw:g>
                  <svg:desc>Feuille2.G162:Feuille2.G16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Feuille2.F164:Feuille2.F189</svg:desc>
                </draw:g>
              </table:table-cell>
              <table:table-cell office:value-type="float" office:value="0">
                <text:p>0</text:p>
                <draw:g>
                  <svg:desc>Feuille2.F164:Feuille2.F189</svg:desc>
                </draw:g>
              </table:table-cell>
              <table:table-cell office:value-type="float" office:value="0">
                <text:p>0</text:p>
                <draw:g>
                  <svg:desc>Feuille2.G164:Feuille2.G189</svg:desc>
                </draw:g>
              </table:table-cell>
            </table:table-row>
            <table:table-row>
              <table:table-cell office:value-type="float" office:value="0.016">
                <text:p>0</text:p>
              </table:table-cell>
              <table:table-cell office:value-type="float" office:value="0.016">
                <text:p>0.016</text:p>
              </table:table-cell>
              <table:table-cell office:value-type="float" office:value="0.047341098">
                <text:p>0.047341098</text:p>
              </table:table-cell>
            </table:table-row>
            <table:table-row>
              <table:table-cell office:value-type="float" office:value="0.0350000000000001">
                <text:p>0</text:p>
              </table:table-cell>
              <table:table-cell office:value-type="float" office:value="0.0350000000000001">
                <text:p>0.0350000000000001</text:p>
              </table:table-cell>
              <table:table-cell office:value-type="float" office:value="0.1041504156">
                <text:p>0.1041504156</text:p>
              </table:table-cell>
            </table:table-row>
            <table:table-row>
              <table:table-cell office:value-type="float" office:value="0.0560000000000001">
                <text:p>0</text:p>
              </table:table-cell>
              <table:table-cell office:value-type="float" office:value="0.0560000000000001">
                <text:p>0.0560000000000001</text:p>
              </table:table-cell>
              <table:table-cell office:value-type="float" office:value="0.168323904">
                <text:p>0.168323904</text:p>
              </table:table-cell>
            </table:table-row>
            <table:table-row>
              <table:table-cell office:value-type="float" office:value="0.0840000000000001">
                <text:p>0</text:p>
              </table:table-cell>
              <table:table-cell office:value-type="float" office:value="0.0840000000000001">
                <text:p>0.0840000000000001</text:p>
              </table:table-cell>
              <table:table-cell office:value-type="float" office:value="0.2461737096">
                <text:p>0.2461737096</text:p>
              </table:table-cell>
            </table:table-row>
            <table:table-row>
              <table:table-cell office:value-type="string">
                <text:p>-20°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180000000000002">
                <text:p>0</text:p>
              </table:table-cell>
              <table:table-cell office:value-type="float" office:value="0.0180000000000002">
                <text:p>0.0180000000000002</text:p>
              </table:table-cell>
              <table:table-cell office:value-type="float" office:value="0.0580762791">
                <text:p>0.0580762791</text:p>
              </table:table-cell>
            </table:table-row>
            <table:table-row>
              <table:table-cell office:value-type="float" office:value="0.036">
                <text:p>0</text:p>
              </table:table-cell>
              <table:table-cell office:value-type="float" office:value="0.036">
                <text:p>0.036</text:p>
              </table:table-cell>
              <table:table-cell office:value-type="float" office:value="0.12776781402">
                <text:p>0.12776781402</text:p>
              </table:table-cell>
            </table:table-row>
            <table:table-row>
              <table:table-cell office:value-type="float" office:value="0.0569999999999999">
                <text:p>0</text:p>
              </table:table-cell>
              <table:table-cell office:value-type="float" office:value="0.0569999999999999">
                <text:p>0.0569999999999999</text:p>
              </table:table-cell>
              <table:table-cell office:value-type="float" office:value="0.2064934368">
                <text:p>0.2064934368</text:p>
              </table:table-cell>
            </table:table-row>
            <table:table-row>
              <table:table-cell office:value-type="float" office:value="0.0880000000000001">
                <text:p>0</text:p>
              </table:table-cell>
              <table:table-cell office:value-type="float" office:value="0.0880000000000001">
                <text:p>0.0880000000000001</text:p>
              </table:table-cell>
              <table:table-cell office:value-type="float" office:value="0.30199665132">
                <text:p>0.30199665132</text:p>
              </table:table-cell>
            </table:table-row>
            <table:table-row>
              <table:table-cell office:value-type="string">
                <text:p>0°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169999999999999">
                <text:p>0</text:p>
              </table:table-cell>
              <table:table-cell office:value-type="float" office:value="0.0169999999999999">
                <text:p>0.0169999999999999</text:p>
              </table:table-cell>
              <table:table-cell office:value-type="float" office:value="0.061803">
                <text:p>0.061803</text:p>
              </table:table-cell>
            </table:table-row>
            <table:table-row>
              <table:table-cell office:value-type="float" office:value="0.0359999999999998">
                <text:p>0</text:p>
              </table:table-cell>
              <table:table-cell office:value-type="float" office:value="0.0359999999999998">
                <text:p>0.0359999999999998</text:p>
              </table:table-cell>
              <table:table-cell office:value-type="float" office:value="0.1359666">
                <text:p>0.1359666</text:p>
              </table:table-cell>
            </table:table-row>
            <table:table-row>
              <table:table-cell office:value-type="float" office:value="0.0599999999999998">
                <text:p>0</text:p>
              </table:table-cell>
              <table:table-cell office:value-type="float" office:value="0.0599999999999998">
                <text:p>0.0599999999999998</text:p>
              </table:table-cell>
              <table:table-cell office:value-type="float" office:value="0.219744">
                <text:p>0.219744</text:p>
              </table:table-cell>
            </table:table-row>
            <table:table-row>
              <table:table-cell office:value-type="float" office:value="0.089">
                <text:p>0</text:p>
              </table:table-cell>
              <table:table-cell office:value-type="float" office:value="0.089">
                <text:p>0.089</text:p>
              </table:table-cell>
              <table:table-cell office:value-type="float" office:value="0.3213756">
                <text:p>0.3213756</text:p>
              </table:table-cell>
            </table:table-row>
            <table:table-row>
              <table:table-cell office:value-type="string">
                <text:p>+21°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16">
                <text:p>0</text:p>
              </table:table-cell>
              <table:table-cell office:value-type="float" office:value="0.016">
                <text:p>0.016</text:p>
              </table:table-cell>
              <table:table-cell office:value-type="float" office:value="0.0576992808">
                <text:p>0.0576992808</text:p>
              </table:table-cell>
            </table:table-row>
            <table:table-row>
              <table:table-cell office:value-type="float" office:value="0.034">
                <text:p>0</text:p>
              </table:table-cell>
              <table:table-cell office:value-type="float" office:value="0.034">
                <text:p>0.034</text:p>
              </table:table-cell>
              <table:table-cell office:value-type="float" office:value="0.12693841776">
                <text:p>0.12693841776</text:p>
              </table:table-cell>
            </table:table-row>
            <table:table-row>
              <table:table-cell office:value-type="float" office:value="0.0540000000000001">
                <text:p>0</text:p>
              </table:table-cell>
              <table:table-cell office:value-type="float" office:value="0.0540000000000001">
                <text:p>0.0540000000000001</text:p>
              </table:table-cell>
              <table:table-cell office:value-type="float" office:value="0.2051529984">
                <text:p>0.2051529984</text:p>
              </table:table-cell>
            </table:table-row>
            <table:table-row>
              <table:table-cell office:value-type="float" office:value="0.0790000000000002">
                <text:p>0</text:p>
              </table:table-cell>
              <table:table-cell office:value-type="float" office:value="0.0790000000000002">
                <text:p>0.0790000000000002</text:p>
              </table:table-cell>
              <table:table-cell office:value-type="float" office:value="0.30003626016">
                <text:p>0.300036260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57cm" svg:y="3.952cm" style:legend-expansion="high" chart:style-name="ch2"/>
        <chart:plot-area chart:style-name="ch3" table:cell-range-address="Feuille1.I2:Feuille1.J26 Feuille1.G3:Feuille1.G3" chart:data-source-has-labels="row" svg:x="0.77cm" svg:y="0.855cm" svg:width="10.547cm" svg:height="7.545cm">
          <chartooo:coordinate-region svg:x="1.062cm" svg:y="1.054cm" svg:width="10.161cm" svg:height="7.1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J2:Feuille1.J26" chart:label-cell-address="Feuille1.G3:Feuille1.G3" chart:class="chart:scatter">
            <chart:domain table:cell-range-address="Feuille1.I2:Feuille1.I26"/>
            <chart:regression-curve chart:style-name="ch7">
              <chart:equation chart:display-r-square="true" svg:x="1.034cm" svg:y="0.094cm"/>
            </chart:regression-curve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/>
                <draw:g>
                  <svg:desc>Feuille1.G3:Feuille1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I2:Feuille1.I26</svg:desc>
                </draw:g>
              </table:table-cell>
              <table:table-cell office:value-type="float" office:value="0">
                <text:p>0</text:p>
                <draw:g>
                  <svg:desc>Feuille1.J2:Feuille1.J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48">
                <text:p>-0.048</text:p>
              </table:table-cell>
              <table:table-cell office:value-type="float" office:value="-0.13022775">
                <text:p>-0.130227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11">
                <text:p>-0.111</text:p>
              </table:table-cell>
              <table:table-cell office:value-type="float" office:value="-0.28650105">
                <text:p>-0.286501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181">
                <text:p>-0.181</text:p>
              </table:table-cell>
              <table:table-cell office:value-type="float" office:value="-0.463032">
                <text:p>-0.4630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268">
                <text:p>-0.268</text:p>
              </table:table-cell>
              <table:table-cell office:value-type="float" office:value="-0.6771843">
                <text:p>-0.67718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449999999999995">
                <text:p>-0.0449999999999995</text:p>
              </table:table-cell>
              <table:table-cell office:value-type="float" office:value="-0.0960274282405722">
                <text:p>-0.09602742824057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920000000000001">
                <text:p>-0.0920000000000001</text:p>
              </table:table-cell>
              <table:table-cell office:value-type="float" office:value="-0.211260342129259">
                <text:p>-0.2112603421292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151">
                <text:p>-0.151</text:p>
              </table:table-cell>
              <table:table-cell office:value-type="float" office:value="-0.341430855966479">
                <text:p>-0.3414308559664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215">
                <text:p>-0.215</text:p>
              </table:table-cell>
              <table:table-cell office:value-type="float" office:value="-0.499342626850976">
                <text:p>-0.4993426268509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550000000000002">
                <text:p>-0.0550000000000002</text:p>
              </table:table-cell>
              <table:table-cell office:value-type="float" office:value="-0.120866220162246">
                <text:p>-0.1208662201622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115">
                <text:p>-0.115</text:p>
              </table:table-cell>
              <table:table-cell office:value-type="float" office:value="-0.265905684356941">
                <text:p>-0.2659056843569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85">
                <text:p>-0.185</text:p>
              </table:table-cell>
              <table:table-cell office:value-type="float" office:value="-0.429746560576874">
                <text:p>-0.4297465605768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265">
                <text:p>-0.265</text:p>
              </table:table-cell>
              <table:table-cell office:value-type="float" office:value="-0.628504344843678">
                <text:p>-0.6285043448436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549999999999997">
                <text:p>-0.0549999999999997</text:p>
              </table:table-cell>
              <table:table-cell office:value-type="float" office:value="-0.130028272962449">
                <text:p>-0.1300282729624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12">
                <text:p>-0.12</text:p>
              </table:table-cell>
              <table:table-cell office:value-type="float" office:value="-0.286062200517389">
                <text:p>-0.2860622005173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198">
                <text:p>-0.198</text:p>
              </table:table-cell>
              <table:table-cell office:value-type="float" office:value="-0.462322748310932">
                <text:p>-0.4623227483109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277">
                <text:p>-0.277</text:p>
              </table:table-cell>
              <table:table-cell office:value-type="float" office:value="-0.676147019404737">
                <text:p>-0.6761470194047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569999999999995">
                <text:p>-0.0569999999999995</text:p>
              </table:table-cell>
              <table:table-cell office:value-type="float" office:value="-0.127943141612458">
                <text:p>-0.1279431416124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122">
                <text:p>-0.122</text:p>
              </table:table-cell>
              <table:table-cell office:value-type="float" office:value="-0.281474911547409">
                <text:p>-0.2814749115474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189">
                <text:p>-0.189</text:p>
              </table:table-cell>
              <table:table-cell office:value-type="float" office:value="-0.454908947955408">
                <text:p>-0.4549089479554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274">
                <text:p>-0.274</text:p>
              </table:table-cell>
              <table:table-cell office:value-type="float" office:value="-0.665304336384784">
                <text:p>-0.66530433638478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13cm" svg:y="3.952cm" style:legend-expansion="high" chart:style-name="ch2"/>
        <chart:plot-area chart:style-name="ch3" table:cell-range-address="Feuille1.I33:Feuille1.J57 Feuille1.J32:Feuille1.J32" chart:data-source-has-labels="row" svg:x="0.77cm" svg:y="0.855cm" svg:width="10.203cm" svg:height="7.545cm">
          <chartooo:coordinate-region svg:x="1.682cm" svg:y="1.054cm" svg:width="8.96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J33:Feuille1.J57" chart:label-cell-address="Feuille1.J32:Feuille1.J32" chart:class="chart:scatter">
            <chart:domain table:cell-range-address="Feuille1.I33:Feuille1.I57"/>
            <chart:regression-curve chart:style-name="ch7">
              <chart:equation chart:display-r-square="true" svg:x="2.09cm" svg:y="0cm"/>
            </chart:regression-curve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delta tau J3</text:p>
                <draw:g>
                  <svg:desc>Feuille1.J32:Feuille1.J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I33:Feuille1.I57</svg:desc>
                </draw:g>
              </table:table-cell>
              <table:table-cell office:value-type="float" office:value="0">
                <text:p>0</text:p>
                <draw:g>
                  <svg:desc>Feuille1.J33:Feuille1.J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3">
                <text:p>0.013</text:p>
              </table:table-cell>
              <table:table-cell office:value-type="float" office:value="0.0596971138421433">
                <text:p>0.05969711384214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2">
                <text:p>0.032</text:p>
              </table:table-cell>
              <table:table-cell office:value-type="float" office:value="0.131333650452715">
                <text:p>0.1313336504527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2">
                <text:p>0.052</text:p>
              </table:table-cell>
              <table:table-cell office:value-type="float" office:value="0.212256404772065">
                <text:p>0.2122564047720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5">
                <text:p>0.075</text:p>
              </table:table-cell>
              <table:table-cell office:value-type="float" office:value="0.310424991979145">
                <text:p>0.3104249919791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6">
                <text:p>0.016</text:p>
              </table:table-cell>
              <table:table-cell office:value-type="float" office:value="0.0506260537931926">
                <text:p>0.05062605379319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2">
                <text:p>0.032</text:p>
              </table:table-cell>
              <table:table-cell office:value-type="float" office:value="0.111377318345024">
                <text:p>0.1113773183450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15">
                <text:p>0.0515</text:p>
              </table:table-cell>
              <table:table-cell office:value-type="float" office:value="0.18000374682024">
                <text:p>0.180003746820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705">
                <text:p>0.0705</text:p>
              </table:table-cell>
              <table:table-cell office:value-type="float" office:value="0.263255479724601">
                <text:p>0.2632554797246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5">
                <text:p>0.015</text:p>
              </table:table-cell>
              <table:table-cell office:value-type="float" office:value="0.0596971138421433">
                <text:p>0.05969711384214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09999999999999">
                <text:p>0.0309999999999999</text:p>
              </table:table-cell>
              <table:table-cell office:value-type="float" office:value="0.131333650452715">
                <text:p>0.1313336504527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25">
                <text:p>0.0525</text:p>
              </table:table-cell>
              <table:table-cell office:value-type="float" office:value="0.212256404772065">
                <text:p>0.2122564047720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754999999999999">
                <text:p>0.0754999999999999</text:p>
              </table:table-cell>
              <table:table-cell office:value-type="float" office:value="0.310424991979145">
                <text:p>0.3104249919791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5">
                <text:p>0.015</text:p>
              </table:table-cell>
              <table:table-cell office:value-type="float" office:value="0.061803">
                <text:p>0.0618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35">
                <text:p>0.0335</text:p>
              </table:table-cell>
              <table:table-cell office:value-type="float" office:value="0.1359666">
                <text:p>0.13596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545000000000001">
                <text:p>0.0545000000000001</text:p>
              </table:table-cell>
              <table:table-cell office:value-type="float" office:value="0.219744">
                <text:p>0.2197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95">
                <text:p>0.0795</text:p>
              </table:table-cell>
              <table:table-cell office:value-type="float" office:value="0.3213756">
                <text:p>0.32137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2">
                <text:p>0.012</text:p>
              </table:table-cell>
              <table:table-cell office:value-type="float" office:value="0.0576980710988066">
                <text:p>0.05769807109880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8">
                <text:p>0.028</text:p>
              </table:table-cell>
              <table:table-cell office:value-type="float" office:value="0.126935756417374">
                <text:p>0.1269357564173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89999999999999">
                <text:p>0.0489999999999999</text:p>
              </table:table-cell>
              <table:table-cell office:value-type="float" office:value="0.205148697240201">
                <text:p>0.2051486972402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73">
                <text:p>0.073</text:p>
              </table:table-cell>
              <table:table-cell office:value-type="float" office:value="0.300029969713794">
                <text:p>0.30002996971379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13cm" svg:y="3.952cm" style:legend-expansion="high" chart:style-name="ch2"/>
        <chart:plot-area chart:style-name="ch3" table:cell-range-address="Feuille1.I63:Feuille1.J87 Feuille1.J62:Feuille1.J62" chart:data-source-has-labels="row" svg:x="0.77cm" svg:y="0.855cm" svg:width="10.203cm" svg:height="7.545cm">
          <chartooo:coordinate-region svg:x="1.497cm" svg:y="1.054cm" svg:width="9.236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J63:Feuille1.J87" chart:label-cell-address="Feuille1.J62:Feuille1.J62" chart:class="chart:scatter">
            <chart:domain table:cell-range-address="Feuille1.I63:Feuille1.I87"/>
            <chart:regression-curve chart:style-name="ch7">
              <chart:equation chart:display-r-square="true"/>
            </chart:regression-curve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delta tau J1</text:p>
                <draw:g>
                  <svg:desc>Feuille1.J62:Feuille1.J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I63:Feuille1.I87</svg:desc>
                </draw:g>
              </table:table-cell>
              <table:table-cell office:value-type="float" office:value="0">
                <text:p>0</text:p>
                <draw:g>
                  <svg:desc>Feuille1.J63:Feuille1.J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39999999999999">
                <text:p>0.0539999999999999</text:p>
              </table:table-cell>
              <table:table-cell office:value-type="float" office:value="0.132435">
                <text:p>0.1324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">
                <text:p>0.12</text:p>
              </table:table-cell>
              <table:table-cell office:value-type="float" office:value="0.291357">
                <text:p>0.2913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93">
                <text:p>0.193</text:p>
              </table:table-cell>
              <table:table-cell office:value-type="float" office:value="0.47088">
                <text:p>0.470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77">
                <text:p>0.277</text:p>
              </table:table-cell>
              <table:table-cell office:value-type="float" office:value="0.688662">
                <text:p>0.6886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19999999999999">
                <text:p>0.0419999999999999</text:p>
              </table:table-cell>
              <table:table-cell office:value-type="float" office:value="0.101451095824462">
                <text:p>0.1014510958244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930000000000001">
                <text:p>0.0930000000000001</text:p>
              </table:table-cell>
              <table:table-cell office:value-type="float" office:value="0.223192410813816">
                <text:p>0.2231924108138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48">
                <text:p>0.148</text:p>
              </table:table-cell>
              <table:table-cell office:value-type="float" office:value="0.360715007375864">
                <text:p>0.3607150073758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17">
                <text:p>0.217</text:p>
              </table:table-cell>
              <table:table-cell office:value-type="float" office:value="0.527545698287202">
                <text:p>0.5275456982872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99999999999999">
                <text:p>0.0499999999999999</text:p>
              </table:table-cell>
              <table:table-cell office:value-type="float" office:value="0.124448192233782">
                <text:p>0.1244481922337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1">
                <text:p>0.11</text:p>
              </table:table-cell>
              <table:table-cell office:value-type="float" office:value="0.27378602291432">
                <text:p>0.273786022914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79">
                <text:p>0.179</text:p>
              </table:table-cell>
              <table:table-cell office:value-type="float" office:value="0.442482461275669">
                <text:p>0.4424824612756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59">
                <text:p>0.259</text:p>
              </table:table-cell>
              <table:table-cell office:value-type="float" office:value="0.647130599615665">
                <text:p>0.6471305996156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9">
                <text:p>0.049</text:p>
              </table:table-cell>
              <table:table-cell office:value-type="float" office:value="0.124448192233782">
                <text:p>0.1244481922337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13">
                <text:p>0.113</text:p>
              </table:table-cell>
              <table:table-cell office:value-type="float" office:value="0.27378602291432">
                <text:p>0.273786022914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78">
                <text:p>0.178</text:p>
              </table:table-cell>
              <table:table-cell office:value-type="float" office:value="0.442482461275669">
                <text:p>0.4424824612756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58">
                <text:p>0.258</text:p>
              </table:table-cell>
              <table:table-cell office:value-type="float" office:value="0.647130599615665">
                <text:p>0.6471305996156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379999999999999">
                <text:p>0.0379999999999999</text:p>
              </table:table-cell>
              <table:table-cell office:value-type="float" office:value="0.101451095824462">
                <text:p>0.1014510958244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86">
                <text:p>0.086</text:p>
              </table:table-cell>
              <table:table-cell office:value-type="float" office:value="0.223192410813816">
                <text:p>0.2231924108138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4">
                <text:p>0.14</text:p>
              </table:table-cell>
              <table:table-cell office:value-type="float" office:value="0.360715007375864">
                <text:p>0.3607150073758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1">
                <text:p>0.21</text:p>
              </table:table-cell>
              <table:table-cell office:value-type="float" office:value="0.527545698287202">
                <text:p>0.52754569828720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13cm" svg:y="3.952cm" style:legend-expansion="high" chart:style-name="ch2"/>
        <chart:plot-area chart:style-name="ch3" table:cell-range-address="Feuille1.I92:Feuille1.J116 Feuille1.J91:Feuille1.J91" chart:data-source-has-labels="row" svg:x="0.77cm" svg:y="0.855cm" svg:width="10.203cm" svg:height="7.545cm">
          <chartooo:coordinate-region svg:x="1.497cm" svg:y="1.054cm" svg:width="9.236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J92:Feuille1.J116" chart:label-cell-address="Feuille1.J91:Feuille1.J91" chart:class="chart:scatter">
            <chart:domain table:cell-range-address="Feuille1.I92:Feuille1.I116"/>
            <chart:regression-curve chart:style-name="ch7">
              <chart:equation chart:display-r-square="true"/>
            </chart:regression-curve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delta tau J1</text:p>
                <draw:g>
                  <svg:desc>Feuille1.J91:Feuille1.J9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I92:Feuille1.I116</svg:desc>
                </draw:g>
              </table:table-cell>
              <table:table-cell office:value-type="float" office:value="0">
                <text:p>0</text:p>
                <draw:g>
                  <svg:desc>Feuille1.J92:Feuille1.J1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10000000000002">
                <text:p>0.0510000000000002</text:p>
              </table:table-cell>
              <table:table-cell office:value-type="float" office:value="0.132435">
                <text:p>0.1324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5">
                <text:p>0.115</text:p>
              </table:table-cell>
              <table:table-cell office:value-type="float" office:value="0.291357">
                <text:p>0.2913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3">
                <text:p>0.183</text:p>
              </table:table-cell>
              <table:table-cell office:value-type="float" office:value="0.47088">
                <text:p>0.470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7">
                <text:p>0.27</text:p>
              </table:table-cell>
              <table:table-cell office:value-type="float" office:value="0.688662">
                <text:p>0.6886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6">
                <text:p>0.046</text:p>
              </table:table-cell>
              <table:table-cell office:value-type="float" office:value="0.101451095824462">
                <text:p>0.1014510958244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960000000000001">
                <text:p>0.0960000000000001</text:p>
              </table:table-cell>
              <table:table-cell office:value-type="float" office:value="0.223192410813816">
                <text:p>0.2231924108138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49">
                <text:p>0.149</text:p>
              </table:table-cell>
              <table:table-cell office:value-type="float" office:value="0.360715007375864">
                <text:p>0.3607150073758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17">
                <text:p>0.217</text:p>
              </table:table-cell>
              <table:table-cell office:value-type="float" office:value="0.527545698287202">
                <text:p>0.5275456982872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4">
                <text:p>0.044</text:p>
              </table:table-cell>
              <table:table-cell office:value-type="float" office:value="0.124448192233782">
                <text:p>0.1244481922337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02">
                <text:p>0.102</text:p>
              </table:table-cell>
              <table:table-cell office:value-type="float" office:value="0.27378602291432">
                <text:p>0.273786022914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7">
                <text:p>0.17</text:p>
              </table:table-cell>
              <table:table-cell office:value-type="float" office:value="0.442482461275669">
                <text:p>0.4424824612756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49">
                <text:p>0.249</text:p>
              </table:table-cell>
              <table:table-cell office:value-type="float" office:value="0.647130599615665">
                <text:p>0.6471305996156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90000000000002">
                <text:p>0.0490000000000002</text:p>
              </table:table-cell>
              <table:table-cell office:value-type="float" office:value="0.124448192233782">
                <text:p>0.1244481922337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04">
                <text:p>0.104</text:p>
              </table:table-cell>
              <table:table-cell office:value-type="float" office:value="0.27378602291432">
                <text:p>0.273786022914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67">
                <text:p>0.167</text:p>
              </table:table-cell>
              <table:table-cell office:value-type="float" office:value="0.442482461275669">
                <text:p>0.4424824612756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435">
                <text:p>0.2435</text:p>
              </table:table-cell>
              <table:table-cell office:value-type="float" office:value="0.647130599615665">
                <text:p>0.6471305996156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369999999999999">
                <text:p>0.0369999999999999</text:p>
              </table:table-cell>
              <table:table-cell office:value-type="float" office:value="0.101451095824462">
                <text:p>0.1014510958244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83">
                <text:p>0.083</text:p>
              </table:table-cell>
              <table:table-cell office:value-type="float" office:value="0.223192410813816">
                <text:p>0.2231924108138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35">
                <text:p>0.135</text:p>
              </table:table-cell>
              <table:table-cell office:value-type="float" office:value="0.360715007375864">
                <text:p>0.3607150073758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99">
                <text:p>0.199</text:p>
              </table:table-cell>
              <table:table-cell office:value-type="float" office:value="0.527545698287202">
                <text:p>0.52754569828720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13cm" svg:y="3.952cm" style:legend-expansion="high" chart:style-name="ch2"/>
        <chart:plot-area chart:style-name="ch3" table:cell-range-address="Feuille1.I123:Feuille1.J142 Feuille1.J122:Feuille1.J122" chart:data-source-has-labels="row" svg:x="0.77cm" svg:y="0.855cm" svg:width="10.203cm" svg:height="7.545cm">
          <chartooo:coordinate-region svg:x="1.682cm" svg:y="1.054cm" svg:width="9.051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J123:Feuille1.J142" chart:label-cell-address="Feuille1.J122:Feuille1.J122" chart:class="chart:scatter">
            <chart:domain table:cell-range-address="Feuille1.I123:Feuille1.I142"/>
            <chart:regression-curve chart:style-name="ch7">
              <chart:equation chart:display-r-square="true"/>
            </chart:regression-curve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delta tau J3</text:p>
                <draw:g>
                  <svg:desc>Feuille1.J122:Feuille1.J1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I123:Feuille1.I142</svg:desc>
                </draw:g>
              </table:table-cell>
              <table:table-cell office:value-type="float" office:value="0">
                <text:p>0</text:p>
                <draw:g>
                  <svg:desc>Feuille1.J123:Feuille1.J1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6">
                <text:p>0.016</text:p>
              </table:table-cell>
              <table:table-cell office:value-type="float" office:value="0.047341098">
                <text:p>0.0473410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50000000000001">
                <text:p>0.0350000000000001</text:p>
              </table:table-cell>
              <table:table-cell office:value-type="float" office:value="0.1041504156">
                <text:p>0.10415041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60000000000001">
                <text:p>0.0560000000000001</text:p>
              </table:table-cell>
              <table:table-cell office:value-type="float" office:value="0.168323904">
                <text:p>0.1683239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40000000000001">
                <text:p>0.0840000000000001</text:p>
              </table:table-cell>
              <table:table-cell office:value-type="float" office:value="0.2461737096">
                <text:p>0.24617370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80000000000002">
                <text:p>0.0180000000000002</text:p>
              </table:table-cell>
              <table:table-cell office:value-type="float" office:value="0.0580762791">
                <text:p>0.05807627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6">
                <text:p>0.036</text:p>
              </table:table-cell>
              <table:table-cell office:value-type="float" office:value="0.12776781402">
                <text:p>0.127767814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69999999999999">
                <text:p>0.0569999999999999</text:p>
              </table:table-cell>
              <table:table-cell office:value-type="float" office:value="0.2064934368">
                <text:p>0.20649343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80000000000001">
                <text:p>0.0880000000000001</text:p>
              </table:table-cell>
              <table:table-cell office:value-type="float" office:value="0.30199665132">
                <text:p>0.301996651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69999999999999">
                <text:p>0.0169999999999999</text:p>
              </table:table-cell>
              <table:table-cell office:value-type="float" office:value="0.061803">
                <text:p>0.0618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59999999999998">
                <text:p>0.0359999999999998</text:p>
              </table:table-cell>
              <table:table-cell office:value-type="float" office:value="0.1359666">
                <text:p>0.13596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99999999999998">
                <text:p>0.0599999999999998</text:p>
              </table:table-cell>
              <table:table-cell office:value-type="float" office:value="0.219744">
                <text:p>0.2197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9">
                <text:p>0.089</text:p>
              </table:table-cell>
              <table:table-cell office:value-type="float" office:value="0.3213756">
                <text:p>0.32137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6">
                <text:p>0.016</text:p>
              </table:table-cell>
              <table:table-cell office:value-type="float" office:value="0.0576992808">
                <text:p>0.05769928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4">
                <text:p>0.034</text:p>
              </table:table-cell>
              <table:table-cell office:value-type="float" office:value="0.12693841776">
                <text:p>0.126938417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540000000000001">
                <text:p>0.0540000000000001</text:p>
              </table:table-cell>
              <table:table-cell office:value-type="float" office:value="0.2051529984">
                <text:p>0.20515299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90000000000002">
                <text:p>0.0790000000000002</text:p>
              </table:table-cell>
              <table:table-cell office:value-type="float" office:value="0.30003626016">
                <text:p>0.3000362601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13cm" svg:y="3.952cm" style:legend-expansion="high" chart:style-name="ch2"/>
        <chart:plot-area chart:style-name="ch3" table:cell-range-address="Feuille1.I154:Feuille1.J173 Feuille1.J153:Feuille1.J153" chart:data-source-has-labels="row" svg:x="0.77cm" svg:y="0.855cm" svg:width="10.203cm" svg:height="7.545cm">
          <chartooo:coordinate-region svg:x="1.062cm" svg:y="1.054cm" svg:width="9.817cm" svg:height="7.1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J154:Feuille1.J173" chart:label-cell-address="Feuille1.J153:Feuille1.J153" chart:class="chart:scatter">
            <chart:domain table:cell-range-address="Feuille1.I154:Feuille1.I173"/>
            <chart:regression-curve chart:style-name="ch7">
              <chart:equation chart:display-r-square="true" svg:x="1.12cm" svg:y="0cm"/>
            </chart:regression-curve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delta tau J0</text:p>
                <draw:g>
                  <svg:desc>Feuille1.J153:Feuille1.J15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I154:Feuille1.I173</svg:desc>
                </draw:g>
              </table:table-cell>
              <table:table-cell office:value-type="float" office:value="0">
                <text:p>0</text:p>
                <draw:g>
                  <svg:desc>Feuille1.J154:Feuille1.J1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260000000000002">
                <text:p>-0.0260000000000002</text:p>
              </table:table-cell>
              <table:table-cell office:value-type="float" office:value="-0.0878566955704293">
                <text:p>-0.08785669557042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670000000000002">
                <text:p>-0.0670000000000002</text:p>
              </table:table-cell>
              <table:table-cell office:value-type="float" office:value="-0.193284730254944">
                <text:p>-0.1932847302549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112">
                <text:p>-0.112</text:p>
              </table:table-cell>
              <table:table-cell office:value-type="float" office:value="-0.312379362028193">
                <text:p>-0.3123793620281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59">
                <text:p>-0.159</text:p>
              </table:table-cell>
              <table:table-cell office:value-type="float" office:value="-0.456854816966232">
                <text:p>-0.4568548169662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394999999999999">
                <text:p>-0.0394999999999999</text:p>
              </table:table-cell>
              <table:table-cell office:value-type="float" office:value="-0.115934170234652">
                <text:p>-0.1159341702346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834999999999999">
                <text:p>-0.0834999999999999</text:p>
              </table:table-cell>
              <table:table-cell office:value-type="float" office:value="-0.255055174516233">
                <text:p>-0.2550551745162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135">
                <text:p>-0.135</text:p>
              </table:table-cell>
              <table:table-cell office:value-type="float" office:value="-0.412210383056539">
                <text:p>-0.4122103830565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205">
                <text:p>-0.205</text:p>
              </table:table-cell>
              <table:table-cell office:value-type="float" office:value="-0.602857685220188">
                <text:p>-0.6028576852201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499999999999998">
                <text:p>-0.0499999999999998</text:p>
              </table:table-cell>
              <table:table-cell office:value-type="float" office:value="-0.130028272962449">
                <text:p>-0.1300282729624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1015">
                <text:p>-0.1015</text:p>
              </table:table-cell>
              <table:table-cell office:value-type="float" office:value="-0.286062200517389">
                <text:p>-0.2860622005173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66">
                <text:p>-0.166</text:p>
              </table:table-cell>
              <table:table-cell office:value-type="float" office:value="-0.462322748310932">
                <text:p>-0.4623227483109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2415">
                <text:p>-0.2415</text:p>
              </table:table-cell>
              <table:table-cell office:value-type="float" office:value="-0.676147019404737">
                <text:p>-0.6761470194047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490000000000004">
                <text:p>-0.0490000000000004</text:p>
              </table:table-cell>
              <table:table-cell office:value-type="float" office:value="-0.127943141612458">
                <text:p>-0.1279431416124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113">
                <text:p>-0.113</text:p>
              </table:table-cell>
              <table:table-cell office:value-type="float" office:value="-0.281474911547409">
                <text:p>-0.2814749115474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174">
                <text:p>-0.174</text:p>
              </table:table-cell>
              <table:table-cell office:value-type="float" office:value="-0.454908947955408">
                <text:p>-0.4549089479554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252">
                <text:p>-0.252</text:p>
              </table:table-cell>
              <table:table-cell office:value-type="float" office:value="-0.665304336384784">
                <text:p>-0.66530433638478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13cm" svg:y="3.952cm" style:legend-expansion="high" chart:style-name="ch2"/>
        <chart:plot-area chart:style-name="ch3" table:cell-range-address="Feuille1.I183:Feuille1.J202 Feuille1.J182:Feuille1.J182" chart:data-source-has-labels="row" svg:x="0.77cm" svg:y="0.855cm" svg:width="10.203cm" svg:height="7.545cm">
          <chartooo:coordinate-region svg:x="1.497cm" svg:y="1.054cm" svg:width="9.236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J183:Feuille1.J202" chart:label-cell-address="Feuille1.J182:Feuille1.J182" chart:class="chart:scatter">
            <chart:domain table:cell-range-address="Feuille1.I183:Feuille1.I202"/>
            <chart:regression-curve chart:style-name="ch7">
              <chart:equation chart:display-r-square="true"/>
            </chart:regression-curve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delta tau J0</text:p>
                <draw:g>
                  <svg:desc>Feuille1.J182:Feuille1.J1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I183:Feuille1.I202</svg:desc>
                </draw:g>
              </table:table-cell>
              <table:table-cell office:value-type="float" office:value="0">
                <text:p>0</text:p>
                <draw:g>
                  <svg:desc>Feuille1.J183:Feuille1.J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7">
                <text:p>0.077</text:p>
              </table:table-cell>
              <table:table-cell office:value-type="float" office:value="0.17878725">
                <text:p>0.178787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8">
                <text:p>0.218</text:p>
              </table:table-cell>
              <table:table-cell office:value-type="float" office:value="0.39333195">
                <text:p>0.393331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778">
                <text:p>0.4778</text:p>
              </table:table-cell>
              <table:table-cell office:value-type="float" office:value="0.635688">
                <text:p>0.6356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54">
                <text:p>0.654</text:p>
              </table:table-cell>
              <table:table-cell office:value-type="float" office:value="0.9296937">
                <text:p>0.92969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">
                <text:p>0.1</text:p>
              </table:table-cell>
              <table:table-cell office:value-type="float" office:value="0.176071069939732">
                <text:p>0.1760710699397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74">
                <text:p>0.274</text:p>
              </table:table-cell>
              <table:table-cell office:value-type="float" office:value="0.38735635386741">
                <text:p>0.387356353867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41">
                <text:p>0.441</text:p>
              </table:table-cell>
              <table:table-cell office:value-type="float" office:value="0.626030470896825">
                <text:p>0.6260304708968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115">
                <text:p>0.6115</text:p>
              </table:table-cell>
              <table:table-cell office:value-type="float" office:value="0.915569563686606">
                <text:p>0.9155695636866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895000000000001">
                <text:p>0.0895000000000001</text:p>
              </table:table-cell>
              <table:table-cell office:value-type="float" office:value="0.168005059515605">
                <text:p>0.1680050595156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265">
                <text:p>0.2265</text:p>
              </table:table-cell>
              <table:table-cell office:value-type="float" office:value="0.369611130934332">
                <text:p>0.3696111309343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245">
                <text:p>0.3245</text:p>
              </table:table-cell>
              <table:table-cell office:value-type="float" office:value="0.597351322722153">
                <text:p>0.5973513227221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265">
                <text:p>0.4265</text:p>
              </table:table-cell>
              <table:table-cell office:value-type="float" office:value="0.873626309481148">
                <text:p>0.8736263094811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">
                <text:p>0.1</text:p>
              </table:table-cell>
              <table:table-cell office:value-type="float" office:value="0.154834300372759">
                <text:p>0.1548343003727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15">
                <text:p>0.215</text:p>
              </table:table-cell>
              <table:table-cell office:value-type="float" office:value="0.340635460820071">
                <text:p>0.3406354608200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355">
                <text:p>0.3355</text:p>
              </table:table-cell>
              <table:table-cell office:value-type="float" office:value="0.550521956880922">
                <text:p>0.5505219568809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8">
                <text:p>0.48</text:p>
              </table:table-cell>
              <table:table-cell office:value-type="float" office:value="0.805138361938349">
                <text:p>0.80513836193834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